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7mm"/>
    </style:style>
    <style:style style:name="co2" style:family="table-column">
      <style:table-column-properties fo:break-before="auto" style:column-width="8.63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33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althcare-safe_28_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03331000000071" calcext:value-type="float">
            <text:p>0,803331000000071</text:p>
          </table:table-cell>
          <table:table-cell office:value-type="string" calcext:value-type="string">
            <text:p><text:s/>[23] </text:p>
          </table:table-cell>
          <table:table-cell office:value-type="float" office:value="0.0724679999993896" calcext:value-type="float">
            <text:p>0,07246799999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.5320417382" calcext:value-type="float">
            <text:p>1108,5320417382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432831000000078" calcext:value-type="float">
            <text:p>0,432831000000078</text:p>
          </table:table-cell>
          <table:table-cell office:value-type="string" calcext:value-type="string">
            <text:p><text:s/>[23] </text:p>
          </table:table-cell>
          <table:table-cell office:value-type="float" office:value="0.0454429999999775" calcext:value-type="float">
            <text:p>0,045442999999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2.470127413007" calcext:value-type="float">
            <text:p>952,470127413007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34166999999798" calcext:value-type="float">
            <text:p>0,534166999999798</text:p>
          </table:table-cell>
          <table:table-cell office:value-type="string" calcext:value-type="string">
            <text:p><text:s/>[23] </text:p>
          </table:table-cell>
          <table:table-cell office:value-type="float" office:value="0.0604890000004161" calcext:value-type="float">
            <text:p>0,060489000000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3.081221372684" calcext:value-type="float">
            <text:p>883,081221372684</text:p>
          </table:table-cell>
        </table:table-row>
        <table:table-row table:style-name="ro1">
          <table:table-cell office:value-type="float" office:value="18003" calcext:value-type="float">
            <text:p>18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620732999999746" calcext:value-type="float">
            <text:p>0,620732999999746</text:p>
          </table:table-cell>
          <table:table-cell office:value-type="string" calcext:value-type="string">
            <text:p><text:s/>[23] </text:p>
          </table:table-cell>
          <table:table-cell office:value-type="float" office:value="0.062844000000041" calcext:value-type="float">
            <text:p>0,062844000000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7.736299407009" calcext:value-type="float">
            <text:p>987,736299407009</text:p>
          </table:table-cell>
        </table:table-row>
        <table:table-row table:style-name="ro1">
          <table:table-cell office:value-type="float" office:value="18004" calcext:value-type="float">
            <text:p>18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510752000000139" calcext:value-type="float">
            <text:p>0,510752000000139</text:p>
          </table:table-cell>
          <table:table-cell office:value-type="string" calcext:value-type="string">
            <text:p><text:s/>[23] </text:p>
          </table:table-cell>
          <table:table-cell office:value-type="float" office:value="0.0500720000000001" calcext:value-type="float">
            <text:p>0,05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0.03514938516" calcext:value-type="float">
            <text:p>1020,03514938516</text:p>
          </table:table-cell>
        </table:table-row>
        <table:table-row table:style-name="ro1">
          <table:table-cell office:value-type="float" office:value="18005" calcext:value-type="float">
            <text:p>18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10290999999779" calcext:value-type="float">
            <text:p>0,810290999999779</text:p>
          </table:table-cell>
          <table:table-cell office:value-type="string" calcext:value-type="string">
            <text:p><text:s/>[23] </text:p>
          </table:table-cell>
          <table:table-cell office:value-type="float" office:value="0.0468590000000404" calcext:value-type="float">
            <text:p>0,046859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9.21103736546" calcext:value-type="float">
            <text:p>1729,21103736546</text:p>
          </table:table-cell>
        </table:table-row>
        <table:table-row table:style-name="ro1">
          <table:table-cell office:value-type="float" office:value="18006" calcext:value-type="float">
            <text:p>18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6016200000031" calcext:value-type="float">
            <text:p>0,46016200000031</text:p>
          </table:table-cell>
          <table:table-cell office:value-type="string" calcext:value-type="string">
            <text:p><text:s/>[23] </text:p>
          </table:table-cell>
          <table:table-cell office:value-type="float" office:value="0.0459019999998418" calcext:value-type="float">
            <text:p>0,045901999999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2.4879090277" calcext:value-type="float">
            <text:p>1002,4879090277</text:p>
          </table:table-cell>
        </table:table-row>
        <table:table-row table:style-name="ro1">
          <table:table-cell office:value-type="float" office:value="18007" calcext:value-type="float">
            <text:p>18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88071000000127" calcext:value-type="float">
            <text:p>0,588071000000127</text:p>
          </table:table-cell>
          <table:table-cell office:value-type="string" calcext:value-type="string">
            <text:p><text:s/>[23] </text:p>
          </table:table-cell>
          <table:table-cell office:value-type="float" office:value="0.0456089999997857" calcext:value-type="float">
            <text:p>0,045608999999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9.37490408229" calcext:value-type="float">
            <text:p>1289,37490408229</text:p>
          </table:table-cell>
        </table:table-row>
        <table:table-row table:style-name="ro1">
          <table:table-cell office:value-type="float" office:value="18008" calcext:value-type="float">
            <text:p>18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17945999999938" calcext:value-type="float">
            <text:p>0,517945999999938</text:p>
          </table:table-cell>
          <table:table-cell office:value-type="string" calcext:value-type="string">
            <text:p><text:s/>[23] </text:p>
          </table:table-cell>
          <table:table-cell office:value-type="float" office:value="0.0780049999993935" calcext:value-type="float">
            <text:p>0,078004999999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.990769827531" calcext:value-type="float">
            <text:p>663,990769827531</text:p>
          </table:table-cell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52676999999312" calcext:value-type="float">
            <text:p>0,452676999999312</text:p>
          </table:table-cell>
          <table:table-cell office:value-type="string" calcext:value-type="string">
            <text:p><text:s/>[23] </text:p>
          </table:table-cell>
          <table:table-cell office:value-type="float" office:value="0.0487010000006194" calcext:value-type="float">
            <text:p>0,048701000000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9.502474268608" calcext:value-type="float">
            <text:p>929,502474268608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57587999999487" calcext:value-type="float">
            <text:p>0,757587999999487</text:p>
          </table:table-cell>
          <table:table-cell office:value-type="string" calcext:value-type="string">
            <text:p><text:s/>[23] </text:p>
          </table:table-cell>
          <table:table-cell office:value-type="float" office:value="0.0562359999994442" calcext:value-type="float">
            <text:p>0,056235999999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.15840388181" calcext:value-type="float">
            <text:p>1347,15840388181</text:p>
          </table:table-cell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15471000000252" calcext:value-type="float">
            <text:p>0,415471000000252</text:p>
          </table:table-cell>
          <table:table-cell office:value-type="string" calcext:value-type="string">
            <text:p><text:s/>[23] </text:p>
          </table:table-cell>
          <table:table-cell office:value-type="float" office:value="0.0605550000000221" calcext:value-type="float">
            <text:p>0,060555000000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.105193625796" calcext:value-type="float">
            <text:p>686,105193625796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48807000000124" calcext:value-type="float">
            <text:p>0,548807000000124</text:p>
          </table:table-cell>
          <table:table-cell office:value-type="string" calcext:value-type="string">
            <text:p><text:s/>[23] </text:p>
          </table:table-cell>
          <table:table-cell office:value-type="float" office:value="0.0533759999998438" calcext:value-type="float">
            <text:p>0,053375999999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8.19057254521" calcext:value-type="float">
            <text:p>1028,19057254521</text:p>
          </table:table-cell>
        </table:table-row>
        <table:table-row table:style-name="ro1">
          <table:table-cell office:value-type="float" office:value="18013" calcext:value-type="float">
            <text:p>18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10395000000244" calcext:value-type="float">
            <text:p>0,510395000000244</text:p>
          </table:table-cell>
          <table:table-cell office:value-type="string" calcext:value-type="string">
            <text:p><text:s/>[23] </text:p>
          </table:table-cell>
          <table:table-cell office:value-type="float" office:value="0.09108599999945" calcext:value-type="float">
            <text:p>0,09108599999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.344070442578" calcext:value-type="float">
            <text:p>560,344070442578</text:p>
          </table:table-cell>
        </table:table-row>
        <table:table-row table:style-name="ro1">
          <table:table-cell office:value-type="float" office:value="18014" calcext:value-type="float">
            <text:p>18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83036999999967" calcext:value-type="float">
            <text:p>0,483036999999967</text:p>
          </table:table-cell>
          <table:table-cell office:value-type="string" calcext:value-type="string">
            <text:p><text:s/>[23] </text:p>
          </table:table-cell>
          <table:table-cell office:value-type="float" office:value="0.0432440000004135" calcext:value-type="float">
            <text:p>0,043244000000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7.00351492773" calcext:value-type="float">
            <text:p>1117,00351492773</text:p>
          </table:table-cell>
        </table:table-row>
        <table:table-row table:style-name="ro1">
          <table:table-cell office:value-type="float" office:value="18015" calcext:value-type="float">
            <text:p>18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73802000000615" calcext:value-type="float">
            <text:p>0,773802000000615</text:p>
          </table:table-cell>
          <table:table-cell office:value-type="string" calcext:value-type="string">
            <text:p><text:s/>[23] </text:p>
          </table:table-cell>
          <table:table-cell office:value-type="float" office:value="0.0539199999993798" calcext:value-type="float">
            <text:p>0,05391999999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5.09272998797" calcext:value-type="float">
            <text:p>1435,09272998797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62926000000152" calcext:value-type="float">
            <text:p>0,462926000000152</text:p>
          </table:table-cell>
          <table:table-cell office:value-type="string" calcext:value-type="string">
            <text:p><text:s/>[23] </text:p>
          </table:table-cell>
          <table:table-cell office:value-type="float" office:value="0.0977159999993091" calcext:value-type="float">
            <text:p>0,097715999999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.746367026306" calcext:value-type="float">
            <text:p>473,746367026306</text:p>
          </table:table-cell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25552000000425" calcext:value-type="float">
            <text:p>0,625552000000425</text:p>
          </table:table-cell>
          <table:table-cell office:value-type="string" calcext:value-type="string">
            <text:p><text:s/>[23] </text:p>
          </table:table-cell>
          <table:table-cell office:value-type="float" office:value="0.043641000000207" calcext:value-type="float">
            <text:p>0,043641000000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3.4043674468" calcext:value-type="float">
            <text:p>1433,4043674468</text:p>
          </table:table-cell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0.875100000000202" calcext:value-type="float">
            <text:p>0,875100000000202</text:p>
          </table:table-cell>
          <table:table-cell office:value-type="string" calcext:value-type="string">
            <text:p><text:s/>[38] </text:p>
          </table:table-cell>
          <table:table-cell office:value-type="float" office:value="0.226568000000043" calcext:value-type="float">
            <text:p>0,22656800000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.241658133556" calcext:value-type="float">
            <text:p>386,241658133556</text:p>
          </table:table-cell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0257529999999" calcext:value-type="float">
            <text:p>1,0257529999999</text:p>
          </table:table-cell>
          <table:table-cell office:value-type="string" calcext:value-type="string">
            <text:p><text:s/>[38] </text:p>
          </table:table-cell>
          <table:table-cell office:value-type="float" office:value="0.183835999999246" calcext:value-type="float">
            <text:p>0,183835999999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7.97177919673" calcext:value-type="float">
            <text:p>557,97177919673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38] </text:p>
          </table:table-cell>
          <table:table-cell office:value-type="float" office:value="1.13891299999978" calcext:value-type="float">
            <text:p>1,13891299999978</text:p>
          </table:table-cell>
          <table:table-cell office:value-type="string" calcext:value-type="string">
            <text:p><text:s/>[38] </text:p>
          </table:table-cell>
          <table:table-cell office:value-type="float" office:value="0.215462000000116" calcext:value-type="float">
            <text:p>0,21546200000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.591120475612" calcext:value-type="float">
            <text:p>528,591120475612</text:p>
          </table:table-cell>
        </table:table-row>
        <table:table-row table:style-name="ro1">
          <table:table-cell office:value-type="float" office:value="18021" calcext:value-type="float">
            <text:p>18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8016399999997" calcext:value-type="float">
            <text:p>1,08016399999997</text:p>
          </table:table-cell>
          <table:table-cell office:value-type="string" calcext:value-type="string">
            <text:p><text:s/>[38] </text:p>
          </table:table-cell>
          <table:table-cell office:value-type="float" office:value="0.216035000000375" calcext:value-type="float">
            <text:p>0,216035000000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9.994908231581" calcext:value-type="float">
            <text:p>499,994908231581</text:p>
          </table:table-cell>
        </table:table-row>
        <table:table-row table:style-name="ro1">
          <table:table-cell office:value-type="float" office:value="18022" calcext:value-type="float">
            <text:p>18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7] </text:p>
          </table:table-cell>
          <table:table-cell office:value-type="float" office:value="0.467897000000448" calcext:value-type="float">
            <text:p>0,467897000000448</text:p>
          </table:table-cell>
          <table:table-cell office:value-type="string" calcext:value-type="string">
            <text:p><text:s/>[23] </text:p>
          </table:table-cell>
          <table:table-cell office:value-type="float" office:value="0.0519039999999222" calcext:value-type="float">
            <text:p>0,051903999999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1.466168312942" calcext:value-type="float">
            <text:p>901,466168312942</text:p>
          </table:table-cell>
        </table:table-row>
        <table:table-row table:style-name="ro1">
          <table:table-cell office:value-type="float" office:value="18023" calcext:value-type="float">
            <text:p>18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8] </text:p>
          </table:table-cell>
          <table:table-cell office:value-type="float" office:value="0.411841000000095" calcext:value-type="float">
            <text:p>0,411841000000095</text:p>
          </table:table-cell>
          <table:table-cell office:value-type="string" calcext:value-type="string">
            <text:p><text:s/>[23] </text:p>
          </table:table-cell>
          <table:table-cell office:value-type="float" office:value="0.0555130000002464" calcext:value-type="float">
            <text:p>0,055513000000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1.882081671441" calcext:value-type="float">
            <text:p>741,882081671441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9] </text:p>
          </table:table-cell>
          <table:table-cell office:value-type="float" office:value="0.449737999999343" calcext:value-type="float">
            <text:p>0,449737999999343</text:p>
          </table:table-cell>
          <table:table-cell office:value-type="string" calcext:value-type="string">
            <text:p><text:s/>[23] </text:p>
          </table:table-cell>
          <table:table-cell office:value-type="float" office:value="0.0485010000002149" calcext:value-type="float">
            <text:p>0,048501000000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7.275726268222" calcext:value-type="float">
            <text:p>927,275726268222</text:p>
          </table:table-cell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1] </text:p>
          </table:table-cell>
          <table:table-cell office:value-type="float" office:value="0.566565000000082" calcext:value-type="float">
            <text:p>0,566565000000082</text:p>
          </table:table-cell>
          <table:table-cell office:value-type="string" calcext:value-type="string">
            <text:p><text:s/>[23] </text:p>
          </table:table-cell>
          <table:table-cell office:value-type="float" office:value="0.0556509999996706" calcext:value-type="float">
            <text:p>0,055650999999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8.06795925219" calcext:value-type="float">
            <text:p>1018,06795925219</text:p>
          </table:table-cell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7] </text:p>
          </table:table-cell>
          <table:table-cell office:value-type="float" office:value="0.433898999999656" calcext:value-type="float">
            <text:p>0,433898999999656</text:p>
          </table:table-cell>
          <table:table-cell office:value-type="string" calcext:value-type="string">
            <text:p><text:s/>[23] </text:p>
          </table:table-cell>
          <table:table-cell office:value-type="float" office:value="0.0489070000003267" calcext:value-type="float">
            <text:p>0,048907000000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7.192017495977" calcext:value-type="float">
            <text:p>887,192017495977</text:p>
          </table:table-cell>
        </table:table-row>
        <table:table-row table:style-name="ro1">
          <table:table-cell office:value-type="float" office:value="18027" calcext:value-type="float">
            <text:p>180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8] </text:p>
          </table:table-cell>
          <table:table-cell office:value-type="float" office:value="0.477084000000104" calcext:value-type="float">
            <text:p>0,477084000000104</text:p>
          </table:table-cell>
          <table:table-cell office:value-type="string" calcext:value-type="string">
            <text:p><text:s/>[23] </text:p>
          </table:table-cell>
          <table:table-cell office:value-type="float" office:value="0.0681649999996807" calcext:value-type="float">
            <text:p>0,0681649999996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.895840977538" calcext:value-type="float">
            <text:p>699,895840977538</text:p>
          </table:table-cell>
        </table:table-row>
        <table:table-row table:style-name="ro1">
          <table:table-cell office:value-type="float" office:value="18028" calcext:value-type="float">
            <text:p>180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[19] </text:p>
          </table:table-cell>
          <table:table-cell office:value-type="float" office:value="0.479116000000431" calcext:value-type="float">
            <text:p>0,479116000000431</text:p>
          </table:table-cell>
          <table:table-cell office:value-type="string" calcext:value-type="string">
            <text:p><text:s/>[23] </text:p>
          </table:table-cell>
          <table:table-cell office:value-type="float" office:value="0.064104000000043" calcext:value-type="float">
            <text:p>0,06410400000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.404218145685" calcext:value-type="float">
            <text:p>747,404218145685</text:p>
          </table:table-cell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1] </text:p>
          </table:table-cell>
          <table:table-cell office:value-type="float" office:value="0.604553000000124" calcext:value-type="float">
            <text:p>0,604553000000124</text:p>
          </table:table-cell>
          <table:table-cell office:value-type="string" calcext:value-type="string">
            <text:p><text:s/>[23] </text:p>
          </table:table-cell>
          <table:table-cell office:value-type="float" office:value="0.108879000000343" calcext:value-type="float">
            <text:p>0,108879000000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.252160653772" calcext:value-type="float">
            <text:p>555,252160653772</text:p>
          </table:table-cell>
        </table:table-row>
        <table:table-row table:style-name="ro1">
          <table:table-cell office:value-type="float" office:value="18030" calcext:value-type="float">
            <text:p>180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9710899999936" calcext:value-type="float">
            <text:p>1,09710899999936</text:p>
          </table:table-cell>
          <table:table-cell office:value-type="string" calcext:value-type="string">
            <text:p><text:s/>[38] </text:p>
          </table:table-cell>
          <table:table-cell office:value-type="float" office:value="0.221759999999449" calcext:value-type="float">
            <text:p>0,221759999999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.728084416527" calcext:value-type="float">
            <text:p>494,728084416527</text:p>
          </table:table-cell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12616699999944" calcext:value-type="float">
            <text:p>1,12616699999944</text:p>
          </table:table-cell>
          <table:table-cell office:value-type="string" calcext:value-type="string">
            <text:p><text:s/>[38] </text:p>
          </table:table-cell>
          <table:table-cell office:value-type="float" office:value="0.308436999999685" calcext:value-type="float">
            <text:p>0,308436999999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.120591887676" calcext:value-type="float">
            <text:p>365,120591887676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9744699999956" calcext:value-type="float">
            <text:p>1,19744699999956</text:p>
          </table:table-cell>
          <table:table-cell office:value-type="string" calcext:value-type="string">
            <text:p><text:s/>[38] </text:p>
          </table:table-cell>
          <table:table-cell office:value-type="float" office:value="0.184732999999142" calcext:value-type="float">
            <text:p>0,184732999999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8.204164932698" calcext:value-type="float">
            <text:p>648,204164932698</text:p>
          </table:table-cell>
        </table:table-row>
        <table:table-row table:style-name="ro1">
          <table:table-cell office:value-type="float" office:value="18033" calcext:value-type="float">
            <text:p>180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2184500000021" calcext:value-type="float">
            <text:p>1,02184500000021</text:p>
          </table:table-cell>
          <table:table-cell office:value-type="string" calcext:value-type="string">
            <text:p><text:s/>[38] </text:p>
          </table:table-cell>
          <table:table-cell office:value-type="float" office:value="0.268371000000116" calcext:value-type="float">
            <text:p>0,26837100000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.758353175184" calcext:value-type="float">
            <text:p>380,758353175184</text:p>
          </table:table-cell>
        </table:table-row>
        <table:table-row table:style-name="ro1">
          <table:table-cell office:value-type="float" office:value="18034" calcext:value-type="float">
            <text:p>18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1535100000001" calcext:value-type="float">
            <text:p>1,1535100000001</text:p>
          </table:table-cell>
          <table:table-cell office:value-type="string" calcext:value-type="string">
            <text:p><text:s/>[38] </text:p>
          </table:table-cell>
          <table:table-cell office:value-type="float" office:value="0.184659999999894" calcext:value-type="float">
            <text:p>0,184659999999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4.666955486167" calcext:value-type="float">
            <text:p>624,666955486167</text:p>
          </table:table-cell>
        </table:table-row>
        <table:table-row table:style-name="ro1">
          <table:table-cell office:value-type="float" office:value="18035" calcext:value-type="float">
            <text:p>18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53170099999988" calcext:value-type="float">
            <text:p>1,53170099999988</text:p>
          </table:table-cell>
          <table:table-cell office:value-type="string" calcext:value-type="string">
            <text:p><text:s/>[38] </text:p>
          </table:table-cell>
          <table:table-cell office:value-type="float" office:value="0.151353999999628" calcext:value-type="float">
            <text:p>0,151353999999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1.99902216238" calcext:value-type="float">
            <text:p>1011,99902216238</text:p>
          </table:table-cell>
        </table:table-row>
        <table:table-row table:style-name="ro1">
          <table:table-cell office:value-type="float" office:value="18036" calcext:value-type="float">
            <text:p>180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8096600000008" calcext:value-type="float">
            <text:p>0,98096600000008</text:p>
          </table:table-cell>
          <table:table-cell office:value-type="string" calcext:value-type="string">
            <text:p><text:s/>[38] </text:p>
          </table:table-cell>
          <table:table-cell office:value-type="float" office:value="0.215104999999312" calcext:value-type="float">
            <text:p>0,215104999999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.040538343236" calcext:value-type="float">
            <text:p>456,040538343236</text:p>
          </table:table-cell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15265" calcext:value-type="float">
            <text:p>1,015265</text:p>
          </table:table-cell>
          <table:table-cell office:value-type="string" calcext:value-type="string">
            <text:p><text:s/>[38] </text:p>
          </table:table-cell>
          <table:table-cell office:value-type="float" office:value="0.146190999999817" calcext:value-type="float">
            <text:p>0,146190999999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4.478456266987" calcext:value-type="float">
            <text:p>694,478456266987</text:p>
          </table:table-cell>
        </table:table-row>
        <table:table-row table:style-name="ro1">
          <table:table-cell office:value-type="float" office:value="18038" calcext:value-type="float">
            <text:p>180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9428799999969" calcext:value-type="float">
            <text:p>1,19428799999969</text:p>
          </table:table-cell>
          <table:table-cell office:value-type="string" calcext:value-type="string">
            <text:p><text:s/>[38] </text:p>
          </table:table-cell>
          <table:table-cell office:value-type="float" office:value="0.135441000000355" calcext:value-type="float">
            <text:p>0,135441000000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1.777305244759" calcext:value-type="float">
            <text:p>881,777305244759</text:p>
          </table:table-cell>
        </table:table-row>
        <table:table-row table:style-name="ro1">
          <table:table-cell office:value-type="float" office:value="18039" calcext:value-type="float">
            <text:p>180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83822000000145" calcext:value-type="float">
            <text:p>0,983822000000145</text:p>
          </table:table-cell>
          <table:table-cell office:value-type="string" calcext:value-type="string">
            <text:p><text:s/>[38] </text:p>
          </table:table-cell>
          <table:table-cell office:value-type="float" office:value="0.167057999999997" calcext:value-type="float">
            <text:p>0,167057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.91043829099" calcext:value-type="float">
            <text:p>588,91043829099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50938000000497" calcext:value-type="float">
            <text:p>0,850938000000497</text:p>
          </table:table-cell>
          <table:table-cell office:value-type="string" calcext:value-type="string">
            <text:p><text:s/>[38] </text:p>
          </table:table-cell>
          <table:table-cell office:value-type="float" office:value="0.156911000000036" calcext:value-type="float">
            <text:p>0,156911000000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2.30614807139" calcext:value-type="float">
            <text:p>542,30614807139</text:p>
          </table:table-cell>
        </table:table-row>
        <table:table-row table:style-name="ro1">
          <table:table-cell office:value-type="float" office:value="18041" calcext:value-type="float">
            <text:p>180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53001100000074" calcext:value-type="float">
            <text:p>1,53001100000074</text:p>
          </table:table-cell>
          <table:table-cell office:value-type="string" calcext:value-type="string">
            <text:p><text:s/>[38] </text:p>
          </table:table-cell>
          <table:table-cell office:value-type="float" office:value="0.189556999999695" calcext:value-type="float">
            <text:p>0,189556999999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7.150883377138" calcext:value-type="float">
            <text:p>807,150883377138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539638000000195" calcext:value-type="float">
            <text:p>0,539638000000195</text:p>
          </table:table-cell>
          <table:table-cell office:value-type="string" calcext:value-type="string">
            <text:p><text:s/>[23] </text:p>
          </table:table-cell>
          <table:table-cell office:value-type="float" office:value="0.0670700000000579" calcext:value-type="float">
            <text:p>0,067070000000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4.589235127075" calcext:value-type="float">
            <text:p>804,589235127075</text:p>
          </table:table-cell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528457000000344" calcext:value-type="float">
            <text:p>0,528457000000344</text:p>
          </table:table-cell>
          <table:table-cell office:value-type="string" calcext:value-type="string">
            <text:p><text:s/>[23] </text:p>
          </table:table-cell>
          <table:table-cell office:value-type="float" office:value="0.033343000000059" calcext:value-type="float">
            <text:p>0,033343000000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4.91137569928" calcext:value-type="float">
            <text:p>1584,91137569928</text:p>
          </table:table-cell>
        </table:table-row>
        <table:table-row table:style-name="ro1">
          <table:table-cell office:value-type="float" office:value="18044" calcext:value-type="float">
            <text:p>180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824109999999564" calcext:value-type="float">
            <text:p>0,824109999999564</text:p>
          </table:table-cell>
          <table:table-cell office:value-type="string" calcext:value-type="string">
            <text:p><text:s/>[23] </text:p>
          </table:table-cell>
          <table:table-cell office:value-type="float" office:value="0.113185999999587" calcext:value-type="float">
            <text:p>0,113185999999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.102415495355" calcext:value-type="float">
            <text:p>728,102415495355</text:p>
          </table:table-cell>
        </table:table-row>
        <table:table-row table:style-name="ro1">
          <table:table-cell office:value-type="float" office:value="18045" calcext:value-type="float">
            <text:p>180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739129999999932" calcext:value-type="float">
            <text:p>0,739129999999932</text:p>
          </table:table-cell>
          <table:table-cell office:value-type="string" calcext:value-type="string">
            <text:p><text:s/>[23] </text:p>
          </table:table-cell>
          <table:table-cell office:value-type="float" office:value="0.064701000000241" calcext:value-type="float">
            <text:p>0,064701000000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2.37801579138" calcext:value-type="float">
            <text:p>1142,37801579138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561346999999842" calcext:value-type="float">
            <text:p>0,561346999999842</text:p>
          </table:table-cell>
          <table:table-cell office:value-type="string" calcext:value-type="string">
            <text:p><text:s/>[23] </text:p>
          </table:table-cell>
          <table:table-cell office:value-type="float" office:value="0.0604929999999513" calcext:value-type="float">
            <text:p>0,060492999999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7.953647529952" calcext:value-type="float">
            <text:p>927,953647529952</text:p>
          </table:table-cell>
        </table:table-row>
        <table:table-row table:style-name="ro1">
          <table:table-cell office:value-type="float" office:value="18047" calcext:value-type="float">
            <text:p>180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857613000000129" calcext:value-type="float">
            <text:p>0,857613000000129</text:p>
          </table:table-cell>
          <table:table-cell office:value-type="string" calcext:value-type="string">
            <text:p><text:s/>[23] </text:p>
          </table:table-cell>
          <table:table-cell office:value-type="float" office:value="0.0584120000003168" calcext:value-type="float">
            <text:p>0,05841200000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8.21372319982" calcext:value-type="float">
            <text:p>1468,21372319982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579085999999734" calcext:value-type="float">
            <text:p>0,579085999999734</text:p>
          </table:table-cell>
          <table:table-cell office:value-type="string" calcext:value-type="string">
            <text:p><text:s/>[23] </text:p>
          </table:table-cell>
          <table:table-cell office:value-type="float" office:value="0.0706150000005437" calcext:value-type="float">
            <text:p>0,070615000000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0.060893571161" calcext:value-type="float">
            <text:p>820,060893571161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609089999999924" calcext:value-type="float">
            <text:p>0,609089999999924</text:p>
          </table:table-cell>
          <table:table-cell office:value-type="string" calcext:value-type="string">
            <text:p><text:s/>[23] </text:p>
          </table:table-cell>
          <table:table-cell office:value-type="float" office:value="0.0485369999996692" calcext:value-type="float">
            <text:p>0,048536999999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4.89832499758" calcext:value-type="float">
            <text:p>1254,89832499758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931580999999824" calcext:value-type="float">
            <text:p>0,931580999999824</text:p>
          </table:table-cell>
          <table:table-cell office:value-type="string" calcext:value-type="string">
            <text:p><text:s/>[23] </text:p>
          </table:table-cell>
          <table:table-cell office:value-type="float" office:value="0.057292000000416" calcext:value-type="float">
            <text:p>0,057292000000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6.02283040051" calcext:value-type="float">
            <text:p>1626,02283040051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71141500000067" calcext:value-type="float">
            <text:p>0,71141500000067</text:p>
          </table:table-cell>
          <table:table-cell office:value-type="string" calcext:value-type="string">
            <text:p><text:s/>[23] </text:p>
          </table:table-cell>
          <table:table-cell office:value-type="float" office:value="0.0658199999998033" calcext:value-type="float">
            <text:p>0,065819999999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0.84928593558" calcext:value-type="float">
            <text:p>1080,84928593558</text:p>
          </table:table-cell>
        </table:table-row>
        <table:table-row table:style-name="ro1">
          <table:table-cell office:value-type="float" office:value="18052" calcext:value-type="float">
            <text:p>180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99465000000237" calcext:value-type="float">
            <text:p>0,599465000000237</text:p>
          </table:table-cell>
          <table:table-cell office:value-type="string" calcext:value-type="string">
            <text:p><text:s/>[23] </text:p>
          </table:table-cell>
          <table:table-cell office:value-type="float" office:value="0.0870169999998325" calcext:value-type="float">
            <text:p>0,087016999999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8.90561614557" calcext:value-type="float">
            <text:p>688,90561614557</text:p>
          </table:table-cell>
        </table:table-row>
        <table:table-row table:style-name="ro1">
          <table:table-cell office:value-type="float" office:value="18053" calcext:value-type="float">
            <text:p>180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77766100000008" calcext:value-type="float">
            <text:p>0,77766100000008</text:p>
          </table:table-cell>
          <table:table-cell office:value-type="string" calcext:value-type="string">
            <text:p><text:s/>[23] </text:p>
          </table:table-cell>
          <table:table-cell office:value-type="float" office:value="0.076270000000477" calcext:value-type="float">
            <text:p>0,076270000000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9.61583846233" calcext:value-type="float">
            <text:p>1019,61583846233</text:p>
          </table:table-cell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554317999999512" calcext:value-type="float">
            <text:p>0,554317999999512</text:p>
          </table:table-cell>
          <table:table-cell office:value-type="string" calcext:value-type="string">
            <text:p><text:s/>[23] </text:p>
          </table:table-cell>
          <table:table-cell office:value-type="float" office:value="0.0515980000000127" calcext:value-type="float">
            <text:p>0,05159800000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4.30132950769" calcext:value-type="float">
            <text:p>1074,30132950769</text:p>
          </table:table-cell>
        </table:table-row>
        <table:table-row table:style-name="ro1">
          <table:table-cell office:value-type="float" office:value="18055" calcext:value-type="float">
            <text:p>180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492964000000029" calcext:value-type="float">
            <text:p>0,492964000000029</text:p>
          </table:table-cell>
          <table:table-cell office:value-type="string" calcext:value-type="string">
            <text:p><text:s/>[23] </text:p>
          </table:table-cell>
          <table:table-cell office:value-type="float" office:value="0.0663450000001831" calcext:value-type="float">
            <text:p>0,066345000000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3.031125176982" calcext:value-type="float">
            <text:p>743,031125176982</text:p>
          </table:table-cell>
        </table:table-row>
        <table:table-row table:style-name="ro1">
          <table:table-cell office:value-type="float" office:value="18056" calcext:value-type="float">
            <text:p>18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84035999999287" calcext:value-type="float">
            <text:p>0,584035999999287</text:p>
          </table:table-cell>
          <table:table-cell office:value-type="string" calcext:value-type="string">
            <text:p><text:s/>[23] </text:p>
          </table:table-cell>
          <table:table-cell office:value-type="float" office:value="0.0447869999998147" calcext:value-type="float">
            <text:p>0,044786999999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4.03018733495" calcext:value-type="float">
            <text:p>1304,03018733495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507783999999447" calcext:value-type="float">
            <text:p>0,507783999999447</text:p>
          </table:table-cell>
          <table:table-cell office:value-type="string" calcext:value-type="string">
            <text:p><text:s/>[23] </text:p>
          </table:table-cell>
          <table:table-cell office:value-type="float" office:value="0.0615370000004987" calcext:value-type="float">
            <text:p>0,061537000000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5.168597746611" calcext:value-type="float">
            <text:p>825,168597746611</text:p>
          </table:table-cell>
        </table:table-row>
        <table:table-row table:style-name="ro1">
          <table:table-cell office:value-type="float" office:value="18058" calcext:value-type="float">
            <text:p>18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2882599999939" calcext:value-type="float">
            <text:p>0,42882599999939</text:p>
          </table:table-cell>
          <table:table-cell office:value-type="string" calcext:value-type="string">
            <text:p><text:s/>[23] </text:p>
          </table:table-cell>
          <table:table-cell office:value-type="float" office:value="0.0729160000000775" calcext:value-type="float">
            <text:p>0,072916000000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.109605572075" calcext:value-type="float">
            <text:p>588,109605572075</text:p>
          </table:table-cell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69872099999975" calcext:value-type="float">
            <text:p>0,69872099999975</text:p>
          </table:table-cell>
          <table:table-cell office:value-type="string" calcext:value-type="string">
            <text:p><text:s/>[23] </text:p>
          </table:table-cell>
          <table:table-cell office:value-type="float" office:value="0.0443409999998039" calcext:value-type="float">
            <text:p>0,044340999999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.78990100097" calcext:value-type="float">
            <text:p>1575,78990100097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66558999999506" calcext:value-type="float">
            <text:p>0,466558999999506</text:p>
          </table:table-cell>
          <table:table-cell office:value-type="string" calcext:value-type="string">
            <text:p><text:s/>[23] </text:p>
          </table:table-cell>
          <table:table-cell office:value-type="float" office:value="0.0923219999995126" calcext:value-type="float">
            <text:p>0,092321999999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5.360585778005" calcext:value-type="float">
            <text:p>505,360585778005</text:p>
          </table:table-cell>
        </table:table-row>
        <table:table-row table:style-name="ro1">
          <table:table-cell office:value-type="float" office:value="18061" calcext:value-type="float">
            <text:p>180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62814000000435" calcext:value-type="float">
            <text:p>0,462814000000435</text:p>
          </table:table-cell>
          <table:table-cell office:value-type="string" calcext:value-type="string">
            <text:p><text:s/>[23] </text:p>
          </table:table-cell>
          <table:table-cell office:value-type="float" office:value="0.053621000000021" calcext:value-type="float">
            <text:p>0,05362100000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.120792227399" calcext:value-type="float">
            <text:p>863,120792227399</text:p>
          </table:table-cell>
        </table:table-row>
        <table:table-row table:style-name="ro1">
          <table:table-cell office:value-type="float" office:value="18062" calcext:value-type="float">
            <text:p>18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49547000000348" calcext:value-type="float">
            <text:p>0,749547000000348</text:p>
          </table:table-cell>
          <table:table-cell office:value-type="string" calcext:value-type="string">
            <text:p><text:s/>[23] </text:p>
          </table:table-cell>
          <table:table-cell office:value-type="float" office:value="0.0493530000003375" calcext:value-type="float">
            <text:p>0,049353000000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8.74658074529" calcext:value-type="float">
            <text:p>1518,74658074529</text:p>
          </table:table-cell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620211000000381" calcext:value-type="float">
            <text:p>0,620211000000381</text:p>
          </table:table-cell>
          <table:table-cell office:value-type="string" calcext:value-type="string">
            <text:p><text:s/>[23] </text:p>
          </table:table-cell>
          <table:table-cell office:value-type="float" office:value="0.0882609999998749" calcext:value-type="float">
            <text:p>0,088260999999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2.701079753527" calcext:value-type="float">
            <text:p>702,701079753527</text:p>
          </table:table-cell>
        </table:table-row>
        <table:table-row table:style-name="ro1">
          <table:table-cell office:value-type="float" office:value="18064" calcext:value-type="float">
            <text:p>180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695377000000008" calcext:value-type="float">
            <text:p>0,695377000000008</text:p>
          </table:table-cell>
          <table:table-cell office:value-type="string" calcext:value-type="string">
            <text:p><text:s/>[23] </text:p>
          </table:table-cell>
          <table:table-cell office:value-type="float" office:value="0.060142000000269" calcext:value-type="float">
            <text:p>0,060142000000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6.22526686325" calcext:value-type="float">
            <text:p>1156,22526686325</text:p>
          </table:table-cell>
        </table:table-row>
        <table:table-row table:style-name="ro1">
          <table:table-cell office:value-type="float" office:value="18065" calcext:value-type="float">
            <text:p>180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990544000000227" calcext:value-type="float">
            <text:p>0,990544000000227</text:p>
          </table:table-cell>
          <table:table-cell office:value-type="string" calcext:value-type="string">
            <text:p><text:s/>[23] </text:p>
          </table:table-cell>
          <table:table-cell office:value-type="float" office:value="0.0788829999992231" calcext:value-type="float">
            <text:p>0,078882999999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5.71289125665" calcext:value-type="float">
            <text:p>1255,71289125665</text:p>
          </table:table-cell>
        </table:table-row>
        <table:table-row table:style-name="ro1">
          <table:table-cell office:value-type="float" office:value="18066" calcext:value-type="float">
            <text:p>180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89622000000054" calcext:value-type="float">
            <text:p>0,989622000000054</text:p>
          </table:table-cell>
          <table:table-cell office:value-type="string" calcext:value-type="string">
            <text:p><text:s/>[38] </text:p>
          </table:table-cell>
          <table:table-cell office:value-type="float" office:value="0.212792999999692" calcext:value-type="float">
            <text:p>0,212792999999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.063230464106" calcext:value-type="float">
            <text:p>465,063230464106</text:p>
          </table:table-cell>
        </table:table-row>
        <table:table-row table:style-name="ro1">
          <table:table-cell office:value-type="float" office:value="18067" calcext:value-type="float">
            <text:p>180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69282900000053" calcext:value-type="float">
            <text:p>1,69282900000053</text:p>
          </table:table-cell>
          <table:table-cell office:value-type="string" calcext:value-type="string">
            <text:p><text:s/>[38] </text:p>
          </table:table-cell>
          <table:table-cell office:value-type="float" office:value="0.203740999999354" calcext:value-type="float">
            <text:p>0,203740999999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0.873020160839" calcext:value-type="float">
            <text:p>830,873020160839</text:p>
          </table:table-cell>
        </table:table-row>
        <table:table-row table:style-name="ro1">
          <table:table-cell office:value-type="float" office:value="18068" calcext:value-type="float">
            <text:p>180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26558300000033" calcext:value-type="float">
            <text:p>1,26558300000033</text:p>
          </table:table-cell>
          <table:table-cell office:value-type="string" calcext:value-type="string">
            <text:p><text:s/>[38] </text:p>
          </table:table-cell>
          <table:table-cell office:value-type="float" office:value="0.238016999999672" calcext:value-type="float">
            <text:p>0,238016999999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.719583055864" calcext:value-type="float">
            <text:p>531,719583055864</text:p>
          </table:table-cell>
        </table:table-row>
        <table:table-row table:style-name="ro1">
          <table:table-cell office:value-type="float" office:value="18069" calcext:value-type="float">
            <text:p>180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43880600000011" calcext:value-type="float">
            <text:p>1,43880600000011</text:p>
          </table:table-cell>
          <table:table-cell office:value-type="string" calcext:value-type="string">
            <text:p><text:s/>[38] </text:p>
          </table:table-cell>
          <table:table-cell office:value-type="float" office:value="0.187384000000748" calcext:value-type="float">
            <text:p>0,187384000000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7.838235918954" calcext:value-type="float">
            <text:p>767,838235918954</text:p>
          </table:table-cell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2351400000043" calcext:value-type="float">
            <text:p>1,02351400000043</text:p>
          </table:table-cell>
          <table:table-cell office:value-type="string" calcext:value-type="string">
            <text:p><text:s/>[38] </text:p>
          </table:table-cell>
          <table:table-cell office:value-type="float" office:value="0.179255999999441" calcext:value-type="float">
            <text:p>0,179255999999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.978935156215" calcext:value-type="float">
            <text:p>570,978935156215</text:p>
          </table:table-cell>
        </table:table-row>
        <table:table-row table:style-name="ro1">
          <table:table-cell office:value-type="float" office:value="18071" calcext:value-type="float">
            <text:p>18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50322599999981" calcext:value-type="float">
            <text:p>1,50322599999981</text:p>
          </table:table-cell>
          <table:table-cell office:value-type="string" calcext:value-type="string">
            <text:p><text:s/>[38] </text:p>
          </table:table-cell>
          <table:table-cell office:value-type="float" office:value="0.191288999999415" calcext:value-type="float">
            <text:p>0,191288999999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5.840273096943" calcext:value-type="float">
            <text:p>785,840273096943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21019999999771" calcext:value-type="float">
            <text:p>0,921019999999771</text:p>
          </table:table-cell>
          <table:table-cell office:value-type="string" calcext:value-type="string">
            <text:p><text:s/>[38] </text:p>
          </table:table-cell>
          <table:table-cell office:value-type="float" office:value="0.157893999999942" calcext:value-type="float">
            <text:p>0,157893999999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.315388805217" calcext:value-type="float">
            <text:p>583,315388805217</text:p>
          </table:table-cell>
        </table:table-row>
        <table:table-row table:style-name="ro1">
          <table:table-cell office:value-type="float" office:value="18073" calcext:value-type="float">
            <text:p>180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46739799999978" calcext:value-type="float">
            <text:p>1,46739799999978</text:p>
          </table:table-cell>
          <table:table-cell office:value-type="string" calcext:value-type="string">
            <text:p><text:s/>[38] </text:p>
          </table:table-cell>
          <table:table-cell office:value-type="float" office:value="0.232302000000345" calcext:value-type="float">
            <text:p>0,232302000000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1.676868902375" calcext:value-type="float">
            <text:p>631,676868902375</text:p>
          </table:table-cell>
        </table:table-row>
        <table:table-row table:style-name="ro1">
          <table:table-cell office:value-type="float" office:value="18074" calcext:value-type="float">
            <text:p>180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56253900000047" calcext:value-type="float">
            <text:p>0,56253900000047</text:p>
          </table:table-cell>
          <table:table-cell office:value-type="string" calcext:value-type="string">
            <text:p><text:s/>[23] </text:p>
          </table:table-cell>
          <table:table-cell office:value-type="float" office:value="0.0791420000005019" calcext:value-type="float">
            <text:p>0,079142000000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0.79704833957" calcext:value-type="float">
            <text:p>710,79704833957</text:p>
          </table:table-cell>
        </table:table-row>
        <table:table-row table:style-name="ro1">
          <table:table-cell office:value-type="float" office:value="18075" calcext:value-type="float">
            <text:p>180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639829000000645" calcext:value-type="float">
            <text:p>0,639829000000645</text:p>
          </table:table-cell>
          <table:table-cell office:value-type="string" calcext:value-type="string">
            <text:p><text:s/>[23] </text:p>
          </table:table-cell>
          <table:table-cell office:value-type="float" office:value="0.0412209999994957" calcext:value-type="float">
            <text:p>0,041220999999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2.19184398358" calcext:value-type="float">
            <text:p>1552,19184398358</text:p>
          </table:table-cell>
        </table:table-row>
        <table:table-row table:style-name="ro1">
          <table:table-cell office:value-type="float" office:value="18076" calcext:value-type="float">
            <text:p>18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599717000000055" calcext:value-type="float">
            <text:p>0,599717000000055</text:p>
          </table:table-cell>
          <table:table-cell office:value-type="string" calcext:value-type="string">
            <text:p><text:s/>[23] </text:p>
          </table:table-cell>
          <table:table-cell office:value-type="float" office:value="0.0815290000000459" calcext:value-type="float">
            <text:p>0,081529000000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.587337020836" calcext:value-type="float">
            <text:p>735,587337020836</text:p>
          </table:table-cell>
        </table:table-row>
        <table:table-row table:style-name="ro1">
          <table:table-cell office:value-type="float" office:value="18077" calcext:value-type="float">
            <text:p>18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92521999999917" calcext:value-type="float">
            <text:p>0,592521999999917</text:p>
          </table:table-cell>
          <table:table-cell office:value-type="string" calcext:value-type="string">
            <text:p><text:s/>[23] </text:p>
          </table:table-cell>
          <table:table-cell office:value-type="float" office:value="0.0445119999994859" calcext:value-type="float">
            <text:p>0,044511999999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1.15115026681" calcext:value-type="float">
            <text:p>1331,15115026681</text:p>
          </table:table-cell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46246999999858" calcext:value-type="float">
            <text:p>0,446246999999858</text:p>
          </table:table-cell>
          <table:table-cell office:value-type="string" calcext:value-type="string">
            <text:p><text:s/>[23] </text:p>
          </table:table-cell>
          <table:table-cell office:value-type="float" office:value="0.0367339999993419" calcext:value-type="float">
            <text:p>0,036733999999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4.80644636536" calcext:value-type="float">
            <text:p>1214,80644636536</text:p>
          </table:table-cell>
        </table:table-row>
        <table:table-row table:style-name="ro1">
          <table:table-cell office:value-type="float" office:value="18079" calcext:value-type="float">
            <text:p>180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832108000000517" calcext:value-type="float">
            <text:p>0,832108000000517</text:p>
          </table:table-cell>
          <table:table-cell office:value-type="string" calcext:value-type="string">
            <text:p><text:s/>[23] </text:p>
          </table:table-cell>
          <table:table-cell office:value-type="float" office:value="0.036047999999937" calcext:value-type="float">
            <text:p>0,036047999999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8.3333333388" calcext:value-type="float">
            <text:p>2308,3333333388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36670000000413" calcext:value-type="float">
            <text:p>0,536670000000413</text:p>
          </table:table-cell>
          <table:table-cell office:value-type="string" calcext:value-type="string">
            <text:p><text:s/>[23] </text:p>
          </table:table-cell>
          <table:table-cell office:value-type="float" office:value="0.0345799999995506" calcext:value-type="float">
            <text:p>0,034579999999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1.9664546194" calcext:value-type="float">
            <text:p>1551,9664546194</text:p>
          </table:table-cell>
        </table:table-row>
        <table:table-row table:style-name="ro1">
          <table:table-cell office:value-type="float" office:value="18081" calcext:value-type="float">
            <text:p>180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797207000000526" calcext:value-type="float">
            <text:p>0,797207000000526</text:p>
          </table:table-cell>
          <table:table-cell office:value-type="string" calcext:value-type="string">
            <text:p><text:s/>[23] </text:p>
          </table:table-cell>
          <table:table-cell office:value-type="float" office:value="0.0615399999996953" calcext:value-type="float">
            <text:p>0,061539999999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5.42898928254" calcext:value-type="float">
            <text:p>1295,42898928254</text:p>
          </table:table-cell>
        </table:table-row>
        <table:table-row table:style-name="ro1">
          <table:table-cell office:value-type="float" office:value="18082" calcext:value-type="float">
            <text:p>180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389662999999928" calcext:value-type="float">
            <text:p>0,389662999999928</text:p>
          </table:table-cell>
          <table:table-cell office:value-type="string" calcext:value-type="string">
            <text:p><text:s/>[23] </text:p>
          </table:table-cell>
          <table:table-cell office:value-type="float" office:value="0.0759829999997237" calcext:value-type="float">
            <text:p>0,0759829999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.829185477468" calcext:value-type="float">
            <text:p>512,829185477468</text:p>
          </table:table-cell>
        </table:table-row>
        <table:table-row table:style-name="ro1">
          <table:table-cell office:value-type="float" office:value="18083" calcext:value-type="float">
            <text:p>180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648674000000028" calcext:value-type="float">
            <text:p>0,648674000000028</text:p>
          </table:table-cell>
          <table:table-cell office:value-type="string" calcext:value-type="string">
            <text:p><text:s/>[23] </text:p>
          </table:table-cell>
          <table:table-cell office:value-type="float" office:value="0.0396270000001096" calcext:value-type="float">
            <text:p>0,039627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6.94955459216" calcext:value-type="float">
            <text:p>1636,94955459216</text:p>
          </table:table-cell>
        </table:table-row>
        <table:table-row table:style-name="ro1">
          <table:table-cell office:value-type="float" office:value="18084" calcext:value-type="float">
            <text:p>180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19308999999885" calcext:value-type="float">
            <text:p>0,419308999999885</text:p>
          </table:table-cell>
          <table:table-cell office:value-type="string" calcext:value-type="string">
            <text:p><text:s/>[23] </text:p>
          </table:table-cell>
          <table:table-cell office:value-type="float" office:value="0.0814769999997225" calcext:value-type="float">
            <text:p>0,0814769999997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.634804915882" calcext:value-type="float">
            <text:p>514,634804915882</text:p>
          </table:table-cell>
        </table:table-row>
        <table:table-row table:style-name="ro1">
          <table:table-cell office:value-type="float" office:value="18085" calcext:value-type="float">
            <text:p>180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709412000000157" calcext:value-type="float">
            <text:p>0,709412000000157</text:p>
          </table:table-cell>
          <table:table-cell office:value-type="string" calcext:value-type="string">
            <text:p><text:s/>[23] </text:p>
          </table:table-cell>
          <table:table-cell office:value-type="float" office:value="0.0548829999997906" calcext:value-type="float">
            <text:p>0,054882999999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2.589690802" calcext:value-type="float">
            <text:p>1292,589690802</text:p>
          </table:table-cell>
        </table:table-row>
        <table:table-row table:style-name="ro1">
          <table:table-cell office:value-type="float" office:value="18086" calcext:value-type="float">
            <text:p>180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57754000000023" calcext:value-type="float">
            <text:p>0,457754000000023</text:p>
          </table:table-cell>
          <table:table-cell office:value-type="string" calcext:value-type="string">
            <text:p><text:s/>[23] </text:p>
          </table:table-cell>
          <table:table-cell office:value-type="float" office:value="0.0722439999999551" calcext:value-type="float">
            <text:p>0,072243999999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3.622169315524" calcext:value-type="float">
            <text:p>633,622169315524</text:p>
          </table:table-cell>
        </table:table-row>
        <table:table-row table:style-name="ro1">
          <table:table-cell office:value-type="float" office:value="18087" calcext:value-type="float">
            <text:p>180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73293999999623" calcext:value-type="float">
            <text:p>0,773293999999623</text:p>
          </table:table-cell>
          <table:table-cell office:value-type="string" calcext:value-type="string">
            <text:p><text:s/>[23] </text:p>
          </table:table-cell>
          <table:table-cell office:value-type="float" office:value="0.0503749999998036" calcext:value-type="float">
            <text:p>0,050374999999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5.0749379705" calcext:value-type="float">
            <text:p>1535,0749379705</text:p>
          </table:table-cell>
        </table:table-row>
        <table:table-row table:style-name="ro1">
          <table:table-cell office:value-type="float" office:value="18088" calcext:value-type="float">
            <text:p>180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05227999999988" calcext:value-type="float">
            <text:p>0,505227999999988</text:p>
          </table:table-cell>
          <table:table-cell office:value-type="string" calcext:value-type="string">
            <text:p><text:s/>[23] </text:p>
          </table:table-cell>
          <table:table-cell office:value-type="float" office:value="0.0741520000001401" calcext:value-type="float">
            <text:p>0,0741520000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.341029235939" calcext:value-type="float">
            <text:p>681,341029235939</text:p>
          </table:table-cell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764983000000029" calcext:value-type="float">
            <text:p>0,764983000000029</text:p>
          </table:table-cell>
          <table:table-cell office:value-type="string" calcext:value-type="string">
            <text:p><text:s/>[23] </text:p>
          </table:table-cell>
          <table:table-cell office:value-type="float" office:value="0.0959929999999076" calcext:value-type="float">
            <text:p>0,095992999999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6.915400082053" calcext:value-type="float">
            <text:p>796,915400082053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96122999999898" calcext:value-type="float">
            <text:p>0,996122999999898</text:p>
          </table:table-cell>
          <table:table-cell office:value-type="string" calcext:value-type="string">
            <text:p><text:s/>[38] </text:p>
          </table:table-cell>
          <table:table-cell office:value-type="float" office:value="0.185975999999755" calcext:value-type="float">
            <text:p>0,185975999999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.619112144153" calcext:value-type="float">
            <text:p>535,619112144153</text:p>
          </table:table-cell>
        </table:table-row>
        <table:table-row table:style-name="ro1">
          <table:table-cell office:value-type="float" office:value="18091" calcext:value-type="float">
            <text:p>180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54825500000061" calcext:value-type="float">
            <text:p>1,54825500000061</text:p>
          </table:table-cell>
          <table:table-cell office:value-type="string" calcext:value-type="string">
            <text:p><text:s/>[38] </text:p>
          </table:table-cell>
          <table:table-cell office:value-type="float" office:value="0.163300000000163" calcext:value-type="float">
            <text:p>0,163300000000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.104715247436" calcext:value-type="float">
            <text:p>948,104715247436</text:p>
          </table:table-cell>
        </table:table-row>
        <table:table-row table:style-name="ro1">
          <table:table-cell office:value-type="float" office:value="18092" calcext:value-type="float">
            <text:p>180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0059999999994" calcext:value-type="float">
            <text:p>0,90059999999994</text:p>
          </table:table-cell>
          <table:table-cell office:value-type="string" calcext:value-type="string">
            <text:p><text:s/>[38] </text:p>
          </table:table-cell>
          <table:table-cell office:value-type="float" office:value="0.21550600000046" calcext:value-type="float">
            <text:p>0,21550600000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7.900197673392" calcext:value-type="float">
            <text:p>417,900197673392</text:p>
          </table:table-cell>
        </table:table-row>
        <table:table-row table:style-name="ro1">
          <table:table-cell office:value-type="float" office:value="18093" calcext:value-type="float">
            <text:p>180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40714900000057" calcext:value-type="float">
            <text:p>1,40714900000057</text:p>
          </table:table-cell>
          <table:table-cell office:value-type="string" calcext:value-type="string">
            <text:p><text:s/>[38] </text:p>
          </table:table-cell>
          <table:table-cell office:value-type="float" office:value="0.155687999999827" calcext:value-type="float">
            <text:p>0,155687999999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3.826242229416" calcext:value-type="float">
            <text:p>903,826242229416</text:p>
          </table:table-cell>
        </table:table-row>
        <table:table-row table:style-name="ro1">
          <table:table-cell office:value-type="float" office:value="18094" calcext:value-type="float">
            <text:p>180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7355000000462" calcext:value-type="float">
            <text:p>0,957355000000462</text:p>
          </table:table-cell>
          <table:table-cell office:value-type="string" calcext:value-type="string">
            <text:p><text:s/>[38] </text:p>
          </table:table-cell>
          <table:table-cell office:value-type="float" office:value="0.184669000000213" calcext:value-type="float">
            <text:p>0,184669000000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8.416734806253" calcext:value-type="float">
            <text:p>518,416734806253</text:p>
          </table:table-cell>
        </table:table-row>
        <table:table-row table:style-name="ro1">
          <table:table-cell office:value-type="float" office:value="18095" calcext:value-type="float">
            <text:p>180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6837700000069" calcext:value-type="float">
            <text:p>1,36837700000069</text:p>
          </table:table-cell>
          <table:table-cell office:value-type="string" calcext:value-type="string">
            <text:p><text:s/>[38] </text:p>
          </table:table-cell>
          <table:table-cell office:value-type="float" office:value="0.244061000000329" calcext:value-type="float">
            <text:p>0,244061000000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.670078381572" calcext:value-type="float">
            <text:p>560,670078381572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66469000000506" calcext:value-type="float">
            <text:p>0,866469000000506</text:p>
          </table:table-cell>
          <table:table-cell office:value-type="string" calcext:value-type="string">
            <text:p><text:s/>[38] </text:p>
          </table:table-cell>
          <table:table-cell office:value-type="float" office:value="0.220940000000155" calcext:value-type="float">
            <text:p>0,220940000000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2.173893364668" calcext:value-type="float">
            <text:p>392,173893364668</text:p>
          </table:table-cell>
        </table:table-row>
        <table:table-row table:style-name="ro1">
          <table:table-cell office:value-type="float" office:value="18097" calcext:value-type="float">
            <text:p>180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1127699999979" calcext:value-type="float">
            <text:p>1,31127699999979</text:p>
          </table:table-cell>
          <table:table-cell office:value-type="string" calcext:value-type="string">
            <text:p><text:s/>[38] </text:p>
          </table:table-cell>
          <table:table-cell office:value-type="float" office:value="0.195549000000028" calcext:value-type="float">
            <text:p>0,1955490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.56185406195" calcext:value-type="float">
            <text:p>670,56185406195</text:p>
          </table:table-cell>
        </table:table-row>
        <table:table-row table:style-name="ro1">
          <table:table-cell office:value-type="float" office:value="18098" calcext:value-type="float">
            <text:p>18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70025000000169" calcext:value-type="float">
            <text:p>0,870025000000169</text:p>
          </table:table-cell>
          <table:table-cell office:value-type="string" calcext:value-type="string">
            <text:p><text:s/>[38] </text:p>
          </table:table-cell>
          <table:table-cell office:value-type="float" office:value="0.148811999999452" calcext:value-type="float">
            <text:p>0,148811999999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4.647071474996" calcext:value-type="float">
            <text:p>584,647071474996</text:p>
          </table:table-cell>
        </table:table-row>
        <table:table-row table:style-name="ro1">
          <table:table-cell office:value-type="float" office:value="18099" calcext:value-type="float">
            <text:p>180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0252800000071" calcext:value-type="float">
            <text:p>1,20252800000071</text:p>
          </table:table-cell>
          <table:table-cell office:value-type="string" calcext:value-type="string">
            <text:p><text:s/>[38] </text:p>
          </table:table-cell>
          <table:table-cell office:value-type="float" office:value="0.138646999999764" calcext:value-type="float">
            <text:p>0,138646999999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7.330703154598" calcext:value-type="float">
            <text:p>867,330703154598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29952000000048" calcext:value-type="float">
            <text:p>0,829952000000048</text:p>
          </table:table-cell>
          <table:table-cell office:value-type="string" calcext:value-type="string">
            <text:p><text:s/>[38] </text:p>
          </table:table-cell>
          <table:table-cell office:value-type="float" office:value="0.188833000000159" calcext:value-type="float">
            <text:p>0,188833000000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.516398086855" calcext:value-type="float">
            <text:p>439,516398086855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5233200000039" calcext:value-type="float">
            <text:p>1,35233200000039</text:p>
          </table:table-cell>
          <table:table-cell office:value-type="string" calcext:value-type="string">
            <text:p><text:s/>[38] </text:p>
          </table:table-cell>
          <table:table-cell office:value-type="float" office:value="0.1323739999998" calcext:value-type="float">
            <text:p>0,132373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9940774052" calcext:value-type="float">
            <text:p>1021,59940774052</text:p>
          </table:table-cell>
        </table:table-row>
        <table:table-row table:style-name="ro1">
          <table:table-cell office:value-type="float" office:value="18102" calcext:value-type="float">
            <text:p>18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872980000000098" calcext:value-type="float">
            <text:p>0,872980000000098</text:p>
          </table:table-cell>
          <table:table-cell office:value-type="string" calcext:value-type="string">
            <text:p><text:s/>[38] </text:p>
          </table:table-cell>
          <table:table-cell office:value-type="float" office:value="0.170863000000281" calcext:value-type="float">
            <text:p>0,170863000000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.923956619432" calcext:value-type="float">
            <text:p>510,923956619432</text:p>
          </table:table-cell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6795699999966" calcext:value-type="float">
            <text:p>1,16795699999966</text:p>
          </table:table-cell>
          <table:table-cell office:value-type="string" calcext:value-type="string">
            <text:p><text:s/>[38] </text:p>
          </table:table-cell>
          <table:table-cell office:value-type="float" office:value="0.307516999999279" calcext:value-type="float">
            <text:p>0,307516999999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.802417428109" calcext:value-type="float">
            <text:p>379,802417428109</text:p>
          </table:table-cell>
        </table:table-row>
        <table:table-row table:style-name="ro1">
          <table:table-cell office:value-type="float" office:value="18104" calcext:value-type="float">
            <text:p>18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892071999999644" calcext:value-type="float">
            <text:p>0,892071999999644</text:p>
          </table:table-cell>
          <table:table-cell office:value-type="string" calcext:value-type="string">
            <text:p><text:s/>[38] </text:p>
          </table:table-cell>
          <table:table-cell office:value-type="float" office:value="0.224473999999645" calcext:value-type="float">
            <text:p>0,224473999999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.405490168595" calcext:value-type="float">
            <text:p>397,405490168595</text:p>
          </table:table-cell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5853099999986" calcext:value-type="float">
            <text:p>1,35853099999986</text:p>
          </table:table-cell>
          <table:table-cell office:value-type="string" calcext:value-type="string">
            <text:p><text:s/>[38] </text:p>
          </table:table-cell>
          <table:table-cell office:value-type="float" office:value="0.160420000000158" calcext:value-type="float">
            <text:p>0,160420000000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6.858870464104" calcext:value-type="float">
            <text:p>846,858870464104</text:p>
          </table:table-cell>
        </table:table-row>
        <table:table-row table:style-name="ro1">
          <table:table-cell office:value-type="float" office:value="18106" calcext:value-type="float">
            <text:p>18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398568999999952" calcext:value-type="float">
            <text:p>0,398568999999952</text:p>
          </table:table-cell>
          <table:table-cell office:value-type="string" calcext:value-type="string">
            <text:p><text:s/>[23] </text:p>
          </table:table-cell>
          <table:table-cell office:value-type="float" office:value="0.0522280000004685" calcext:value-type="float">
            <text:p>0,052228000000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3.132802321317" calcext:value-type="float">
            <text:p>763,132802321317</text:p>
          </table:table-cell>
        </table:table-row>
        <table:table-row table:style-name="ro1">
          <table:table-cell office:value-type="float" office:value="18107" calcext:value-type="float">
            <text:p>18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89172000000508" calcext:value-type="float">
            <text:p>0,489172000000508</text:p>
          </table:table-cell>
          <table:table-cell office:value-type="string" calcext:value-type="string">
            <text:p><text:s/>[23] </text:p>
          </table:table-cell>
          <table:table-cell office:value-type="float" office:value="0.0711209999999483" calcext:value-type="float">
            <text:p>0,071120999999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.802477469192" calcext:value-type="float">
            <text:p>687,802477469192</text:p>
          </table:table-cell>
        </table:table-row>
        <table:table-row table:style-name="ro1">
          <table:table-cell office:value-type="float" office:value="18108" calcext:value-type="float">
            <text:p>18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76079000000027" calcext:value-type="float">
            <text:p>0,476079000000027</text:p>
          </table:table-cell>
          <table:table-cell office:value-type="string" calcext:value-type="string">
            <text:p><text:s/>[23] </text:p>
          </table:table-cell>
          <table:table-cell office:value-type="float" office:value="0.0594820000005711" calcext:value-type="float">
            <text:p>0,059482000000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.374903324461" calcext:value-type="float">
            <text:p>800,374903324461</text:p>
          </table:table-cell>
        </table:table-row>
        <table:table-row table:style-name="ro1">
          <table:table-cell office:value-type="float" office:value="18109" calcext:value-type="float">
            <text:p>18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729089999999815" calcext:value-type="float">
            <text:p>0,729089999999815</text:p>
          </table:table-cell>
          <table:table-cell office:value-type="string" calcext:value-type="string">
            <text:p><text:s/>[23] </text:p>
          </table:table-cell>
          <table:table-cell office:value-type="float" office:value="0.0651439999992363" calcext:value-type="float">
            <text:p>0,065143999999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9.19747023266" calcext:value-type="float">
            <text:p>1119,19747023266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86276000000544" calcext:value-type="float">
            <text:p>0,486276000000544</text:p>
          </table:table-cell>
          <table:table-cell office:value-type="string" calcext:value-type="string">
            <text:p><text:s/>[23] </text:p>
          </table:table-cell>
          <table:table-cell office:value-type="float" office:value="0.0622140000004947" calcext:value-type="float">
            <text:p>0,062214000000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.61828526807" calcext:value-type="float">
            <text:p>781,61828526807</text:p>
          </table:table-cell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61767000000509" calcext:value-type="float">
            <text:p>0,661767000000509</text:p>
          </table:table-cell>
          <table:table-cell office:value-type="string" calcext:value-type="string">
            <text:p><text:s/>[23] </text:p>
          </table:table-cell>
          <table:table-cell office:value-type="float" office:value="0.0626270000002478" calcext:value-type="float">
            <text:p>0,062627000000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6.68002618342" calcext:value-type="float">
            <text:p>1056,68002618342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12258999999722" calcext:value-type="float">
            <text:p>0,412258999999722</text:p>
          </table:table-cell>
          <table:table-cell office:value-type="string" calcext:value-type="string">
            <text:p><text:s/>[23] </text:p>
          </table:table-cell>
          <table:table-cell office:value-type="float" office:value="0.0617519999996148" calcext:value-type="float">
            <text:p>0,061751999999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.604288123937" calcext:value-type="float">
            <text:p>667,604288123937</text:p>
          </table:table-cell>
        </table:table-row>
        <table:table-row table:style-name="ro1">
          <table:table-cell office:value-type="float" office:value="18113" calcext:value-type="float">
            <text:p>18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25065999999606" calcext:value-type="float">
            <text:p>0,625065999999606</text:p>
          </table:table-cell>
          <table:table-cell office:value-type="string" calcext:value-type="string">
            <text:p><text:s/>[23] </text:p>
          </table:table-cell>
          <table:table-cell office:value-type="float" office:value="0.0446130000000267" calcext:value-type="float">
            <text:p>0,04461300000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1.08488556975" calcext:value-type="float">
            <text:p>1401,08488556975</text:p>
          </table:table-cell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73515999999472" calcext:value-type="float">
            <text:p>0,573515999999472</text:p>
          </table:table-cell>
          <table:table-cell office:value-type="string" calcext:value-type="string">
            <text:p><text:s/>[23] </text:p>
          </table:table-cell>
          <table:table-cell office:value-type="float" office:value="0.0791619999999966" calcext:value-type="float">
            <text:p>0,079161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4.483969580729" calcext:value-type="float">
            <text:p>724,483969580729</text:p>
          </table:table-cell>
        </table:table-row>
        <table:table-row table:style-name="ro1">
          <table:table-cell office:value-type="float" office:value="18115" calcext:value-type="float">
            <text:p>18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62776999999915" calcext:value-type="float">
            <text:p>0,762776999999915</text:p>
          </table:table-cell>
          <table:table-cell office:value-type="string" calcext:value-type="string">
            <text:p><text:s/>[23] </text:p>
          </table:table-cell>
          <table:table-cell office:value-type="float" office:value="0.0665659999995114" calcext:value-type="float">
            <text:p>0,066565999999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5.8958026703" calcext:value-type="float">
            <text:p>1145,8958026703</text:p>
          </table:table-cell>
        </table:table-row>
        <table:table-row table:style-name="ro1">
          <table:table-cell office:value-type="float" office:value="18116" calcext:value-type="float">
            <text:p>18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92865999999958" calcext:value-type="float">
            <text:p>0,592865999999958</text:p>
          </table:table-cell>
          <table:table-cell office:value-type="string" calcext:value-type="string">
            <text:p><text:s/>[23] </text:p>
          </table:table-cell>
          <table:table-cell office:value-type="float" office:value="0.0723539999999048" calcext:value-type="float">
            <text:p>0,072353999999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.396301518559" calcext:value-type="float">
            <text:p>819,396301518559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69144000000051" calcext:value-type="float">
            <text:p>0,569144000000051</text:p>
          </table:table-cell>
          <table:table-cell office:value-type="string" calcext:value-type="string">
            <text:p><text:s/>[23] </text:p>
          </table:table-cell>
          <table:table-cell office:value-type="float" office:value="0.0526179999997112" calcext:value-type="float">
            <text:p>0,052617999999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1.65266639396" calcext:value-type="float">
            <text:p>1081,65266639396</text:p>
          </table:table-cell>
        </table:table-row>
        <table:table-row table:style-name="ro1">
          <table:table-cell office:value-type="float" office:value="18118" calcext:value-type="float">
            <text:p>18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623222999999598" calcext:value-type="float">
            <text:p>0,623222999999598</text:p>
          </table:table-cell>
          <table:table-cell office:value-type="string" calcext:value-type="string">
            <text:p><text:s/>[23] </text:p>
          </table:table-cell>
          <table:table-cell office:value-type="float" office:value="0.0572560000000522" calcext:value-type="float">
            <text:p>0,05725600000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8.48504960009" calcext:value-type="float">
            <text:p>1088,48504960009</text:p>
          </table:table-cell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984779999999773" calcext:value-type="float">
            <text:p>0,984779999999773</text:p>
          </table:table-cell>
          <table:table-cell office:value-type="string" calcext:value-type="string">
            <text:p><text:s/>[23] </text:p>
          </table:table-cell>
          <table:table-cell office:value-type="float" office:value="0.0682160000005752" calcext:value-type="float">
            <text:p>0,068216000000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3.62026502796" calcext:value-type="float">
            <text:p>1443,62026502796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539096999999856" calcext:value-type="float">
            <text:p>0,539096999999856</text:p>
          </table:table-cell>
          <table:table-cell office:value-type="string" calcext:value-type="string">
            <text:p><text:s/>[23] </text:p>
          </table:table-cell>
          <table:table-cell office:value-type="float" office:value="0.0580829999998969" calcext:value-type="float">
            <text:p>0,058082999999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.149372451171" calcext:value-type="float">
            <text:p>928,149372451171</text:p>
          </table:table-cell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715795000000071" calcext:value-type="float">
            <text:p>0,715795000000071</text:p>
          </table:table-cell>
          <table:table-cell office:value-type="string" calcext:value-type="string">
            <text:p><text:s/>[23] </text:p>
          </table:table-cell>
          <table:table-cell office:value-type="float" office:value="0.0348119999998744" calcext:value-type="float">
            <text:p>0,034811999999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6.17315868854" calcext:value-type="float">
            <text:p>2056,17315868854</text:p>
          </table:table-cell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383746999999858" calcext:value-type="float">
            <text:p>0,383746999999858</text:p>
          </table:table-cell>
          <table:table-cell office:value-type="string" calcext:value-type="string">
            <text:p><text:s/>[23] </text:p>
          </table:table-cell>
          <table:table-cell office:value-type="float" office:value="0.0555039999999281" calcext:value-type="float">
            <text:p>0,055503999999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.386206400178" calcext:value-type="float">
            <text:p>691,386206400178</text:p>
          </table:table-cell>
        </table:table-row>
        <table:table-row table:style-name="ro1">
          <table:table-cell office:value-type="float" office:value="18123" calcext:value-type="float">
            <text:p>18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27184999999918" calcext:value-type="float">
            <text:p>0,527184999999918</text:p>
          </table:table-cell>
          <table:table-cell office:value-type="string" calcext:value-type="string">
            <text:p><text:s/>[23] </text:p>
          </table:table-cell>
          <table:table-cell office:value-type="float" office:value="0.0393320000002859" calcext:value-type="float">
            <text:p>0,039332000000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0.34628291489" calcext:value-type="float">
            <text:p>1340,34628291489</text:p>
          </table:table-cell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16741999999431" calcext:value-type="float">
            <text:p>0,416741999999431</text:p>
          </table:table-cell>
          <table:table-cell office:value-type="string" calcext:value-type="string">
            <text:p><text:s/>[23] </text:p>
          </table:table-cell>
          <table:table-cell office:value-type="float" office:value="0.0634280000003855" calcext:value-type="float">
            <text:p>0,063428000000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.031594874342" calcext:value-type="float">
            <text:p>657,031594874342</text:p>
          </table:table-cell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97615000000223" calcext:value-type="float">
            <text:p>0,497615000000223</text:p>
          </table:table-cell>
          <table:table-cell office:value-type="string" calcext:value-type="string">
            <text:p><text:s/>[23] </text:p>
          </table:table-cell>
          <table:table-cell office:value-type="float" office:value="0.051712999999836" calcext:value-type="float">
            <text:p>0,051712999999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2.262873942338" calcext:value-type="float">
            <text:p>962,262873942338</text:p>
          </table:table-cell>
        </table:table-row>
        <table:table-row table:style-name="ro1">
          <table:table-cell office:value-type="float" office:value="18126" calcext:value-type="float">
            <text:p>18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63017000000036" calcext:value-type="float">
            <text:p>0,463017000000036</text:p>
          </table:table-cell>
          <table:table-cell office:value-type="string" calcext:value-type="string">
            <text:p><text:s/>[23] </text:p>
          </table:table-cell>
          <table:table-cell office:value-type="float" office:value="0.0738289999999324" calcext:value-type="float">
            <text:p>0,073828999999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.147868724295" calcext:value-type="float">
            <text:p>627,147868724295</text:p>
          </table:table-cell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36132999999973" calcext:value-type="float">
            <text:p>0,636132999999973</text:p>
          </table:table-cell>
          <table:table-cell office:value-type="string" calcext:value-type="string">
            <text:p><text:s/>[23] </text:p>
          </table:table-cell>
          <table:table-cell office:value-type="float" office:value="0.0660509999997885" calcext:value-type="float">
            <text:p>0,066050999999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.093670045888" calcext:value-type="float">
            <text:p>963,093670045888</text:p>
          </table:table-cell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09574999999677" calcext:value-type="float">
            <text:p>0,409574999999677</text:p>
          </table:table-cell>
          <table:table-cell office:value-type="string" calcext:value-type="string">
            <text:p><text:s/>[23] </text:p>
          </table:table-cell>
          <table:table-cell office:value-type="float" office:value="0.0528169999997772" calcext:value-type="float">
            <text:p>0,052816999999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5.460552476295" calcext:value-type="float">
            <text:p>775,460552476295</text:p>
          </table:table-cell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35856999999669" calcext:value-type="float">
            <text:p>0,735856999999669</text:p>
          </table:table-cell>
          <table:table-cell office:value-type="string" calcext:value-type="string">
            <text:p><text:s/>[23] </text:p>
          </table:table-cell>
          <table:table-cell office:value-type="float" office:value="0.0508070000005318" calcext:value-type="float">
            <text:p>0,050807000000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8.33782744891" calcext:value-type="float">
            <text:p>1448,33782744891</text:p>
          </table:table-cell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25594000000274" calcext:value-type="float">
            <text:p>0,425594000000274</text:p>
          </table:table-cell>
          <table:table-cell office:value-type="string" calcext:value-type="string">
            <text:p><text:s/>[23] </text:p>
          </table:table-cell>
          <table:table-cell office:value-type="float" office:value="0.0609509999994771" calcext:value-type="float">
            <text:p>0,060950999999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.255976118399" calcext:value-type="float">
            <text:p>698,255976118399</text:p>
          </table:table-cell>
        </table:table-row>
        <table:table-row table:style-name="ro1">
          <table:table-cell office:value-type="float" office:value="18131" calcext:value-type="float">
            <text:p>18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38350000000173" calcext:value-type="float">
            <text:p>0,638350000000173</text:p>
          </table:table-cell>
          <table:table-cell office:value-type="string" calcext:value-type="string">
            <text:p><text:s/>[23] </text:p>
          </table:table-cell>
          <table:table-cell office:value-type="float" office:value="0.0453579999993963" calcext:value-type="float">
            <text:p>0,045357999999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7.35923102577" calcext:value-type="float">
            <text:p>1407,35923102577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28571000000375" calcext:value-type="float">
            <text:p>0,428571000000375</text:p>
          </table:table-cell>
          <table:table-cell office:value-type="string" calcext:value-type="string">
            <text:p><text:s/>[23] </text:p>
          </table:table-cell>
          <table:table-cell office:value-type="float" office:value="0.0429729999996198" calcext:value-type="float">
            <text:p>0,04297299999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.302957680791" calcext:value-type="float">
            <text:p>997,302957680791</text:p>
          </table:table-cell>
        </table:table-row>
        <table:table-row table:style-name="ro1">
          <table:table-cell office:value-type="float" office:value="18133" calcext:value-type="float">
            <text:p>18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30282999999872" calcext:value-type="float">
            <text:p>0,730282999999872</text:p>
          </table:table-cell>
          <table:table-cell office:value-type="string" calcext:value-type="string">
            <text:p><text:s/>[23] </text:p>
          </table:table-cell>
          <table:table-cell office:value-type="float" office:value="0.0336630000001605" calcext:value-type="float">
            <text:p>0,033663000000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9.39369633244" calcext:value-type="float">
            <text:p>2169,39369633244</text:p>
          </table:table-cell>
        </table:table-row>
        <table:table-row table:style-name="ro1">
          <table:table-cell office:value-type="float" office:value="18134" calcext:value-type="float">
            <text:p>18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507593999999699" calcext:value-type="float">
            <text:p>0,507593999999699</text:p>
          </table:table-cell>
          <table:table-cell office:value-type="string" calcext:value-type="string">
            <text:p><text:s/>[23] </text:p>
          </table:table-cell>
          <table:table-cell office:value-type="float" office:value="0.031727000000501" calcext:value-type="float">
            <text:p>0,031727000000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9.88022817059" calcext:value-type="float">
            <text:p>1599,88022817059</text:p>
          </table:table-cell>
        </table:table-row>
        <table:table-row table:style-name="ro1">
          <table:table-cell office:value-type="float" office:value="18135" calcext:value-type="float">
            <text:p>18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628056999999899" calcext:value-type="float">
            <text:p>0,628056999999899</text:p>
          </table:table-cell>
          <table:table-cell office:value-type="string" calcext:value-type="string">
            <text:p><text:s/>[23] </text:p>
          </table:table-cell>
          <table:table-cell office:value-type="float" office:value="0.0841730000001917" calcext:value-type="float">
            <text:p>0,084173000000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6.150190676902" calcext:value-type="float">
            <text:p>746,150190676902</text:p>
          </table:table-cell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510138999999981" calcext:value-type="float">
            <text:p>0,510138999999981</text:p>
          </table:table-cell>
          <table:table-cell office:value-type="string" calcext:value-type="string">
            <text:p><text:s/>[23] </text:p>
          </table:table-cell>
          <table:table-cell office:value-type="float" office:value="0.0576129999999466" calcext:value-type="float">
            <text:p>0,0576129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5.458143128207" calcext:value-type="float">
            <text:p>885,458143128207</text:p>
          </table:table-cell>
        </table:table-row>
        <table:table-row table:style-name="ro1">
          <table:table-cell office:value-type="float" office:value="18137" calcext:value-type="float">
            <text:p>181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70992000000115" calcext:value-type="float">
            <text:p>0,870992000000115</text:p>
          </table:table-cell>
          <table:table-cell office:value-type="string" calcext:value-type="string">
            <text:p><text:s/>[23] </text:p>
          </table:table-cell>
          <table:table-cell office:value-type="float" office:value="0.0416519999998855" calcext:value-type="float">
            <text:p>0,041651999999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1.11687314537" calcext:value-type="float">
            <text:p>2091,11687314537</text:p>
          </table:table-cell>
        </table:table-row>
        <table:table-row table:style-name="ro1">
          <table:table-cell office:value-type="float" office:value="18138" calcext:value-type="float">
            <text:p>18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5845799999952" calcext:value-type="float">
            <text:p>1,05845799999952</text:p>
          </table:table-cell>
          <table:table-cell office:value-type="string" calcext:value-type="string">
            <text:p><text:s/>[38] </text:p>
          </table:table-cell>
          <table:table-cell office:value-type="float" office:value="0.203269000000546" calcext:value-type="float">
            <text:p>0,203269000000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.717866470872" calcext:value-type="float">
            <text:p>520,717866470872</text:p>
          </table:table-cell>
        </table:table-row>
        <table:table-row table:style-name="ro1">
          <table:table-cell office:value-type="float" office:value="18139" calcext:value-type="float">
            <text:p>18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06453000000511" calcext:value-type="float">
            <text:p>0,906453000000511</text:p>
          </table:table-cell>
          <table:table-cell office:value-type="string" calcext:value-type="string">
            <text:p><text:s/>[38] </text:p>
          </table:table-cell>
          <table:table-cell office:value-type="float" office:value="0.25941899999998" calcext:value-type="float">
            <text:p>0,259418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.416580898308" calcext:value-type="float">
            <text:p>349,416580898308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24271299999964" calcext:value-type="float">
            <text:p>1,24271299999964</text:p>
          </table:table-cell>
          <table:table-cell office:value-type="string" calcext:value-type="string">
            <text:p><text:s/>[38] </text:p>
          </table:table-cell>
          <table:table-cell office:value-type="float" office:value="0.205047000000377" calcext:value-type="float">
            <text:p>0,205047000000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6.062512495845" calcext:value-type="float">
            <text:p>606,062512495845</text:p>
          </table:table-cell>
        </table:table-row>
        <table:table-row table:style-name="ro1">
          <table:table-cell office:value-type="float" office:value="18141" calcext:value-type="float">
            <text:p>18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35105000000476" calcext:value-type="float">
            <text:p>0,935105000000476</text:p>
          </table:table-cell>
          <table:table-cell office:value-type="string" calcext:value-type="string">
            <text:p><text:s/>[38] </text:p>
          </table:table-cell>
          <table:table-cell office:value-type="float" office:value="0.218802999999752" calcext:value-type="float">
            <text:p>0,218802999999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.373025050632" calcext:value-type="float">
            <text:p>427,373025050632</text:p>
          </table:table-cell>
        </table:table-row>
        <table:table-row table:style-name="ro1">
          <table:table-cell office:value-type="float" office:value="18142" calcext:value-type="float">
            <text:p>18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25339000000349" calcext:value-type="float">
            <text:p>0,925339000000349</text:p>
          </table:table-cell>
          <table:table-cell office:value-type="string" calcext:value-type="string">
            <text:p><text:s/>[38] </text:p>
          </table:table-cell>
          <table:table-cell office:value-type="float" office:value="0.233824999999342" calcext:value-type="float">
            <text:p>0,233824999999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.739976479398" calcext:value-type="float">
            <text:p>395,739976479398</text:p>
          </table:table-cell>
        </table:table-row>
        <table:table-row table:style-name="ro1">
          <table:table-cell office:value-type="float" office:value="18143" calcext:value-type="float">
            <text:p>18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9896499999959" calcext:value-type="float">
            <text:p>1,19896499999959</text:p>
          </table:table-cell>
          <table:table-cell office:value-type="string" calcext:value-type="string">
            <text:p><text:s/>[38] </text:p>
          </table:table-cell>
          <table:table-cell office:value-type="float" office:value="0.241369999999733" calcext:value-type="float">
            <text:p>0,241369999999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.733231139294" calcext:value-type="float">
            <text:p>496,733231139294</text:p>
          </table:table-cell>
        </table:table-row>
        <table:table-row table:style-name="ro1">
          <table:table-cell office:value-type="float" office:value="18144" calcext:value-type="float">
            <text:p>18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61225000000013" calcext:value-type="float">
            <text:p>0,961225000000013</text:p>
          </table:table-cell>
          <table:table-cell office:value-type="string" calcext:value-type="string">
            <text:p><text:s/>[38] </text:p>
          </table:table-cell>
          <table:table-cell office:value-type="float" office:value="0.331092999999782" calcext:value-type="float">
            <text:p>0,331092999999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.318732199305" calcext:value-type="float">
            <text:p>290,318732199305</text:p>
          </table:table-cell>
        </table:table-row>
        <table:table-row table:style-name="ro1">
          <table:table-cell office:value-type="float" office:value="18145" calcext:value-type="float">
            <text:p>181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23870999999963" calcext:value-type="float">
            <text:p>1,23870999999963</text:p>
          </table:table-cell>
          <table:table-cell office:value-type="string" calcext:value-type="string">
            <text:p><text:s/>[38] </text:p>
          </table:table-cell>
          <table:table-cell office:value-type="float" office:value="0.201411000000007" calcext:value-type="float">
            <text:p>0,201411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.016061684606" calcext:value-type="float">
            <text:p>615,016061684606</text:p>
          </table:table-cell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72848400000021" calcext:value-type="float">
            <text:p>1,72848400000021</text:p>
          </table:table-cell>
          <table:table-cell office:value-type="string" calcext:value-type="string">
            <text:p><text:s/>[38] </text:p>
          </table:table-cell>
          <table:table-cell office:value-type="float" office:value="0.240695999999843" calcext:value-type="float">
            <text:p>0,240695999999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.119121215696" calcext:value-type="float">
            <text:p>718,119121215696</text:p>
          </table:table-cell>
        </table:table-row>
        <table:table-row table:style-name="ro1">
          <table:table-cell office:value-type="float" office:value="18147" calcext:value-type="float">
            <text:p>18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4428500000085" calcext:value-type="float">
            <text:p>1,04428500000085</text:p>
          </table:table-cell>
          <table:table-cell office:value-type="string" calcext:value-type="string">
            <text:p><text:s/>[38] </text:p>
          </table:table-cell>
          <table:table-cell office:value-type="float" office:value="0.16738500000065" calcext:value-type="float">
            <text:p>0,16738500000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.882068283778" calcext:value-type="float">
            <text:p>623,882068283778</text:p>
          </table:table-cell>
        </table:table-row>
        <table:table-row table:style-name="ro1">
          <table:table-cell office:value-type="float" office:value="18148" calcext:value-type="float">
            <text:p>181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68501000000288" calcext:value-type="float">
            <text:p>0,968501000000288</text:p>
          </table:table-cell>
          <table:table-cell office:value-type="string" calcext:value-type="string">
            <text:p><text:s/>[38] </text:p>
          </table:table-cell>
          <table:table-cell office:value-type="float" office:value="0.146528000000217" calcext:value-type="float">
            <text:p>0,146528000000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.966504694567" calcext:value-type="float">
            <text:p>660,966504694567</text:p>
          </table:table-cell>
        </table:table-row>
        <table:table-row table:style-name="ro1">
          <table:table-cell office:value-type="float" office:value="18149" calcext:value-type="float">
            <text:p>18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6576799999984" calcext:value-type="float">
            <text:p>1,16576799999984</text:p>
          </table:table-cell>
          <table:table-cell office:value-type="string" calcext:value-type="string">
            <text:p><text:s/>[38] </text:p>
          </table:table-cell>
          <table:table-cell office:value-type="float" office:value="0.167899000000034" calcext:value-type="float">
            <text:p>0,167899000000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4.326946556923" calcext:value-type="float">
            <text:p>694,326946556923</text:p>
          </table:table-cell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29190000000199" calcext:value-type="float">
            <text:p>0,529190000000199</text:p>
          </table:table-cell>
          <table:table-cell office:value-type="string" calcext:value-type="string">
            <text:p><text:s/>[23] </text:p>
          </table:table-cell>
          <table:table-cell office:value-type="float" office:value="0.0208099999999831" calcext:value-type="float">
            <text:p>0,02080999999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2.96011533219" calcext:value-type="float">
            <text:p>2542,96011533219</text:p>
          </table:table-cell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56719000000703" calcext:value-type="float">
            <text:p>0,456719000000703</text:p>
          </table:table-cell>
          <table:table-cell office:value-type="string" calcext:value-type="string">
            <text:p><text:s/>[23] </text:p>
          </table:table-cell>
          <table:table-cell office:value-type="float" office:value="0.019814000000224" calcext:value-type="float">
            <text:p>0,019814000000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5.03179567749" calcext:value-type="float">
            <text:p>2305,03179567749</text:p>
          </table:table-cell>
        </table:table-row>
        <table:table-row table:style-name="ro1">
          <table:table-cell office:value-type="float" office:value="18152" calcext:value-type="float">
            <text:p>181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00976000000446" calcext:value-type="float">
            <text:p>0,800976000000446</text:p>
          </table:table-cell>
          <table:table-cell office:value-type="string" calcext:value-type="string">
            <text:p><text:s/>[23] </text:p>
          </table:table-cell>
          <table:table-cell office:value-type="float" office:value="0.0182909999994081" calcext:value-type="float">
            <text:p>0,018290999999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9.07167473821" calcext:value-type="float">
            <text:p>4379,07167473821</text:p>
          </table:table-cell>
        </table:table-row>
        <table:table-row table:style-name="ro1">
          <table:table-cell office:value-type="float" office:value="18153" calcext:value-type="float">
            <text:p>181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11825999999928" calcext:value-type="float">
            <text:p>0,511825999999928</text:p>
          </table:table-cell>
          <table:table-cell office:value-type="string" calcext:value-type="string">
            <text:p><text:s/>[23] </text:p>
          </table:table-cell>
          <table:table-cell office:value-type="float" office:value="0.020144000000073" calcext:value-type="float">
            <text:p>0,020144000000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0.83598092769" calcext:value-type="float">
            <text:p>2540,83598092769</text:p>
          </table:table-cell>
        </table:table-row>
        <table:table-row table:style-name="ro1">
          <table:table-cell office:value-type="float" office:value="18154" calcext:value-type="float">
            <text:p>181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59587999999712" calcext:value-type="float">
            <text:p>0,459587999999712</text:p>
          </table:table-cell>
          <table:table-cell office:value-type="string" calcext:value-type="string">
            <text:p><text:s/>[23] </text:p>
          </table:table-cell>
          <table:table-cell office:value-type="float" office:value="0.0200889999996434" calcext:value-type="float">
            <text:p>0,020088999999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7.75947039609" calcext:value-type="float">
            <text:p>2287,75947039609</text:p>
          </table:table-cell>
        </table:table-row>
        <table:table-row table:style-name="ro1">
          <table:table-cell office:value-type="float" office:value="18155" calcext:value-type="float">
            <text:p>18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94582000000446" calcext:value-type="float">
            <text:p>0,794582000000446</text:p>
          </table:table-cell>
          <table:table-cell office:value-type="string" calcext:value-type="string">
            <text:p><text:s/>[23] </text:p>
          </table:table-cell>
          <table:table-cell office:value-type="float" office:value="0.0177829999993264" calcext:value-type="float">
            <text:p>0,017782999999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8.21121312795" calcext:value-type="float">
            <text:p>4468,21121312795</text:p>
          </table:table-cell>
        </table:table-row>
        <table:table-row table:style-name="ro1">
          <table:table-cell office:value-type="float" office:value="18156" calcext:value-type="float">
            <text:p>181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01048000000083" calcext:value-type="float">
            <text:p>0,501048000000083</text:p>
          </table:table-cell>
          <table:table-cell office:value-type="string" calcext:value-type="string">
            <text:p><text:s/>[23] </text:p>
          </table:table-cell>
          <table:table-cell office:value-type="float" office:value="0.0203119999996488" calcext:value-type="float">
            <text:p>0,020311999999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6.75856640776" calcext:value-type="float">
            <text:p>2466,75856640776</text:p>
          </table:table-cell>
        </table:table-row>
        <table:table-row table:style-name="ro1">
          <table:table-cell office:value-type="float" office:value="18157" calcext:value-type="float">
            <text:p>181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57135999999991" calcext:value-type="float">
            <text:p>0,457135999999991</text:p>
          </table:table-cell>
          <table:table-cell office:value-type="string" calcext:value-type="string">
            <text:p><text:s/>[23] </text:p>
          </table:table-cell>
          <table:table-cell office:value-type="float" office:value="0.01876700000048" calcext:value-type="float">
            <text:p>0,01876700000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5.85016245696" calcext:value-type="float">
            <text:p>2435,85016245696</text:p>
          </table:table-cell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60031000000163" calcext:value-type="float">
            <text:p>0,860031000000163</text:p>
          </table:table-cell>
          <table:table-cell office:value-type="string" calcext:value-type="string">
            <text:p><text:s/>[23] </text:p>
          </table:table-cell>
          <table:table-cell office:value-type="float" office:value="0.018554000000222" calcext:value-type="float">
            <text:p>0,018554000000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5.2861916022" calcext:value-type="float">
            <text:p>4635,2861916022</text:p>
          </table:table-cell>
        </table:table-row>
        <table:table-row table:style-name="ro1">
          <table:table-cell office:value-type="float" office:value="18159" calcext:value-type="float">
            <text:p>18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95037000000048" calcext:value-type="float">
            <text:p>0,595037000000048</text:p>
          </table:table-cell>
          <table:table-cell office:value-type="string" calcext:value-type="string">
            <text:p><text:s/>[23] </text:p>
          </table:table-cell>
          <table:table-cell office:value-type="float" office:value="0.0235970000003363" calcext:value-type="float">
            <text:p>0,023597000000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1.66377078259" calcext:value-type="float">
            <text:p>2521,66377078259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554533000000447" calcext:value-type="float">
            <text:p>0,554533000000447</text:p>
          </table:table-cell>
          <table:table-cell office:value-type="string" calcext:value-type="string">
            <text:p><text:s/>[23] </text:p>
          </table:table-cell>
          <table:table-cell office:value-type="float" office:value="0.0276260000000548" calcext:value-type="float">
            <text:p>0,02762600000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7.28661405686" calcext:value-type="float">
            <text:p>2007,28661405686</text:p>
          </table:table-cell>
        </table:table-row>
        <table:table-row table:style-name="ro1">
          <table:table-cell office:value-type="float" office:value="18161" calcext:value-type="float">
            <text:p>181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79678999999669" calcext:value-type="float">
            <text:p>0,879678999999669</text:p>
          </table:table-cell>
          <table:table-cell office:value-type="string" calcext:value-type="string">
            <text:p><text:s/>[23] </text:p>
          </table:table-cell>
          <table:table-cell office:value-type="float" office:value="0.0171300000001793" calcext:value-type="float">
            <text:p>0,017130000000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5.31231751583" calcext:value-type="float">
            <text:p>5135,31231751583</text:p>
          </table:table-cell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626486000000114" calcext:value-type="float">
            <text:p>0,626486000000114</text:p>
          </table:table-cell>
          <table:table-cell office:value-type="string" calcext:value-type="string">
            <text:p><text:s/>[23] </text:p>
          </table:table-cell>
          <table:table-cell office:value-type="float" office:value="0.0629589999998643" calcext:value-type="float">
            <text:p>0,0629589999998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.069807337257" calcext:value-type="float">
            <text:p>995,069807337257</text:p>
          </table:table-cell>
        </table:table-row>
        <table:table-row table:style-name="ro1">
          <table:table-cell office:value-type="float" office:value="18163" calcext:value-type="float">
            <text:p>18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507349000000431" calcext:value-type="float">
            <text:p>0,507349000000431</text:p>
          </table:table-cell>
          <table:table-cell office:value-type="string" calcext:value-type="string">
            <text:p><text:s/>[23] </text:p>
          </table:table-cell>
          <table:table-cell office:value-type="float" office:value="0.061572999999953" calcext:value-type="float">
            <text:p>0,061572999999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3.979666413555" calcext:value-type="float">
            <text:p>823,979666413555</text:p>
          </table:table-cell>
        </table:table-row>
        <table:table-row table:style-name="ro1">
          <table:table-cell office:value-type="float" office:value="18164" calcext:value-type="float">
            <text:p>18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78805000000466" calcext:value-type="float">
            <text:p>0,678805000000466</text:p>
          </table:table-cell>
          <table:table-cell office:value-type="string" calcext:value-type="string">
            <text:p><text:s/>[23] </text:p>
          </table:table-cell>
          <table:table-cell office:value-type="float" office:value="0.0614969999996902" calcext:value-type="float">
            <text:p>0,06149699999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3.8018114768" calcext:value-type="float">
            <text:p>1103,8018114768</text:p>
          </table:table-cell>
        </table:table-row>
        <table:table-row table:style-name="ro1">
          <table:table-cell office:value-type="float" office:value="18165" calcext:value-type="float">
            <text:p>18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41525000000547" calcext:value-type="float">
            <text:p>0,541525000000547</text:p>
          </table:table-cell>
          <table:table-cell office:value-type="string" calcext:value-type="string">
            <text:p><text:s/>[23] </text:p>
          </table:table-cell>
          <table:table-cell office:value-type="float" office:value="0.0963659999997617" calcext:value-type="float">
            <text:p>0,096365999999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.946122078208" calcext:value-type="float">
            <text:p>561,946122078208</text:p>
          </table:table-cell>
        </table:table-row>
        <table:table-row table:style-name="ro1">
          <table:table-cell office:value-type="float" office:value="18166" calcext:value-type="float">
            <text:p>18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81634000000668" calcext:value-type="float">
            <text:p>0,481634000000668</text:p>
          </table:table-cell>
          <table:table-cell office:value-type="string" calcext:value-type="string">
            <text:p><text:s/>[23] </text:p>
          </table:table-cell>
          <table:table-cell office:value-type="float" office:value="0.0722999999998137" calcext:value-type="float">
            <text:p>0,072299999999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.160442602916" calcext:value-type="float">
            <text:p>666,160442602916</text:p>
          </table:table-cell>
        </table:table-row>
        <table:table-row table:style-name="ro1">
          <table:table-cell office:value-type="float" office:value="18167" calcext:value-type="float">
            <text:p>181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98683000000528" calcext:value-type="float">
            <text:p>0,698683000000528</text:p>
          </table:table-cell>
          <table:table-cell office:value-type="string" calcext:value-type="string">
            <text:p><text:s/>[23] </text:p>
          </table:table-cell>
          <table:table-cell office:value-type="float" office:value="0.0843190000005052" calcext:value-type="float">
            <text:p>0,084319000000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8.61869803525" calcext:value-type="float">
            <text:p>828,61869803525</text:p>
          </table:table-cell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12372000000141" calcext:value-type="float">
            <text:p>0,512372000000141</text:p>
          </table:table-cell>
          <table:table-cell office:value-type="string" calcext:value-type="string">
            <text:p><text:s/>[23] </text:p>
          </table:table-cell>
          <table:table-cell office:value-type="float" office:value="0.088434999999663" calcext:value-type="float">
            <text:p>0,088434999999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.376943520206" calcext:value-type="float">
            <text:p>579,376943520206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78070000000116" calcext:value-type="float">
            <text:p>0,478070000000116</text:p>
          </table:table-cell>
          <table:table-cell office:value-type="string" calcext:value-type="string">
            <text:p><text:s/>[23] </text:p>
          </table:table-cell>
          <table:table-cell office:value-type="float" office:value="0.0643279999994775" calcext:value-type="float">
            <text:p>0,064327999999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3.175600055962" calcext:value-type="float">
            <text:p>743,175600055962</text:p>
          </table:table-cell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6091200000028" calcext:value-type="float">
            <text:p>0,66091200000028</text:p>
          </table:table-cell>
          <table:table-cell office:value-type="string" calcext:value-type="string">
            <text:p><text:s/>[23] </text:p>
          </table:table-cell>
          <table:table-cell office:value-type="float" office:value="0.09842800000024" calcext:value-type="float">
            <text:p>0,09842800000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.467468605142" calcext:value-type="float">
            <text:p>671,467468605142</text:p>
          </table:table-cell>
        </table:table-row>
        <table:table-row table:style-name="ro1">
          <table:table-cell office:value-type="float" office:value="18171" calcext:value-type="float">
            <text:p>181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556880000000092" calcext:value-type="float">
            <text:p>0,556880000000092</text:p>
          </table:table-cell>
          <table:table-cell office:value-type="string" calcext:value-type="string">
            <text:p><text:s/>[23] </text:p>
          </table:table-cell>
          <table:table-cell office:value-type="float" office:value="0.060233000000153" calcext:value-type="float">
            <text:p>0,060233000000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4.543024585655" calcext:value-type="float">
            <text:p>924,543024585655</text:p>
          </table:table-cell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5401999999376" calcext:value-type="float">
            <text:p>0,445401999999376</text:p>
          </table:table-cell>
          <table:table-cell office:value-type="string" calcext:value-type="string">
            <text:p><text:s/>[23] </text:p>
          </table:table-cell>
          <table:table-cell office:value-type="float" office:value="0.0480820000002495" calcext:value-type="float">
            <text:p>0,04808200000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6.338338665331" calcext:value-type="float">
            <text:p>926,338338665331</text:p>
          </table:table-cell>
        </table:table-row>
        <table:table-row table:style-name="ro1">
          <table:table-cell office:value-type="float" office:value="18173" calcext:value-type="float">
            <text:p>181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84159999999429" calcext:value-type="float">
            <text:p>0,584159999999429</text:p>
          </table:table-cell>
          <table:table-cell office:value-type="string" calcext:value-type="string">
            <text:p><text:s/>[23] </text:p>
          </table:table-cell>
          <table:table-cell office:value-type="float" office:value="0.0804129999996803" calcext:value-type="float">
            <text:p>0,080412999999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.449703408343" calcext:value-type="float">
            <text:p>726,449703408343</text:p>
          </table:table-cell>
        </table:table-row>
        <table:table-row table:style-name="ro1">
          <table:table-cell office:value-type="float" office:value="18174" calcext:value-type="float">
            <text:p>18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21720999999707" calcext:value-type="float">
            <text:p>0,921720999999707</text:p>
          </table:table-cell>
          <table:table-cell office:value-type="string" calcext:value-type="string">
            <text:p><text:s/>[38] </text:p>
          </table:table-cell>
          <table:table-cell office:value-type="float" office:value="0.245316999999886" calcext:value-type="float">
            <text:p>0,245316999999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.726508966005" calcext:value-type="float">
            <text:p>375,726508966005</text:p>
          </table:table-cell>
        </table:table-row>
        <table:table-row table:style-name="ro1">
          <table:table-cell office:value-type="float" office:value="18175" calcext:value-type="float">
            <text:p>18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0130999999601" calcext:value-type="float">
            <text:p>0,950130999999601</text:p>
          </table:table-cell>
          <table:table-cell office:value-type="string" calcext:value-type="string">
            <text:p><text:s/>[38] </text:p>
          </table:table-cell>
          <table:table-cell office:value-type="float" office:value="0.203499000000193" calcext:value-type="float">
            <text:p>0,203499000000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6.897134629016" calcext:value-type="float">
            <text:p>466,897134629016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2193699999971" calcext:value-type="float">
            <text:p>1,32193699999971</text:p>
          </table:table-cell>
          <table:table-cell office:value-type="string" calcext:value-type="string">
            <text:p><text:s/>[38] </text:p>
          </table:table-cell>
          <table:table-cell office:value-type="float" office:value="0.247155000000021" calcext:value-type="float">
            <text:p>0,24715500000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4.861524144604" calcext:value-type="float">
            <text:p>534,861524144604</text:p>
          </table:table-cell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87624999999753" calcext:value-type="float">
            <text:p>0,987624999999753</text:p>
          </table:table-cell>
          <table:table-cell office:value-type="string" calcext:value-type="string">
            <text:p><text:s/>[38] </text:p>
          </table:table-cell>
          <table:table-cell office:value-type="float" office:value="0.237333000000035" calcext:value-type="float">
            <text:p>0,2373330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134713672185" calcext:value-type="float">
            <text:p>416,134713672185</text:p>
          </table:table-cell>
        </table:table-row>
        <table:table-row table:style-name="ro1">
          <table:table-cell office:value-type="float" office:value="18178" calcext:value-type="float">
            <text:p>18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0177199999944" calcext:value-type="float">
            <text:p>1,20177199999944</text:p>
          </table:table-cell>
          <table:table-cell office:value-type="string" calcext:value-type="string">
            <text:p><text:s/>[38] </text:p>
          </table:table-cell>
          <table:table-cell office:value-type="float" office:value="0.152369999999792" calcext:value-type="float">
            <text:p>0,152369999999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.719564219387" calcext:value-type="float">
            <text:p>788,719564219387</text:p>
          </table:table-cell>
        </table:table-row>
        <table:table-row table:style-name="ro1">
          <table:table-cell office:value-type="float" office:value="18179" calcext:value-type="float">
            <text:p>18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08687999999529" calcext:value-type="float">
            <text:p>0,908687999999529</text:p>
          </table:table-cell>
          <table:table-cell office:value-type="string" calcext:value-type="string">
            <text:p><text:s/>[38] </text:p>
          </table:table-cell>
          <table:table-cell office:value-type="float" office:value="0.262612999999874" calcext:value-type="float">
            <text:p>0,262612999999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.017904673404" calcext:value-type="float">
            <text:p>346,017904673404</text:p>
          </table:table-cell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10410000000411" calcext:value-type="float">
            <text:p>0,910410000000411</text:p>
          </table:table-cell>
          <table:table-cell office:value-type="string" calcext:value-type="string">
            <text:p><text:s/>[38] </text:p>
          </table:table-cell>
          <table:table-cell office:value-type="float" office:value="0.27337499999976" calcext:value-type="float">
            <text:p>0,2733749999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.02606310058" calcext:value-type="float">
            <text:p>333,02606310058</text:p>
          </table:table-cell>
        </table:table-row>
        <table:table-row table:style-name="ro1">
          <table:table-cell office:value-type="float" office:value="18181" calcext:value-type="float">
            <text:p>181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1063999999969" calcext:value-type="float">
            <text:p>1,31063999999969</text:p>
          </table:table-cell>
          <table:table-cell office:value-type="string" calcext:value-type="string">
            <text:p><text:s/>[38] </text:p>
          </table:table-cell>
          <table:table-cell office:value-type="float" office:value="0.195480000000316" calcext:value-type="float">
            <text:p>0,195480000000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.472682626138" calcext:value-type="float">
            <text:p>670,472682626138</text:p>
          </table:table-cell>
        </table:table-row>
        <table:table-row table:style-name="ro1">
          <table:table-cell office:value-type="float" office:value="18182" calcext:value-type="float">
            <text:p>1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15635999999722" calcext:value-type="float">
            <text:p>0,915635999999722</text:p>
          </table:table-cell>
          <table:table-cell office:value-type="string" calcext:value-type="string">
            <text:p><text:s/>[38] </text:p>
          </table:table-cell>
          <table:table-cell office:value-type="float" office:value="0.199915000000146" calcext:value-type="float">
            <text:p>0,199915000000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.012655378062" calcext:value-type="float">
            <text:p>458,012655378062</text:p>
          </table:table-cell>
        </table:table-row>
        <table:table-row table:style-name="ro1">
          <table:table-cell office:value-type="float" office:value="18183" calcext:value-type="float">
            <text:p>18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7411999999931" calcext:value-type="float">
            <text:p>1,07411999999931</text:p>
          </table:table-cell>
          <table:table-cell office:value-type="string" calcext:value-type="string">
            <text:p><text:s/>[38] </text:p>
          </table:table-cell>
          <table:table-cell office:value-type="float" office:value="0.169546000000082" calcext:value-type="float">
            <text:p>0,169546000000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3.527184362233" calcext:value-type="float">
            <text:p>633,527184362233</text:p>
          </table:table-cell>
        </table:table-row>
        <table:table-row table:style-name="ro1">
          <table:table-cell office:value-type="float" office:value="18184" calcext:value-type="float">
            <text:p>18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53351999999541" calcext:value-type="float">
            <text:p>0,953351999999541</text:p>
          </table:table-cell>
          <table:table-cell office:value-type="string" calcext:value-type="string">
            <text:p><text:s/>[38] </text:p>
          </table:table-cell>
          <table:table-cell office:value-type="float" office:value="0.268552999999884" calcext:value-type="float">
            <text:p>0,268552999999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4.995848119349" calcext:value-type="float">
            <text:p>354,995848119349</text:p>
          </table:table-cell>
        </table:table-row>
        <table:table-row table:style-name="ro1">
          <table:table-cell office:value-type="float" office:value="18185" calcext:value-type="float">
            <text:p>181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06509999999798" calcext:value-type="float">
            <text:p>0,906509999999798</text:p>
          </table:table-cell>
          <table:table-cell office:value-type="string" calcext:value-type="string">
            <text:p><text:s/>[38] </text:p>
          </table:table-cell>
          <table:table-cell office:value-type="float" office:value="0.223254999999881" calcext:value-type="float">
            <text:p>0,223254999999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6.042417863108" calcext:value-type="float">
            <text:p>406,042417863108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6388700000043" calcext:value-type="float">
            <text:p>1,36388700000043</text:p>
          </table:table-cell>
          <table:table-cell office:value-type="string" calcext:value-type="string">
            <text:p><text:s/>[38] </text:p>
          </table:table-cell>
          <table:table-cell office:value-type="float" office:value="0.263668999999936" calcext:value-type="float">
            <text:p>0,263668999999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.272413518753" calcext:value-type="float">
            <text:p>517,272413518753</text:p>
          </table:table-cell>
        </table:table-row>
        <table:table-row table:style-name="ro1">
          <table:table-cell office:value-type="float" office:value="18187" calcext:value-type="float">
            <text:p>181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7940400000043" calcext:value-type="float">
            <text:p>1,17940400000043</text:p>
          </table:table-cell>
          <table:table-cell office:value-type="string" calcext:value-type="string">
            <text:p><text:s/>[38] </text:p>
          </table:table-cell>
          <table:table-cell office:value-type="float" office:value="0.236671999999999" calcext:value-type="float">
            <text:p>0,236671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.328488372278" calcext:value-type="float">
            <text:p>498,328488372278</text:p>
          </table:table-cell>
        </table:table-row>
        <table:table-row table:style-name="ro1">
          <table:table-cell office:value-type="float" office:value="18188" calcext:value-type="float">
            <text:p>18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7062100000021" calcext:value-type="float">
            <text:p>1,17062100000021</text:p>
          </table:table-cell>
          <table:table-cell office:value-type="string" calcext:value-type="string">
            <text:p><text:s/>[38] </text:p>
          </table:table-cell>
          <table:table-cell office:value-type="float" office:value="0.174675000000207" calcext:value-type="float">
            <text:p>0,174675000000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.170888792801" calcext:value-type="float">
            <text:p>670,170888792801</text:p>
          </table:table-cell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13400300000012" calcext:value-type="float">
            <text:p>1,13400300000012</text:p>
          </table:table-cell>
          <table:table-cell office:value-type="string" calcext:value-type="string">
            <text:p><text:s/>[38] </text:p>
          </table:table-cell>
          <table:table-cell office:value-type="float" office:value="0.297378000000208" calcext:value-type="float">
            <text:p>0,297378000000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.333857917979" calcext:value-type="float">
            <text:p>381,333857917979</text:p>
          </table:table-cell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6989200000044" calcext:value-type="float">
            <text:p>1,06989200000044</text:p>
          </table:table-cell>
          <table:table-cell office:value-type="string" calcext:value-type="string">
            <text:p><text:s/>[38] </text:p>
          </table:table-cell>
          <table:table-cell office:value-type="float" office:value="0.181037000000288" calcext:value-type="float">
            <text:p>0,181037000000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.979744471427" calcext:value-type="float">
            <text:p>590,979744471427</text:p>
          </table:table-cell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5154299999977" calcext:value-type="float">
            <text:p>1,35154299999977</text:p>
          </table:table-cell>
          <table:table-cell office:value-type="string" calcext:value-type="string">
            <text:p><text:s/>[38] </text:p>
          </table:table-cell>
          <table:table-cell office:value-type="float" office:value="0.284303999999793" calcext:value-type="float">
            <text:p>0,284303999999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5.386558050801" calcext:value-type="float">
            <text:p>475,386558050801</text:p>
          </table:table-cell>
        </table:table-row>
        <table:table-row table:style-name="ro1">
          <table:table-cell office:value-type="float" office:value="18192" calcext:value-type="float">
            <text:p>1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3055300000051" calcext:value-type="float">
            <text:p>1,03055300000051</text:p>
          </table:table-cell>
          <table:table-cell office:value-type="string" calcext:value-type="string">
            <text:p><text:s/>[38] </text:p>
          </table:table-cell>
          <table:table-cell office:value-type="float" office:value="0.212478999999803" calcext:value-type="float">
            <text:p>0,212478999999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.01404844783" calcext:value-type="float">
            <text:p>485,01404844783</text:p>
          </table:table-cell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1807100000078" calcext:value-type="float">
            <text:p>1,11807100000078</text:p>
          </table:table-cell>
          <table:table-cell office:value-type="string" calcext:value-type="string">
            <text:p><text:s/>[38] </text:p>
          </table:table-cell>
          <table:table-cell office:value-type="float" office:value="0.226799000000028" calcext:value-type="float">
            <text:p>0,2267990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.97880502147" calcext:value-type="float">
            <text:p>492,97880502147</text:p>
          </table:table-cell>
        </table:table-row>
        <table:table-row table:style-name="ro1">
          <table:table-cell office:value-type="float" office:value="18194" calcext:value-type="float">
            <text:p>181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61109999999644" calcext:value-type="float">
            <text:p>0,561109999999644</text:p>
          </table:table-cell>
          <table:table-cell office:value-type="string" calcext:value-type="string">
            <text:p><text:s/>[23] </text:p>
          </table:table-cell>
          <table:table-cell office:value-type="float" office:value="0.0208789999996952" calcext:value-type="float">
            <text:p>0,020878999999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7.43713783148" calcext:value-type="float">
            <text:p>2687,43713783148</text:p>
          </table:table-cell>
        </table:table-row>
        <table:table-row table:style-name="ro1">
          <table:table-cell office:value-type="float" office:value="18195" calcext:value-type="float">
            <text:p>18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54261999999289" calcext:value-type="float">
            <text:p>0,454261999999289</text:p>
          </table:table-cell>
          <table:table-cell office:value-type="string" calcext:value-type="string">
            <text:p><text:s/>[23] </text:p>
          </table:table-cell>
          <table:table-cell office:value-type="float" office:value="0.0189090000003489" calcext:value-type="float">
            <text:p>0,018909000000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2.35866513781" calcext:value-type="float">
            <text:p>2402,35866513781</text:p>
          </table:table-cell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78452999999536" calcext:value-type="float">
            <text:p>0,678452999999536</text:p>
          </table:table-cell>
          <table:table-cell office:value-type="string" calcext:value-type="string">
            <text:p><text:s/>[23] </text:p>
          </table:table-cell>
          <table:table-cell office:value-type="float" office:value="0.0215440000001763" calcext:value-type="float">
            <text:p>0,021544000000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9.15057553836" calcext:value-type="float">
            <text:p>3149,15057553836</text:p>
          </table:table-cell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00996999999734" calcext:value-type="float">
            <text:p>0,400996999999734</text:p>
          </table:table-cell>
          <table:table-cell office:value-type="string" calcext:value-type="string">
            <text:p><text:s/>[23] </text:p>
          </table:table-cell>
          <table:table-cell office:value-type="float" office:value="0.0755950000002486" calcext:value-type="float">
            <text:p>0,075595000000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.454395129857" calcext:value-type="float">
            <text:p>530,454395129857</text:p>
          </table:table-cell>
        </table:table-row>
        <table:table-row table:style-name="ro1">
          <table:table-cell office:value-type="float" office:value="18198" calcext:value-type="float">
            <text:p>18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9178299999985" calcext:value-type="float">
            <text:p>0,59178299999985</text:p>
          </table:table-cell>
          <table:table-cell office:value-type="string" calcext:value-type="string">
            <text:p><text:s/>[23] </text:p>
          </table:table-cell>
          <table:table-cell office:value-type="float" office:value="0.0505719999991925" calcext:value-type="float">
            <text:p>0,050571999999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0.17915053646" calcext:value-type="float">
            <text:p>1170,17915053646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00524000000405" calcext:value-type="float">
            <text:p>0,600524000000405</text:p>
          </table:table-cell>
          <table:table-cell office:value-type="string" calcext:value-type="string">
            <text:p><text:s/>[23] </text:p>
          </table:table-cell>
          <table:table-cell office:value-type="float" office:value="0.0205089999999473" calcext:value-type="float">
            <text:p>0,0205089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8.09985860817" calcext:value-type="float">
            <text:p>2928,09985860817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99540000000707" calcext:value-type="float">
            <text:p>0,499540000000707</text:p>
          </table:table-cell>
          <table:table-cell office:value-type="string" calcext:value-type="string">
            <text:p><text:s/>[23] </text:p>
          </table:table-cell>
          <table:table-cell office:value-type="float" office:value="0.0198039999995672" calcext:value-type="float">
            <text:p>0,019803999999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2.41971324795" calcext:value-type="float">
            <text:p>2522,41971324795</text:p>
          </table:table-cell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43245999999999" calcext:value-type="float">
            <text:p>0,743245999999999</text:p>
          </table:table-cell>
          <table:table-cell office:value-type="string" calcext:value-type="string">
            <text:p><text:s/>[23] </text:p>
          </table:table-cell>
          <table:table-cell office:value-type="float" office:value="0.0181110000003173" calcext:value-type="float">
            <text:p>0,01811100000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3.8374467836" calcext:value-type="float">
            <text:p>4103,8374467836</text:p>
          </table:table-cell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48460999999952" calcext:value-type="float">
            <text:p>0,448460999999952</text:p>
          </table:table-cell>
          <table:table-cell office:value-type="string" calcext:value-type="string">
            <text:p><text:s/>[23] </text:p>
          </table:table-cell>
          <table:table-cell office:value-type="float" office:value="0.0688460000001214" calcext:value-type="float">
            <text:p>0,068846000000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1.397321557042" calcext:value-type="float">
            <text:p>651,397321557042</text:p>
          </table:table-cell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34269000000131" calcext:value-type="float">
            <text:p>0,634269000000131</text:p>
          </table:table-cell>
          <table:table-cell office:value-type="string" calcext:value-type="string">
            <text:p><text:s/>[23] </text:p>
          </table:table-cell>
          <table:table-cell office:value-type="float" office:value="0.0454289999997855" calcext:value-type="float">
            <text:p>0,045428999999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6.17645117244" calcext:value-type="float">
            <text:p>1396,17645117244</text:p>
          </table:table-cell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14365000000362" calcext:value-type="float">
            <text:p>0,614365000000362</text:p>
          </table:table-cell>
          <table:table-cell office:value-type="string" calcext:value-type="string">
            <text:p><text:s/>[23] </text:p>
          </table:table-cell>
          <table:table-cell office:value-type="float" office:value="0.0274810000000798" calcext:value-type="float">
            <text:p>0,027481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5.59914121967" calcext:value-type="float">
            <text:p>2235,59914121967</text:p>
          </table:table-cell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73607999999331" calcext:value-type="float">
            <text:p>0,473607999999331</text:p>
          </table:table-cell>
          <table:table-cell office:value-type="string" calcext:value-type="string">
            <text:p><text:s/>[23] </text:p>
          </table:table-cell>
          <table:table-cell office:value-type="float" office:value="0.0201350000006642" calcext:value-type="float">
            <text:p>0,020135000000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2.16290034124" calcext:value-type="float">
            <text:p>2352,16290034124</text:p>
          </table:table-cell>
        </table:table-row>
        <table:table-row table:style-name="ro1">
          <table:table-cell office:value-type="float" office:value="18206" calcext:value-type="float">
            <text:p>182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71487999999954" calcext:value-type="float">
            <text:p>0,671487999999954</text:p>
          </table:table-cell>
          <table:table-cell office:value-type="string" calcext:value-type="string">
            <text:p><text:s/>[23] </text:p>
          </table:table-cell>
          <table:table-cell office:value-type="float" office:value="0.0181400000001304" calcext:value-type="float">
            <text:p>0,0181400000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1.69790515506" calcext:value-type="float">
            <text:p>3701,69790515506</text:p>
          </table:table-cell>
        </table:table-row>
        <table:table-row table:style-name="ro1">
          <table:table-cell office:value-type="float" office:value="18207" calcext:value-type="float">
            <text:p>18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53991999999744" calcext:value-type="float">
            <text:p>0,453991999999744</text:p>
          </table:table-cell>
          <table:table-cell office:value-type="string" calcext:value-type="string">
            <text:p><text:s/>[23] </text:p>
          </table:table-cell>
          <table:table-cell office:value-type="float" office:value="0.0977199999997538" calcext:value-type="float">
            <text:p>0,097719999999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.584527221539" calcext:value-type="float">
            <text:p>464,584527221539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15872000000309" calcext:value-type="float">
            <text:p>0,615872000000309</text:p>
          </table:table-cell>
          <table:table-cell office:value-type="string" calcext:value-type="string">
            <text:p><text:s/>[23] </text:p>
          </table:table-cell>
          <table:table-cell office:value-type="float" office:value="0.0620380000000296" calcext:value-type="float">
            <text:p>0,062038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.733485928004" calcext:value-type="float">
            <text:p>992,733485928004</text:p>
          </table:table-cell>
        </table:table-row>
        <table:table-row table:style-name="ro1">
          <table:table-cell office:value-type="float" office:value="18209" calcext:value-type="float">
            <text:p>18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12831000000006" calcext:value-type="float">
            <text:p>0,512831000000006</text:p>
          </table:table-cell>
          <table:table-cell office:value-type="string" calcext:value-type="string">
            <text:p><text:s/>[23] </text:p>
          </table:table-cell>
          <table:table-cell office:value-type="float" office:value="0.0188650000000052" calcext:value-type="float">
            <text:p>0,018865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8.42565597595" calcext:value-type="float">
            <text:p>2718,42565597595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75306999999702" calcext:value-type="float">
            <text:p>0,475306999999702</text:p>
          </table:table-cell>
          <table:table-cell office:value-type="string" calcext:value-type="string">
            <text:p><text:s/>[23] </text:p>
          </table:table-cell>
          <table:table-cell office:value-type="float" office:value="0.0183109999998123" calcext:value-type="float">
            <text:p>0,0183109999998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5.7457266374" calcext:value-type="float">
            <text:p>2595,7457266374</text:p>
          </table:table-cell>
        </table:table-row>
        <table:table-row table:style-name="ro1">
          <table:table-cell office:value-type="float" office:value="18211" calcext:value-type="float">
            <text:p>18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47299000000203" calcext:value-type="float">
            <text:p>0,647299000000203</text:p>
          </table:table-cell>
          <table:table-cell office:value-type="string" calcext:value-type="string">
            <text:p><text:s/>[23] </text:p>
          </table:table-cell>
          <table:table-cell office:value-type="float" office:value="0.0180609999997614" calcext:value-type="float">
            <text:p>0,018060999999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3.95991367451" calcext:value-type="float">
            <text:p>3583,95991367451</text:p>
          </table:table-cell>
        </table:table-row>
        <table:table-row table:style-name="ro1">
          <table:table-cell office:value-type="float" office:value="18212" calcext:value-type="float">
            <text:p>18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488765000000058" calcext:value-type="float">
            <text:p>0,488765000000058</text:p>
          </table:table-cell>
          <table:table-cell office:value-type="string" calcext:value-type="string">
            <text:p><text:s/>[23] </text:p>
          </table:table-cell>
          <table:table-cell office:value-type="float" office:value="0.112154999999802" calcext:value-type="float">
            <text:p>0,112154999999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.794213366251" calcext:value-type="float">
            <text:p>435,794213366251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768181999999797" calcext:value-type="float">
            <text:p>0,768181999999797</text:p>
          </table:table-cell>
          <table:table-cell office:value-type="string" calcext:value-type="string">
            <text:p><text:s/>[23] </text:p>
          </table:table-cell>
          <table:table-cell office:value-type="float" office:value="0.038419000000431" calcext:value-type="float">
            <text:p>0,038419000000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.48462997782" calcext:value-type="float">
            <text:p>1999,48462997782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05568999999923" calcext:value-type="float">
            <text:p>0,505568999999923</text:p>
          </table:table-cell>
          <table:table-cell office:value-type="string" calcext:value-type="string">
            <text:p><text:s/>[23] </text:p>
          </table:table-cell>
          <table:table-cell office:value-type="float" office:value="0.0979619999998249" calcext:value-type="float">
            <text:p>0,097961999999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6.086850003906" calcext:value-type="float">
            <text:p>516,086850003906</text:p>
          </table:table-cell>
        </table:table-row>
        <table:table-row table:style-name="ro1">
          <table:table-cell office:value-type="float" office:value="18215" calcext:value-type="float">
            <text:p>18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50088999999934" calcext:value-type="float">
            <text:p>0,450088999999934</text:p>
          </table:table-cell>
          <table:table-cell office:value-type="string" calcext:value-type="string">
            <text:p><text:s/>[23] </text:p>
          </table:table-cell>
          <table:table-cell office:value-type="float" office:value="0.0711550000005445" calcext:value-type="float">
            <text:p>0,071155000000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2.547255985511" calcext:value-type="float">
            <text:p>632,547255985511</text:p>
          </table:table-cell>
        </table:table-row>
        <table:table-row table:style-name="ro1">
          <table:table-cell office:value-type="float" office:value="18216" calcext:value-type="float">
            <text:p>182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545213000000331" calcext:value-type="float">
            <text:p>0,545213000000331</text:p>
          </table:table-cell>
          <table:table-cell office:value-type="string" calcext:value-type="string">
            <text:p><text:s/>[23] </text:p>
          </table:table-cell>
          <table:table-cell office:value-type="float" office:value="0.0383300000003146" calcext:value-type="float">
            <text:p>0,038330000000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2.41847116059" calcext:value-type="float">
            <text:p>1422,41847116059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20487000000321" calcext:value-type="float">
            <text:p>0,420487000000321</text:p>
          </table:table-cell>
          <table:table-cell office:value-type="string" calcext:value-type="string">
            <text:p><text:s/>[23] </text:p>
          </table:table-cell>
          <table:table-cell office:value-type="float" office:value="0.0549639999999272" calcext:value-type="float">
            <text:p>0,054963999999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5.022560222833" calcext:value-type="float">
            <text:p>765,022560222833</text:p>
          </table:table-cell>
        </table:table-row>
        <table:table-row table:style-name="ro1">
          <table:table-cell office:value-type="float" office:value="18218" calcext:value-type="float">
            <text:p>18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23686000000453" calcext:value-type="float">
            <text:p>0,523686000000453</text:p>
          </table:table-cell>
          <table:table-cell office:value-type="string" calcext:value-type="string">
            <text:p><text:s/>[23] </text:p>
          </table:table-cell>
          <table:table-cell office:value-type="float" office:value="0.0485250000001543" calcext:value-type="float">
            <text:p>0,048525000000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.20865532981" calcext:value-type="float">
            <text:p>1079,20865532981</text:p>
          </table:table-cell>
        </table:table-row>
        <table:table-row table:style-name="ro1">
          <table:table-cell office:value-type="float" office:value="18219" calcext:value-type="float">
            <text:p>18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37476999999853" calcext:value-type="float">
            <text:p>0,537476999999853</text:p>
          </table:table-cell>
          <table:table-cell office:value-type="string" calcext:value-type="string">
            <text:p><text:s/>[23] </text:p>
          </table:table-cell>
          <table:table-cell office:value-type="float" office:value="0.0972659999997632" calcext:value-type="float">
            <text:p>0,097265999999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.584664735018" calcext:value-type="float">
            <text:p>552,584664735018</text:p>
          </table:table-cell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42025999999714" calcext:value-type="float">
            <text:p>0,442025999999714</text:p>
          </table:table-cell>
          <table:table-cell office:value-type="string" calcext:value-type="string">
            <text:p><text:s/>[23] </text:p>
          </table:table-cell>
          <table:table-cell office:value-type="float" office:value="0.0871170000000348" calcext:value-type="float">
            <text:p>0,0871170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.393505285464" calcext:value-type="float">
            <text:p>507,393505285464</text:p>
          </table:table-cell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599768999999469" calcext:value-type="float">
            <text:p>0,599768999999469</text:p>
          </table:table-cell>
          <table:table-cell office:value-type="string" calcext:value-type="string">
            <text:p><text:s/>[23] </text:p>
          </table:table-cell>
          <table:table-cell office:value-type="float" office:value="0.0715580000005502" calcext:value-type="float">
            <text:p>0,0715580000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.157857954187" calcext:value-type="float">
            <text:p>838,157857954187</text:p>
          </table:table-cell>
        </table:table-row>
        <table:table-row table:style-name="ro1">
          <table:table-cell office:value-type="float" office:value="18222" calcext:value-type="float">
            <text:p>18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29748999999356" calcext:value-type="float">
            <text:p>0,529748999999356</text:p>
          </table:table-cell>
          <table:table-cell office:value-type="string" calcext:value-type="string">
            <text:p><text:s/>[23] </text:p>
          </table:table-cell>
          <table:table-cell office:value-type="float" office:value="0.0640739999998914" calcext:value-type="float">
            <text:p>0,06407399999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6.776851765543" calcext:value-type="float">
            <text:p>826,776851765543</text:p>
          </table:table-cell>
        </table:table-row>
        <table:table-row table:style-name="ro1">
          <table:table-cell office:value-type="float" office:value="18223" calcext:value-type="float">
            <text:p>18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76796999999715" calcext:value-type="float">
            <text:p>0,576796999999715</text:p>
          </table:table-cell>
          <table:table-cell office:value-type="string" calcext:value-type="string">
            <text:p><text:s/>[23] </text:p>
          </table:table-cell>
          <table:table-cell office:value-type="float" office:value="0.121925000000374" calcext:value-type="float">
            <text:p>0,121925000000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.075251177319" calcext:value-type="float">
            <text:p>473,075251177319</text:p>
          </table:table-cell>
        </table:table-row>
        <table:table-row table:style-name="ro1">
          <table:table-cell office:value-type="float" office:value="18224" calcext:value-type="float">
            <text:p>18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592633000000205" calcext:value-type="float">
            <text:p>0,592633000000205</text:p>
          </table:table-cell>
          <table:table-cell office:value-type="string" calcext:value-type="string">
            <text:p><text:s/>[23] </text:p>
          </table:table-cell>
          <table:table-cell office:value-type="float" office:value="0.052853000000141" calcext:value-type="float">
            <text:p>0,05285300000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.2854521004" calcext:value-type="float">
            <text:p>1121,2854521004</text:p>
          </table:table-cell>
        </table:table-row>
        <table:table-row table:style-name="ro1">
          <table:table-cell office:value-type="float" office:value="18225" calcext:value-type="float">
            <text:p>18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42999999999665" calcext:value-type="float">
            <text:p>0,542999999999665</text:p>
          </table:table-cell>
          <table:table-cell office:value-type="string" calcext:value-type="string">
            <text:p><text:s/>[23] </text:p>
          </table:table-cell>
          <table:table-cell office:value-type="float" office:value="0.0535079999999653" calcext:value-type="float">
            <text:p>0,053507999999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80152500564" calcext:value-type="float">
            <text:p>1014,80152500564</text:p>
          </table:table-cell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89064000000508" calcext:value-type="float">
            <text:p>0,789064000000508</text:p>
          </table:table-cell>
          <table:table-cell office:value-type="string" calcext:value-type="string">
            <text:p><text:s/>[23] </text:p>
          </table:table-cell>
          <table:table-cell office:value-type="float" office:value="0.0734780000002502" calcext:value-type="float">
            <text:p>0,07347800000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3.87789542152" calcext:value-type="float">
            <text:p>1073,87789542152</text:p>
          </table:table-cell>
        </table:table-row>
        <table:table-row table:style-name="ro1">
          <table:table-cell office:value-type="float" office:value="18227" calcext:value-type="float">
            <text:p>182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621640999999727" calcext:value-type="float">
            <text:p>0,621640999999727</text:p>
          </table:table-cell>
          <table:table-cell office:value-type="string" calcext:value-type="string">
            <text:p><text:s/>[23] </text:p>
          </table:table-cell>
          <table:table-cell office:value-type="float" office:value="0.111364000000322" calcext:value-type="float">
            <text:p>0,111364000000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.206422181254" calcext:value-type="float">
            <text:p>558,206422181254</text:p>
          </table:table-cell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67146999999204" calcext:value-type="float">
            <text:p>0,667146999999204</text:p>
          </table:table-cell>
          <table:table-cell office:value-type="string" calcext:value-type="string">
            <text:p><text:s/>[23] </text:p>
          </table:table-cell>
          <table:table-cell office:value-type="float" office:value="0.0644750000001295" calcext:value-type="float">
            <text:p>0,0644750000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4.73749514985" calcext:value-type="float">
            <text:p>1034,73749514985</text:p>
          </table:table-cell>
        </table:table-row>
        <table:table-row table:style-name="ro1">
          <table:table-cell office:value-type="float" office:value="18229" calcext:value-type="float">
            <text:p>18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37033999999403" calcext:value-type="float">
            <text:p>0,637033999999403</text:p>
          </table:table-cell>
          <table:table-cell office:value-type="string" calcext:value-type="string">
            <text:p><text:s/>[23] </text:p>
          </table:table-cell>
          <table:table-cell office:value-type="float" office:value="0.110873999999967" calcext:value-type="float">
            <text:p>0,110873999999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4.556704005982" calcext:value-type="float">
            <text:p>574,556704005982</text:p>
          </table:table-cell>
        </table:table-row>
        <table:table-row table:style-name="ro1">
          <table:table-cell office:value-type="float" office:value="18230" calcext:value-type="float">
            <text:p>18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14041000000361" calcext:value-type="float">
            <text:p>0,514041000000361</text:p>
          </table:table-cell>
          <table:table-cell office:value-type="string" calcext:value-type="string">
            <text:p><text:s/>[23] </text:p>
          </table:table-cell>
          <table:table-cell office:value-type="float" office:value="0.0474210000002131" calcext:value-type="float">
            <text:p>0,047421000000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3.9944328421" calcext:value-type="float">
            <text:p>1083,9944328421</text:p>
          </table:table-cell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10587999999916" calcext:value-type="float">
            <text:p>0,710587999999916</text:p>
          </table:table-cell>
          <table:table-cell office:value-type="string" calcext:value-type="string">
            <text:p><text:s/>[23] </text:p>
          </table:table-cell>
          <table:table-cell office:value-type="float" office:value="0.0796120000004521" calcext:value-type="float">
            <text:p>0,079612000000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2.563935079989" calcext:value-type="float">
            <text:p>892,563935079989</text:p>
          </table:table-cell>
        </table:table-row>
        <table:table-row table:style-name="ro1">
          <table:table-cell office:value-type="float" office:value="18232" calcext:value-type="float">
            <text:p>18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536603999999898" calcext:value-type="float">
            <text:p>0,536603999999898</text:p>
          </table:table-cell>
          <table:table-cell office:value-type="string" calcext:value-type="string">
            <text:p><text:s/>[23] </text:p>
          </table:table-cell>
          <table:table-cell office:value-type="float" office:value="0.135970999999699" calcext:value-type="float">
            <text:p>0,135970999999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.645917144894" calcext:value-type="float">
            <text:p>394,645917144894</text:p>
          </table:table-cell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845773000000008" calcext:value-type="float">
            <text:p>0,845773000000008</text:p>
          </table:table-cell>
          <table:table-cell office:value-type="string" calcext:value-type="string">
            <text:p><text:s/>[23] </text:p>
          </table:table-cell>
          <table:table-cell office:value-type="float" office:value="0.0922109999992244" calcext:value-type="float">
            <text:p>0,092210999999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7.214865913093" calcext:value-type="float">
            <text:p>917,214865913093</text:p>
          </table:table-cell>
        </table:table-row>
        <table:table-row table:style-name="ro1">
          <table:table-cell office:value-type="float" office:value="18234" calcext:value-type="float">
            <text:p>18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18919900000037" calcext:value-type="float">
            <text:p>1,18919900000037</text:p>
          </table:table-cell>
          <table:table-cell office:value-type="string" calcext:value-type="string">
            <text:p><text:s/>[38] </text:p>
          </table:table-cell>
          <table:table-cell office:value-type="float" office:value="0.179433000000245" calcext:value-type="float">
            <text:p>0,179433000000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.753785534852" calcext:value-type="float">
            <text:p>662,753785534852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6413200000043" calcext:value-type="float">
            <text:p>1,06413200000043</text:p>
          </table:table-cell>
          <table:table-cell office:value-type="string" calcext:value-type="string">
            <text:p><text:s/>[38] </text:p>
          </table:table-cell>
          <table:table-cell office:value-type="float" office:value="0.203706000000238" calcext:value-type="float">
            <text:p>0,203706000000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.386184009888" calcext:value-type="float">
            <text:p>522,386184009888</text:p>
          </table:table-cell>
        </table:table-row>
        <table:table-row table:style-name="ro1">
          <table:table-cell office:value-type="float" office:value="18236" calcext:value-type="float">
            <text:p>182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1.01386599999933" calcext:value-type="float">
            <text:p>1,01386599999933</text:p>
          </table:table-cell>
          <table:table-cell office:value-type="string" calcext:value-type="string">
            <text:p><text:s/>[38] </text:p>
          </table:table-cell>
          <table:table-cell office:value-type="float" office:value="0.292637000000468" calcext:value-type="float">
            <text:p>0,292637000000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.458581791675" calcext:value-type="float">
            <text:p>346,458581791675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2917500000058" calcext:value-type="float">
            <text:p>1,02917500000058</text:p>
          </table:table-cell>
          <table:table-cell office:value-type="string" calcext:value-type="string">
            <text:p><text:s/>[38] </text:p>
          </table:table-cell>
          <table:table-cell office:value-type="float" office:value="0.174170000000231" calcext:value-type="float">
            <text:p>0,174170000000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.902566457606" calcext:value-type="float">
            <text:p>590,902566457606</text:p>
          </table:table-cell>
        </table:table-row>
        <table:table-row table:style-name="ro1">
          <table:table-cell office:value-type="float" office:value="18238" calcext:value-type="float">
            <text:p>18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44736599999942" calcext:value-type="float">
            <text:p>0,44736599999942</text:p>
          </table:table-cell>
          <table:table-cell office:value-type="string" calcext:value-type="string">
            <text:p><text:s/>[23] </text:p>
          </table:table-cell>
          <table:table-cell office:value-type="float" office:value="0.0213219999995999" calcext:value-type="float">
            <text:p>0,021321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8.14276337967" calcext:value-type="float">
            <text:p>2098,14276337967</text:p>
          </table:table-cell>
        </table:table-row>
        <table:table-row table:style-name="ro1">
          <table:table-cell office:value-type="float" office:value="18239" calcext:value-type="float">
            <text:p>18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53975000000355" calcext:value-type="float">
            <text:p>0,453975000000355</text:p>
          </table:table-cell>
          <table:table-cell office:value-type="string" calcext:value-type="string">
            <text:p><text:s/>[23] </text:p>
          </table:table-cell>
          <table:table-cell office:value-type="float" office:value="0.0265110000000277" calcext:value-type="float">
            <text:p>0,0265110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2.40239900374" calcext:value-type="float">
            <text:p>1712,40239900374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9011100000007" calcext:value-type="float">
            <text:p>0,49011100000007</text:p>
          </table:table-cell>
          <table:table-cell office:value-type="string" calcext:value-type="string">
            <text:p><text:s/>[23] </text:p>
          </table:table-cell>
          <table:table-cell office:value-type="float" office:value="0.0214280000000144" calcext:value-type="float">
            <text:p>0,021428000000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7.24565988305" calcext:value-type="float">
            <text:p>2287,24565988305</text:p>
          </table:table-cell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40447000000313" calcext:value-type="float">
            <text:p>0,540447000000313</text:p>
          </table:table-cell>
          <table:table-cell office:value-type="string" calcext:value-type="string">
            <text:p><text:s/>[23] </text:p>
          </table:table-cell>
          <table:table-cell office:value-type="float" office:value="0.0221410000003743" calcext:value-type="float">
            <text:p>0,022141000000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0.93311047909" calcext:value-type="float">
            <text:p>2440,93311047909</text:p>
          </table:table-cell>
        </table:table-row>
        <table:table-row table:style-name="ro1">
          <table:table-cell office:value-type="float" office:value="18242" calcext:value-type="float">
            <text:p>18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381918000000041" calcext:value-type="float">
            <text:p>0,381918000000041</text:p>
          </table:table-cell>
          <table:table-cell office:value-type="string" calcext:value-type="string">
            <text:p><text:s/>[23] </text:p>
          </table:table-cell>
          <table:table-cell office:value-type="float" office:value="0.0374579999997877" calcext:value-type="float">
            <text:p>0,037457999999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9.58994073951" calcext:value-type="float">
            <text:p>1019,58994073951</text:p>
          </table:table-cell>
        </table:table-row>
        <table:table-row table:style-name="ro1">
          <table:table-cell office:value-type="float" office:value="18243" calcext:value-type="float">
            <text:p>182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08131000000139" calcext:value-type="float">
            <text:p>0,408131000000139</text:p>
          </table:table-cell>
          <table:table-cell office:value-type="string" calcext:value-type="string">
            <text:p><text:s/>[23] </text:p>
          </table:table-cell>
          <table:table-cell office:value-type="float" office:value="0.0642600000001039" calcext:value-type="float">
            <text:p>0,064260000000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.124494241331" calcext:value-type="float">
            <text:p>635,124494241331</text:p>
          </table:table-cell>
        </table:table-row>
        <table:table-row table:style-name="ro1">
          <table:table-cell office:value-type="float" office:value="18244" calcext:value-type="float">
            <text:p>182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46914000000106" calcext:value-type="float">
            <text:p>0,446914000000106</text:p>
          </table:table-cell>
          <table:table-cell office:value-type="string" calcext:value-type="string">
            <text:p><text:s/>[23] </text:p>
          </table:table-cell>
          <table:table-cell office:value-type="float" office:value="0.0519300000005387" calcext:value-type="float">
            <text:p>0,051930000000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.608511449008" calcext:value-type="float">
            <text:p>860,608511449008</text:p>
          </table:table-cell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486031999999796" calcext:value-type="float">
            <text:p>0,486031999999796</text:p>
          </table:table-cell>
          <table:table-cell office:value-type="string" calcext:value-type="string">
            <text:p><text:s/>[23] </text:p>
          </table:table-cell>
          <table:table-cell office:value-type="float" office:value="0.0741250000000946" calcext:value-type="float">
            <text:p>0,074125000000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5.692411466004" calcext:value-type="float">
            <text:p>655,692411466004</text:p>
          </table:table-cell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42778999999973" calcext:value-type="float">
            <text:p>0,942778999999973</text:p>
          </table:table-cell>
          <table:table-cell office:value-type="string" calcext:value-type="string">
            <text:p><text:s/>[38] </text:p>
          </table:table-cell>
          <table:table-cell office:value-type="float" office:value="0.325821999999789" calcext:value-type="float">
            <text:p>0,325821999999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.354003106169" calcext:value-type="float">
            <text:p>289,354003106169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82243000000381" calcext:value-type="float">
            <text:p>0,982243000000381</text:p>
          </table:table-cell>
          <table:table-cell office:value-type="string" calcext:value-type="string">
            <text:p><text:s/>[38] </text:p>
          </table:table-cell>
          <table:table-cell office:value-type="float" office:value="0.150878000000375" calcext:value-type="float">
            <text:p>0,150878000000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1.018041064925" calcext:value-type="float">
            <text:p>651,018041064925</text:p>
          </table:table-cell>
        </table:table-row>
        <table:table-row table:style-name="ro1">
          <table:table-cell office:value-type="float" office:value="18248" calcext:value-type="float">
            <text:p>18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7574000000059" calcext:value-type="float">
            <text:p>1,17574000000059</text:p>
          </table:table-cell>
          <table:table-cell office:value-type="string" calcext:value-type="string">
            <text:p><text:s/>[38] </text:p>
          </table:table-cell>
          <table:table-cell office:value-type="float" office:value="0.176344000000427" calcext:value-type="float">
            <text:p>0,176344000000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.73093498942" calcext:value-type="float">
            <text:p>666,73093498942</text:p>
          </table:table-cell>
        </table:table-row>
        <table:table-row table:style-name="ro1">
          <table:table-cell office:value-type="float" office:value="18249" calcext:value-type="float">
            <text:p>18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64112999999998" calcext:value-type="float">
            <text:p>0,964112999999998</text:p>
          </table:table-cell>
          <table:table-cell office:value-type="string" calcext:value-type="string">
            <text:p><text:s/>[38] </text:p>
          </table:table-cell>
          <table:table-cell office:value-type="float" office:value="0.3073830000003" calcext:value-type="float">
            <text:p>0,307383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3.652023696514" calcext:value-type="float">
            <text:p>313,652023696514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4967299999953" calcext:value-type="float">
            <text:p>1,04967299999953</text:p>
          </table:table-cell>
          <table:table-cell office:value-type="string" calcext:value-type="string">
            <text:p><text:s/>[38] </text:p>
          </table:table-cell>
          <table:table-cell office:value-type="float" office:value="0.243623999999727" calcext:value-type="float">
            <text:p>0,243623999999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.857797261643" calcext:value-type="float">
            <text:p>430,857797261643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0979800000041" calcext:value-type="float">
            <text:p>1,10979800000041</text:p>
          </table:table-cell>
          <table:table-cell office:value-type="string" calcext:value-type="string">
            <text:p><text:s/>[38] </text:p>
          </table:table-cell>
          <table:table-cell office:value-type="float" office:value="0.145614000000023" calcext:value-type="float">
            <text:p>0,145614000000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2.150617385851" calcext:value-type="float">
            <text:p>762,150617385851</text:p>
          </table:table-cell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990898000000016" calcext:value-type="float">
            <text:p>0,990898000000016</text:p>
          </table:table-cell>
          <table:table-cell office:value-type="string" calcext:value-type="string">
            <text:p><text:s/>[38] </text:p>
          </table:table-cell>
          <table:table-cell office:value-type="float" office:value="0.432340999999724" calcext:value-type="float">
            <text:p>0,432340999999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.193622626734" calcext:value-type="float">
            <text:p>229,193622626734</text:p>
          </table:table-cell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2188200000001" calcext:value-type="float">
            <text:p>1,02188200000001</text:p>
          </table:table-cell>
          <table:table-cell office:value-type="string" calcext:value-type="string">
            <text:p><text:s/>[38] </text:p>
          </table:table-cell>
          <table:table-cell office:value-type="float" office:value="0.189107000000149" calcext:value-type="float">
            <text:p>0,189107000000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.372381772858" calcext:value-type="float">
            <text:p>540,372381772858</text:p>
          </table:table-cell>
        </table:table-row>
        <table:table-row table:style-name="ro1">
          <table:table-cell office:value-type="float" office:value="18254" calcext:value-type="float">
            <text:p>18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3647399999991" calcext:value-type="float">
            <text:p>1,13647399999991</text:p>
          </table:table-cell>
          <table:table-cell office:value-type="string" calcext:value-type="string">
            <text:p><text:s/>[38] </text:p>
          </table:table-cell>
          <table:table-cell office:value-type="float" office:value="0.141626999999971" calcext:value-type="float">
            <text:p>0,14162699999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.441624831521" calcext:value-type="float">
            <text:p>802,441624831521</text:p>
          </table:table-cell>
        </table:table-row>
        <table:table-row table:style-name="ro1">
          <table:table-cell office:value-type="float" office:value="18255" calcext:value-type="float">
            <text:p>18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49775000000045" calcext:value-type="float">
            <text:p>0,949775000000045</text:p>
          </table:table-cell>
          <table:table-cell office:value-type="string" calcext:value-type="string">
            <text:p><text:s/>[38] </text:p>
          </table:table-cell>
          <table:table-cell office:value-type="float" office:value="0.195939999999609" calcext:value-type="float">
            <text:p>0,195939999999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.727467593109" calcext:value-type="float">
            <text:p>484,727467593109</text:p>
          </table:table-cell>
        </table:table-row>
        <table:table-row table:style-name="ro1">
          <table:table-cell office:value-type="float" office:value="18256" calcext:value-type="float">
            <text:p>18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54689999999573" calcext:value-type="float">
            <text:p>0,954689999999573</text:p>
          </table:table-cell>
          <table:table-cell office:value-type="string" calcext:value-type="string">
            <text:p><text:s/>[38] </text:p>
          </table:table-cell>
          <table:table-cell office:value-type="float" office:value="0.181365000000369" calcext:value-type="float">
            <text:p>0,1813650000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6.391530889439" calcext:value-type="float">
            <text:p>526,391530889439</text:p>
          </table:table-cell>
        </table:table-row>
        <table:table-row table:style-name="ro1">
          <table:table-cell office:value-type="float" office:value="18257" calcext:value-type="float">
            <text:p>18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44984300000033" calcext:value-type="float">
            <text:p>1,44984300000033</text:p>
          </table:table-cell>
          <table:table-cell office:value-type="string" calcext:value-type="string">
            <text:p><text:s/>[38] </text:p>
          </table:table-cell>
          <table:table-cell office:value-type="float" office:value="0.173885999999584" calcext:value-type="float">
            <text:p>0,173885999999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3.789379250657" calcext:value-type="float">
            <text:p>833,789379250657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23694999999498" calcext:value-type="float">
            <text:p>0,423694999999498</text:p>
          </table:table-cell>
          <table:table-cell office:value-type="string" calcext:value-type="string">
            <text:p><text:s/>[23] </text:p>
          </table:table-cell>
          <table:table-cell office:value-type="float" office:value="0.0219090000000506" calcext:value-type="float">
            <text:p>0,021909000000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3.88561777589" calcext:value-type="float">
            <text:p>1933,88561777589</text:p>
          </table:table-cell>
        </table:table-row>
        <table:table-row table:style-name="ro1">
          <table:table-cell office:value-type="float" office:value="18259" calcext:value-type="float">
            <text:p>182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28208999999697" calcext:value-type="float">
            <text:p>0,428208999999697</text:p>
          </table:table-cell>
          <table:table-cell office:value-type="string" calcext:value-type="string">
            <text:p><text:s/>[23] </text:p>
          </table:table-cell>
          <table:table-cell office:value-type="float" office:value="0.0548449999996592" calcext:value-type="float">
            <text:p>0,054844999999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.762147875573" calcext:value-type="float">
            <text:p>780,76214787557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67534999999589" calcext:value-type="float">
            <text:p>0,667534999999589</text:p>
          </table:table-cell>
          <table:table-cell office:value-type="string" calcext:value-type="string">
            <text:p><text:s/>[23] </text:p>
          </table:table-cell>
          <table:table-cell office:value-type="float" office:value="0.0519050000002608" calcext:value-type="float">
            <text:p>0,051905000000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.07070609043" calcext:value-type="float">
            <text:p>1286,07070609043</text:p>
          </table:table-cell>
        </table:table-row>
        <table:table-row table:style-name="ro1">
          <table:table-cell office:value-type="float" office:value="18261" calcext:value-type="float">
            <text:p>182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23963999999614" calcext:value-type="float">
            <text:p>0,423963999999614</text:p>
          </table:table-cell>
          <table:table-cell office:value-type="string" calcext:value-type="string">
            <text:p><text:s/>[23] </text:p>
          </table:table-cell>
          <table:table-cell office:value-type="float" office:value="0.0239139999994222" calcext:value-type="float">
            <text:p>0,023913999999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.86944889963" calcext:value-type="float">
            <text:p>1772,86944889963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54052000000047" calcext:value-type="float">
            <text:p>0,454052000000047</text:p>
          </table:table-cell>
          <table:table-cell office:value-type="string" calcext:value-type="string">
            <text:p><text:s/>[23] </text:p>
          </table:table-cell>
          <table:table-cell office:value-type="float" office:value="0.0607089999994059" calcext:value-type="float">
            <text:p>0,060708999999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.915465589106" calcext:value-type="float">
            <text:p>747,915465589106</text:p>
          </table:table-cell>
        </table:table-row>
        <table:table-row table:style-name="ro1">
          <table:table-cell office:value-type="float" office:value="18263" calcext:value-type="float">
            <text:p>182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46265000000676" calcext:value-type="float">
            <text:p>0,746265000000676</text:p>
          </table:table-cell>
          <table:table-cell office:value-type="string" calcext:value-type="string">
            <text:p><text:s/>[23] </text:p>
          </table:table-cell>
          <table:table-cell office:value-type="float" office:value="0.107174000000668" calcext:value-type="float">
            <text:p>0,107174000000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6.311605422977" calcext:value-type="float">
            <text:p>696,31160542297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43718000000445" calcext:value-type="float">
            <text:p>0,443718000000445</text:p>
          </table:table-cell>
          <table:table-cell office:value-type="string" calcext:value-type="string">
            <text:p><text:s/>[23] </text:p>
          </table:table-cell>
          <table:table-cell office:value-type="float" office:value="0.0190929999998843" calcext:value-type="float">
            <text:p>0,019092999999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3.98261144468" calcext:value-type="float">
            <text:p>2323,98261144468</text:p>
          </table:table-cell>
        </table:table-row>
        <table:table-row table:style-name="ro1">
          <table:table-cell office:value-type="float" office:value="18265" calcext:value-type="float">
            <text:p>182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18784999999843" calcext:value-type="float">
            <text:p>0,418784999999843</text:p>
          </table:table-cell>
          <table:table-cell office:value-type="string" calcext:value-type="string">
            <text:p><text:s/>[23] </text:p>
          </table:table-cell>
          <table:table-cell office:value-type="float" office:value="0.0627049999993687" calcext:value-type="float">
            <text:p>0,062704999999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.865401489609" calcext:value-type="float">
            <text:p>667,865401489609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81853000000046" calcext:value-type="float">
            <text:p>0,681853000000046</text:p>
          </table:table-cell>
          <table:table-cell office:value-type="string" calcext:value-type="string">
            <text:p><text:s/>[23] </text:p>
          </table:table-cell>
          <table:table-cell office:value-type="float" office:value="0.0463410000002114" calcext:value-type="float">
            <text:p>0,046341000000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1.38171381053" calcext:value-type="float">
            <text:p>1471,38171381053</text:p>
          </table:table-cell>
        </table:table-row>
        <table:table-row table:style-name="ro1">
          <table:table-cell office:value-type="float" office:value="18267" calcext:value-type="float">
            <text:p>182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488475999999537" calcext:value-type="float">
            <text:p>0,488475999999537</text:p>
          </table:table-cell>
          <table:table-cell office:value-type="string" calcext:value-type="string">
            <text:p><text:s/>[23] </text:p>
          </table:table-cell>
          <table:table-cell office:value-type="float" office:value="0.0227649999997084" calcext:value-type="float">
            <text:p>0,022764999999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5.73248410188" calcext:value-type="float">
            <text:p>2145,7324841018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558347999999569" calcext:value-type="float">
            <text:p>0,558347999999569</text:p>
          </table:table-cell>
          <table:table-cell office:value-type="string" calcext:value-type="string">
            <text:p><text:s/>[23] </text:p>
          </table:table-cell>
          <table:table-cell office:value-type="float" office:value="0.0643190000000686" calcext:value-type="float">
            <text:p>0,064319000000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.091854660323" calcext:value-type="float">
            <text:p>868,091854660323</text:p>
          </table:table-cell>
        </table:table-row>
        <table:table-row table:style-name="ro1">
          <table:table-cell office:value-type="float" office:value="18269" calcext:value-type="float">
            <text:p>18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846813000000111" calcext:value-type="float">
            <text:p>0,846813000000111</text:p>
          </table:table-cell>
          <table:table-cell office:value-type="string" calcext:value-type="string">
            <text:p><text:s/>[23] </text:p>
          </table:table-cell>
          <table:table-cell office:value-type="float" office:value="0.061678999999458" calcext:value-type="float">
            <text:p>0,061678999999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2.93568314589" calcext:value-type="float">
            <text:p>1372,93568314589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384944999999789" calcext:value-type="float">
            <text:p>0,384944999999789</text:p>
          </table:table-cell>
          <table:table-cell office:value-type="string" calcext:value-type="string">
            <text:p><text:s/>[23] </text:p>
          </table:table-cell>
          <table:table-cell office:value-type="float" office:value="0.0684590000000753" calcext:value-type="float">
            <text:p>0,068459000000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2.30006281039" calcext:value-type="float">
            <text:p>562,30006281039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384401999999682" calcext:value-type="float">
            <text:p>0,384401999999682</text:p>
          </table:table-cell>
          <table:table-cell office:value-type="string" calcext:value-type="string">
            <text:p><text:s/>[23] </text:p>
          </table:table-cell>
          <table:table-cell office:value-type="float" office:value="0.0754059999999299" calcext:value-type="float">
            <text:p>0,075405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9.776410365275" calcext:value-type="float">
            <text:p>509,776410365275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17133999999714" calcext:value-type="float">
            <text:p>0,517133999999714</text:p>
          </table:table-cell>
          <table:table-cell office:value-type="string" calcext:value-type="string">
            <text:p><text:s/>[23] </text:p>
          </table:table-cell>
          <table:table-cell office:value-type="float" office:value="0.0771759999997812" calcext:value-type="float">
            <text:p>0,077175999999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.071006532057" calcext:value-type="float">
            <text:p>670,071006532057</text:p>
          </table:table-cell>
        </table:table-row>
        <table:table-row table:style-name="ro1">
          <table:table-cell office:value-type="float" office:value="18273" calcext:value-type="float">
            <text:p>18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388014000000112" calcext:value-type="float">
            <text:p>0,388014000000112</text:p>
          </table:table-cell>
          <table:table-cell office:value-type="string" calcext:value-type="string">
            <text:p><text:s/>[23] </text:p>
          </table:table-cell>
          <table:table-cell office:value-type="float" office:value="0.0326390000000174" calcext:value-type="float">
            <text:p>0,032639000000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8.80480406846" calcext:value-type="float">
            <text:p>1188,80480406846</text:p>
          </table:table-cell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4210000000021" calcext:value-type="float">
            <text:p>0,44210000000021</text:p>
          </table:table-cell>
          <table:table-cell office:value-type="string" calcext:value-type="string">
            <text:p><text:s/>[23] </text:p>
          </table:table-cell>
          <table:table-cell office:value-type="float" office:value="0.101979000000028" calcext:value-type="float">
            <text:p>0,1019790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.520626795797" calcext:value-type="float">
            <text:p>433,520626795797</text:p>
          </table:table-cell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62850000000617" calcext:value-type="float">
            <text:p>0,662850000000617</text:p>
          </table:table-cell>
          <table:table-cell office:value-type="string" calcext:value-type="string">
            <text:p><text:s/>[23] </text:p>
          </table:table-cell>
          <table:table-cell office:value-type="float" office:value="0.111674000000676" calcext:value-type="float">
            <text:p>0,111674000000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.558034991678" calcext:value-type="float">
            <text:p>593,558034991678</text:p>
          </table:table-cell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44442999999774" calcext:value-type="float">
            <text:p>0,544442999999774</text:p>
          </table:table-cell>
          <table:table-cell office:value-type="string" calcext:value-type="string">
            <text:p><text:s/>[23] </text:p>
          </table:table-cell>
          <table:table-cell office:value-type="float" office:value="0.158865999999762" calcext:value-type="float">
            <text:p>0,158865999999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2.7058023747" calcext:value-type="float">
            <text:p>342,7058023747</text:p>
          </table:table-cell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630255000000034" calcext:value-type="float">
            <text:p>0,630255000000034</text:p>
          </table:table-cell>
          <table:table-cell office:value-type="string" calcext:value-type="string">
            <text:p><text:s/>[23] </text:p>
          </table:table-cell>
          <table:table-cell office:value-type="float" office:value="0.0926529999997001" calcext:value-type="float">
            <text:p>0,092652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.231616895377" calcext:value-type="float">
            <text:p>680,231616895377</text:p>
          </table:table-cell>
        </table:table-row>
        <table:table-row table:style-name="ro1">
          <table:table-cell office:value-type="float" office:value="18278" calcext:value-type="float">
            <text:p>18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67522999999528" calcext:value-type="float">
            <text:p>0,767522999999528</text:p>
          </table:table-cell>
          <table:table-cell office:value-type="string" calcext:value-type="string">
            <text:p><text:s/>[23] </text:p>
          </table:table-cell>
          <table:table-cell office:value-type="float" office:value="0.0916459999998551" calcext:value-type="float">
            <text:p>0,091645999999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7.486633350873" calcext:value-type="float">
            <text:p>837,486633350873</text:p>
          </table:table-cell>
        </table:table-row>
        <table:table-row table:style-name="ro1">
          <table:table-cell office:value-type="float" office:value="18279" calcext:value-type="float">
            <text:p>18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590314999999464" calcext:value-type="float">
            <text:p>0,590314999999464</text:p>
          </table:table-cell>
          <table:table-cell office:value-type="string" calcext:value-type="string">
            <text:p><text:s/>[23] </text:p>
          </table:table-cell>
          <table:table-cell office:value-type="float" office:value="0.0311799999999494" calcext:value-type="float">
            <text:p>0,031179999999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3.24887748692" calcext:value-type="float">
            <text:p>1893,24887748692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593229999999494" calcext:value-type="float">
            <text:p>0,593229999999494</text:p>
          </table:table-cell>
          <table:table-cell office:value-type="string" calcext:value-type="string">
            <text:p><text:s/>[23] </text:p>
          </table:table-cell>
          <table:table-cell office:value-type="float" office:value="0.119045000000369" calcext:value-type="float">
            <text:p>0,1190450000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.324163129618" calcext:value-type="float">
            <text:p>498,324163129618</text:p>
          </table:table-cell>
        </table:table-row>
        <table:table-row table:style-name="ro1">
          <table:table-cell office:value-type="float" office:value="18281" calcext:value-type="float">
            <text:p>182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823573000000579" calcext:value-type="float">
            <text:p>0,823573000000579</text:p>
          </table:table-cell>
          <table:table-cell office:value-type="string" calcext:value-type="string">
            <text:p><text:s/>[23] </text:p>
          </table:table-cell>
          <table:table-cell office:value-type="float" office:value="0.0673839999999473" calcext:value-type="float">
            <text:p>0,0673839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.20853615283" calcext:value-type="float">
            <text:p>1222,20853615283</text:p>
          </table:table-cell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01989200000025" calcext:value-type="float">
            <text:p>1,01989200000025</text:p>
          </table:table-cell>
          <table:table-cell office:value-type="string" calcext:value-type="string">
            <text:p><text:s/>[38] </text:p>
          </table:table-cell>
          <table:table-cell office:value-type="float" office:value="0.357371000000057" calcext:value-type="float">
            <text:p>0,357371000000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.387454494095" calcext:value-type="float">
            <text:p>285,387454494095</text:p>
          </table:table-cell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60984399999961" calcext:value-type="float">
            <text:p>1,60984399999961</text:p>
          </table:table-cell>
          <table:table-cell office:value-type="string" calcext:value-type="string">
            <text:p><text:s/>[38] </text:p>
          </table:table-cell>
          <table:table-cell office:value-type="float" office:value="0.342136999999639" calcext:value-type="float">
            <text:p>0,342136999999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.526134268235" calcext:value-type="float">
            <text:p>470,526134268235</text:p>
          </table:table-cell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31496999999945" calcext:value-type="float">
            <text:p>1,31496999999945</text:p>
          </table:table-cell>
          <table:table-cell office:value-type="string" calcext:value-type="string">
            <text:p><text:s/>[38] </text:p>
          </table:table-cell>
          <table:table-cell office:value-type="float" office:value="0.234629999999925" calcext:value-type="float">
            <text:p>0,234629999999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.444103482023" calcext:value-type="float">
            <text:p>560,444103482023</text:p>
          </table:table-cell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54798800000026" calcext:value-type="float">
            <text:p>1,54798800000026</text:p>
          </table:table-cell>
          <table:table-cell office:value-type="string" calcext:value-type="string">
            <text:p><text:s/>[38] </text:p>
          </table:table-cell>
          <table:table-cell office:value-type="float" office:value="0.246401000000333" calcext:value-type="float">
            <text:p>0,246401000000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8.239333443521" calcext:value-type="float">
            <text:p>628,239333443521</text:p>
          </table:table-cell>
        </table:table-row>
        <table:table-row table:style-name="ro1">
          <table:table-cell office:value-type="float" office:value="18286" calcext:value-type="float">
            <text:p>18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21659999999974" calcext:value-type="float">
            <text:p>1,21659999999974</text:p>
          </table:table-cell>
          <table:table-cell office:value-type="string" calcext:value-type="string">
            <text:p><text:s/>[38] </text:p>
          </table:table-cell>
          <table:table-cell office:value-type="float" office:value="0.260920000000624" calcext:value-type="float">
            <text:p>0,260920000000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6.273187182598" calcext:value-type="float">
            <text:p>466,273187182598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59178999999949" calcext:value-type="float">
            <text:p>1,59178999999949</text:p>
          </table:table-cell>
          <table:table-cell office:value-type="string" calcext:value-type="string">
            <text:p><text:s/>[38] </text:p>
          </table:table-cell>
          <table:table-cell office:value-type="float" office:value="0.238479999999981" calcext:value-type="float">
            <text:p>0,238479999999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.473163367836" calcext:value-type="float">
            <text:p>667,473163367836</text:p>
          </table:table-cell>
        </table:table-row>
        <table:table-row table:style-name="ro1">
          <table:table-cell office:value-type="float" office:value="18288" calcext:value-type="float">
            <text:p>18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4955299999983" calcext:value-type="float">
            <text:p>1,04955299999983</text:p>
          </table:table-cell>
          <table:table-cell office:value-type="string" calcext:value-type="string">
            <text:p><text:s/>[38] </text:p>
          </table:table-cell>
          <table:table-cell office:value-type="float" office:value="0.187977000000501" calcext:value-type="float">
            <text:p>0,187977000000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.341180036406" calcext:value-type="float">
            <text:p>558,341180036406</text:p>
          </table:table-cell>
        </table:table-row>
        <table:table-row table:style-name="ro1">
          <table:table-cell office:value-type="float" office:value="18289" calcext:value-type="float">
            <text:p>182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7640100000044" calcext:value-type="float">
            <text:p>1,37640100000044</text:p>
          </table:table-cell>
          <table:table-cell office:value-type="string" calcext:value-type="string">
            <text:p><text:s/>[38] </text:p>
          </table:table-cell>
          <table:table-cell office:value-type="float" office:value="0.542038999999931" calcext:value-type="float">
            <text:p>0,542038999999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.930252251335" calcext:value-type="float">
            <text:p>253,930252251335</text:p>
          </table:table-cell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01859999999942" calcext:value-type="float">
            <text:p>0,401859999999942</text:p>
          </table:table-cell>
          <table:table-cell office:value-type="string" calcext:value-type="string">
            <text:p><text:s/>[23] </text:p>
          </table:table-cell>
          <table:table-cell office:value-type="float" office:value="0.0186839999996664" calcext:value-type="float">
            <text:p>0,018683999999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0.82423467736" calcext:value-type="float">
            <text:p>2150,82423467736</text:p>
          </table:table-cell>
        </table:table-row>
        <table:table-row table:style-name="ro1">
          <table:table-cell office:value-type="float" office:value="18291" calcext:value-type="float">
            <text:p>18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97893999999542" calcext:value-type="float">
            <text:p>0,597893999999542</text:p>
          </table:table-cell>
          <table:table-cell office:value-type="string" calcext:value-type="string">
            <text:p><text:s/>[23] </text:p>
          </table:table-cell>
          <table:table-cell office:value-type="float" office:value="0.0178180000002612" calcext:value-type="float">
            <text:p>0,017818000000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5.56179139508" calcext:value-type="float">
            <text:p>3355,56179139508</text:p>
          </table:table-cell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52691999999843" calcext:value-type="float">
            <text:p>0,452691999999843</text:p>
          </table:table-cell>
          <table:table-cell office:value-type="string" calcext:value-type="string">
            <text:p><text:s/>[23] </text:p>
          </table:table-cell>
          <table:table-cell office:value-type="float" office:value="0.0194240000000718" calcext:value-type="float">
            <text:p>0,0194240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0.58072486701" calcext:value-type="float">
            <text:p>2330,58072486701</text:p>
          </table:table-cell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00972999999976" calcext:value-type="float">
            <text:p>0,700972999999976</text:p>
          </table:table-cell>
          <table:table-cell office:value-type="string" calcext:value-type="string">
            <text:p><text:s/>[23] </text:p>
          </table:table-cell>
          <table:table-cell office:value-type="float" office:value="0.0241379999997662" calcext:value-type="float">
            <text:p>0,024137999999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4.02270282031" calcext:value-type="float">
            <text:p>2904,02270282031</text:p>
          </table:table-cell>
        </table:table-row>
        <table:table-row table:style-name="ro1">
          <table:table-cell office:value-type="float" office:value="18294" calcext:value-type="float">
            <text:p>182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600453000000016" calcext:value-type="float">
            <text:p>0,600453000000016</text:p>
          </table:table-cell>
          <table:table-cell office:value-type="string" calcext:value-type="string">
            <text:p><text:s/>[23] </text:p>
          </table:table-cell>
          <table:table-cell office:value-type="float" office:value="0.0227780000004714" calcext:value-type="float">
            <text:p>0,022778000000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6.10940375621" calcext:value-type="float">
            <text:p>2636,10940375621</text:p>
          </table:table-cell>
        </table:table-row>
        <table:table-row table:style-name="ro1">
          <table:table-cell office:value-type="float" office:value="18295" calcext:value-type="float">
            <text:p>18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850907999999436" calcext:value-type="float">
            <text:p>0,850907999999436</text:p>
          </table:table-cell>
          <table:table-cell office:value-type="string" calcext:value-type="string">
            <text:p><text:s/>[23] </text:p>
          </table:table-cell>
          <table:table-cell office:value-type="float" office:value="0.0266579999997703" calcext:value-type="float">
            <text:p>0,02665799999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1.94238129931" calcext:value-type="float">
            <text:p>3191,94238129931</text:p>
          </table:table-cell>
        </table:table-row>
        <table:table-row table:style-name="ro1">
          <table:table-cell office:value-type="float" office:value="18296" calcext:value-type="float">
            <text:p>18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716224000000693" calcext:value-type="float">
            <text:p>0,716224000000693</text:p>
          </table:table-cell>
          <table:table-cell office:value-type="string" calcext:value-type="string">
            <text:p><text:s/>[23] </text:p>
          </table:table-cell>
          <table:table-cell office:value-type="float" office:value="0.0200100000001839" calcext:value-type="float">
            <text:p>0,020010000000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9.33033480315" calcext:value-type="float">
            <text:p>3579,33033480315</text:p>
          </table:table-cell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623888000000079" calcext:value-type="float">
            <text:p>0,623888000000079</text:p>
          </table:table-cell>
          <table:table-cell office:value-type="string" calcext:value-type="string">
            <text:p><text:s/>[23] </text:p>
          </table:table-cell>
          <table:table-cell office:value-type="float" office:value="0.0159850000000006" calcext:value-type="float">
            <text:p>0,015985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.95902408543" calcext:value-type="float">
            <text:p>3902,95902408543</text:p>
          </table:table-cell>
        </table:table-row>
        <table:table-row table:style-name="ro1">
          <table:table-cell office:value-type="float" office:value="18298" calcext:value-type="float">
            <text:p>182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387663999999859" calcext:value-type="float">
            <text:p>0,387663999999859</text:p>
          </table:table-cell>
          <table:table-cell office:value-type="string" calcext:value-type="string">
            <text:p><text:s/>[23] </text:p>
          </table:table-cell>
          <table:table-cell office:value-type="float" office:value="0.0561979999993127" calcext:value-type="float">
            <text:p>0,056197999999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9.818143002597" calcext:value-type="float">
            <text:p>689,818143002597</text:p>
          </table:table-cell>
        </table:table-row>
        <table:table-row table:style-name="ro1">
          <table:table-cell office:value-type="float" office:value="18299" calcext:value-type="float">
            <text:p>18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73696000000382" calcext:value-type="float">
            <text:p>0,573696000000382</text:p>
          </table:table-cell>
          <table:table-cell office:value-type="string" calcext:value-type="string">
            <text:p><text:s/>[23] </text:p>
          </table:table-cell>
          <table:table-cell office:value-type="float" office:value="0.04691400000047" calcext:value-type="float">
            <text:p>0,04691400000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.86737433311" calcext:value-type="float">
            <text:p>1222,86737433311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14608000000044" calcext:value-type="float">
            <text:p>0,414608000000044</text:p>
          </table:table-cell>
          <table:table-cell office:value-type="string" calcext:value-type="string">
            <text:p><text:s/>[23] </text:p>
          </table:table-cell>
          <table:table-cell office:value-type="float" office:value="0.0513980000005176" calcext:value-type="float">
            <text:p>0,051398000000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6.661737802771" calcext:value-type="float">
            <text:p>806,661737802771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71186000000125" calcext:value-type="float">
            <text:p>0,571186000000125</text:p>
          </table:table-cell>
          <table:table-cell office:value-type="string" calcext:value-type="string">
            <text:p><text:s/>[23] </text:p>
          </table:table-cell>
          <table:table-cell office:value-type="float" office:value="0.108171000000766" calcext:value-type="float">
            <text:p>0,108171000000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.039862806187" calcext:value-type="float">
            <text:p>528,039862806187</text:p>
          </table:table-cell>
        </table:table-row>
        <table:table-row table:style-name="ro1">
          <table:table-cell office:value-type="float" office:value="18302" calcext:value-type="float">
            <text:p>18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07549999999355" calcext:value-type="float">
            <text:p>0,507549999999355</text:p>
          </table:table-cell>
          <table:table-cell office:value-type="string" calcext:value-type="string">
            <text:p><text:s/>[23] </text:p>
          </table:table-cell>
          <table:table-cell office:value-type="float" office:value="0.112763000000086" calcext:value-type="float">
            <text:p>0,112763000000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.103314029395" calcext:value-type="float">
            <text:p>450,103314029395</text:p>
          </table:table-cell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34741000000395" calcext:value-type="float">
            <text:p>0,534741000000395</text:p>
          </table:table-cell>
          <table:table-cell office:value-type="string" calcext:value-type="string">
            <text:p><text:s/>[23] </text:p>
          </table:table-cell>
          <table:table-cell office:value-type="float" office:value="0.0475530000003346" calcext:value-type="float">
            <text:p>0,047553000000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.51580341226" calcext:value-type="float">
            <text:p>1124,51580341226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523728999999548" calcext:value-type="float">
            <text:p>0,523728999999548</text:p>
          </table:table-cell>
          <table:table-cell office:value-type="string" calcext:value-type="string">
            <text:p><text:s/>[23] </text:p>
          </table:table-cell>
          <table:table-cell office:value-type="float" office:value="0.0506139999997686" calcext:value-type="float">
            <text:p>0,0506139999997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4.75125459743" calcext:value-type="float">
            <text:p>1034,75125459743</text:p>
          </table:table-cell>
        </table:table-row>
        <table:table-row table:style-name="ro1">
          <table:table-cell office:value-type="float" office:value="18305" calcext:value-type="float">
            <text:p>18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42321000000084" calcext:value-type="float">
            <text:p>0,842321000000084</text:p>
          </table:table-cell>
          <table:table-cell office:value-type="string" calcext:value-type="string">
            <text:p><text:s/>[23] </text:p>
          </table:table-cell>
          <table:table-cell office:value-type="float" office:value="0.0972919999994702" calcext:value-type="float">
            <text:p>0,097291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5.765941706071" calcext:value-type="float">
            <text:p>865,765941706071</text:p>
          </table:table-cell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0037000000011" calcext:value-type="float">
            <text:p>1,10037000000011</text:p>
          </table:table-cell>
          <table:table-cell office:value-type="string" calcext:value-type="string">
            <text:p><text:s/>[38] </text:p>
          </table:table-cell>
          <table:table-cell office:value-type="float" office:value="0.301072999999633" calcext:value-type="float">
            <text:p>0,30107299999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.482789888649" calcext:value-type="float">
            <text:p>365,482789888649</text:p>
          </table:table-cell>
        </table:table-row>
        <table:table-row table:style-name="ro1">
          <table:table-cell office:value-type="float" office:value="18307" calcext:value-type="float">
            <text:p>183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42770800000017" calcext:value-type="float">
            <text:p>1,42770800000017</text:p>
          </table:table-cell>
          <table:table-cell office:value-type="string" calcext:value-type="string">
            <text:p><text:s/>[38] </text:p>
          </table:table-cell>
          <table:table-cell office:value-type="float" office:value="0.194193000000268" calcext:value-type="float">
            <text:p>0,194193000000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.200547907593" calcext:value-type="float">
            <text:p>735,200547907593</text:p>
          </table:table-cell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4942399999982" calcext:value-type="float">
            <text:p>1,04942399999982</text:p>
          </table:table-cell>
          <table:table-cell office:value-type="string" calcext:value-type="string">
            <text:p><text:s/>[38] </text:p>
          </table:table-cell>
          <table:table-cell office:value-type="float" office:value="0.19162900000083" calcext:value-type="float">
            <text:p>0,19162900000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.633187041247" calcext:value-type="float">
            <text:p>547,633187041247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5078700000031" calcext:value-type="float">
            <text:p>1,35078700000031</text:p>
          </table:table-cell>
          <table:table-cell office:value-type="string" calcext:value-type="string">
            <text:p><text:s/>[38] </text:p>
          </table:table-cell>
          <table:table-cell office:value-type="float" office:value="0.191259000000173" calcext:value-type="float">
            <text:p>0,191259000000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260620414772" calcext:value-type="float">
            <text:p>706,260620414772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2873300000047" calcext:value-type="float">
            <text:p>1,12873300000047</text:p>
          </table:table-cell>
          <table:table-cell office:value-type="string" calcext:value-type="string">
            <text:p><text:s/>[38] </text:p>
          </table:table-cell>
          <table:table-cell office:value-type="float" office:value="0.247174999999515" calcext:value-type="float">
            <text:p>0,247174999999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.653383231588" calcext:value-type="float">
            <text:p>456,653383231588</text:p>
          </table:table-cell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59472900000037" calcext:value-type="float">
            <text:p>1,59472900000037</text:p>
          </table:table-cell>
          <table:table-cell office:value-type="string" calcext:value-type="string">
            <text:p><text:s/>[38] </text:p>
          </table:table-cell>
          <table:table-cell office:value-type="float" office:value="0.24675599999955" calcext:value-type="float">
            <text:p>0,24675599999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.277699429103" calcext:value-type="float">
            <text:p>646,277699429103</text:p>
          </table:table-cell>
        </table:table-row>
        <table:table-row table:style-name="ro1">
          <table:table-cell office:value-type="float" office:value="18312" calcext:value-type="float">
            <text:p>183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77268999999978" calcext:value-type="float">
            <text:p>0,977268999999978</text:p>
          </table:table-cell>
          <table:table-cell office:value-type="string" calcext:value-type="string">
            <text:p><text:s/>[38] </text:p>
          </table:table-cell>
          <table:table-cell office:value-type="float" office:value="0.150804999999309" calcext:value-type="float">
            <text:p>0,150804999999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8.034879483078" calcext:value-type="float">
            <text:p>648,034879483078</text:p>
          </table:table-cell>
        </table:table-row>
        <table:table-row table:style-name="ro1">
          <table:table-cell office:value-type="float" office:value="18313" calcext:value-type="float">
            <text:p>183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1847099999959" calcext:value-type="float">
            <text:p>1,31847099999959</text:p>
          </table:table-cell>
          <table:table-cell office:value-type="string" calcext:value-type="string">
            <text:p><text:s/>[38] </text:p>
          </table:table-cell>
          <table:table-cell office:value-type="float" office:value="0.147501999999804" calcext:value-type="float">
            <text:p>0,147501999999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3.866523844655" calcext:value-type="float">
            <text:p>893,866523844655</text:p>
          </table:table-cell>
        </table:table-row>
        <table:table-row table:style-name="ro1">
          <table:table-cell office:value-type="float" office:value="18314" calcext:value-type="float">
            <text:p>183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957469999999375" calcext:value-type="float">
            <text:p>0,957469999999375</text:p>
          </table:table-cell>
          <table:table-cell office:value-type="string" calcext:value-type="string">
            <text:p><text:s/>[38] </text:p>
          </table:table-cell>
          <table:table-cell office:value-type="float" office:value="0.251025999999911" calcext:value-type="float">
            <text:p>0,251025999999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.422641479256" calcext:value-type="float">
            <text:p>381,422641479256</text:p>
          </table:table-cell>
        </table:table-row>
        <table:table-row table:style-name="ro1">
          <table:table-cell office:value-type="float" office:value="18315" calcext:value-type="float">
            <text:p>18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68996300000072" calcext:value-type="float">
            <text:p>1,68996300000072</text:p>
          </table:table-cell>
          <table:table-cell office:value-type="string" calcext:value-type="string">
            <text:p><text:s/>[38] </text:p>
          </table:table-cell>
          <table:table-cell office:value-type="float" office:value="0.273522999999841" calcext:value-type="float">
            <text:p>0,273522999999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.850418429784" calcext:value-type="float">
            <text:p>617,850418429784</text:p>
          </table:table-cell>
        </table:table-row>
        <table:table-row table:style-name="ro1">
          <table:table-cell office:value-type="float" office:value="18316" calcext:value-type="float">
            <text:p>183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8394799999987" calcext:value-type="float">
            <text:p>1,18394799999987</text:p>
          </table:table-cell>
          <table:table-cell office:value-type="string" calcext:value-type="string">
            <text:p><text:s/>[38] </text:p>
          </table:table-cell>
          <table:table-cell office:value-type="float" office:value="0.215103999999883" calcext:value-type="float">
            <text:p>0,215103999999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.407244867839" calcext:value-type="float">
            <text:p>550,407244867839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666659999999" calcext:value-type="float">
            <text:p>1,3666659999999</text:p>
          </table:table-cell>
          <table:table-cell office:value-type="string" calcext:value-type="string">
            <text:p><text:s/>[38] </text:p>
          </table:table-cell>
          <table:table-cell office:value-type="float" office:value="0.186558999999761" calcext:value-type="float">
            <text:p>0,186558999999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.565033046729" calcext:value-type="float">
            <text:p>732,565033046729</text:p>
          </table:table-cell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07959100000062" calcext:value-type="float">
            <text:p>1,07959100000062</text:p>
          </table:table-cell>
          <table:table-cell office:value-type="string" calcext:value-type="string">
            <text:p><text:s/>[38] </text:p>
          </table:table-cell>
          <table:table-cell office:value-type="float" office:value="0.187502000000677" calcext:value-type="float">
            <text:p>0,187502000000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.775725057184" calcext:value-type="float">
            <text:p>575,775725057184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06094600000051" calcext:value-type="float">
            <text:p>1,06094600000051</text:p>
          </table:table-cell>
          <table:table-cell office:value-type="string" calcext:value-type="string">
            <text:p><text:s/>[38] </text:p>
          </table:table-cell>
          <table:table-cell office:value-type="float" office:value="0.16121000000021" calcext:value-type="float">
            <text:p>0,1612100000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.11426090139" calcext:value-type="float">
            <text:p>658,11426090139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14054399999986" calcext:value-type="float">
            <text:p>1,14054399999986</text:p>
          </table:table-cell>
          <table:table-cell office:value-type="string" calcext:value-type="string">
            <text:p><text:s/>[38] </text:p>
          </table:table-cell>
          <table:table-cell office:value-type="float" office:value="0.196866999999656" calcext:value-type="float">
            <text:p>0,196866999999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.347478247677" calcext:value-type="float">
            <text:p>579,347478247677</text:p>
          </table:table-cell>
        </table:table-row>
        <table:table-row table:style-name="ro1">
          <table:table-cell office:value-type="float" office:value="18321" calcext:value-type="float">
            <text:p>183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38] </text:p>
          </table:table-cell>
          <table:table-cell office:value-type="float" office:value="1.13120600000002" calcext:value-type="float">
            <text:p>1,13120600000002</text:p>
          </table:table-cell>
          <table:table-cell office:value-type="string" calcext:value-type="string">
            <text:p><text:s/>[38] </text:p>
          </table:table-cell>
          <table:table-cell office:value-type="float" office:value="0.138464999999997" calcext:value-type="float">
            <text:p>0,138464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6.96168706897" calcext:value-type="float">
            <text:p>816,96168706897</text:p>
          </table:table-cell>
        </table:table-row>
        <table:table-row table:style-name="ro1">
          <table:table-cell office:value-type="float" office:value="18322" calcext:value-type="float">
            <text:p>183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396924000000581" calcext:value-type="float">
            <text:p>0,396924000000581</text:p>
          </table:table-cell>
          <table:table-cell office:value-type="string" calcext:value-type="string">
            <text:p><text:s/>[23] </text:p>
          </table:table-cell>
          <table:table-cell office:value-type="float" office:value="0.0204169999997248" calcext:value-type="float">
            <text:p>0,020416999999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4.08581087296" calcext:value-type="float">
            <text:p>1944,08581087296</text:p>
          </table:table-cell>
        </table:table-row>
        <table:table-row table:style-name="ro1">
          <table:table-cell office:value-type="float" office:value="18323" calcext:value-type="float">
            <text:p>183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490098000000216" calcext:value-type="float">
            <text:p>0,490098000000216</text:p>
          </table:table-cell>
          <table:table-cell office:value-type="string" calcext:value-type="string">
            <text:p><text:s/>[23] </text:p>
          </table:table-cell>
          <table:table-cell office:value-type="float" office:value="0.0212940000001254" calcext:value-type="float">
            <text:p>0,02129400000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1.57790925768" calcext:value-type="float">
            <text:p>2301,57790925768</text:p>
          </table:table-cell>
        </table:table-row>
        <table:table-row table:style-name="ro1">
          <table:table-cell office:value-type="float" office:value="18324" calcext:value-type="float">
            <text:p>183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375784999999269" calcext:value-type="float">
            <text:p>0,375784999999269</text:p>
          </table:table-cell>
          <table:table-cell office:value-type="string" calcext:value-type="string">
            <text:p><text:s/>[23] </text:p>
          </table:table-cell>
          <table:table-cell office:value-type="float" office:value="0.0463540000000648" calcext:value-type="float">
            <text:p>0,046354000000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0.685162011354" calcext:value-type="float">
            <text:p>810,685162011354</text:p>
          </table:table-cell>
        </table:table-row>
        <table:table-row table:style-name="ro1">
          <table:table-cell office:value-type="float" office:value="18325" calcext:value-type="float">
            <text:p>183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581548000000112" calcext:value-type="float">
            <text:p>0,581548000000112</text:p>
          </table:table-cell>
          <table:table-cell office:value-type="string" calcext:value-type="string">
            <text:p><text:s/>[23] </text:p>
          </table:table-cell>
          <table:table-cell office:value-type="float" office:value="0.0985040000005029" calcext:value-type="float">
            <text:p>0,098504000000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.380086084974" calcext:value-type="float">
            <text:p>590,380086084974</text:p>
          </table:table-cell>
        </table:table-row>
        <table:table-row table:style-name="ro1">
          <table:table-cell office:value-type="float" office:value="18326" calcext:value-type="float">
            <text:p>18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44337700000051" calcext:value-type="float">
            <text:p>0,44337700000051</text:p>
          </table:table-cell>
          <table:table-cell office:value-type="string" calcext:value-type="string">
            <text:p><text:s/>[23] </text:p>
          </table:table-cell>
          <table:table-cell office:value-type="float" office:value="0.0189280000004146" calcext:value-type="float">
            <text:p>0,018928000000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.43977171808" calcext:value-type="float">
            <text:p>2342,43977171808</text:p>
          </table:table-cell>
        </table:table-row>
        <table:table-row table:style-name="ro1">
          <table:table-cell office:value-type="float" office:value="18327" calcext:value-type="float">
            <text:p>183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512815000000046" calcext:value-type="float">
            <text:p>0,512815000000046</text:p>
          </table:table-cell>
          <table:table-cell office:value-type="string" calcext:value-type="string">
            <text:p><text:s/>[23] </text:p>
          </table:table-cell>
          <table:table-cell office:value-type="float" office:value="0.0167949999995471" calcext:value-type="float">
            <text:p>0,016794999999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3.37898192244" calcext:value-type="float">
            <text:p>3053,37898192244</text:p>
          </table:table-cell>
        </table:table-row>
        <table:table-row table:style-name="ro1">
          <table:table-cell office:value-type="float" office:value="18328" calcext:value-type="float">
            <text:p>183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457913999999619" calcext:value-type="float">
            <text:p>0,457913999999619</text:p>
          </table:table-cell>
          <table:table-cell office:value-type="string" calcext:value-type="string">
            <text:p><text:s/>[23] </text:p>
          </table:table-cell>
          <table:table-cell office:value-type="float" office:value="0.100312999999915" calcext:value-type="float">
            <text:p>0,100312999999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.485201319877" calcext:value-type="float">
            <text:p>456,485201319877</text:p>
          </table:table-cell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773097999999663" calcext:value-type="float">
            <text:p>0,773097999999663</text:p>
          </table:table-cell>
          <table:table-cell office:value-type="string" calcext:value-type="string">
            <text:p><text:s/>[23] </text:p>
          </table:table-cell>
          <table:table-cell office:value-type="float" office:value="0.0713040000000547" calcext:value-type="float">
            <text:p>0,07130400000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4.22809379428" calcext:value-type="float">
            <text:p>1084,22809379428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482018000000608" calcext:value-type="float">
            <text:p>0,482018000000608</text:p>
          </table:table-cell>
          <table:table-cell office:value-type="string" calcext:value-type="string">
            <text:p><text:s/>[23] </text:p>
          </table:table-cell>
          <table:table-cell office:value-type="float" office:value="0.0191439999998693" calcext:value-type="float">
            <text:p>0,019143999999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7.85415798109" calcext:value-type="float">
            <text:p>2517,85415798109</text:p>
          </table:table-cell>
        </table:table-row>
        <table:table-row table:style-name="ro1">
          <table:table-cell office:value-type="float" office:value="18331" calcext:value-type="float">
            <text:p>183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592139999999745" calcext:value-type="float">
            <text:p>0,592139999999745</text:p>
          </table:table-cell>
          <table:table-cell office:value-type="string" calcext:value-type="string">
            <text:p><text:s/>[23] </text:p>
          </table:table-cell>
          <table:table-cell office:value-type="float" office:value="0.0189099999997779" calcext:value-type="float">
            <text:p>0,018909999999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31.35906931094" calcext:value-type="float">
            <text:p>3131,35906931094</text:p>
          </table:table-cell>
        </table:table-row>
        <table:table-row table:style-name="ro1">
          <table:table-cell office:value-type="float" office:value="18332" calcext:value-type="float">
            <text:p>18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498426999999538" calcext:value-type="float">
            <text:p>0,498426999999538</text:p>
          </table:table-cell>
          <table:table-cell office:value-type="string" calcext:value-type="string">
            <text:p><text:s/>[23] </text:p>
          </table:table-cell>
          <table:table-cell office:value-type="float" office:value="0.0747040000005654" calcext:value-type="float">
            <text:p>0,074704000000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.2025594289" calcext:value-type="float">
            <text:p>667,2025594289</text:p>
          </table:table-cell>
        </table:table-row>
        <table:table-row table:style-name="ro1">
          <table:table-cell office:value-type="float" office:value="18333" calcext:value-type="float">
            <text:p>183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805137000000286" calcext:value-type="float">
            <text:p>0,805137000000286</text:p>
          </table:table-cell>
          <table:table-cell office:value-type="string" calcext:value-type="string">
            <text:p><text:s/>[23] </text:p>
          </table:table-cell>
          <table:table-cell office:value-type="float" office:value="0.151348000000326" calcext:value-type="float">
            <text:p>0,151348000000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.977297353486" calcext:value-type="float">
            <text:p>531,977297353486</text:p>
          </table:table-cell>
        </table:table-row>
        <table:table-row table:style-name="ro1">
          <table:table-cell office:value-type="float" office:value="18334" calcext:value-type="float">
            <text:p>18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65964000000531" calcext:value-type="float">
            <text:p>0,865964000000531</text:p>
          </table:table-cell>
          <table:table-cell office:value-type="string" calcext:value-type="string">
            <text:p><text:s/>[23] </text:p>
          </table:table-cell>
          <table:table-cell office:value-type="float" office:value="0.0251980000002732" calcext:value-type="float">
            <text:p>0,025198000000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6.63782836393" calcext:value-type="float">
            <text:p>3436,63782836393</text:p>
          </table:table-cell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970801999999821" calcext:value-type="float">
            <text:p>0,970801999999821</text:p>
          </table:table-cell>
          <table:table-cell office:value-type="string" calcext:value-type="string">
            <text:p><text:s/>[23] </text:p>
          </table:table-cell>
          <table:table-cell office:value-type="float" office:value="0.0278180000004795" calcext:value-type="float">
            <text:p>0,02781800000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9.83392042234" calcext:value-type="float">
            <text:p>3489,83392042234</text:p>
          </table:table-cell>
        </table:table-row>
        <table:table-row table:style-name="ro1">
          <table:table-cell office:value-type="float" office:value="18336" calcext:value-type="float">
            <text:p>183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1.06774100000075" calcext:value-type="float">
            <text:p>1,06774100000075</text:p>
          </table:table-cell>
          <table:table-cell office:value-type="string" calcext:value-type="string">
            <text:p><text:s/>[23] </text:p>
          </table:table-cell>
          <table:table-cell office:value-type="float" office:value="0.109838000000309" calcext:value-type="float">
            <text:p>0,109838000000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2.105282322828" calcext:value-type="float">
            <text:p>972,105282322828</text:p>
          </table:table-cell>
        </table:table-row>
        <table:table-row table:style-name="ro1">
          <table:table-cell office:value-type="float" office:value="18337" calcext:value-type="float">
            <text:p>183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1.33297500000026" calcext:value-type="float">
            <text:p>1,33297500000026</text:p>
          </table:table-cell>
          <table:table-cell office:value-type="string" calcext:value-type="string">
            <text:p><text:s/>[23] </text:p>
          </table:table-cell>
          <table:table-cell office:value-type="float" office:value="0.100655000000188" calcext:value-type="float">
            <text:p>0,100655000000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4.30082956413" calcext:value-type="float">
            <text:p>1324,30082956413</text:p>
          </table:table-cell>
        </table:table-row>
        <table:table-row table:style-name="ro1">
          <table:table-cell office:value-type="float" office:value="18338" calcext:value-type="float">
            <text:p>183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92563000000155" calcext:value-type="float">
            <text:p>0,592563000000155</text:p>
          </table:table-cell>
          <table:table-cell office:value-type="string" calcext:value-type="string">
            <text:p><text:s/>[23] </text:p>
          </table:table-cell>
          <table:table-cell office:value-type="float" office:value="0.0933150000000751" calcext:value-type="float">
            <text:p>0,093315000000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.013663397822" calcext:value-type="float">
            <text:p>635,013663397822</text:p>
          </table:table-cell>
        </table:table-row>
        <table:table-row table:style-name="ro1">
          <table:table-cell office:value-type="float" office:value="18339" calcext:value-type="float">
            <text:p>183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938099999999394" calcext:value-type="float">
            <text:p>0,938099999999394</text:p>
          </table:table-cell>
          <table:table-cell office:value-type="string" calcext:value-type="string">
            <text:p><text:s/>[23] </text:p>
          </table:table-cell>
          <table:table-cell office:value-type="float" office:value="0.056416000000354" calcext:value-type="float">
            <text:p>0,056416000000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2.82614859882" calcext:value-type="float">
            <text:p>1662,82614859882</text:p>
          </table:table-cell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47717000000375" calcext:value-type="float">
            <text:p>0,547717000000375</text:p>
          </table:table-cell>
          <table:table-cell office:value-type="string" calcext:value-type="string">
            <text:p><text:s/>[23] </text:p>
          </table:table-cell>
          <table:table-cell office:value-type="float" office:value="0.0752010000005612" calcext:value-type="float">
            <text:p>0,075201000000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.337389125528" calcext:value-type="float">
            <text:p>728,337389125528</text:p>
          </table:table-cell>
        </table:table-row>
        <table:table-row table:style-name="ro1">
          <table:table-cell office:value-type="float" office:value="18341" calcext:value-type="float">
            <text:p>183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842415999999503" calcext:value-type="float">
            <text:p>0,842415999999503</text:p>
          </table:table-cell>
          <table:table-cell office:value-type="string" calcext:value-type="string">
            <text:p><text:s/>[23] </text:p>
          </table:table-cell>
          <table:table-cell office:value-type="float" office:value="0.0706460000001243" calcext:value-type="float">
            <text:p>0,07064600000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2.44684766019" calcext:value-type="float">
            <text:p>1192,44684766019</text:p>
          </table:table-cell>
        </table:table-row>
        <table:table-row table:style-name="ro1">
          <table:table-cell office:value-type="float" office:value="18342" calcext:value-type="float">
            <text:p>183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99290999999903" calcext:value-type="float">
            <text:p>0,699290999999903</text:p>
          </table:table-cell>
          <table:table-cell office:value-type="string" calcext:value-type="string">
            <text:p><text:s/>[23] </text:p>
          </table:table-cell>
          <table:table-cell office:value-type="float" office:value="0.166512000000694" calcext:value-type="float">
            <text:p>0,166512000000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.964326893551" calcext:value-type="float">
            <text:p>419,964326893551</text:p>
          </table:table-cell>
        </table:table-row>
        <table:table-row table:style-name="ro1">
          <table:table-cell office:value-type="float" office:value="18343" calcext:value-type="float">
            <text:p>183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992241999999351" calcext:value-type="float">
            <text:p>0,992241999999351</text:p>
          </table:table-cell>
          <table:table-cell office:value-type="string" calcext:value-type="string">
            <text:p><text:s/>[23] </text:p>
          </table:table-cell>
          <table:table-cell office:value-type="float" office:value="0.0837519999995493" calcext:value-type="float">
            <text:p>0,083751999999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4.73827491247" calcext:value-type="float">
            <text:p>1184,73827491247</text:p>
          </table:table-cell>
        </table:table-row>
        <table:table-row table:style-name="ro1">
          <table:table-cell office:value-type="float" office:value="18344" calcext:value-type="float">
            <text:p>183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8584699999974" calcext:value-type="float">
            <text:p>0,68584699999974</text:p>
          </table:table-cell>
          <table:table-cell office:value-type="string" calcext:value-type="string">
            <text:p><text:s/>[23] </text:p>
          </table:table-cell>
          <table:table-cell office:value-type="float" office:value="0.100523999999496" calcext:value-type="float">
            <text:p>0,100523999999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.271895271956" calcext:value-type="float">
            <text:p>682,271895271956</text:p>
          </table:table-cell>
        </table:table-row>
        <table:table-row table:style-name="ro1">
          <table:table-cell office:value-type="float" office:value="18345" calcext:value-type="float">
            <text:p>18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802372000000105" calcext:value-type="float">
            <text:p>0,802372000000105</text:p>
          </table:table-cell>
          <table:table-cell office:value-type="string" calcext:value-type="string">
            <text:p><text:s/>[23] </text:p>
          </table:table-cell>
          <table:table-cell office:value-type="float" office:value="0.0529390000001513" calcext:value-type="float">
            <text:p>0,052939000000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5.6538657659" calcext:value-type="float">
            <text:p>1515,6538657659</text:p>
          </table:table-cell>
        </table:table-row>
        <table:table-row table:style-name="ro1">
          <table:table-cell office:value-type="float" office:value="18346" calcext:value-type="float">
            <text:p>18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814120000000003" calcext:value-type="float">
            <text:p>0,814120000000003</text:p>
          </table:table-cell>
          <table:table-cell office:value-type="string" calcext:value-type="string">
            <text:p><text:s/>[23] </text:p>
          </table:table-cell>
          <table:table-cell office:value-type="float" office:value="0.0805270000000746" calcext:value-type="float">
            <text:p>0,080527000000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0.99010269754" calcext:value-type="float">
            <text:p>1010,99010269754</text:p>
          </table:table-cell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1.13838200000009" calcext:value-type="float">
            <text:p>1,13838200000009</text:p>
          </table:table-cell>
          <table:table-cell office:value-type="string" calcext:value-type="string">
            <text:p><text:s/>[23] </text:p>
          </table:table-cell>
          <table:table-cell office:value-type="float" office:value="0.122434000000794" calcext:value-type="float">
            <text:p>0,122434000000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9.792377928278" calcext:value-type="float">
            <text:p>929,792377928278</text:p>
          </table:table-cell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960656000000199" calcext:value-type="float">
            <text:p>0,960656000000199</text:p>
          </table:table-cell>
          <table:table-cell office:value-type="string" calcext:value-type="string">
            <text:p><text:s/>[23] </text:p>
          </table:table-cell>
          <table:table-cell office:value-type="float" office:value="0.105703000000176" calcext:value-type="float">
            <text:p>0,105703000000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.825671928517" calcext:value-type="float">
            <text:p>908,825671928517</text:p>
          </table:table-cell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1.13805400000001" calcext:value-type="float">
            <text:p>1,13805400000001</text:p>
          </table:table-cell>
          <table:table-cell office:value-type="string" calcext:value-type="string">
            <text:p><text:s/>[23] </text:p>
          </table:table-cell>
          <table:table-cell office:value-type="float" office:value="0.0906729999996969" calcext:value-type="float">
            <text:p>0,09067299999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5.11894390151" calcext:value-type="float">
            <text:p>1255,11894390151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1.25291100000049" calcext:value-type="float">
            <text:p>1,25291100000049</text:p>
          </table:table-cell>
          <table:table-cell office:value-type="string" calcext:value-type="string">
            <text:p><text:s/>[23] </text:p>
          </table:table-cell>
          <table:table-cell office:value-type="float" office:value="0.0892479999993157" calcext:value-type="float">
            <text:p>0,089247999999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.85330764847" calcext:value-type="float">
            <text:p>1403,85330764847</text:p>
          </table:table-cell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1.13689699999941" calcext:value-type="float">
            <text:p>1,13689699999941</text:p>
          </table:table-cell>
          <table:table-cell office:value-type="string" calcext:value-type="string">
            <text:p><text:s/>[23] </text:p>
          </table:table-cell>
          <table:table-cell office:value-type="float" office:value="0.123311999999714" calcext:value-type="float">
            <text:p>0,123311999999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1.967853900709" calcext:value-type="float">
            <text:p>921,967853900709</text:p>
          </table:table-cell>
        </table:table-row>
        <table:table-row table:style-name="ro1">
          <table:table-cell office:value-type="float" office:value="18352" calcext:value-type="float">
            <text:p>183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963119000000006" calcext:value-type="float">
            <text:p>0,963119000000006</text:p>
          </table:table-cell>
          <table:table-cell office:value-type="string" calcext:value-type="string">
            <text:p><text:s/>[23] </text:p>
          </table:table-cell>
          <table:table-cell office:value-type="float" office:value="0.0886350000000675" calcext:value-type="float">
            <text:p>0,088635000000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6.61251198654" calcext:value-type="float">
            <text:p>1086,61251198654</text:p>
          </table:table-cell>
        </table:table-row>
        <table:table-row table:style-name="ro1">
          <table:table-cell office:value-type="float" office:value="18353" calcext:value-type="float">
            <text:p>183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1.25754000000052" calcext:value-type="float">
            <text:p>1,25754000000052</text:p>
          </table:table-cell>
          <table:table-cell office:value-type="string" calcext:value-type="string">
            <text:p><text:s/>[23] </text:p>
          </table:table-cell>
          <table:table-cell office:value-type="float" office:value="0.10907700000007" calcext:value-type="float">
            <text:p>0,109077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2.89199372893" calcext:value-type="float">
            <text:p>1152,89199372893</text:p>
          </table:table-cell>
        </table:table-row>
        <table:table-row table:style-name="ro1">
          <table:table-cell office:value-type="float" office:value="18354" calcext:value-type="float">
            <text:p>183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611202000000048" calcext:value-type="float">
            <text:p>0,611202000000048</text:p>
          </table:table-cell>
          <table:table-cell office:value-type="string" calcext:value-type="string">
            <text:p><text:s/>[23] </text:p>
          </table:table-cell>
          <table:table-cell office:value-type="float" office:value="0.133655999999974" calcext:value-type="float">
            <text:p>0,13365599999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7.294846471666" calcext:value-type="float">
            <text:p>457,294846471666</text:p>
          </table:table-cell>
        </table:table-row>
        <table:table-row table:style-name="ro1">
          <table:table-cell office:value-type="float" office:value="18355" calcext:value-type="float">
            <text:p>183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694509999999355" calcext:value-type="float">
            <text:p>0,694509999999355</text:p>
          </table:table-cell>
          <table:table-cell office:value-type="string" calcext:value-type="string">
            <text:p><text:s/>[23] </text:p>
          </table:table-cell>
          <table:table-cell office:value-type="float" office:value="0.072559000000183" calcext:value-type="float">
            <text:p>0,072559000000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7.165892580662" calcext:value-type="float">
            <text:p>957,165892580662</text:p>
          </table:table-cell>
        </table:table-row>
        <table:table-row table:style-name="ro1">
          <table:table-cell office:value-type="float" office:value="18356" calcext:value-type="float">
            <text:p>183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26730000000316" calcext:value-type="float">
            <text:p>0,726730000000316</text:p>
          </table:table-cell>
          <table:table-cell office:value-type="string" calcext:value-type="string">
            <text:p><text:s/>[23] </text:p>
          </table:table-cell>
          <table:table-cell office:value-type="float" office:value="0.0714280000001963" calcext:value-type="float">
            <text:p>0,071428000000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7.43013943876" calcext:value-type="float">
            <text:p>1017,43013943876</text:p>
          </table:table-cell>
        </table:table-row>
        <table:table-row table:style-name="ro1">
          <table:table-cell office:value-type="float" office:value="18357" calcext:value-type="float">
            <text:p>183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1.09181100000023" calcext:value-type="float">
            <text:p>1,09181100000023</text:p>
          </table:table-cell>
          <table:table-cell office:value-type="string" calcext:value-type="string">
            <text:p><text:s/>[23] </text:p>
          </table:table-cell>
          <table:table-cell office:value-type="float" office:value="0.0841819999996005" calcext:value-type="float">
            <text:p>0,084181999999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6.96490936948" calcext:value-type="float">
            <text:p>1296,96490936948</text:p>
          </table:table-cell>
        </table:table-row>
        <table:table-row table:style-name="ro1">
          <table:table-cell office:value-type="float" office:value="18358" calcext:value-type="float">
            <text:p>183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613328999999794" calcext:value-type="float">
            <text:p>0,613328999999794</text:p>
          </table:table-cell>
          <table:table-cell office:value-type="string" calcext:value-type="string">
            <text:p><text:s/>[23] </text:p>
          </table:table-cell>
          <table:table-cell office:value-type="float" office:value="0.0597170000000915" calcext:value-type="float">
            <text:p>0,05971700000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7.05929634586" calcext:value-type="float">
            <text:p>1027,05929634586</text:p>
          </table:table-cell>
        </table:table-row>
        <table:table-row table:style-name="ro1">
          <table:table-cell office:value-type="float" office:value="18359" calcext:value-type="float">
            <text:p>183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12596000000667" calcext:value-type="float">
            <text:p>0,812596000000667</text:p>
          </table:table-cell>
          <table:table-cell office:value-type="string" calcext:value-type="string">
            <text:p><text:s/>[23] </text:p>
          </table:table-cell>
          <table:table-cell office:value-type="float" office:value="0.0686130000003686" calcext:value-type="float">
            <text:p>0,0686130000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4.31784063705" calcext:value-type="float">
            <text:p>1184,31784063705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755517999999938" calcext:value-type="float">
            <text:p>0,755517999999938</text:p>
          </table:table-cell>
          <table:table-cell office:value-type="string" calcext:value-type="string">
            <text:p><text:s/>[23] </text:p>
          </table:table-cell>
          <table:table-cell office:value-type="float" office:value="0.051169999999729" calcext:value-type="float">
            <text:p>0,0511699999997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6.48622240363" calcext:value-type="float">
            <text:p>1476,48622240363</text:p>
          </table:table-cell>
        </table:table-row>
        <table:table-row table:style-name="ro1">
          <table:table-cell office:value-type="float" office:value="18361" calcext:value-type="float">
            <text:p>18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09586999999738" calcext:value-type="float">
            <text:p>0,809586999999738</text:p>
          </table:table-cell>
          <table:table-cell office:value-type="string" calcext:value-type="string">
            <text:p><text:s/>[23] </text:p>
          </table:table-cell>
          <table:table-cell office:value-type="float" office:value="0.0780380000005607" calcext:value-type="float">
            <text:p>0,078038000000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.42663829663" calcext:value-type="float">
            <text:p>1037,42663829663</text:p>
          </table:table-cell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4187400000028" calcext:value-type="float">
            <text:p>0,74187400000028</text:p>
          </table:table-cell>
          <table:table-cell office:value-type="string" calcext:value-type="string">
            <text:p><text:s/>[23] </text:p>
          </table:table-cell>
          <table:table-cell office:value-type="float" office:value="0.080377000000226" calcext:value-type="float">
            <text:p>0,080377000000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2.992895975459" calcext:value-type="float">
            <text:p>922,992895975459</text:p>
          </table:table-cell>
        </table:table-row>
        <table:table-row table:style-name="ro1">
          <table:table-cell office:value-type="float" office:value="18363" calcext:value-type="float">
            <text:p>183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2260499999993" calcext:value-type="float">
            <text:p>0,72260499999993</text:p>
          </table:table-cell>
          <table:table-cell office:value-type="string" calcext:value-type="string">
            <text:p><text:s/>[23] </text:p>
          </table:table-cell>
          <table:table-cell office:value-type="float" office:value="0.0964270000004035" calcext:value-type="float">
            <text:p>0,096427000000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9.38036026933" calcext:value-type="float">
            <text:p>749,38036026933</text:p>
          </table:table-cell>
        </table:table-row>
        <table:table-row table:style-name="ro1">
          <table:table-cell office:value-type="float" office:value="18364" calcext:value-type="float">
            <text:p>183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8332999999966" calcext:value-type="float">
            <text:p>0,88332999999966</text:p>
          </table:table-cell>
          <table:table-cell office:value-type="string" calcext:value-type="string">
            <text:p><text:s/>[23] </text:p>
          </table:table-cell>
          <table:table-cell office:value-type="float" office:value="0.036881999999423" calcext:value-type="float">
            <text:p>0,036881999999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5.01653926978" calcext:value-type="float">
            <text:p>2395,01653926978</text:p>
          </table:table-cell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1.05721799999992" calcext:value-type="float">
            <text:p>1,05721799999992</text:p>
          </table:table-cell>
          <table:table-cell office:value-type="string" calcext:value-type="string">
            <text:p><text:s/>[23] </text:p>
          </table:table-cell>
          <table:table-cell office:value-type="float" office:value="0.0882710000005318" calcext:value-type="float">
            <text:p>0,088271000000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7.69573245296" calcext:value-type="float">
            <text:p>1197,69573245296</text:p>
          </table:table-cell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780096999999842" calcext:value-type="float">
            <text:p>0,780096999999842</text:p>
          </table:table-cell>
          <table:table-cell office:value-type="string" calcext:value-type="string">
            <text:p><text:s/>[23] </text:p>
          </table:table-cell>
          <table:table-cell office:value-type="float" office:value="0.0788179999999557" calcext:value-type="float">
            <text:p>0,078817999999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9.744728361898" calcext:value-type="float">
            <text:p>989,744728361898</text:p>
          </table:table-cell>
        </table:table-row>
        <table:table-row table:style-name="ro1">
          <table:table-cell office:value-type="float" office:value="18367" calcext:value-type="float">
            <text:p>18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704594000000725" calcext:value-type="float">
            <text:p>0,704594000000725</text:p>
          </table:table-cell>
          <table:table-cell office:value-type="string" calcext:value-type="string">
            <text:p><text:s/>[23] </text:p>
          </table:table-cell>
          <table:table-cell office:value-type="float" office:value="0.0929790000000139" calcext:value-type="float">
            <text:p>0,09297900000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7.799072909603" calcext:value-type="float">
            <text:p>757,799072909603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01102999999785" calcext:value-type="float">
            <text:p>0,801102999999785</text:p>
          </table:table-cell>
          <table:table-cell office:value-type="string" calcext:value-type="string">
            <text:p><text:s/>[23] </text:p>
          </table:table-cell>
          <table:table-cell office:value-type="float" office:value="0.0568330000005517" calcext:value-type="float">
            <text:p>0,056833000000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9.57366317458" calcext:value-type="float">
            <text:p>1409,57366317458</text:p>
          </table:table-cell>
        </table:table-row>
        <table:table-row table:style-name="ro1">
          <table:table-cell office:value-type="float" office:value="18369" calcext:value-type="float">
            <text:p>183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1.15530699999999" calcext:value-type="float">
            <text:p>1,15530699999999</text:p>
          </table:table-cell>
          <table:table-cell office:value-type="string" calcext:value-type="string">
            <text:p><text:s/>[23] </text:p>
          </table:table-cell>
          <table:table-cell office:value-type="float" office:value="0.154370999999628" calcext:value-type="float">
            <text:p>0,154370999999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8.396395697881" calcext:value-type="float">
            <text:p>748,396395697881</text:p>
          </table:table-cell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47638000000188" calcext:value-type="float">
            <text:p>0,847638000000188</text:p>
          </table:table-cell>
          <table:table-cell office:value-type="string" calcext:value-type="string">
            <text:p><text:s/>[23] </text:p>
          </table:table-cell>
          <table:table-cell office:value-type="float" office:value="0.0775629999998273" calcext:value-type="float">
            <text:p>0,077562999999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.83808001505" calcext:value-type="float">
            <text:p>1092,83808001505</text:p>
          </table:table-cell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72167999999874" calcext:value-type="float">
            <text:p>0,872167999999874</text:p>
          </table:table-cell>
          <table:table-cell office:value-type="string" calcext:value-type="string">
            <text:p><text:s/>[23] </text:p>
          </table:table-cell>
          <table:table-cell office:value-type="float" office:value="0.0821799999994255" calcext:value-type="float">
            <text:p>0,082179999999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1.28985155265" calcext:value-type="float">
            <text:p>1061,28985155265</text:p>
          </table:table-cell>
        </table:table-row>
        <table:table-row table:style-name="ro1">
          <table:table-cell office:value-type="float" office:value="18372" calcext:value-type="float">
            <text:p>183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935591999999815" calcext:value-type="float">
            <text:p>0,935591999999815</text:p>
          </table:table-cell>
          <table:table-cell office:value-type="string" calcext:value-type="string">
            <text:p><text:s/>[23] </text:p>
          </table:table-cell>
          <table:table-cell office:value-type="float" office:value="0.0720280000005005" calcext:value-type="float">
            <text:p>0,072028000000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.92819458171" calcext:value-type="float">
            <text:p>1298,92819458171</text:p>
          </table:table-cell>
        </table:table-row>
        <table:table-row table:style-name="ro1">
          <table:table-cell office:value-type="float" office:value="18373" calcext:value-type="float">
            <text:p>183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1.11671399999977" calcext:value-type="float">
            <text:p>1,11671399999977</text:p>
          </table:table-cell>
          <table:table-cell office:value-type="string" calcext:value-type="string">
            <text:p><text:s/>[23] </text:p>
          </table:table-cell>
          <table:table-cell office:value-type="float" office:value="0.0475079999996524" calcext:value-type="float">
            <text:p>0,047507999999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0.58095480329" calcext:value-type="float">
            <text:p>2350,58095480329</text:p>
          </table:table-cell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90539000000172" calcext:value-type="float">
            <text:p>0,690539000000172</text:p>
          </table:table-cell>
          <table:table-cell office:value-type="string" calcext:value-type="string">
            <text:p><text:s/>[23] </text:p>
          </table:table-cell>
          <table:table-cell office:value-type="float" office:value="0.0593939999998838" calcext:value-type="float">
            <text:p>0,059393999999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2.64100751174" calcext:value-type="float">
            <text:p>1162,64100751174</text:p>
          </table:table-cell>
        </table:table-row>
        <table:table-row table:style-name="ro1">
          <table:table-cell office:value-type="float" office:value="18375" calcext:value-type="float">
            <text:p>18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01483000000189" calcext:value-type="float">
            <text:p>0,801483000000189</text:p>
          </table:table-cell>
          <table:table-cell office:value-type="string" calcext:value-type="string">
            <text:p><text:s/>[23] </text:p>
          </table:table-cell>
          <table:table-cell office:value-type="float" office:value="0.0747810000002573" calcext:value-type="float">
            <text:p>0,074781000000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1.77357884681" calcext:value-type="float">
            <text:p>1071,77357884681</text:p>
          </table:table-cell>
        </table:table-row>
        <table:table-row table:style-name="ro1">
          <table:table-cell office:value-type="float" office:value="18376" calcext:value-type="float">
            <text:p>18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9910099999961" calcext:value-type="float">
            <text:p>0,79910099999961</text:p>
          </table:table-cell>
          <table:table-cell office:value-type="string" calcext:value-type="string">
            <text:p><text:s/>[23] </text:p>
          </table:table-cell>
          <table:table-cell office:value-type="float" office:value="0.0507529999995313" calcext:value-type="float">
            <text:p>0,050752999999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4.49017793429" calcext:value-type="float">
            <text:p>1574,49017793429</text:p>
          </table:table-cell>
        </table:table-row>
        <table:table-row table:style-name="ro1">
          <table:table-cell office:value-type="float" office:value="18377" calcext:value-type="float">
            <text:p>183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1.07468400000016" calcext:value-type="float">
            <text:p>1,07468400000016</text:p>
          </table:table-cell>
          <table:table-cell office:value-type="string" calcext:value-type="string">
            <text:p><text:s/>[23] </text:p>
          </table:table-cell>
          <table:table-cell office:value-type="float" office:value="0.0601550000001225" calcext:value-type="float">
            <text:p>0,060155000000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6.52481090179" calcext:value-type="float">
            <text:p>1786,52481090179</text:p>
          </table:table-cell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88244999999915" calcext:value-type="float">
            <text:p>0,588244999999915</text:p>
          </table:table-cell>
          <table:table-cell office:value-type="string" calcext:value-type="string">
            <text:p><text:s/>[23] </text:p>
          </table:table-cell>
          <table:table-cell office:value-type="float" office:value="0.0450810000002093" calcext:value-type="float">
            <text:p>0,045081000000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4.86235885891" calcext:value-type="float">
            <text:p>1304,86235885891</text:p>
          </table:table-cell>
        </table:table-row>
        <table:table-row table:style-name="ro1">
          <table:table-cell office:value-type="float" office:value="18379" calcext:value-type="float">
            <text:p>183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02574999999524" calcext:value-type="float">
            <text:p>0,502574999999524</text:p>
          </table:table-cell>
          <table:table-cell office:value-type="string" calcext:value-type="string">
            <text:p><text:s/>[23] </text:p>
          </table:table-cell>
          <table:table-cell office:value-type="float" office:value="0.0414570000002641" calcext:value-type="float">
            <text:p>0,041457000000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2.28019392702" calcext:value-type="float">
            <text:p>1212,28019392702</text:p>
          </table:table-cell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16037000000324" calcext:value-type="float">
            <text:p>0,516037000000324</text:p>
          </table:table-cell>
          <table:table-cell office:value-type="string" calcext:value-type="string">
            <text:p><text:s/>[23] </text:p>
          </table:table-cell>
          <table:table-cell office:value-type="float" office:value="0.0404920000000857" calcext:value-type="float">
            <text:p>0,040492000000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4.41716882157" calcext:value-type="float">
            <text:p>1274,41716882157</text:p>
          </table:table-cell>
        </table:table-row>
        <table:table-row table:style-name="ro1">
          <table:table-cell office:value-type="float" office:value="18381" calcext:value-type="float">
            <text:p>183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29237000000467" calcext:value-type="float">
            <text:p>0,729237000000467</text:p>
          </table:table-cell>
          <table:table-cell office:value-type="string" calcext:value-type="string">
            <text:p><text:s/>[23] </text:p>
          </table:table-cell>
          <table:table-cell office:value-type="float" office:value="0.0433960000000297" calcext:value-type="float">
            <text:p>0,043396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0.42446308408" calcext:value-type="float">
            <text:p>1680,42446308408</text:p>
          </table:table-cell>
        </table:table-row>
        <table:table-row table:style-name="ro1">
          <table:table-cell office:value-type="float" office:value="18382" calcext:value-type="float">
            <text:p>183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76384999999937" calcext:value-type="float">
            <text:p>0,476384999999937</text:p>
          </table:table-cell>
          <table:table-cell office:value-type="string" calcext:value-type="string">
            <text:p><text:s/>[23] </text:p>
          </table:table-cell>
          <table:table-cell office:value-type="float" office:value="0.0398250000007465" calcext:value-type="float">
            <text:p>0,039825000000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.19585685124" calcext:value-type="float">
            <text:p>1196,19585685124</text:p>
          </table:table-cell>
        </table:table-row>
        <table:table-row table:style-name="ro1">
          <table:table-cell office:value-type="float" office:value="18383" calcext:value-type="float">
            <text:p>18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52123000000029" calcext:value-type="float">
            <text:p>0,452123000000029</text:p>
          </table:table-cell>
          <table:table-cell office:value-type="string" calcext:value-type="string">
            <text:p><text:s/>[23] </text:p>
          </table:table-cell>
          <table:table-cell office:value-type="float" office:value="0.0921509999998307" calcext:value-type="float">
            <text:p>0,092150999999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.632765787522" calcext:value-type="float">
            <text:p>490,632765787522</text:p>
          </table:table-cell>
        </table:table-row>
        <table:table-row table:style-name="ro1">
          <table:table-cell office:value-type="float" office:value="18384" calcext:value-type="float">
            <text:p>18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82211000000461" calcext:value-type="float">
            <text:p>0,482211000000461</text:p>
          </table:table-cell>
          <table:table-cell office:value-type="string" calcext:value-type="string">
            <text:p><text:s/>[23] </text:p>
          </table:table-cell>
          <table:table-cell office:value-type="float" office:value="0.0619360000000597" calcext:value-type="float">
            <text:p>0,061936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8.56335572203" calcext:value-type="float">
            <text:p>778,56335572203</text:p>
          </table:table-cell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85347999999794" calcext:value-type="float">
            <text:p>0,885347999999794</text:p>
          </table:table-cell>
          <table:table-cell office:value-type="string" calcext:value-type="string">
            <text:p><text:s/>[23] </text:p>
          </table:table-cell>
          <table:table-cell office:value-type="float" office:value="0.0416730000006282" calcext:value-type="float">
            <text:p>0,041673000000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4.51227410181" calcext:value-type="float">
            <text:p>2124,51227410181</text:p>
          </table:table-cell>
        </table:table-row>
        <table:table-row table:style-name="ro1">
          <table:table-cell office:value-type="float" office:value="18386" calcext:value-type="float">
            <text:p>18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43537000000106" calcext:value-type="float">
            <text:p>0,443537000000106</text:p>
          </table:table-cell>
          <table:table-cell office:value-type="string" calcext:value-type="string">
            <text:p><text:s/>[23] </text:p>
          </table:table-cell>
          <table:table-cell office:value-type="float" office:value="0.0505689999999959" calcext:value-type="float">
            <text:p>0,050568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.092685242227" calcext:value-type="float">
            <text:p>877,092685242227</text:p>
          </table:table-cell>
        </table:table-row>
        <table:table-row table:style-name="ro1">
          <table:table-cell office:value-type="float" office:value="18387" calcext:value-type="float">
            <text:p>18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58632000000398" calcext:value-type="float">
            <text:p>0,858632000000398</text:p>
          </table:table-cell>
          <table:table-cell office:value-type="string" calcext:value-type="string">
            <text:p><text:s/>[23] </text:p>
          </table:table-cell>
          <table:table-cell office:value-type="float" office:value="0.040791000000354" calcext:value-type="float">
            <text:p>0,040791000000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4.95452426503" calcext:value-type="float">
            <text:p>2104,95452426503</text:p>
          </table:table-cell>
        </table:table-row>
        <table:table-row table:style-name="ro1">
          <table:table-cell office:value-type="float" office:value="18388" calcext:value-type="float">
            <text:p>183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32361999999921" calcext:value-type="float">
            <text:p>0,532361999999921</text:p>
          </table:table-cell>
          <table:table-cell office:value-type="string" calcext:value-type="string">
            <text:p><text:s/>[23] </text:p>
          </table:table-cell>
          <table:table-cell office:value-type="float" office:value="0.0437250000004497" calcext:value-type="float">
            <text:p>0,04372500000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7.52315607649" calcext:value-type="float">
            <text:p>1217,52315607649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450708999999733" calcext:value-type="float">
            <text:p>0,450708999999733</text:p>
          </table:table-cell>
          <table:table-cell office:value-type="string" calcext:value-type="string">
            <text:p><text:s/>[23] </text:p>
          </table:table-cell>
          <table:table-cell office:value-type="float" office:value="0.0352769999999509" calcext:value-type="float">
            <text:p>0,035276999999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7.62848314868" calcext:value-type="float">
            <text:p>1277,62848314868</text:p>
          </table:table-cell>
        </table:table-row>
        <table:table-row table:style-name="ro1">
          <table:table-cell office:value-type="float" office:value="18390" calcext:value-type="float">
            <text:p>18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78553999999713" calcext:value-type="float">
            <text:p>0,578553999999713</text:p>
          </table:table-cell>
          <table:table-cell office:value-type="string" calcext:value-type="string">
            <text:p><text:s/>[23] </text:p>
          </table:table-cell>
          <table:table-cell office:value-type="float" office:value="0.0536229999997886" calcext:value-type="float">
            <text:p>0,053622999999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8.92881786173" calcext:value-type="float">
            <text:p>1078,92881786173</text:p>
          </table:table-cell>
        </table:table-row>
        <table:table-row table:style-name="ro1">
          <table:table-cell office:value-type="float" office:value="18391" calcext:value-type="float">
            <text:p>183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56070999999792" calcext:value-type="float">
            <text:p>0,756070999999792</text:p>
          </table:table-cell>
          <table:table-cell office:value-type="string" calcext:value-type="string">
            <text:p><text:s/>[23] </text:p>
          </table:table-cell>
          <table:table-cell office:value-type="float" office:value="0.0436069999996107" calcext:value-type="float">
            <text:p>0,043606999999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3.82943106965" calcext:value-type="float">
            <text:p>1733,82943106965</text:p>
          </table:table-cell>
        </table:table-row>
        <table:table-row table:style-name="ro1">
          <table:table-cell office:value-type="float" office:value="18392" calcext:value-type="float">
            <text:p>18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65103999999883" calcext:value-type="float">
            <text:p>0,465103999999883</text:p>
          </table:table-cell>
          <table:table-cell office:value-type="string" calcext:value-type="string">
            <text:p><text:s/>[23] </text:p>
          </table:table-cell>
          <table:table-cell office:value-type="float" office:value="0.0426189999998314" calcext:value-type="float">
            <text:p>0,042618999999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1.30669420147" calcext:value-type="float">
            <text:p>1091,30669420147</text:p>
          </table:table-cell>
        </table:table-row>
        <table:table-row table:style-name="ro1">
          <table:table-cell office:value-type="float" office:value="18393" calcext:value-type="float">
            <text:p>18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27881999999954" calcext:value-type="float">
            <text:p>0,427881999999954</text:p>
          </table:table-cell>
          <table:table-cell office:value-type="string" calcext:value-type="string">
            <text:p><text:s/>[23] </text:p>
          </table:table-cell>
          <table:table-cell office:value-type="float" office:value="0.0346209999997882" calcext:value-type="float">
            <text:p>0,034620999999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5.90306462139" calcext:value-type="float">
            <text:p>1235,90306462139</text:p>
          </table:table-cell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29475000000821" calcext:value-type="float">
            <text:p>0,429475000000821</text:p>
          </table:table-cell>
          <table:table-cell office:value-type="string" calcext:value-type="string">
            <text:p><text:s/>[23] </text:p>
          </table:table-cell>
          <table:table-cell office:value-type="float" office:value="0.051923999999417" calcext:value-type="float">
            <text:p>0,051923999999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7.12233265088" calcext:value-type="float">
            <text:p>827,12233265088</text:p>
          </table:table-cell>
        </table:table-row>
        <table:table-row table:style-name="ro1">
          <table:table-cell office:value-type="float" office:value="18395" calcext:value-type="float">
            <text:p>18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63290000000416" calcext:value-type="float">
            <text:p>0,663290000000416</text:p>
          </table:table-cell>
          <table:table-cell office:value-type="string" calcext:value-type="string">
            <text:p><text:s/>[23] </text:p>
          </table:table-cell>
          <table:table-cell office:value-type="float" office:value="0.0487210000001142" calcext:value-type="float">
            <text:p>0,04872100000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1.40473306964" calcext:value-type="float">
            <text:p>1361,40473306964</text:p>
          </table:table-cell>
        </table:table-row>
        <table:table-row table:style-name="ro1">
          <table:table-cell office:value-type="float" office:value="18396" calcext:value-type="float">
            <text:p>183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35083000000304" calcext:value-type="float">
            <text:p>0,435083000000304</text:p>
          </table:table-cell>
          <table:table-cell office:value-type="string" calcext:value-type="string">
            <text:p><text:s/>[23] </text:p>
          </table:table-cell>
          <table:table-cell office:value-type="float" office:value="0.0455620000002455" calcext:value-type="float">
            <text:p>0,045562000000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4.925156924543" calcext:value-type="float">
            <text:p>954,925156924543</text:p>
          </table:table-cell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75567999999657" calcext:value-type="float">
            <text:p>0,675567999999657</text:p>
          </table:table-cell>
          <table:table-cell office:value-type="string" calcext:value-type="string">
            <text:p><text:s/>[23] </text:p>
          </table:table-cell>
          <table:table-cell office:value-type="float" office:value="0.0367020000003322" calcext:value-type="float">
            <text:p>0,036702000000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0.68443134854" calcext:value-type="float">
            <text:p>1840,68443134854</text:p>
          </table:table-cell>
        </table:table-row>
        <table:table-row table:style-name="ro1">
          <table:table-cell office:value-type="float" office:value="18398" calcext:value-type="float">
            <text:p>18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42506000000321" calcext:value-type="float">
            <text:p>0,442506000000321</text:p>
          </table:table-cell>
          <table:table-cell office:value-type="string" calcext:value-type="string">
            <text:p><text:s/>[23] </text:p>
          </table:table-cell>
          <table:table-cell office:value-type="float" office:value="0.0357849999991231" calcext:value-type="float">
            <text:p>0,035784999999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6.56839460993" calcext:value-type="float">
            <text:p>1236,56839460993</text:p>
          </table:table-cell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4586100000015" calcext:value-type="float">
            <text:p>0,44586100000015</text:p>
          </table:table-cell>
          <table:table-cell office:value-type="string" calcext:value-type="string">
            <text:p><text:s/>[23] </text:p>
          </table:table-cell>
          <table:table-cell office:value-type="float" office:value="0.0413269999999102" calcext:value-type="float">
            <text:p>0,041326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8.86127713388" calcext:value-type="float">
            <text:p>1078,86127713388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34699000000364" calcext:value-type="float">
            <text:p>0,434699000000364</text:p>
          </table:table-cell>
          <table:table-cell office:value-type="string" calcext:value-type="string">
            <text:p><text:s/>[23] </text:p>
          </table:table-cell>
          <table:table-cell office:value-type="float" office:value="0.0351489999993646" calcext:value-type="float">
            <text:p>0,035148999999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6.73219724095" calcext:value-type="float">
            <text:p>1236,73219724095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92769999999655" calcext:value-type="float">
            <text:p>0,692769999999655</text:p>
          </table:table-cell>
          <table:table-cell office:value-type="string" calcext:value-type="string">
            <text:p><text:s/>[23] </text:p>
          </table:table-cell>
          <table:table-cell office:value-type="float" office:value="0.040194000000156" calcext:value-type="float">
            <text:p>0,040194000000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3.56570631678" calcext:value-type="float">
            <text:p>1723,56570631678</text:p>
          </table:table-cell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46367999999893" calcext:value-type="float">
            <text:p>0,446367999999893</text:p>
          </table:table-cell>
          <table:table-cell office:value-type="string" calcext:value-type="string">
            <text:p><text:s/>[23] </text:p>
          </table:table-cell>
          <table:table-cell office:value-type="float" office:value="0.0603320000000167" calcext:value-type="float">
            <text:p>0,060332000000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.852814426456" calcext:value-type="float">
            <text:p>739,852814426456</text:p>
          </table:table-cell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4669999999951" calcext:value-type="float">
            <text:p>0,44669999999951</text:p>
          </table:table-cell>
          <table:table-cell office:value-type="string" calcext:value-type="string">
            <text:p><text:s/>[23] </text:p>
          </table:table-cell>
          <table:table-cell office:value-type="float" office:value="0.0348370000001523" calcext:value-type="float">
            <text:p>0,034837000000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2.25737003059" calcext:value-type="float">
            <text:p>1282,25737003059</text:p>
          </table:table-cell>
        </table:table-row>
        <table:table-row table:style-name="ro1">
          <table:table-cell office:value-type="float" office:value="18404" calcext:value-type="float">
            <text:p>18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50961000000461" calcext:value-type="float">
            <text:p>0,450961000000461</text:p>
          </table:table-cell>
          <table:table-cell office:value-type="string" calcext:value-type="string">
            <text:p><text:s/>[23] </text:p>
          </table:table-cell>
          <table:table-cell office:value-type="float" office:value="0.0304669999995895" calcext:value-type="float">
            <text:p>0,0304669999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0.1621426676" calcext:value-type="float">
            <text:p>1480,1621426676</text:p>
          </table:table-cell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80342999999994" calcext:value-type="float">
            <text:p>0,680342999999994</text:p>
          </table:table-cell>
          <table:table-cell office:value-type="string" calcext:value-type="string">
            <text:p><text:s/>[23] </text:p>
          </table:table-cell>
          <table:table-cell office:value-type="float" office:value="0.0453530000004321" calcext:value-type="float">
            <text:p>0,045353000000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.1058364243" calcext:value-type="float">
            <text:p>1500,1058364243</text:p>
          </table:table-cell>
        </table:table-row>
        <table:table-row table:style-name="ro1">
          <table:table-cell office:value-type="float" office:value="18406" calcext:value-type="float">
            <text:p>184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744839999997566" calcext:value-type="float">
            <text:p>0,074483999999757</text:p>
          </table:table-cell>
          <table:table-cell office:value-type="string" calcext:value-type="string">
            <text:p><text:s/>[23] </text:p>
          </table:table-cell>
          <table:table-cell office:value-type="float" office:value="0.036591000000044" calcext:value-type="float">
            <text:p>0,036591000000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.558252028278" calcext:value-type="float">
            <text:p>203,558252028278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775839999996606" calcext:value-type="float">
            <text:p>0,077583999999661</text:p>
          </table:table-cell>
          <table:table-cell office:value-type="string" calcext:value-type="string">
            <text:p><text:s/>[23] </text:p>
          </table:table-cell>
          <table:table-cell office:value-type="float" office:value="0.0466820000001462" calcext:value-type="float">
            <text:p>0,046682000000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196821043266" calcext:value-type="float">
            <text:p>166,196821043266</text:p>
          </table:table-cell>
        </table:table-row>
        <table:table-row table:style-name="ro1">
          <table:table-cell office:value-type="float" office:value="18408" calcext:value-type="float">
            <text:p>184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499153000000661" calcext:value-type="float">
            <text:p>0,499153000000661</text:p>
          </table:table-cell>
          <table:table-cell office:value-type="string" calcext:value-type="string">
            <text:p><text:s/>[23] </text:p>
          </table:table-cell>
          <table:table-cell office:value-type="float" office:value="0.0622979999998279" calcext:value-type="float">
            <text:p>0,0622979999998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1.23438955029" calcext:value-type="float">
            <text:p>801,23438955029</text:p>
          </table:table-cell>
        </table:table-row>
        <table:table-row table:style-name="ro1">
          <table:table-cell office:value-type="float" office:value="18409" calcext:value-type="float">
            <text:p>18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57865000000675" calcext:value-type="float">
            <text:p>0,557865000000675</text:p>
          </table:table-cell>
          <table:table-cell office:value-type="string" calcext:value-type="string">
            <text:p><text:s/>[23] </text:p>
          </table:table-cell>
          <table:table-cell office:value-type="float" office:value="0.0938560000004145" calcext:value-type="float">
            <text:p>0,093856000000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4.383949878762" calcext:value-type="float">
            <text:p>594,383949878762</text:p>
          </table:table-cell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632346000000325" calcext:value-type="float">
            <text:p>0,632346000000325</text:p>
          </table:table-cell>
          <table:table-cell office:value-type="string" calcext:value-type="string">
            <text:p><text:s/>[23] </text:p>
          </table:table-cell>
          <table:table-cell office:value-type="float" office:value="0.0658810000004451" calcext:value-type="float">
            <text:p>0,065881000000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9.830603658192" calcext:value-type="float">
            <text:p>959,830603658192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18432999999459" calcext:value-type="float">
            <text:p>0,818432999999459</text:p>
          </table:table-cell>
          <table:table-cell office:value-type="string" calcext:value-type="string">
            <text:p><text:s/>[23] </text:p>
          </table:table-cell>
          <table:table-cell office:value-type="float" office:value="0.0642019999995682" calcext:value-type="float">
            <text:p>0,064201999999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4.77804430542" calcext:value-type="float">
            <text:p>1274,77804430542</text:p>
          </table:table-cell>
        </table:table-row>
        <table:table-row table:style-name="ro1">
          <table:table-cell office:value-type="float" office:value="18412" calcext:value-type="float">
            <text:p>18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37727000000268" calcext:value-type="float">
            <text:p>0,637727000000268</text:p>
          </table:table-cell>
          <table:table-cell office:value-type="string" calcext:value-type="string">
            <text:p><text:s/>[23] </text:p>
          </table:table-cell>
          <table:table-cell office:value-type="float" office:value="0.0668000000005122" calcext:value-type="float">
            <text:p>0,066800000000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4.681137717632" calcext:value-type="float">
            <text:p>954,681137717632</text:p>
          </table:table-cell>
        </table:table-row>
        <table:table-row table:style-name="ro1">
          <table:table-cell office:value-type="float" office:value="18413" calcext:value-type="float">
            <text:p>18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12285000000156" calcext:value-type="float">
            <text:p>0,612285000000156</text:p>
          </table:table-cell>
          <table:table-cell office:value-type="string" calcext:value-type="string">
            <text:p><text:s/>[23] </text:p>
          </table:table-cell>
          <table:table-cell office:value-type="float" office:value="0.0678239999997459" calcext:value-type="float">
            <text:p>0,067823999999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2.755661716281" calcext:value-type="float">
            <text:p>902,755661716281</text:p>
          </table:table-cell>
        </table:table-row>
        <table:table-row table:style-name="ro1">
          <table:table-cell office:value-type="float" office:value="18414" calcext:value-type="float">
            <text:p>18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14009999999871" calcext:value-type="float">
            <text:p>0,514009999999871</text:p>
          </table:table-cell>
          <table:table-cell office:value-type="string" calcext:value-type="string">
            <text:p><text:s/>[23] </text:p>
          </table:table-cell>
          <table:table-cell office:value-type="float" office:value="0.0346390000004249" calcext:value-type="float">
            <text:p>0,034639000000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3.90542450292" calcext:value-type="float">
            <text:p>1483,90542450292</text:p>
          </table:table-cell>
        </table:table-row>
        <table:table-row table:style-name="ro1">
          <table:table-cell office:value-type="float" office:value="18415" calcext:value-type="float">
            <text:p>184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19494999999915" calcext:value-type="float">
            <text:p>0,619494999999915</text:p>
          </table:table-cell>
          <table:table-cell office:value-type="string" calcext:value-type="string">
            <text:p><text:s/>[23] </text:p>
          </table:table-cell>
          <table:table-cell office:value-type="float" office:value="0.0338739999997415" calcext:value-type="float">
            <text:p>0,033873999999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8.82151503998" calcext:value-type="float">
            <text:p>1828,82151503998</text:p>
          </table:table-cell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28557999999975" calcext:value-type="float">
            <text:p>0,528557999999975</text:p>
          </table:table-cell>
          <table:table-cell office:value-type="string" calcext:value-type="string">
            <text:p><text:s/>[23] </text:p>
          </table:table-cell>
          <table:table-cell office:value-type="float" office:value="0.0422159999998257" calcext:value-type="float">
            <text:p>0,042215999999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2.03240478055" calcext:value-type="float">
            <text:p>1252,03240478055</text:p>
          </table:table-cell>
        </table:table-row>
        <table:table-row table:style-name="ro1">
          <table:table-cell office:value-type="float" office:value="18417" calcext:value-type="float">
            <text:p>184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562983000000713" calcext:value-type="float">
            <text:p>0,562983000000713</text:p>
          </table:table-cell>
          <table:table-cell office:value-type="string" calcext:value-type="string">
            <text:p><text:s/>[23] </text:p>
          </table:table-cell>
          <table:table-cell office:value-type="float" office:value="0.0363969999998517" calcext:value-type="float">
            <text:p>0,036396999999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6.78407561889" calcext:value-type="float">
            <text:p>1546,78407561889</text:p>
          </table:table-cell>
        </table:table-row>
        <table:table-row table:style-name="ro1">
          <table:table-cell office:value-type="float" office:value="18418" calcext:value-type="float">
            <text:p>184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601722999999765" calcext:value-type="float">
            <text:p>0,601722999999765</text:p>
          </table:table-cell>
          <table:table-cell office:value-type="string" calcext:value-type="string">
            <text:p><text:s/>[23] </text:p>
          </table:table-cell>
          <table:table-cell office:value-type="float" office:value="0.0855499999997846" calcext:value-type="float">
            <text:p>0,085549999999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.35827001903" calcext:value-type="float">
            <text:p>703,35827001903</text:p>
          </table:table-cell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1.05772400000023" calcext:value-type="float">
            <text:p>1,05772400000023</text:p>
          </table:table-cell>
          <table:table-cell office:value-type="string" calcext:value-type="string">
            <text:p><text:s/>[23] </text:p>
          </table:table-cell>
          <table:table-cell office:value-type="float" office:value="0.0934940000006464" calcext:value-type="float">
            <text:p>0,093494000000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.32821356763" calcext:value-type="float">
            <text:p>1131,32821356763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01166999999805" calcext:value-type="float">
            <text:p>0,601166999999805</text:p>
          </table:table-cell>
          <table:table-cell office:value-type="string" calcext:value-type="string">
            <text:p><text:s/>[23] </text:p>
          </table:table-cell>
          <table:table-cell office:value-type="float" office:value="0.065454999999929" calcext:value-type="float">
            <text:p>0,065454999999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8.443205256217" calcext:value-type="float">
            <text:p>918,443205256217</text:p>
          </table:table-cell>
        </table:table-row>
        <table:table-row table:style-name="ro1">
          <table:table-cell office:value-type="float" office:value="18421" calcext:value-type="float">
            <text:p>18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95397999999477" calcext:value-type="float">
            <text:p>0,595397999999477</text:p>
          </table:table-cell>
          <table:table-cell office:value-type="string" calcext:value-type="string">
            <text:p><text:s/>[23] </text:p>
          </table:table-cell>
          <table:table-cell office:value-type="float" office:value="0.0736930000002758" calcext:value-type="float">
            <text:p>0,073693000000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7.943766704095" calcext:value-type="float">
            <text:p>807,943766704095</text:p>
          </table:table-cell>
        </table:table-row>
        <table:table-row table:style-name="ro1">
          <table:table-cell office:value-type="float" office:value="18422" calcext:value-type="float">
            <text:p>18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57060999999521" calcext:value-type="float">
            <text:p>0,557060999999521</text:p>
          </table:table-cell>
          <table:table-cell office:value-type="string" calcext:value-type="string">
            <text:p><text:s/>[23] </text:p>
          </table:table-cell>
          <table:table-cell office:value-type="float" office:value="0.0936670000000959" calcext:value-type="float">
            <text:p>0,093667000000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4.724929803401" calcext:value-type="float">
            <text:p>594,724929803401</text:p>
          </table:table-cell>
        </table:table-row>
        <table:table-row table:style-name="ro1">
          <table:table-cell office:value-type="float" office:value="18423" calcext:value-type="float">
            <text:p>184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34558999999535" calcext:value-type="float">
            <text:p>0,734558999999535</text:p>
          </table:table-cell>
          <table:table-cell office:value-type="string" calcext:value-type="string">
            <text:p><text:s/>[23] </text:p>
          </table:table-cell>
          <table:table-cell office:value-type="float" office:value="0.0523789999997462" calcext:value-type="float">
            <text:p>0,052378999999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2.39218007808" calcext:value-type="float">
            <text:p>1402,39218007808</text:p>
          </table:table-cell>
        </table:table-row>
        <table:table-row table:style-name="ro1">
          <table:table-cell office:value-type="float" office:value="18424" calcext:value-type="float">
            <text:p>18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29343000000154" calcext:value-type="float">
            <text:p>0,529343000000154</text:p>
          </table:table-cell>
          <table:table-cell office:value-type="string" calcext:value-type="string">
            <text:p><text:s/>[23] </text:p>
          </table:table-cell>
          <table:table-cell office:value-type="float" office:value="0.0464689999998882" calcext:value-type="float">
            <text:p>0,046468999999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9.13146398982" calcext:value-type="float">
            <text:p>1139,13146398982</text:p>
          </table:table-cell>
        </table:table-row>
        <table:table-row table:style-name="ro1">
          <table:table-cell office:value-type="float" office:value="18425" calcext:value-type="float">
            <text:p>18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73231000000305" calcext:value-type="float">
            <text:p>0,573231000000305</text:p>
          </table:table-cell>
          <table:table-cell office:value-type="string" calcext:value-type="string">
            <text:p><text:s/>[23] </text:p>
          </table:table-cell>
          <table:table-cell office:value-type="float" office:value="0.0436859999999797" calcext:value-type="float">
            <text:p>0,043685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2.16179096409" calcext:value-type="float">
            <text:p>1312,16179096409</text:p>
          </table:table-cell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69733000000269" calcext:value-type="float">
            <text:p>0,569733000000269</text:p>
          </table:table-cell>
          <table:table-cell office:value-type="string" calcext:value-type="string">
            <text:p><text:s/>[23] </text:p>
          </table:table-cell>
          <table:table-cell office:value-type="float" office:value="0.0577880000000732" calcext:value-type="float">
            <text:p>0,057788000000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5.901917352301" calcext:value-type="float">
            <text:p>985,901917352301</text:p>
          </table:table-cell>
        </table:table-row>
        <table:table-row table:style-name="ro1">
          <table:table-cell office:value-type="float" office:value="18427" calcext:value-type="float">
            <text:p>184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74315999999999" calcext:value-type="float">
            <text:p>0,774315999999999</text:p>
          </table:table-cell>
          <table:table-cell office:value-type="string" calcext:value-type="string">
            <text:p><text:s/>[23] </text:p>
          </table:table-cell>
          <table:table-cell office:value-type="float" office:value="0.117299999999887" calcext:value-type="float">
            <text:p>0,117299999999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.115942029623" calcext:value-type="float">
            <text:p>660,115942029623</text:p>
          </table:table-cell>
        </table:table-row>
        <table:table-row table:style-name="ro1">
          <table:table-cell office:value-type="float" office:value="18428" calcext:value-type="float">
            <text:p>184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93950000000404" calcext:value-type="float">
            <text:p>0,593950000000404</text:p>
          </table:table-cell>
          <table:table-cell office:value-type="string" calcext:value-type="string">
            <text:p><text:s/>[23] </text:p>
          </table:table-cell>
          <table:table-cell office:value-type="float" office:value="0.0603380000002289" calcext:value-type="float">
            <text:p>0,060338000000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4.371374586746" calcext:value-type="float">
            <text:p>984,371374586746</text:p>
          </table:table-cell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68020999999862" calcext:value-type="float">
            <text:p>0,768020999999862</text:p>
          </table:table-cell>
          <table:table-cell office:value-type="string" calcext:value-type="string">
            <text:p><text:s/>[23] </text:p>
          </table:table-cell>
          <table:table-cell office:value-type="float" office:value="0.0753510000004098" calcext:value-type="float">
            <text:p>0,07535100000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9.25787314791" calcext:value-type="float">
            <text:p>1019,25787314791</text:p>
          </table:table-cell>
        </table:table-row>
        <table:table-row table:style-name="ro1">
          <table:table-cell office:value-type="float" office:value="18430" calcext:value-type="float">
            <text:p>184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83590999999797" calcext:value-type="float">
            <text:p>0,883590999999797</text:p>
          </table:table-cell>
          <table:table-cell office:value-type="string" calcext:value-type="string">
            <text:p><text:s/>[23] </text:p>
          </table:table-cell>
          <table:table-cell office:value-type="float" office:value="0.0789819999999963" calcext:value-type="float">
            <text:p>0,078981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8.72451951057" calcext:value-type="float">
            <text:p>1118,72451951057</text:p>
          </table:table-cell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1.06948700000066" calcext:value-type="float">
            <text:p>1,06948700000066</text:p>
          </table:table-cell>
          <table:table-cell office:value-type="string" calcext:value-type="string">
            <text:p><text:s/>[23] </text:p>
          </table:table-cell>
          <table:table-cell office:value-type="float" office:value="0.0550299999995332" calcext:value-type="float">
            <text:p>0,055029999999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3.46174815507" calcext:value-type="float">
            <text:p>1943,46174815507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98790999999437" calcext:value-type="float">
            <text:p>0,598790999999437</text:p>
          </table:table-cell>
          <table:table-cell office:value-type="string" calcext:value-type="string">
            <text:p><text:s/>[23] </text:p>
          </table:table-cell>
          <table:table-cell office:value-type="float" office:value="0.0495470000005298" calcext:value-type="float">
            <text:p>0,0495470000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8.53129350523" calcext:value-type="float">
            <text:p>1208,53129350523</text:p>
          </table:table-cell>
        </table:table-row>
        <table:table-row table:style-name="ro1">
          <table:table-cell office:value-type="float" office:value="18433" calcext:value-type="float">
            <text:p>184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12970999999197" calcext:value-type="float">
            <text:p>0,512970999999197</text:p>
          </table:table-cell>
          <table:table-cell office:value-type="string" calcext:value-type="string">
            <text:p><text:s/>[23] </text:p>
          </table:table-cell>
          <table:table-cell office:value-type="float" office:value="0.0917979999994714" calcext:value-type="float">
            <text:p>0,091797999999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.80411338172" calcext:value-type="float">
            <text:p>558,80411338172</text:p>
          </table:table-cell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59742999999799" calcext:value-type="float">
            <text:p>0,559742999999799</text:p>
          </table:table-cell>
          <table:table-cell office:value-type="string" calcext:value-type="string">
            <text:p><text:s/>[23] </text:p>
          </table:table-cell>
          <table:table-cell office:value-type="float" office:value="0.0625329999993483" calcext:value-type="float">
            <text:p>0,062532999999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5.116178666676" calcext:value-type="float">
            <text:p>895,116178666676</text:p>
          </table:table-cell>
        </table:table-row>
        <table:table-row table:style-name="ro1">
          <table:table-cell office:value-type="float" office:value="18435" calcext:value-type="float">
            <text:p>18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2918799999934" calcext:value-type="float">
            <text:p>0,72918799999934</text:p>
          </table:table-cell>
          <table:table-cell office:value-type="string" calcext:value-type="string">
            <text:p><text:s/>[23] </text:p>
          </table:table-cell>
          <table:table-cell office:value-type="float" office:value="0.0622349999994185" calcext:value-type="float">
            <text:p>0,062234999999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1.66867519266" calcext:value-type="float">
            <text:p>1171,66867519266</text:p>
          </table:table-cell>
        </table:table-row>
        <table:table-row table:style-name="ro1">
          <table:table-cell office:value-type="float" office:value="18436" calcext:value-type="float">
            <text:p>18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1.05908199999976" calcext:value-type="float">
            <text:p>1,05908199999976</text:p>
          </table:table-cell>
          <table:table-cell office:value-type="string" calcext:value-type="string">
            <text:p><text:s/>[23] </text:p>
          </table:table-cell>
          <table:table-cell office:value-type="float" office:value="0.0761659999998301" calcext:value-type="float">
            <text:p>0,0761659999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.49182050012" calcext:value-type="float">
            <text:p>1390,49182050012</text:p>
          </table:table-cell>
        </table:table-row>
        <table:table-row table:style-name="ro1">
          <table:table-cell office:value-type="float" office:value="18437" calcext:value-type="float">
            <text:p>18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948322000000189" calcext:value-type="float">
            <text:p>0,948322000000189</text:p>
          </table:table-cell>
          <table:table-cell office:value-type="string" calcext:value-type="string">
            <text:p><text:s/>[23] </text:p>
          </table:table-cell>
          <table:table-cell office:value-type="float" office:value="0.067442000000483" calcext:value-type="float">
            <text:p>0,067442000000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6.12971144598" calcext:value-type="float">
            <text:p>1406,12971144598</text:p>
          </table:table-cell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67154000000664" calcext:value-type="float">
            <text:p>0,667154000000664</text:p>
          </table:table-cell>
          <table:table-cell office:value-type="string" calcext:value-type="string">
            <text:p><text:s/>[23] </text:p>
          </table:table-cell>
          <table:table-cell office:value-type="float" office:value="0.055938999999853" calcext:value-type="float">
            <text:p>0,055938999999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2.64556034684" calcext:value-type="float">
            <text:p>1192,64556034684</text:p>
          </table:table-cell>
        </table:table-row>
        <table:table-row table:style-name="ro1">
          <table:table-cell office:value-type="float" office:value="18439" calcext:value-type="float">
            <text:p>18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1.21992900000078" calcext:value-type="float">
            <text:p>1,21992900000078</text:p>
          </table:table-cell>
          <table:table-cell office:value-type="string" calcext:value-type="string">
            <text:p><text:s/>[23] </text:p>
          </table:table-cell>
          <table:table-cell office:value-type="float" office:value="0.119510999999875" calcext:value-type="float">
            <text:p>0,119510999999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0.76712604032" calcext:value-type="float">
            <text:p>1020,76712604032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03425000000061" calcext:value-type="float">
            <text:p>0,803425000000061</text:p>
          </table:table-cell>
          <table:table-cell office:value-type="string" calcext:value-type="string">
            <text:p><text:s/>[23] </text:p>
          </table:table-cell>
          <table:table-cell office:value-type="float" office:value="0.0812299999997777" calcext:value-type="float">
            <text:p>0,081229999999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9.074233660298" calcext:value-type="float">
            <text:p>989,074233660298</text:p>
          </table:table-cell>
        </table:table-row>
        <table:table-row table:style-name="ro1">
          <table:table-cell office:value-type="float" office:value="18441" calcext:value-type="float">
            <text:p>18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1.02145699999983" calcext:value-type="float">
            <text:p>1,02145699999983</text:p>
          </table:table-cell>
          <table:table-cell office:value-type="string" calcext:value-type="string">
            <text:p><text:s/>[23] </text:p>
          </table:table-cell>
          <table:table-cell office:value-type="float" office:value="0.08069500000056" calcext:value-type="float">
            <text:p>0,08069500000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5.82440051148" calcext:value-type="float">
            <text:p>1265,82440051148</text:p>
          </table:table-cell>
        </table:table-row>
        <table:table-row table:style-name="ro1">
          <table:table-cell office:value-type="float" office:value="18442" calcext:value-type="float">
            <text:p>184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7772400000049" calcext:value-type="float">
            <text:p>0,77772400000049</text:p>
          </table:table-cell>
          <table:table-cell office:value-type="string" calcext:value-type="string">
            <text:p><text:s/>[23] </text:p>
          </table:table-cell>
          <table:table-cell office:value-type="float" office:value="0.0717169999998077" calcext:value-type="float">
            <text:p>0,071716999999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4.43465287529" calcext:value-type="float">
            <text:p>1084,43465287529</text:p>
          </table:table-cell>
        </table:table-row>
        <table:table-row table:style-name="ro1">
          <table:table-cell office:value-type="float" office:value="18443" calcext:value-type="float">
            <text:p>184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76204000000689" calcext:value-type="float">
            <text:p>0,776204000000689</text:p>
          </table:table-cell>
          <table:table-cell office:value-type="string" calcext:value-type="string">
            <text:p><text:s/>[23] </text:p>
          </table:table-cell>
          <table:table-cell office:value-type="float" office:value="0.0632799999993949" calcext:value-type="float">
            <text:p>0,063279999999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6.61820481686" calcext:value-type="float">
            <text:p>1226,61820481686</text:p>
          </table:table-cell>
        </table:table-row>
        <table:table-row table:style-name="ro1">
          <table:table-cell office:value-type="float" office:value="18444" calcext:value-type="float">
            <text:p>18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932150000000547" calcext:value-type="float">
            <text:p>0,932150000000547</text:p>
          </table:table-cell>
          <table:table-cell office:value-type="string" calcext:value-type="string">
            <text:p><text:s/>[23] </text:p>
          </table:table-cell>
          <table:table-cell office:value-type="float" office:value="0.119876999999178" calcext:value-type="float">
            <text:p>0,119876999999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7.58869508491" calcext:value-type="float">
            <text:p>777,58869508491</text:p>
          </table:table-cell>
        </table:table-row>
        <table:table-row table:style-name="ro1">
          <table:table-cell office:value-type="float" office:value="18445" calcext:value-type="float">
            <text:p>18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968982000000324" calcext:value-type="float">
            <text:p>0,968982000000324</text:p>
          </table:table-cell>
          <table:table-cell office:value-type="string" calcext:value-type="string">
            <text:p><text:s/>[23] </text:p>
          </table:table-cell>
          <table:table-cell office:value-type="float" office:value="0.106205000000045" calcext:value-type="float">
            <text:p>0,106205000000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2.369474130135" calcext:value-type="float">
            <text:p>912,369474130135</text:p>
          </table:table-cell>
        </table:table-row>
        <table:table-row table:style-name="ro1">
          <table:table-cell office:value-type="float" office:value="18446" calcext:value-type="float">
            <text:p>184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69934000000467" calcext:value-type="float">
            <text:p>0,669934000000467</text:p>
          </table:table-cell>
          <table:table-cell office:value-type="string" calcext:value-type="string">
            <text:p><text:s/>[23] </text:p>
          </table:table-cell>
          <table:table-cell office:value-type="float" office:value="0.126103999999941" calcext:value-type="float">
            <text:p>0,126103999999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1.255154476289" calcext:value-type="float">
            <text:p>531,255154476289</text:p>
          </table:table-cell>
        </table:table-row>
        <table:table-row table:style-name="ro1">
          <table:table-cell office:value-type="float" office:value="18447" calcext:value-type="float">
            <text:p>18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19150999999874" calcext:value-type="float">
            <text:p>0,619150999999874</text:p>
          </table:table-cell>
          <table:table-cell office:value-type="string" calcext:value-type="string">
            <text:p><text:s/>[23] </text:p>
          </table:table-cell>
          <table:table-cell office:value-type="float" office:value="0.0758999999998196" calcext:value-type="float">
            <text:p>0,0758999999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5.74571805184" calcext:value-type="float">
            <text:p>815,74571805184</text:p>
          </table:table-cell>
        </table:table-row>
        <table:table-row table:style-name="ro1">
          <table:table-cell office:value-type="float" office:value="18448" calcext:value-type="float">
            <text:p>18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65265000000181" calcext:value-type="float">
            <text:p>0,565265000000181</text:p>
          </table:table-cell>
          <table:table-cell office:value-type="string" calcext:value-type="string">
            <text:p><text:s/>[23] </text:p>
          </table:table-cell>
          <table:table-cell office:value-type="float" office:value="0.0289350000002742" calcext:value-type="float">
            <text:p>0,028935000000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3.56834281951" calcext:value-type="float">
            <text:p>1953,56834281951</text:p>
          </table:table-cell>
        </table:table-row>
        <table:table-row table:style-name="ro1">
          <table:table-cell office:value-type="float" office:value="18449" calcext:value-type="float">
            <text:p>18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43616000000293" calcext:value-type="float">
            <text:p>0,643616000000293</text:p>
          </table:table-cell>
          <table:table-cell office:value-type="string" calcext:value-type="string">
            <text:p><text:s/>[23] </text:p>
          </table:table-cell>
          <table:table-cell office:value-type="float" office:value="0.0496219999995446" calcext:value-type="float">
            <text:p>0,049621999999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7.03760430091" calcext:value-type="float">
            <text:p>1297,03760430091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98916999999892" calcext:value-type="float">
            <text:p>0,498916999999892</text:p>
          </table:table-cell>
          <table:table-cell office:value-type="string" calcext:value-type="string">
            <text:p><text:s/>[23] </text:p>
          </table:table-cell>
          <table:table-cell office:value-type="float" office:value="0.0709389999992709" calcext:value-type="float">
            <text:p>0,070938999999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.304247318147" calcext:value-type="float">
            <text:p>703,304247318147</text:p>
          </table:table-cell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703118999999788" calcext:value-type="float">
            <text:p>0,703118999999788</text:p>
          </table:table-cell>
          <table:table-cell office:value-type="string" calcext:value-type="string">
            <text:p><text:s/>[23] </text:p>
          </table:table-cell>
          <table:table-cell office:value-type="float" office:value="0.0288940000000366" calcext:value-type="float">
            <text:p>0,028894000000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3.44292932407" calcext:value-type="float">
            <text:p>2433,44292932407</text:p>
          </table:table-cell>
        </table:table-row>
        <table:table-row table:style-name="ro1">
          <table:table-cell office:value-type="float" office:value="18452" calcext:value-type="float">
            <text:p>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30645000000186" calcext:value-type="float">
            <text:p>0,630645000000186</text:p>
          </table:table-cell>
          <table:table-cell office:value-type="string" calcext:value-type="string">
            <text:p><text:s/>[23] </text:p>
          </table:table-cell>
          <table:table-cell office:value-type="float" office:value="0.0532679999996617" calcext:value-type="float">
            <text:p>0,05326799999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3.90966434668" calcext:value-type="float">
            <text:p>1183,90966434668</text:p>
          </table:table-cell>
        </table:table-row>
        <table:table-row table:style-name="ro1">
          <table:table-cell office:value-type="float" office:value="18453" calcext:value-type="float">
            <text:p>184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80409000000145" calcext:value-type="float">
            <text:p>0,580409000000145</text:p>
          </table:table-cell>
          <table:table-cell office:value-type="string" calcext:value-type="string">
            <text:p><text:s/>[23] </text:p>
          </table:table-cell>
          <table:table-cell office:value-type="float" office:value="0.0587199999999939" calcext:value-type="float">
            <text:p>0,058719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8.434945504437" calcext:value-type="float">
            <text:p>988,434945504437</text:p>
          </table:table-cell>
        </table:table-row>
        <table:table-row table:style-name="ro1">
          <table:table-cell office:value-type="float" office:value="18454" calcext:value-type="float">
            <text:p>184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56499000000258" calcext:value-type="float">
            <text:p>0,556499000000258</text:p>
          </table:table-cell>
          <table:table-cell office:value-type="string" calcext:value-type="string">
            <text:p><text:s/>[23] </text:p>
          </table:table-cell>
          <table:table-cell office:value-type="float" office:value="0.0355460000000676" calcext:value-type="float">
            <text:p>0,035546000000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5.57418556012" calcext:value-type="float">
            <text:p>1565,57418556012</text:p>
          </table:table-cell>
        </table:table-row>
        <table:table-row table:style-name="ro1">
          <table:table-cell office:value-type="float" office:value="18455" calcext:value-type="float">
            <text:p>18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746546000000308" calcext:value-type="float">
            <text:p>0,746546000000308</text:p>
          </table:table-cell>
          <table:table-cell office:value-type="string" calcext:value-type="string">
            <text:p><text:s/>[23] </text:p>
          </table:table-cell>
          <table:table-cell office:value-type="float" office:value="0.053965000000062" calcext:value-type="float">
            <text:p>0,053965000000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3.3892337616" calcext:value-type="float">
            <text:p>1383,3892337616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02936000000227" calcext:value-type="float">
            <text:p>0,602936000000227</text:p>
          </table:table-cell>
          <table:table-cell office:value-type="string" calcext:value-type="string">
            <text:p><text:s/>[23] </text:p>
          </table:table-cell>
          <table:table-cell office:value-type="float" office:value="0.0566129999997429" calcext:value-type="float">
            <text:p>0,056612999999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5.01333616478" calcext:value-type="float">
            <text:p>1065,01333616478</text:p>
          </table:table-cell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706016000000091" calcext:value-type="float">
            <text:p>0,706016000000091</text:p>
          </table:table-cell>
          <table:table-cell office:value-type="string" calcext:value-type="string">
            <text:p><text:s/>[23] </text:p>
          </table:table-cell>
          <table:table-cell office:value-type="float" office:value="0.0528250000006665" calcext:value-type="float">
            <text:p>0,052825000000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6.51869378359" calcext:value-type="float">
            <text:p>1336,51869378359</text:p>
          </table:table-cell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04545000000144" calcext:value-type="float">
            <text:p>0,604545000000144</text:p>
          </table:table-cell>
          <table:table-cell office:value-type="string" calcext:value-type="string">
            <text:p><text:s/>[23] </text:p>
          </table:table-cell>
          <table:table-cell office:value-type="float" office:value="0.0780029999996259" calcext:value-type="float">
            <text:p>0,078002999999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5.027883546842" calcext:value-type="float">
            <text:p>775,027883546842</text:p>
          </table:table-cell>
        </table:table-row>
        <table:table-row table:style-name="ro1">
          <table:table-cell office:value-type="float" office:value="18459" calcext:value-type="float">
            <text:p>18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860968999999386" calcext:value-type="float">
            <text:p>0,860968999999386</text:p>
          </table:table-cell>
          <table:table-cell office:value-type="string" calcext:value-type="string">
            <text:p><text:s/>[23] </text:p>
          </table:table-cell>
          <table:table-cell office:value-type="float" office:value="0.088263000000552" calcext:value-type="float">
            <text:p>0,088263000000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5.458572668051" calcext:value-type="float">
            <text:p>975,458572668051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106248000000051" calcext:value-type="float">
            <text:p>0,106248000000051</text:p>
          </table:table-cell>
          <table:table-cell office:value-type="string" calcext:value-type="string">
            <text:p><text:s/>[23] </text:p>
          </table:table-cell>
          <table:table-cell office:value-type="float" office:value="0.0786109999999098" calcext:value-type="float">
            <text:p>0,078610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15665746546" calcext:value-type="float">
            <text:p>135,15665746546</text:p>
          </table:table-cell>
        </table:table-row>
        <table:table-row table:style-name="ro1">
          <table:table-cell office:value-type="float" office:value="18461" calcext:value-type="float">
            <text:p>18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934660000002623" calcext:value-type="float">
            <text:p>0,093466000000262</text:p>
          </table:table-cell>
          <table:table-cell office:value-type="string" calcext:value-type="string">
            <text:p><text:s/>[23] </text:p>
          </table:table-cell>
          <table:table-cell office:value-type="float" office:value="0.0681909999993877" calcext:value-type="float">
            <text:p>0,068190999999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06500858046" calcext:value-type="float">
            <text:p>137,06500858046</text:p>
          </table:table-cell>
        </table:table-row>
        <table:table-row table:style-name="ro1">
          <table:table-cell office:value-type="float" office:value="18462" calcext:value-type="float">
            <text:p>184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714498000000276" calcext:value-type="float">
            <text:p>0,714498000000276</text:p>
          </table:table-cell>
          <table:table-cell office:value-type="string" calcext:value-type="string">
            <text:p><text:s/>[23] </text:p>
          </table:table-cell>
          <table:table-cell office:value-type="float" office:value="0.0533610000002227" calcext:value-type="float">
            <text:p>0,053361000000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8.98914937369" calcext:value-type="float">
            <text:p>1338,98914937369</text:p>
          </table:table-cell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77270999999564" calcext:value-type="float">
            <text:p>0,677270999999564</text:p>
          </table:table-cell>
          <table:table-cell office:value-type="string" calcext:value-type="string">
            <text:p><text:s/>[23] </text:p>
          </table:table-cell>
          <table:table-cell office:value-type="float" office:value="0.142412000000149" calcext:value-type="float">
            <text:p>0,142412000000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5.571581045736" calcext:value-type="float">
            <text:p>475,571581045736</text:p>
          </table:table-cell>
        </table:table-row>
        <table:table-row table:style-name="ro1">
          <table:table-cell office:value-type="float" office:value="18464" calcext:value-type="float">
            <text:p>184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00236700000005" calcext:value-type="float">
            <text:p>1,00236700000005</text:p>
          </table:table-cell>
          <table:table-cell office:value-type="string" calcext:value-type="string">
            <text:p><text:s/>[23] </text:p>
          </table:table-cell>
          <table:table-cell office:value-type="float" office:value="0.0521420000004582" calcext:value-type="float">
            <text:p>0,052142000000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2.37927197123" calcext:value-type="float">
            <text:p>1922,37927197123</text:p>
          </table:table-cell>
        </table:table-row>
        <table:table-row table:style-name="ro1">
          <table:table-cell office:value-type="float" office:value="18465" calcext:value-type="float">
            <text:p>184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614387999999963" calcext:value-type="float">
            <text:p>0,614387999999963</text:p>
          </table:table-cell>
          <table:table-cell office:value-type="string" calcext:value-type="string">
            <text:p><text:s/>[23] </text:p>
          </table:table-cell>
          <table:table-cell office:value-type="float" office:value="0.0513010000004215" calcext:value-type="float">
            <text:p>0,051301000000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7.61408158694" calcext:value-type="float">
            <text:p>1197,61408158694</text:p>
          </table:table-cell>
        </table:table-row>
        <table:table-row table:style-name="ro1">
          <table:table-cell office:value-type="float" office:value="18466" calcext:value-type="float">
            <text:p>184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852977999999894" calcext:value-type="float">
            <text:p>0,852977999999894</text:p>
          </table:table-cell>
          <table:table-cell office:value-type="string" calcext:value-type="string">
            <text:p><text:s/>[23] </text:p>
          </table:table-cell>
          <table:table-cell office:value-type="float" office:value="0.0821139999998195" calcext:value-type="float">
            <text:p>0,0821139999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8.77292544727" calcext:value-type="float">
            <text:p>1038,77292544727</text:p>
          </table:table-cell>
        </table:table-row>
        <table:table-row table:style-name="ro1">
          <table:table-cell office:value-type="float" office:value="18467" calcext:value-type="float">
            <text:p>184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16637000000082" calcext:value-type="float">
            <text:p>1,16637000000082</text:p>
          </table:table-cell>
          <table:table-cell office:value-type="string" calcext:value-type="string">
            <text:p><text:s/>[23] </text:p>
          </table:table-cell>
          <table:table-cell office:value-type="float" office:value="0.0811910000002172" calcext:value-type="float">
            <text:p>0,081191000000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6.57548250139" calcext:value-type="float">
            <text:p>1436,57548250139</text:p>
          </table:table-cell>
        </table:table-row>
        <table:table-row table:style-name="ro1">
          <table:table-cell office:value-type="float" office:value="18468" calcext:value-type="float">
            <text:p>184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875700999999935" calcext:value-type="float">
            <text:p>0,875700999999935</text:p>
          </table:table-cell>
          <table:table-cell office:value-type="string" calcext:value-type="string">
            <text:p><text:s/>[23] </text:p>
          </table:table-cell>
          <table:table-cell office:value-type="float" office:value="0.0401769999998578" calcext:value-type="float">
            <text:p>0,040176999999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9.60773577677" calcext:value-type="float">
            <text:p>2179,60773577677</text:p>
          </table:table-cell>
        </table:table-row>
        <table:table-row table:style-name="ro1">
          <table:table-cell office:value-type="float" office:value="18469" calcext:value-type="float">
            <text:p>184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6464200000064" calcext:value-type="float">
            <text:p>0,66464200000064</text:p>
          </table:table-cell>
          <table:table-cell office:value-type="string" calcext:value-type="string">
            <text:p><text:s/>[23] </text:p>
          </table:table-cell>
          <table:table-cell office:value-type="float" office:value="0.0495310000005702" calcext:value-type="float">
            <text:p>0,04953100000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1.87074759845" calcext:value-type="float">
            <text:p>1341,87074759845</text:p>
          </table:table-cell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13609999999971" calcext:value-type="float">
            <text:p>1,13609999999971</text:p>
          </table:table-cell>
          <table:table-cell office:value-type="string" calcext:value-type="string">
            <text:p><text:s/>[23] </text:p>
          </table:table-cell>
          <table:table-cell office:value-type="float" office:value="0.0739020000000892" calcext:value-type="float">
            <text:p>0,073902000000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7.30616221258" calcext:value-type="float">
            <text:p>1537,30616221258</text:p>
          </table:table-cell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728497000000061" calcext:value-type="float">
            <text:p>0,728497000000061</text:p>
          </table:table-cell>
          <table:table-cell office:value-type="string" calcext:value-type="string">
            <text:p><text:s/>[23] </text:p>
          </table:table-cell>
          <table:table-cell office:value-type="float" office:value="0.062101999999868" calcext:value-type="float">
            <text:p>0,062101999999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3.06527970373" calcext:value-type="float">
            <text:p>1173,06527970373</text:p>
          </table:table-cell>
        </table:table-row>
        <table:table-row table:style-name="ro1">
          <table:table-cell office:value-type="float" office:value="18472" calcext:value-type="float">
            <text:p>184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81085000000167" calcext:value-type="float">
            <text:p>0,681085000000167</text:p>
          </table:table-cell>
          <table:table-cell office:value-type="string" calcext:value-type="string">
            <text:p><text:s/>[23] </text:p>
          </table:table-cell>
          <table:table-cell office:value-type="float" office:value="0.0383380000002944" calcext:value-type="float">
            <text:p>0,038338000000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.52720537048" calcext:value-type="float">
            <text:p>1776,52720537048</text:p>
          </table:table-cell>
        </table:table-row>
        <table:table-row table:style-name="ro1">
          <table:table-cell office:value-type="float" office:value="18473" calcext:value-type="float">
            <text:p>18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23541300000034" calcext:value-type="float">
            <text:p>1,23541300000034</text:p>
          </table:table-cell>
          <table:table-cell office:value-type="string" calcext:value-type="string">
            <text:p><text:s/>[23] </text:p>
          </table:table-cell>
          <table:table-cell office:value-type="float" office:value="0.0380589999995209" calcext:value-type="float">
            <text:p>0,038058999999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6.04692718119" calcext:value-type="float">
            <text:p>3246,04692718119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894275000000562" calcext:value-type="float">
            <text:p>0,894275000000562</text:p>
          </table:table-cell>
          <table:table-cell office:value-type="string" calcext:value-type="string">
            <text:p><text:s/>[23] </text:p>
          </table:table-cell>
          <table:table-cell office:value-type="float" office:value="0.0812059999998382" calcext:value-type="float">
            <text:p>0,081205999999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1.24251902857" calcext:value-type="float">
            <text:p>1101,24251902857</text:p>
          </table:table-cell>
        </table:table-row>
        <table:table-row table:style-name="ro1">
          <table:table-cell office:value-type="float" office:value="18475" calcext:value-type="float">
            <text:p>184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97712000000138" calcext:value-type="float">
            <text:p>0,697712000000138</text:p>
          </table:table-cell>
          <table:table-cell office:value-type="string" calcext:value-type="string">
            <text:p><text:s/>[23] </text:p>
          </table:table-cell>
          <table:table-cell office:value-type="float" office:value="0.0422539999999572" calcext:value-type="float">
            <text:p>0,042253999999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.23301936111" calcext:value-type="float">
            <text:p>1651,23301936111</text:p>
          </table:table-cell>
        </table:table-row>
        <table:table-row table:style-name="ro1">
          <table:table-cell office:value-type="float" office:value="18476" calcext:value-type="float">
            <text:p>184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15074900000036" calcext:value-type="float">
            <text:p>1,15074900000036</text:p>
          </table:table-cell>
          <table:table-cell office:value-type="string" calcext:value-type="string">
            <text:p><text:s/>[23] </text:p>
          </table:table-cell>
          <table:table-cell office:value-type="float" office:value="0.0483969999995679" calcext:value-type="float">
            <text:p>0,048396999999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.7279583665" calcext:value-type="float">
            <text:p>2377,7279583665</text:p>
          </table:table-cell>
        </table:table-row>
        <table:table-row table:style-name="ro1">
          <table:table-cell office:value-type="float" office:value="18477" calcext:value-type="float">
            <text:p>18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732982000000447" calcext:value-type="float">
            <text:p>0,732982000000447</text:p>
          </table:table-cell>
          <table:table-cell office:value-type="string" calcext:value-type="string">
            <text:p><text:s/>[23] </text:p>
          </table:table-cell>
          <table:table-cell office:value-type="float" office:value="0.0511870000000272" calcext:value-type="float">
            <text:p>0,05118700000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1.96905464289" calcext:value-type="float">
            <text:p>1431,96905464289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851201000000401" calcext:value-type="float">
            <text:p>0,851201000000401</text:p>
          </table:table-cell>
          <table:table-cell office:value-type="string" calcext:value-type="string">
            <text:p><text:s/>[23] </text:p>
          </table:table-cell>
          <table:table-cell office:value-type="float" office:value="0.0530539999999746" calcext:value-type="float">
            <text:p>0,053053999999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4.4049459057" calcext:value-type="float">
            <text:p>1604,4049459057</text:p>
          </table:table-cell>
        </table:table-row>
        <table:table-row table:style-name="ro1">
          <table:table-cell office:value-type="float" office:value="18479" calcext:value-type="float">
            <text:p>18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1.11189399999967" calcext:value-type="float">
            <text:p>1,11189399999967</text:p>
          </table:table-cell>
          <table:table-cell office:value-type="string" calcext:value-type="string">
            <text:p><text:s/>[23] </text:p>
          </table:table-cell>
          <table:table-cell office:value-type="float" office:value="0.0434400000003734" calcext:value-type="float">
            <text:p>0,043440000000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9.60865559417" calcext:value-type="float">
            <text:p>2559,60865559417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733391999999185" calcext:value-type="float">
            <text:p>0,733391999999185</text:p>
          </table:table-cell>
          <table:table-cell office:value-type="string" calcext:value-type="string">
            <text:p><text:s/>[23] </text:p>
          </table:table-cell>
          <table:table-cell office:value-type="float" office:value="0.0462419999994381" calcext:value-type="float">
            <text:p>0,046241999999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5.98676529583" calcext:value-type="float">
            <text:p>1585,98676529583</text:p>
          </table:table-cell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67011999999886" calcext:value-type="float">
            <text:p>0,667011999999886</text:p>
          </table:table-cell>
          <table:table-cell office:value-type="string" calcext:value-type="string">
            <text:p><text:s/>[23] </text:p>
          </table:table-cell>
          <table:table-cell office:value-type="float" office:value="0.0526939999999741" calcext:value-type="float">
            <text:p>0,05269399999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5.82153565912" calcext:value-type="float">
            <text:p>1265,82153565912</text:p>
          </table:table-cell>
        </table:table-row>
        <table:table-row table:style-name="ro1">
          <table:table-cell office:value-type="float" office:value="18482" calcext:value-type="float">
            <text:p>18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983330999999453" calcext:value-type="float">
            <text:p>0,983330999999453</text:p>
          </table:table-cell>
          <table:table-cell office:value-type="string" calcext:value-type="string">
            <text:p><text:s/>[23] </text:p>
          </table:table-cell>
          <table:table-cell office:value-type="float" office:value="0.04081799999949" calcext:value-type="float">
            <text:p>0,04081799999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9.06217847944" calcext:value-type="float">
            <text:p>2409,06217847944</text:p>
          </table:table-cell>
        </table:table-row>
        <table:table-row table:style-name="ro1">
          <table:table-cell office:value-type="float" office:value="18483" calcext:value-type="float">
            <text:p>184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3] </text:p>
          </table:table-cell>
          <table:table-cell office:value-type="float" office:value="0.665415000000394" calcext:value-type="float">
            <text:p>0,665415000000394</text:p>
          </table:table-cell>
          <table:table-cell office:value-type="string" calcext:value-type="string">
            <text:p><text:s/>[23] </text:p>
          </table:table-cell>
          <table:table-cell office:value-type="float" office:value="0.0683820000003834" calcext:value-type="float">
            <text:p>0,068382000000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3.085022369429" calcext:value-type="float">
            <text:p>973,085022369429</text:p>
          </table:table-cell>
        </table:table-row>
        <table:table-row table:style-name="ro1">
          <table:table-cell office:value-type="float" office:value="18484" calcext:value-type="float">
            <text:p>184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681045999999697" calcext:value-type="float">
            <text:p>0,681045999999697</text:p>
          </table:table-cell>
          <table:table-cell office:value-type="string" calcext:value-type="string">
            <text:p><text:s/>[23] </text:p>
          </table:table-cell>
          <table:table-cell office:value-type="float" office:value="0.0457539999997607" calcext:value-type="float">
            <text:p>0,045753999999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8.49499498024" calcext:value-type="float">
            <text:p>1488,49499498024</text:p>
          </table:table-cell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994030000000748" calcext:value-type="float">
            <text:p>0,994030000000748</text:p>
          </table:table-cell>
          <table:table-cell office:value-type="string" calcext:value-type="string">
            <text:p><text:s/>[23] </text:p>
          </table:table-cell>
          <table:table-cell office:value-type="float" office:value="0.0479969999996683" calcext:value-type="float">
            <text:p>0,047996999999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1.02527242873" calcext:value-type="float">
            <text:p>2071,02527242873</text:p>
          </table:table-cell>
        </table:table-row>
        <table:table-row table:style-name="ro1">
          <table:table-cell office:value-type="float" office:value="18486" calcext:value-type="float">
            <text:p>184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14445000000524" calcext:value-type="float">
            <text:p>0,714445000000524</text:p>
          </table:table-cell>
          <table:table-cell office:value-type="string" calcext:value-type="string">
            <text:p><text:s/>[23] </text:p>
          </table:table-cell>
          <table:table-cell office:value-type="float" office:value="0.0964210000001913" calcext:value-type="float">
            <text:p>0,096421000000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0.964105328825" calcext:value-type="float">
            <text:p>740,964105328825</text:p>
          </table:table-cell>
        </table:table-row>
        <table:table-row table:style-name="ro1">
          <table:table-cell office:value-type="float" office:value="18487" calcext:value-type="float">
            <text:p>18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13071000000127" calcext:value-type="float">
            <text:p>0,713071000000127</text:p>
          </table:table-cell>
          <table:table-cell office:value-type="string" calcext:value-type="string">
            <text:p><text:s/>[23] </text:p>
          </table:table-cell>
          <table:table-cell office:value-type="float" office:value="0.108999999999469" calcext:value-type="float">
            <text:p>0,108999999999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4.193577984956" calcext:value-type="float">
            <text:p>654,193577984956</text:p>
          </table:table-cell>
        </table:table-row>
        <table:table-row table:style-name="ro1">
          <table:table-cell office:value-type="float" office:value="18488" calcext:value-type="float">
            <text:p>18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912090000000717" calcext:value-type="float">
            <text:p>0,912090000000717</text:p>
          </table:table-cell>
          <table:table-cell office:value-type="string" calcext:value-type="string">
            <text:p><text:s/>[23] </text:p>
          </table:table-cell>
          <table:table-cell office:value-type="float" office:value="0.0678860000007262" calcext:value-type="float">
            <text:p>0,067886000000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3.56126445948" calcext:value-type="float">
            <text:p>1343,56126445948</text:p>
          </table:table-cell>
        </table:table-row>
        <table:table-row table:style-name="ro1">
          <table:table-cell office:value-type="float" office:value="18489" calcext:value-type="float">
            <text:p>184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91440999999577" calcext:value-type="float">
            <text:p>0,591440999999577</text:p>
          </table:table-cell>
          <table:table-cell office:value-type="string" calcext:value-type="string">
            <text:p><text:s/>[23] </text:p>
          </table:table-cell>
          <table:table-cell office:value-type="float" office:value="0.0726629999999204" calcext:value-type="float">
            <text:p>0,072662999999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3.950703934911" calcext:value-type="float">
            <text:p>813,950703934911</text:p>
          </table:table-cell>
        </table:table-row>
        <table:table-row table:style-name="ro1">
          <table:table-cell office:value-type="float" office:value="18490" calcext:value-type="float">
            <text:p>18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97601000000395" calcext:value-type="float">
            <text:p>0,597601000000395</text:p>
          </table:table-cell>
          <table:table-cell office:value-type="string" calcext:value-type="string">
            <text:p><text:s/>[23] </text:p>
          </table:table-cell>
          <table:table-cell office:value-type="float" office:value="0.058575999999448" calcext:value-type="float">
            <text:p>0,058575999999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0.21476373605" calcext:value-type="float">
            <text:p>1020,21476373605</text:p>
          </table:table-cell>
        </table:table-row>
        <table:table-row table:style-name="ro1">
          <table:table-cell office:value-type="float" office:value="18491" calcext:value-type="float">
            <text:p>18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35471999999936" calcext:value-type="float">
            <text:p>0,635471999999936</text:p>
          </table:table-cell>
          <table:table-cell office:value-type="string" calcext:value-type="string">
            <text:p><text:s/>[23] </text:p>
          </table:table-cell>
          <table:table-cell office:value-type="float" office:value="0.0389419999992242" calcext:value-type="float">
            <text:p>0,038941999999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1.84222693389" calcext:value-type="float">
            <text:p>1631,84222693389</text:p>
          </table:table-cell>
        </table:table-row>
        <table:table-row table:style-name="ro1">
          <table:table-cell office:value-type="float" office:value="18492" calcext:value-type="float">
            <text:p>18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79791000000478" calcext:value-type="float">
            <text:p>0,679791000000478</text:p>
          </table:table-cell>
          <table:table-cell office:value-type="string" calcext:value-type="string">
            <text:p><text:s/>[23] </text:p>
          </table:table-cell>
          <table:table-cell office:value-type="float" office:value="0.101314000000457" calcext:value-type="float">
            <text:p>0,101314000000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.974396428344" calcext:value-type="float">
            <text:p>670,974396428344</text:p>
          </table:table-cell>
        </table:table-row>
        <table:table-row table:style-name="ro1">
          <table:table-cell office:value-type="float" office:value="18493" calcext:value-type="float">
            <text:p>184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58656999999766" calcext:value-type="float">
            <text:p>0,858656999999766</text:p>
          </table:table-cell>
          <table:table-cell office:value-type="string" calcext:value-type="string">
            <text:p><text:s/>[23] </text:p>
          </table:table-cell>
          <table:table-cell office:value-type="float" office:value="0.0478009999997084" calcext:value-type="float">
            <text:p>0,047800999999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6.31597666368" calcext:value-type="float">
            <text:p>1796,31597666368</text:p>
          </table:table-cell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617834000000585" calcext:value-type="float">
            <text:p>0,617834000000585</text:p>
          </table:table-cell>
          <table:table-cell office:value-type="string" calcext:value-type="string">
            <text:p><text:s/>[23] </text:p>
          </table:table-cell>
          <table:table-cell office:value-type="float" office:value="0.0849650000000111" calcext:value-type="float">
            <text:p>0,0849650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7.162949450367" calcext:value-type="float">
            <text:p>727,162949450367</text:p>
          </table:table-cell>
        </table:table-row>
        <table:table-row table:style-name="ro1">
          <table:table-cell office:value-type="float" office:value="18495" calcext:value-type="float">
            <text:p>184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60653000000275" calcext:value-type="float">
            <text:p>0,760653000000275</text:p>
          </table:table-cell>
          <table:table-cell office:value-type="string" calcext:value-type="string">
            <text:p><text:s/>[23] </text:p>
          </table:table-cell>
          <table:table-cell office:value-type="float" office:value="0.0377019999996264" calcext:value-type="float">
            <text:p>0,0377019999996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7.54018356536" calcext:value-type="float">
            <text:p>2017,54018356536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3079400000006" calcext:value-type="float">
            <text:p>0,73079400000006</text:p>
          </table:table-cell>
          <table:table-cell office:value-type="string" calcext:value-type="string">
            <text:p><text:s/>[23] </text:p>
          </table:table-cell>
          <table:table-cell office:value-type="float" office:value="0.0834439999998722" calcext:value-type="float">
            <text:p>0,083443999999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.789751211806" calcext:value-type="float">
            <text:p>875,789751211806</text:p>
          </table:table-cell>
        </table:table-row>
        <table:table-row table:style-name="ro1">
          <table:table-cell office:value-type="float" office:value="18497" calcext:value-type="float">
            <text:p>18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50726000000577" calcext:value-type="float">
            <text:p>0,850726000000577</text:p>
          </table:table-cell>
          <table:table-cell office:value-type="string" calcext:value-type="string">
            <text:p><text:s/>[23] </text:p>
          </table:table-cell>
          <table:table-cell office:value-type="float" office:value="0.0500400000000809" calcext:value-type="float">
            <text:p>0,050040000000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.09192645724" calcext:value-type="float">
            <text:p>1700,09192645724</text:p>
          </table:table-cell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914679999999862" calcext:value-type="float">
            <text:p>0,914679999999862</text:p>
          </table:table-cell>
          <table:table-cell office:value-type="string" calcext:value-type="string">
            <text:p><text:s/>[23] </text:p>
          </table:table-cell>
          <table:table-cell office:value-type="float" office:value="0.0304599999999482" calcext:value-type="float">
            <text:p>0,030459999999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2.88903480439" calcext:value-type="float">
            <text:p>3002,88903480439</text:p>
          </table:table-cell>
        </table:table-row>
        <table:table-row table:style-name="ro1">
          <table:table-cell office:value-type="float" office:value="18499" calcext:value-type="float">
            <text:p>18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846230000000105" calcext:value-type="float">
            <text:p>0,846230000000105</text:p>
          </table:table-cell>
          <table:table-cell office:value-type="string" calcext:value-type="string">
            <text:p><text:s/>[23] </text:p>
          </table:table-cell>
          <table:table-cell office:value-type="float" office:value="0.051445999999487" calcext:value-type="float">
            <text:p>0,05144599999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4.88978736645" calcext:value-type="float">
            <text:p>1644,8897873664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99039000000084" calcext:value-type="float">
            <text:p>0,699039000000084</text:p>
          </table:table-cell>
          <table:table-cell office:value-type="string" calcext:value-type="string">
            <text:p><text:s/>[23] </text:p>
          </table:table-cell>
          <table:table-cell office:value-type="float" office:value="0.0406649999995352" calcext:value-type="float">
            <text:p>0,040664999999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9.01881226626" calcext:value-type="float">
            <text:p>1719,01881226626</text:p>
          </table:table-cell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89099999999962" calcext:value-type="float">
            <text:p>0,789099999999962</text:p>
          </table:table-cell>
          <table:table-cell office:value-type="string" calcext:value-type="string">
            <text:p><text:s/>[23] </text:p>
          </table:table-cell>
          <table:table-cell office:value-type="float" office:value="0.0864689999998518" calcext:value-type="float">
            <text:p>0,086468999999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2.581387550815" calcext:value-type="float">
            <text:p>912,581387550815</text:p>
          </table:table-cell>
        </table:table-row>
        <table:table-row table:style-name="ro1">
          <table:table-cell office:value-type="float" office:value="18502" calcext:value-type="float">
            <text:p>185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20974000000206" calcext:value-type="float">
            <text:p>0,820974000000206</text:p>
          </table:table-cell>
          <table:table-cell office:value-type="string" calcext:value-type="string">
            <text:p><text:s/>[23] </text:p>
          </table:table-cell>
          <table:table-cell office:value-type="float" office:value="0.0957609999995839" calcext:value-type="float">
            <text:p>0,095760999999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7.315608654644" calcext:value-type="float">
            <text:p>857,315608654644</text:p>
          </table:table-cell>
        </table:table-row>
        <table:table-row table:style-name="ro1">
          <table:table-cell office:value-type="float" office:value="18503" calcext:value-type="float">
            <text:p>185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81059000000823" calcext:value-type="float">
            <text:p>0,781059000000823</text:p>
          </table:table-cell>
          <table:table-cell office:value-type="string" calcext:value-type="string">
            <text:p><text:s/>[23] </text:p>
          </table:table-cell>
          <table:table-cell office:value-type="float" office:value="0.0353519999998753" calcext:value-type="float">
            <text:p>0,035351999999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9.37712153083" calcext:value-type="float">
            <text:p>2209,37712153083</text:p>
          </table:table-cell>
        </table:table-row>
        <table:table-row table:style-name="ro1">
          <table:table-cell office:value-type="float" office:value="18504" calcext:value-type="float">
            <text:p>185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59541100000024" calcext:value-type="float">
            <text:p>0,59541100000024</text:p>
          </table:table-cell>
          <table:table-cell office:value-type="string" calcext:value-type="string">
            <text:p><text:s/>[23] </text:p>
          </table:table-cell>
          <table:table-cell office:value-type="float" office:value="0.036485999999968" calcext:value-type="float">
            <text:p>0,0364859999999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1.88894370652" calcext:value-type="float">
            <text:p>1631,88894370652</text:p>
          </table:table-cell>
        </table:table-row>
        <table:table-row table:style-name="ro1">
          <table:table-cell office:value-type="float" office:value="18505" calcext:value-type="float">
            <text:p>18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954111000000012" calcext:value-type="float">
            <text:p>0,954111000000012</text:p>
          </table:table-cell>
          <table:table-cell office:value-type="string" calcext:value-type="string">
            <text:p><text:s/>[23] </text:p>
          </table:table-cell>
          <table:table-cell office:value-type="float" office:value="0.0514649999995527" calcext:value-type="float">
            <text:p>0,051464999999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3.9026523041" calcext:value-type="float">
            <text:p>1853,9026523041</text:p>
          </table:table-cell>
        </table:table-row>
        <table:table-row table:style-name="ro1">
          <table:table-cell office:value-type="float" office:value="18506" calcext:value-type="float">
            <text:p>185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48988999999347" calcext:value-type="float">
            <text:p>0,648988999999347</text:p>
          </table:table-cell>
          <table:table-cell office:value-type="string" calcext:value-type="string">
            <text:p><text:s/>[23] </text:p>
          </table:table-cell>
          <table:table-cell office:value-type="float" office:value="0.102356000000327" calcext:value-type="float">
            <text:p>0,102356000000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.050763997491" calcext:value-type="float">
            <text:p>634,050763997491</text:p>
          </table:table-cell>
        </table:table-row>
        <table:table-row table:style-name="ro1">
          <table:table-cell office:value-type="float" office:value="18507" calcext:value-type="float">
            <text:p>185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62014999999883" calcext:value-type="float">
            <text:p>0,662014999999883</text:p>
          </table:table-cell>
          <table:table-cell office:value-type="string" calcext:value-type="string">
            <text:p><text:s/>[23] </text:p>
          </table:table-cell>
          <table:table-cell office:value-type="float" office:value="0.0444040000002133" calcext:value-type="float">
            <text:p>0,044404000000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.89046031147" calcext:value-type="float">
            <text:p>1490,89046031147</text:p>
          </table:table-cell>
        </table:table-row>
        <table:table-row table:style-name="ro1">
          <table:table-cell office:value-type="float" office:value="18508" calcext:value-type="float">
            <text:p>18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42366000000766" calcext:value-type="float">
            <text:p>0,842366000000766</text:p>
          </table:table-cell>
          <table:table-cell office:value-type="string" calcext:value-type="string">
            <text:p><text:s/>[23] </text:p>
          </table:table-cell>
          <table:table-cell office:value-type="float" office:value="0.0686960000002728" calcext:value-type="float">
            <text:p>0,068696000000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6.22277861509" calcext:value-type="float">
            <text:p>1226,22277861509</text:p>
          </table:table-cell>
        </table:table-row>
        <table:table-row table:style-name="ro1">
          <table:table-cell office:value-type="float" office:value="18509" calcext:value-type="float">
            <text:p>185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66257399999995" calcext:value-type="float">
            <text:p>0,66257399999995</text:p>
          </table:table-cell>
          <table:table-cell office:value-type="string" calcext:value-type="string">
            <text:p><text:s/>[23] </text:p>
          </table:table-cell>
          <table:table-cell office:value-type="float" office:value="0.0713589999995747" calcext:value-type="float">
            <text:p>0,071358999999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.507966765087" calcext:value-type="float">
            <text:p>928,507966765087</text:p>
          </table:table-cell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09643000000688" calcext:value-type="float">
            <text:p>0,609643000000688</text:p>
          </table:table-cell>
          <table:table-cell office:value-type="string" calcext:value-type="string">
            <text:p><text:s/>[23] </text:p>
          </table:table-cell>
          <table:table-cell office:value-type="float" office:value="0.0424970000003668" calcext:value-type="float">
            <text:p>0,042497000000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4.55538036903" calcext:value-type="float">
            <text:p>1434,55538036903</text:p>
          </table:table-cell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88392000000022" calcext:value-type="float">
            <text:p>0,688392000000022</text:p>
          </table:table-cell>
          <table:table-cell office:value-type="string" calcext:value-type="string">
            <text:p><text:s/>[23] </text:p>
          </table:table-cell>
          <table:table-cell office:value-type="float" office:value="0.0472679999993488" calcext:value-type="float">
            <text:p>0,047267999999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6.35948212217" calcext:value-type="float">
            <text:p>1456,35948212217</text:p>
          </table:table-cell>
        </table:table-row>
        <table:table-row table:style-name="ro1">
          <table:table-cell office:value-type="float" office:value="18512" calcext:value-type="float">
            <text:p>185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56895999999506" calcext:value-type="float">
            <text:p>0,656895999999506</text:p>
          </table:table-cell>
          <table:table-cell office:value-type="string" calcext:value-type="string">
            <text:p><text:s/>[23] </text:p>
          </table:table-cell>
          <table:table-cell office:value-type="float" office:value="0.0420549999998912" calcext:value-type="float">
            <text:p>0,04205499999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.99262870338" calcext:value-type="float">
            <text:p>1561,99262870338</text:p>
          </table:table-cell>
        </table:table-row>
        <table:table-row table:style-name="ro1">
          <table:table-cell office:value-type="float" office:value="18513" calcext:value-type="float">
            <text:p>185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4559100000024" calcext:value-type="float">
            <text:p>0,84559100000024</text:p>
          </table:table-cell>
          <table:table-cell office:value-type="string" calcext:value-type="string">
            <text:p><text:s/>[23] </text:p>
          </table:table-cell>
          <table:table-cell office:value-type="float" office:value="0.080286000000342" calcext:value-type="float">
            <text:p>0,080286000000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3.22347606885" calcext:value-type="float">
            <text:p>1053,22347606885</text:p>
          </table:table-cell>
        </table:table-row>
        <table:table-row table:style-name="ro1">
          <table:table-cell office:value-type="float" office:value="18514" calcext:value-type="float">
            <text:p>18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658304999999928" calcext:value-type="float">
            <text:p>0,658304999999928</text:p>
          </table:table-cell>
          <table:table-cell office:value-type="string" calcext:value-type="string">
            <text:p><text:s/>[23] </text:p>
          </table:table-cell>
          <table:table-cell office:value-type="float" office:value="0.0609380000005331" calcext:value-type="float">
            <text:p>0,060938000000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0.28652071642" calcext:value-type="float">
            <text:p>1080,28652071642</text:p>
          </table:table-cell>
        </table:table-row>
        <table:table-row table:style-name="ro1">
          <table:table-cell office:value-type="float" office:value="18515" calcext:value-type="float">
            <text:p>185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69699000000037" calcext:value-type="float">
            <text:p>0,669699000000037</text:p>
          </table:table-cell>
          <table:table-cell office:value-type="string" calcext:value-type="string">
            <text:p><text:s/>[23] </text:p>
          </table:table-cell>
          <table:table-cell office:value-type="float" office:value="0.0374169999995502" calcext:value-type="float">
            <text:p>0,03741699999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9.82548041823" calcext:value-type="float">
            <text:p>1789,82548041823</text:p>
          </table:table-cell>
        </table:table-row>
        <table:table-row table:style-name="ro1">
          <table:table-cell office:value-type="float" office:value="18516" calcext:value-type="float">
            <text:p>185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803144999999859" calcext:value-type="float">
            <text:p>0,803144999999859</text:p>
          </table:table-cell>
          <table:table-cell office:value-type="string" calcext:value-type="string">
            <text:p><text:s/>[23] </text:p>
          </table:table-cell>
          <table:table-cell office:value-type="float" office:value="0.0428700000002209" calcext:value-type="float">
            <text:p>0,042870000000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3.44296709988" calcext:value-type="float">
            <text:p>1873,44296709988</text:p>
          </table:table-cell>
        </table:table-row>
        <table:table-row table:style-name="ro1">
          <table:table-cell office:value-type="float" office:value="18517" calcext:value-type="float">
            <text:p>185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90232000000287" calcext:value-type="float">
            <text:p>0,790232000000287</text:p>
          </table:table-cell>
          <table:table-cell office:value-type="string" calcext:value-type="string">
            <text:p><text:s/>[23] </text:p>
          </table:table-cell>
          <table:table-cell office:value-type="float" office:value="0.0378439999994953" calcext:value-type="float">
            <text:p>0,037843999999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8.13021882155" calcext:value-type="float">
            <text:p>2088,13021882155</text:p>
          </table:table-cell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908421000000089" calcext:value-type="float">
            <text:p>0,908421000000089</text:p>
          </table:table-cell>
          <table:table-cell office:value-type="string" calcext:value-type="string">
            <text:p><text:s/>[23] </text:p>
          </table:table-cell>
          <table:table-cell office:value-type="float" office:value="0.043681000000106" calcext:value-type="float">
            <text:p>0,04368100000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9.67079507769" calcext:value-type="float">
            <text:p>2079,67079507769</text:p>
          </table:table-cell>
        </table:table-row>
        <table:table-row table:style-name="ro1">
          <table:table-cell office:value-type="float" office:value="18519" calcext:value-type="float">
            <text:p>185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31012000000192" calcext:value-type="float">
            <text:p>0,731012000000192</text:p>
          </table:table-cell>
          <table:table-cell office:value-type="string" calcext:value-type="string">
            <text:p><text:s/>[23] </text:p>
          </table:table-cell>
          <table:table-cell office:value-type="float" office:value="0.0440410000001066" calcext:value-type="float">
            <text:p>0,044041000000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.84423604919" calcext:value-type="float">
            <text:p>1659,84423604919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75053000000298" calcext:value-type="float">
            <text:p>0,775053000000298</text:p>
          </table:table-cell>
          <table:table-cell office:value-type="string" calcext:value-type="string">
            <text:p><text:s/>[23] </text:p>
          </table:table-cell>
          <table:table-cell office:value-type="float" office:value="0.0468520000003991" calcext:value-type="float">
            <text:p>0,046852000000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.25808928903" calcext:value-type="float">
            <text:p>1654,25808928903</text:p>
          </table:table-cell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05919999999423" calcext:value-type="float">
            <text:p>0,705919999999423</text:p>
          </table:table-cell>
          <table:table-cell office:value-type="string" calcext:value-type="string">
            <text:p><text:s/>[23] </text:p>
          </table:table-cell>
          <table:table-cell office:value-type="float" office:value="0.0479029999996783" calcext:value-type="float">
            <text:p>0,047902999999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3.64465691953" calcext:value-type="float">
            <text:p>1473,64465691953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41133999999875" calcext:value-type="float">
            <text:p>0,741133999999875</text:p>
          </table:table-cell>
          <table:table-cell office:value-type="string" calcext:value-type="string">
            <text:p><text:s/>[23] </text:p>
          </table:table-cell>
          <table:table-cell office:value-type="float" office:value="0.0519659999999931" calcext:value-type="float">
            <text:p>0,0519659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6.1902012854" calcext:value-type="float">
            <text:p>1426,1902012854</text:p>
          </table:table-cell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924595999999838" calcext:value-type="float">
            <text:p>0,924595999999838</text:p>
          </table:table-cell>
          <table:table-cell office:value-type="string" calcext:value-type="string">
            <text:p><text:s/>[23] </text:p>
          </table:table-cell>
          <table:table-cell office:value-type="float" office:value="0.0427609999997003" calcext:value-type="float">
            <text:p>0,042760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2.24129465241" calcext:value-type="float">
            <text:p>2162,24129465241</text:p>
          </table:table-cell>
        </table:table-row>
        <table:table-row table:style-name="ro1">
          <table:table-cell office:value-type="float" office:value="18524" calcext:value-type="float">
            <text:p>185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32262000000083" calcext:value-type="float">
            <text:p>0,632262000000083</text:p>
          </table:table-cell>
          <table:table-cell office:value-type="string" calcext:value-type="string">
            <text:p><text:s/>[23] </text:p>
          </table:table-cell>
          <table:table-cell office:value-type="float" office:value="0.0871580000002723" calcext:value-type="float">
            <text:p>0,087158000000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5.420500697707" calcext:value-type="float">
            <text:p>725,420500697707</text:p>
          </table:table-cell>
        </table:table-row>
        <table:table-row table:style-name="ro1">
          <table:table-cell office:value-type="float" office:value="18525" calcext:value-type="float">
            <text:p>185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962623999999778" calcext:value-type="float">
            <text:p>0,962623999999778</text:p>
          </table:table-cell>
          <table:table-cell office:value-type="string" calcext:value-type="string">
            <text:p><text:s/>[23] </text:p>
          </table:table-cell>
          <table:table-cell office:value-type="float" office:value="0.0407549999999901" calcext:value-type="float">
            <text:p>0,040754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1.97767145138" calcext:value-type="float">
            <text:p>2361,97767145138</text:p>
          </table:table-cell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514694999999847" calcext:value-type="float">
            <text:p>0,514694999999847</text:p>
          </table:table-cell>
          <table:table-cell office:value-type="string" calcext:value-type="string">
            <text:p><text:s/>[23] </text:p>
          </table:table-cell>
          <table:table-cell office:value-type="float" office:value="0.0623169999998936" calcext:value-type="float">
            <text:p>0,062316999999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5.930323989803" calcext:value-type="float">
            <text:p>825,930323989803</text:p>
          </table:table-cell>
        </table:table-row>
        <table:table-row table:style-name="ro1">
          <table:table-cell office:value-type="float" office:value="18527" calcext:value-type="float">
            <text:p>185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72576000000117" calcext:value-type="float">
            <text:p>0,472576000000117</text:p>
          </table:table-cell>
          <table:table-cell office:value-type="string" calcext:value-type="string">
            <text:p><text:s/>[23] </text:p>
          </table:table-cell>
          <table:table-cell office:value-type="float" office:value="0.0920149999992646" calcext:value-type="float">
            <text:p>0,092014999999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.585828401776" calcext:value-type="float">
            <text:p>513,585828401776</text:p>
          </table:table-cell>
        </table:table-row>
        <table:table-row table:style-name="ro1">
          <table:table-cell office:value-type="float" office:value="18528" calcext:value-type="float">
            <text:p>185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548464999999851" calcext:value-type="float">
            <text:p>0,548464999999851</text:p>
          </table:table-cell>
          <table:table-cell office:value-type="string" calcext:value-type="string">
            <text:p><text:s/>[23] </text:p>
          </table:table-cell>
          <table:table-cell office:value-type="float" office:value="0.0810899999996764" calcext:value-type="float">
            <text:p>0,08108999999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6.365766434875" calcext:value-type="float">
            <text:p>676,365766434875</text:p>
          </table:table-cell>
        </table:table-row>
        <table:table-row table:style-name="ro1">
          <table:table-cell office:value-type="float" office:value="18529" calcext:value-type="float">
            <text:p>185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92775999999503" calcext:value-type="float">
            <text:p>0,592775999999503</text:p>
          </table:table-cell>
          <table:table-cell office:value-type="string" calcext:value-type="string">
            <text:p><text:s/>[23] </text:p>
          </table:table-cell>
          <table:table-cell office:value-type="float" office:value="0.0720760000003793" calcext:value-type="float">
            <text:p>0,072076000000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.431877457661" calcext:value-type="float">
            <text:p>822,431877457661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456108999999742" calcext:value-type="float">
            <text:p>0,456108999999742</text:p>
          </table:table-cell>
          <table:table-cell office:value-type="string" calcext:value-type="string">
            <text:p><text:s/>[23] </text:p>
          </table:table-cell>
          <table:table-cell office:value-type="float" office:value="0.0876049999997122" calcext:value-type="float">
            <text:p>0,087604999999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.642657383986" calcext:value-type="float">
            <text:p>520,642657383986</text:p>
          </table:table-cell>
        </table:table-row>
        <table:table-row table:style-name="ro1">
          <table:table-cell office:value-type="float" office:value="18531" calcext:value-type="float">
            <text:p>185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79526000000078" calcext:value-type="float">
            <text:p>0,479526000000078</text:p>
          </table:table-cell>
          <table:table-cell office:value-type="string" calcext:value-type="string">
            <text:p><text:s/>[23] </text:p>
          </table:table-cell>
          <table:table-cell office:value-type="float" office:value="0.0597250000000713" calcext:value-type="float">
            <text:p>0,059725000000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.889912096284" calcext:value-type="float">
            <text:p>802,889912096284</text:p>
          </table:table-cell>
        </table:table-row>
        <table:table-row table:style-name="ro1">
          <table:table-cell office:value-type="float" office:value="18532" calcext:value-type="float">
            <text:p>185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560370000000148" calcext:value-type="float">
            <text:p>0,560370000000148</text:p>
          </table:table-cell>
          <table:table-cell office:value-type="string" calcext:value-type="string">
            <text:p><text:s/>[23] </text:p>
          </table:table-cell>
          <table:table-cell office:value-type="float" office:value="0.0505780000003142" calcext:value-type="float">
            <text:p>0,050578000000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7.93230257556" calcext:value-type="float">
            <text:p>1107,93230257556</text:p>
          </table:table-cell>
        </table:table-row>
        <table:table-row table:style-name="ro1">
          <table:table-cell office:value-type="float" office:value="18533" calcext:value-type="float">
            <text:p>185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86631000000125" calcext:value-type="float">
            <text:p>0,586631000000125</text:p>
          </table:table-cell>
          <table:table-cell office:value-type="string" calcext:value-type="string">
            <text:p><text:s/>[23] </text:p>
          </table:table-cell>
          <table:table-cell office:value-type="float" office:value="0.0410219999994297" calcext:value-type="float">
            <text:p>0,041021999999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0.03997856828" calcext:value-type="float">
            <text:p>1430,03997856828</text:p>
          </table:table-cell>
        </table:table-row>
        <table:table-row table:style-name="ro1">
          <table:table-cell office:value-type="float" office:value="18534" calcext:value-type="float">
            <text:p>185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78221999999732" calcext:value-type="float">
            <text:p>0,478221999999732</text:p>
          </table:table-cell>
          <table:table-cell office:value-type="string" calcext:value-type="string">
            <text:p><text:s/>[23] </text:p>
          </table:table-cell>
          <table:table-cell office:value-type="float" office:value="0.0365480000000389" calcext:value-type="float">
            <text:p>0,03654800000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8.47652402108" calcext:value-type="float">
            <text:p>1308,47652402108</text:p>
          </table:table-cell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4491299999936" calcext:value-type="float">
            <text:p>0,44491299999936</text:p>
          </table:table-cell>
          <table:table-cell office:value-type="string" calcext:value-type="string">
            <text:p><text:s/>[23] </text:p>
          </table:table-cell>
          <table:table-cell office:value-type="float" office:value="0.0392920000003869" calcext:value-type="float">
            <text:p>0,039292000000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2.32464622564" calcext:value-type="float">
            <text:p>1132,32464622564</text:p>
          </table:table-cell>
        </table:table-row>
        <table:table-row table:style-name="ro1">
          <table:table-cell office:value-type="float" office:value="18536" calcext:value-type="float">
            <text:p>18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792897000000266" calcext:value-type="float">
            <text:p>0,792897000000266</text:p>
          </table:table-cell>
          <table:table-cell office:value-type="string" calcext:value-type="string">
            <text:p><text:s/>[23] </text:p>
          </table:table-cell>
          <table:table-cell office:value-type="float" office:value="0.0340629999991506" calcext:value-type="float">
            <text:p>0,034062999999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7.73684061896" calcext:value-type="float">
            <text:p>2327,73684061896</text:p>
          </table:table-cell>
        </table:table-row>
        <table:table-row table:style-name="ro1">
          <table:table-cell office:value-type="float" office:value="18537" calcext:value-type="float">
            <text:p>185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15267000000677" calcext:value-type="float">
            <text:p>0,515267000000677</text:p>
          </table:table-cell>
          <table:table-cell office:value-type="string" calcext:value-type="string">
            <text:p><text:s/>[23] </text:p>
          </table:table-cell>
          <table:table-cell office:value-type="float" office:value="0.178601000000526" calcext:value-type="float">
            <text:p>0,17860100000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.501744110704" calcext:value-type="float">
            <text:p>288,501744110704</text:p>
          </table:table-cell>
        </table:table-row>
        <table:table-row table:style-name="ro1">
          <table:table-cell office:value-type="float" office:value="18538" calcext:value-type="float">
            <text:p>185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64917000000605" calcext:value-type="float">
            <text:p>0,564917000000605</text:p>
          </table:table-cell>
          <table:table-cell office:value-type="string" calcext:value-type="string">
            <text:p><text:s/>[23] </text:p>
          </table:table-cell>
          <table:table-cell office:value-type="float" office:value="0.0630690000007235" calcext:value-type="float">
            <text:p>0,063069000000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5.712632187168" calcext:value-type="float">
            <text:p>895,712632187168</text:p>
          </table:table-cell>
        </table:table-row>
        <table:table-row table:style-name="ro1">
          <table:table-cell office:value-type="float" office:value="18539" calcext:value-type="float">
            <text:p>185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83208999999988" calcext:value-type="float">
            <text:p>0,83208999999988</text:p>
          </table:table-cell>
          <table:table-cell office:value-type="string" calcext:value-type="string">
            <text:p><text:s/>[23] </text:p>
          </table:table-cell>
          <table:table-cell office:value-type="float" office:value="0.0465229999999792" calcext:value-type="float">
            <text:p>0,046522999999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8.55619801013" calcext:value-type="float">
            <text:p>1788,55619801013</text:p>
          </table:table-cell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5406800000037" calcext:value-type="float">
            <text:p>0,55406800000037</text:p>
          </table:table-cell>
          <table:table-cell office:value-type="string" calcext:value-type="string">
            <text:p><text:s/>[23] </text:p>
          </table:table-cell>
          <table:table-cell office:value-type="float" office:value="0.0772870000000694" calcext:value-type="float">
            <text:p>0,077287000000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.89676142155" calcext:value-type="float">
            <text:p>716,89676142155</text:p>
          </table:table-cell>
        </table:table-row>
        <table:table-row table:style-name="ro1">
          <table:table-cell office:value-type="float" office:value="18541" calcext:value-type="float">
            <text:p>185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6458300000013" calcext:value-type="float">
            <text:p>0,76458300000013</text:p>
          </table:table-cell>
          <table:table-cell office:value-type="string" calcext:value-type="string">
            <text:p><text:s/>[23] </text:p>
          </table:table-cell>
          <table:table-cell office:value-type="float" office:value="0.0616270000000441" calcext:value-type="float">
            <text:p>0,061627000000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0.66237201159" calcext:value-type="float">
            <text:p>1240,66237201159</text:p>
          </table:table-cell>
        </table:table-row>
        <table:table-row table:style-name="ro1">
          <table:table-cell office:value-type="float" office:value="18542" calcext:value-type="float">
            <text:p>18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851071999999476" calcext:value-type="float">
            <text:p>0,851071999999476</text:p>
          </table:table-cell>
          <table:table-cell office:value-type="string" calcext:value-type="string">
            <text:p><text:s/>[23] </text:p>
          </table:table-cell>
          <table:table-cell office:value-type="float" office:value="0.036684000000605" calcext:value-type="float">
            <text:p>0,036684000000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0.00872310937" calcext:value-type="float">
            <text:p>2320,00872310937</text:p>
          </table:table-cell>
        </table:table-row>
        <table:table-row table:style-name="ro1">
          <table:table-cell office:value-type="float" office:value="18543" calcext:value-type="float">
            <text:p>185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591942000000017" calcext:value-type="float">
            <text:p>0,591942000000017</text:p>
          </table:table-cell>
          <table:table-cell office:value-type="string" calcext:value-type="string">
            <text:p><text:s/>[23] </text:p>
          </table:table-cell>
          <table:table-cell office:value-type="float" office:value="0.077860000000328" calcext:value-type="float">
            <text:p>0,077860000000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.264577443519" calcext:value-type="float">
            <text:p>760,264577443519</text:p>
          </table:table-cell>
        </table:table-row>
        <table:table-row table:style-name="ro1">
          <table:table-cell office:value-type="float" office:value="18544" calcext:value-type="float">
            <text:p>18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650102999999945" calcext:value-type="float">
            <text:p>0,650102999999945</text:p>
          </table:table-cell>
          <table:table-cell office:value-type="string" calcext:value-type="string">
            <text:p><text:s/>[23] </text:p>
          </table:table-cell>
          <table:table-cell office:value-type="float" office:value="0.106138000000101" calcext:value-type="float">
            <text:p>0,106138000000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.507301813985" calcext:value-type="float">
            <text:p>612,507301813985</text:p>
          </table:table-cell>
        </table:table-row>
        <table:table-row table:style-name="ro1">
          <table:table-cell office:value-type="float" office:value="18545" calcext:value-type="float">
            <text:p>185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877948000000288" calcext:value-type="float">
            <text:p>0,877948000000288</text:p>
          </table:table-cell>
          <table:table-cell office:value-type="string" calcext:value-type="string">
            <text:p><text:s/>[23] </text:p>
          </table:table-cell>
          <table:table-cell office:value-type="float" office:value="0.0419519999995828" calcext:value-type="float">
            <text:p>0,041951999999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2.74408850357" calcext:value-type="float">
            <text:p>2092,74408850357</text:p>
          </table:table-cell>
        </table:table-row>
        <table:table-row table:style-name="ro1">
          <table:table-cell office:value-type="float" office:value="18546" calcext:value-type="float">
            <text:p>185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86898999999539" calcext:value-type="float">
            <text:p>0,486898999999539</text:p>
          </table:table-cell>
          <table:table-cell office:value-type="string" calcext:value-type="string">
            <text:p><text:s/>[23] </text:p>
          </table:table-cell>
          <table:table-cell office:value-type="float" office:value="0.0891179999998712" calcext:value-type="float">
            <text:p>0,089117999999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6.353149756775" calcext:value-type="float">
            <text:p>546,353149756775</text:p>
          </table:table-cell>
        </table:table-row>
        <table:table-row table:style-name="ro1">
          <table:table-cell office:value-type="float" office:value="18547" calcext:value-type="float">
            <text:p>185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50863000000027" calcext:value-type="float">
            <text:p>0,450863000000027</text:p>
          </table:table-cell>
          <table:table-cell office:value-type="string" calcext:value-type="string">
            <text:p><text:s/>[23] </text:p>
          </table:table-cell>
          <table:table-cell office:value-type="float" office:value="0.0440060000000813" calcext:value-type="float">
            <text:p>0,044006000000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4.54892514474" calcext:value-type="float">
            <text:p>1024,54892514474</text:p>
          </table:table-cell>
        </table:table-row>
        <table:table-row table:style-name="ro1">
          <table:table-cell office:value-type="float" office:value="18548" calcext:value-type="float">
            <text:p>18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790472000000591" calcext:value-type="float">
            <text:p>0,790472000000591</text:p>
          </table:table-cell>
          <table:table-cell office:value-type="string" calcext:value-type="string">
            <text:p><text:s/>[23] </text:p>
          </table:table-cell>
          <table:table-cell office:value-type="float" office:value="0.0464789999996356" calcext:value-type="float">
            <text:p>0,046478999999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.70784656896" calcext:value-type="float">
            <text:p>1700,70784656896</text:p>
          </table:table-cell>
        </table:table-row>
        <table:table-row table:style-name="ro1">
          <table:table-cell office:value-type="float" office:value="18549" calcext:value-type="float">
            <text:p>18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99207000000752" calcext:value-type="float">
            <text:p>0,499207000000752</text:p>
          </table:table-cell>
          <table:table-cell office:value-type="string" calcext:value-type="string">
            <text:p><text:s/>[23] </text:p>
          </table:table-cell>
          <table:table-cell office:value-type="float" office:value="0.0589090000003125" calcext:value-type="float">
            <text:p>0,05890900000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7.420597868073" calcext:value-type="float">
            <text:p>847,420597868073</text:p>
          </table:table-cell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68175999999767" calcext:value-type="float">
            <text:p>0,568175999999767</text:p>
          </table:table-cell>
          <table:table-cell office:value-type="string" calcext:value-type="string">
            <text:p><text:s/>[23] </text:p>
          </table:table-cell>
          <table:table-cell office:value-type="float" office:value="0.0440239999998085" calcext:value-type="float">
            <text:p>0,0440239999998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0.60512448264" calcext:value-type="float">
            <text:p>1290,60512448264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816855000000032" calcext:value-type="float">
            <text:p>0,816855000000032</text:p>
          </table:table-cell>
          <table:table-cell office:value-type="string" calcext:value-type="string">
            <text:p><text:s/>[23] </text:p>
          </table:table-cell>
          <table:table-cell office:value-type="float" office:value="0.0343460000003688" calcext:value-type="float">
            <text:p>0,0343460000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8.31188491021" calcext:value-type="float">
            <text:p>2378,31188491021</text:p>
          </table:table-cell>
        </table:table-row>
        <table:table-row table:style-name="ro1">
          <table:table-cell office:value-type="float" office:value="18552" calcext:value-type="float">
            <text:p>185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68231000000196" calcext:value-type="float">
            <text:p>0,568231000000196</text:p>
          </table:table-cell>
          <table:table-cell office:value-type="string" calcext:value-type="string">
            <text:p><text:s/>[23] </text:p>
          </table:table-cell>
          <table:table-cell office:value-type="float" office:value="0.0588320000006206" calcext:value-type="float">
            <text:p>0,058832000000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5.853617069286" calcext:value-type="float">
            <text:p>965,853617069286</text:p>
          </table:table-cell>
        </table:table-row>
        <table:table-row table:style-name="ro1">
          <table:table-cell office:value-type="float" office:value="18553" calcext:value-type="float">
            <text:p>185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93713000000025" calcext:value-type="float">
            <text:p>0,793713000000025</text:p>
          </table:table-cell>
          <table:table-cell office:value-type="string" calcext:value-type="string">
            <text:p><text:s/>[23] </text:p>
          </table:table-cell>
          <table:table-cell office:value-type="float" office:value="0.0415659999998752" calcext:value-type="float">
            <text:p>0,041565999999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9.52461146708" calcext:value-type="float">
            <text:p>1909,52461146708</text:p>
          </table:table-cell>
        </table:table-row>
        <table:table-row table:style-name="ro1">
          <table:table-cell office:value-type="float" office:value="18554" calcext:value-type="float">
            <text:p>185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830386999999973" calcext:value-type="float">
            <text:p>0,830386999999973</text:p>
          </table:table-cell>
          <table:table-cell office:value-type="string" calcext:value-type="string">
            <text:p><text:s/>[23] </text:p>
          </table:table-cell>
          <table:table-cell office:value-type="float" office:value="0.0382529999997132" calcext:value-type="float">
            <text:p>0,038252999999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0.77614829216" calcext:value-type="float">
            <text:p>2170,77614829216</text:p>
          </table:table-cell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618179999999484" calcext:value-type="float">
            <text:p>0,618179999999484</text:p>
          </table:table-cell>
          <table:table-cell office:value-type="string" calcext:value-type="string">
            <text:p><text:s/>[23] </text:p>
          </table:table-cell>
          <table:table-cell office:value-type="float" office:value="0.0305449999996199" calcext:value-type="float">
            <text:p>0,03054499999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.8336880248" calcext:value-type="float">
            <text:p>2023,8336880248</text:p>
          </table:table-cell>
        </table:table-row>
        <table:table-row table:style-name="ro1">
          <table:table-cell office:value-type="float" office:value="18556" calcext:value-type="float">
            <text:p>185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650423000000046" calcext:value-type="float">
            <text:p>0,650423000000046</text:p>
          </table:table-cell>
          <table:table-cell office:value-type="string" calcext:value-type="string">
            <text:p><text:s/>[23] </text:p>
          </table:table-cell>
          <table:table-cell office:value-type="float" office:value="0.0347309999997378" calcext:value-type="float">
            <text:p>0,034730999999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2.74481012627" calcext:value-type="float">
            <text:p>1872,74481012627</text:p>
          </table:table-cell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940744999999879" calcext:value-type="float">
            <text:p>0,940744999999879</text:p>
          </table:table-cell>
          <table:table-cell office:value-type="string" calcext:value-type="string">
            <text:p><text:s/>[23] </text:p>
          </table:table-cell>
          <table:table-cell office:value-type="float" office:value="0.0757630000007339" calcext:value-type="float">
            <text:p>0,075763000000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1.69449466199" calcext:value-type="float">
            <text:p>1241,69449466199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67613000000165" calcext:value-type="float">
            <text:p>0,567613000000165</text:p>
          </table:table-cell>
          <table:table-cell office:value-type="string" calcext:value-type="string">
            <text:p><text:s/>[23] </text:p>
          </table:table-cell>
          <table:table-cell office:value-type="float" office:value="0.0832510000000184" calcext:value-type="float">
            <text:p>0,083251000000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.809227516834" calcext:value-type="float">
            <text:p>681,809227516834</text:p>
          </table:table-cell>
        </table:table-row>
        <table:table-row table:style-name="ro1">
          <table:table-cell office:value-type="float" office:value="18559" calcext:value-type="float">
            <text:p>185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95270000000164" calcext:value-type="float">
            <text:p>0,695270000000164</text:p>
          </table:table-cell>
          <table:table-cell office:value-type="string" calcext:value-type="string">
            <text:p><text:s/>[23] </text:p>
          </table:table-cell>
          <table:table-cell office:value-type="float" office:value="0.0614599999998973" calcext:value-type="float">
            <text:p>0,061459999999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.25610153161" calcext:value-type="float">
            <text:p>1131,25610153161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72470999999496" calcext:value-type="float">
            <text:p>0,572470999999496</text:p>
          </table:table-cell>
          <table:table-cell office:value-type="string" calcext:value-type="string">
            <text:p><text:s/>[23] </text:p>
          </table:table-cell>
          <table:table-cell office:value-type="float" office:value="0.074811999999838" calcext:value-type="float">
            <text:p>0,074811999999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5.212800086531" calcext:value-type="float">
            <text:p>765,212800086531</text:p>
          </table:table-cell>
        </table:table-row>
        <table:table-row table:style-name="ro1">
          <table:table-cell office:value-type="float" office:value="18561" calcext:value-type="float">
            <text:p>185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76116000000002" calcext:value-type="float">
            <text:p>0,776116000000002</text:p>
          </table:table-cell>
          <table:table-cell office:value-type="string" calcext:value-type="string">
            <text:p><text:s/>[23] </text:p>
          </table:table-cell>
          <table:table-cell office:value-type="float" office:value="0.0348309999999401" calcext:value-type="float">
            <text:p>0,034830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8.23347018844" calcext:value-type="float">
            <text:p>2228,23347018844</text:p>
          </table:table-cell>
        </table:table-row>
        <table:table-row table:style-name="ro1">
          <table:table-cell office:value-type="float" office:value="18562" calcext:value-type="float">
            <text:p>185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691294999999627" calcext:value-type="float">
            <text:p>0,691294999999627</text:p>
          </table:table-cell>
          <table:table-cell office:value-type="string" calcext:value-type="string">
            <text:p><text:s/>[23] </text:p>
          </table:table-cell>
          <table:table-cell office:value-type="float" office:value="0.0365179999998873" calcext:value-type="float">
            <text:p>0,036517999999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3.02535736284" calcext:value-type="float">
            <text:p>1893,02535736284</text:p>
          </table:table-cell>
        </table:table-row>
        <table:table-row table:style-name="ro1">
          <table:table-cell office:value-type="float" office:value="18563" calcext:value-type="float">
            <text:p>18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37938000000213" calcext:value-type="float">
            <text:p>0,737938000000213</text:p>
          </table:table-cell>
          <table:table-cell office:value-type="string" calcext:value-type="string">
            <text:p><text:s/>[23] </text:p>
          </table:table-cell>
          <table:table-cell office:value-type="float" office:value="0.0408520000000863" calcext:value-type="float">
            <text:p>0,040852000000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6.36933319949" calcext:value-type="float">
            <text:p>1806,36933319949</text:p>
          </table:table-cell>
        </table:table-row>
        <table:table-row table:style-name="ro1">
          <table:table-cell office:value-type="float" office:value="18564" calcext:value-type="float">
            <text:p>185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686851000000388" calcext:value-type="float">
            <text:p>0,686851000000388</text:p>
          </table:table-cell>
          <table:table-cell office:value-type="string" calcext:value-type="string">
            <text:p><text:s/>[23] </text:p>
          </table:table-cell>
          <table:table-cell office:value-type="float" office:value="0.0401179999998931" calcext:value-type="float">
            <text:p>0,040117999999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2.07687322952" calcext:value-type="float">
            <text:p>1712,07687322952</text:p>
          </table:table-cell>
        </table:table-row>
        <table:table-row table:style-name="ro1">
          <table:table-cell office:value-type="float" office:value="18565" calcext:value-type="float">
            <text:p>185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712231999999858" calcext:value-type="float">
            <text:p>0,712231999999858</text:p>
          </table:table-cell>
          <table:table-cell office:value-type="string" calcext:value-type="string">
            <text:p><text:s/>[23] </text:p>
          </table:table-cell>
          <table:table-cell office:value-type="float" office:value="0.0360580000005939" calcext:value-type="float">
            <text:p>0,036058000000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5.23989125333" calcext:value-type="float">
            <text:p>1975,23989125333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15693000000283" calcext:value-type="float">
            <text:p>0,515693000000283</text:p>
          </table:table-cell>
          <table:table-cell office:value-type="string" calcext:value-type="string">
            <text:p><text:s/>[23] </text:p>
          </table:table-cell>
          <table:table-cell office:value-type="float" office:value="0.0341789999993125" calcext:value-type="float">
            <text:p>0,034178999999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8.80072562291" calcext:value-type="float">
            <text:p>1508,80072562291</text:p>
          </table:table-cell>
        </table:table-row>
        <table:table-row table:style-name="ro1">
          <table:table-cell office:value-type="float" office:value="18567" calcext:value-type="float">
            <text:p>185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96632000000136" calcext:value-type="float">
            <text:p>0,696632000000136</text:p>
          </table:table-cell>
          <table:table-cell office:value-type="string" calcext:value-type="string">
            <text:p><text:s/>[23] </text:p>
          </table:table-cell>
          <table:table-cell office:value-type="float" office:value="0.0894590000007156" calcext:value-type="float">
            <text:p>0,089459000000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8.716506997131" calcext:value-type="float">
            <text:p>778,716506997131</text:p>
          </table:table-cell>
        </table:table-row>
        <table:table-row table:style-name="ro1">
          <table:table-cell office:value-type="float" office:value="18568" calcext:value-type="float">
            <text:p>185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550503999999819" calcext:value-type="float">
            <text:p>0,550503999999819</text:p>
          </table:table-cell>
          <table:table-cell office:value-type="string" calcext:value-type="string">
            <text:p><text:s/>[23] </text:p>
          </table:table-cell>
          <table:table-cell office:value-type="float" office:value="0.046399000000747" calcext:value-type="float">
            <text:p>0,046399000000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6.45660464871" calcext:value-type="float">
            <text:p>1186,45660464871</text:p>
          </table:table-cell>
        </table:table-row>
        <table:table-row table:style-name="ro1">
          <table:table-cell office:value-type="float" office:value="18569" calcext:value-type="float">
            <text:p>18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56076000000576" calcext:value-type="float">
            <text:p>0,756076000000576</text:p>
          </table:table-cell>
          <table:table-cell office:value-type="string" calcext:value-type="string">
            <text:p><text:s/>[23] </text:p>
          </table:table-cell>
          <table:table-cell office:value-type="float" office:value="0.0653730000003634" calcext:value-type="float">
            <text:p>0,065373000000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6.55698835356" calcext:value-type="float">
            <text:p>1156,55698835356</text:p>
          </table:table-cell>
        </table:table-row>
        <table:table-row table:style-name="ro1">
          <table:table-cell office:value-type="float" office:value="18570" calcext:value-type="float">
            <text:p>185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742492000000311" calcext:value-type="float">
            <text:p>0,742492000000311</text:p>
          </table:table-cell>
          <table:table-cell office:value-type="string" calcext:value-type="string">
            <text:p><text:s/>[23] </text:p>
          </table:table-cell>
          <table:table-cell office:value-type="float" office:value="0.0467010000002119" calcext:value-type="float">
            <text:p>0,046701000000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9.88458490598" calcext:value-type="float">
            <text:p>1589,88458490598</text:p>
          </table:table-cell>
        </table:table-row>
        <table:table-row table:style-name="ro1">
          <table:table-cell office:value-type="float" office:value="18571" calcext:value-type="float">
            <text:p>185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66362000000299" calcext:value-type="float">
            <text:p>0,766362000000299</text:p>
          </table:table-cell>
          <table:table-cell office:value-type="string" calcext:value-type="string">
            <text:p><text:s/>[23] </text:p>
          </table:table-cell>
          <table:table-cell office:value-type="float" office:value="0.056695999999647" calcext:value-type="float">
            <text:p>0,056695999999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1.70382391186" calcext:value-type="float">
            <text:p>1351,70382391186</text:p>
          </table:table-cell>
        </table:table-row>
        <table:table-row table:style-name="ro1">
          <table:table-cell office:value-type="float" office:value="18572" calcext:value-type="float">
            <text:p>185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723195000000487" calcext:value-type="float">
            <text:p>0,723195000000487</text:p>
          </table:table-cell>
          <table:table-cell office:value-type="string" calcext:value-type="string">
            <text:p><text:s/>[23] </text:p>
          </table:table-cell>
          <table:table-cell office:value-type="float" office:value="0.0425129999994169" calcext:value-type="float">
            <text:p>0,042512999999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1.11495309765" calcext:value-type="float">
            <text:p>1701,11495309765</text:p>
          </table:table-cell>
        </table:table-row>
        <table:table-row table:style-name="ro1">
          <table:table-cell office:value-type="float" office:value="18573" calcext:value-type="float">
            <text:p>185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733633000000737" calcext:value-type="float">
            <text:p>0,733633000000737</text:p>
          </table:table-cell>
          <table:table-cell office:value-type="string" calcext:value-type="string">
            <text:p><text:s/>[23] </text:p>
          </table:table-cell>
          <table:table-cell office:value-type="float" office:value="0.0946589999994103" calcext:value-type="float">
            <text:p>0,09465899999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5.027202912884" calcext:value-type="float">
            <text:p>775,027202912884</text:p>
          </table:table-cell>
        </table:table-row>
        <table:table-row table:style-name="ro1">
          <table:table-cell office:value-type="float" office:value="18574" calcext:value-type="float">
            <text:p>18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56399000000056" calcext:value-type="float">
            <text:p>0,556399000000056</text:p>
          </table:table-cell>
          <table:table-cell office:value-type="string" calcext:value-type="string">
            <text:p><text:s/>[23] </text:p>
          </table:table-cell>
          <table:table-cell office:value-type="float" office:value="0.045615999999427" calcext:value-type="float">
            <text:p>0,045615999999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9.74526483481" calcext:value-type="float">
            <text:p>1219,74526483481</text:p>
          </table:table-cell>
        </table:table-row>
        <table:table-row table:style-name="ro1">
          <table:table-cell office:value-type="float" office:value="18575" calcext:value-type="float">
            <text:p>185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497420000000602" calcext:value-type="float">
            <text:p>0,497420000000602</text:p>
          </table:table-cell>
          <table:table-cell office:value-type="string" calcext:value-type="string">
            <text:p><text:s/>[23] </text:p>
          </table:table-cell>
          <table:table-cell office:value-type="float" office:value="0.138555000000451" calcext:value-type="float">
            <text:p>0,138555000000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.005449098901" calcext:value-type="float">
            <text:p>359,005449098901</text:p>
          </table:table-cell>
        </table:table-row>
        <table:table-row table:style-name="ro1">
          <table:table-cell office:value-type="float" office:value="18576" calcext:value-type="float">
            <text:p>1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93961000000127" calcext:value-type="float">
            <text:p>0,493961000000127</text:p>
          </table:table-cell>
          <table:table-cell office:value-type="string" calcext:value-type="string">
            <text:p><text:s/>[23] </text:p>
          </table:table-cell>
          <table:table-cell office:value-type="float" office:value="0.075621000000865" calcext:value-type="float">
            <text:p>0,075621000000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.206119985819" calcext:value-type="float">
            <text:p>653,206119985819</text:p>
          </table:table-cell>
        </table:table-row>
        <table:table-row table:style-name="ro1">
          <table:table-cell office:value-type="float" office:value="18577" calcext:value-type="float">
            <text:p>185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713117999999668" calcext:value-type="float">
            <text:p>0,713117999999668</text:p>
          </table:table-cell>
          <table:table-cell office:value-type="string" calcext:value-type="string">
            <text:p><text:s/>[23] </text:p>
          </table:table-cell>
          <table:table-cell office:value-type="float" office:value="0.0338529999999082" calcext:value-type="float">
            <text:p>0,033852999999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6.51345523765" calcext:value-type="float">
            <text:p>2106,51345523765</text:p>
          </table:table-cell>
        </table:table-row>
        <table:table-row table:style-name="ro1">
          <table:table-cell office:value-type="float" office:value="18578" calcext:value-type="float">
            <text:p>18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17440000000352" calcext:value-type="float">
            <text:p>0,717440000000352</text:p>
          </table:table-cell>
          <table:table-cell office:value-type="string" calcext:value-type="string">
            <text:p><text:s/>[23] </text:p>
          </table:table-cell>
          <table:table-cell office:value-type="float" office:value="0.570433999999295" calcext:value-type="float">
            <text:p>0,570433999999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77090425908" calcext:value-type="float">
            <text:p>125,77090425908</text:p>
          </table:table-cell>
        </table:table-row>
        <table:table-row table:style-name="ro1">
          <table:table-cell office:value-type="float" office:value="18579" calcext:value-type="float">
            <text:p>185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579330999999911" calcext:value-type="float">
            <text:p>0,579330999999911</text:p>
          </table:table-cell>
          <table:table-cell office:value-type="string" calcext:value-type="string">
            <text:p><text:s/>[23] </text:p>
          </table:table-cell>
          <table:table-cell office:value-type="float" office:value="0.0531350000001112" calcext:value-type="float">
            <text:p>0,05313500000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.30017878743" calcext:value-type="float">
            <text:p>1090,30017878743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37970999999743" calcext:value-type="float">
            <text:p>0,537970999999743</text:p>
          </table:table-cell>
          <table:table-cell office:value-type="string" calcext:value-type="string">
            <text:p><text:s/>[51] </text:p>
          </table:table-cell>
          <table:table-cell office:value-type="float" office:value="1.10229499999969" calcext:value-type="float">
            <text:p>1,10229499999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.8046303394188" calcext:value-type="float">
            <text:p>48,8046303394188</text:p>
          </table:table-cell>
        </table:table-row>
        <table:table-row table:style-name="ro1">
          <table:table-cell office:value-type="float" office:value="18581" calcext:value-type="float">
            <text:p>185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741941000000224" calcext:value-type="float">
            <text:p>0,741941000000224</text:p>
          </table:table-cell>
          <table:table-cell office:value-type="string" calcext:value-type="string">
            <text:p><text:s/>[23] </text:p>
          </table:table-cell>
          <table:table-cell office:value-type="float" office:value="0.0350140000000465" calcext:value-type="float">
            <text:p>0,035014000000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8.98383503524" calcext:value-type="float">
            <text:p>2118,98383503524</text:p>
          </table:table-cell>
        </table:table-row>
        <table:table-row table:style-name="ro1">
          <table:table-cell office:value-type="float" office:value="18582" calcext:value-type="float">
            <text:p>185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00507999999536" calcext:value-type="float">
            <text:p>0,600507999999536</text:p>
          </table:table-cell>
          <table:table-cell office:value-type="string" calcext:value-type="string">
            <text:p><text:s/>[23] </text:p>
          </table:table-cell>
          <table:table-cell office:value-type="float" office:value="0.0849439999992683" calcext:value-type="float">
            <text:p>0,084943999999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945752501305" calcext:value-type="float">
            <text:p>706,945752501305</text:p>
          </table:table-cell>
        </table:table-row>
        <table:table-row table:style-name="ro1">
          <table:table-cell office:value-type="float" office:value="18583" calcext:value-type="float">
            <text:p>185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574031999999534" calcext:value-type="float">
            <text:p>0,574031999999534</text:p>
          </table:table-cell>
          <table:table-cell office:value-type="string" calcext:value-type="string">
            <text:p><text:s/>[23] </text:p>
          </table:table-cell>
          <table:table-cell office:value-type="float" office:value="0.0905210000000807" calcext:value-type="float">
            <text:p>0,090521000000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.142353706899" calcext:value-type="float">
            <text:p>634,142353706899</text:p>
          </table:table-cell>
        </table:table-row>
        <table:table-row table:style-name="ro1">
          <table:table-cell office:value-type="float" office:value="18584" calcext:value-type="float">
            <text:p>185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86656000000403" calcext:value-type="float">
            <text:p>0,586656000000403</text:p>
          </table:table-cell>
          <table:table-cell office:value-type="string" calcext:value-type="string">
            <text:p><text:s/>[23] </text:p>
          </table:table-cell>
          <table:table-cell office:value-type="float" office:value="0.0441759999994247" calcext:value-type="float">
            <text:p>0,044175999999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7.9971025173" calcext:value-type="float">
            <text:p>1327,9971025173</text:p>
          </table:table-cell>
        </table:table-row>
        <table:table-row table:style-name="ro1">
          <table:table-cell office:value-type="float" office:value="18585" calcext:value-type="float">
            <text:p>185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769202999999834" calcext:value-type="float">
            <text:p>0,769202999999834</text:p>
          </table:table-cell>
          <table:table-cell office:value-type="string" calcext:value-type="string">
            <text:p><text:s/>[23] </text:p>
          </table:table-cell>
          <table:table-cell office:value-type="float" office:value="0.0582960000001549" calcext:value-type="float">
            <text:p>0,058296000000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9.47818031733" calcext:value-type="float">
            <text:p>1319,47818031733</text:p>
          </table:table-cell>
        </table:table-row>
        <table:table-row table:style-name="ro1">
          <table:table-cell office:value-type="float" office:value="18586" calcext:value-type="float">
            <text:p>185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06279000000359" calcext:value-type="float">
            <text:p>0,806279000000359</text:p>
          </table:table-cell>
          <table:table-cell office:value-type="string" calcext:value-type="string">
            <text:p><text:s/>[23] </text:p>
          </table:table-cell>
          <table:table-cell office:value-type="float" office:value="0.0793929999999818" calcext:value-type="float">
            <text:p>0,07939299999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5.5542680092" calcext:value-type="float">
            <text:p>1015,5542680092</text:p>
          </table:table-cell>
        </table:table-row>
        <table:table-row table:style-name="ro1">
          <table:table-cell office:value-type="float" office:value="18587" calcext:value-type="float">
            <text:p>185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34585000000516" calcext:value-type="float">
            <text:p>0,834585000000516</text:p>
          </table:table-cell>
          <table:table-cell office:value-type="string" calcext:value-type="string">
            <text:p><text:s/>[23] </text:p>
          </table:table-cell>
          <table:table-cell office:value-type="float" office:value="0.0709539999998015" calcext:value-type="float">
            <text:p>0,070953999999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.23389802245" calcext:value-type="float">
            <text:p>1176,23389802245</text:p>
          </table:table-cell>
        </table:table-row>
        <table:table-row table:style-name="ro1">
          <table:table-cell office:value-type="float" office:value="18588" calcext:value-type="float">
            <text:p>185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36965999999848" calcext:value-type="float">
            <text:p>0,836965999999848</text:p>
          </table:table-cell>
          <table:table-cell office:value-type="string" calcext:value-type="string">
            <text:p><text:s/>[23] </text:p>
          </table:table-cell>
          <table:table-cell office:value-type="float" office:value="0.0371189999996204" calcext:value-type="float">
            <text:p>0,037118999999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4.81828715323" calcext:value-type="float">
            <text:p>2254,81828715323</text:p>
          </table:table-cell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73157999999967" calcext:value-type="float">
            <text:p>0,773157999999967</text:p>
          </table:table-cell>
          <table:table-cell office:value-type="string" calcext:value-type="string">
            <text:p><text:s/>[23] </text:p>
          </table:table-cell>
          <table:table-cell office:value-type="float" office:value="0.0335610000001907" calcext:value-type="float">
            <text:p>0,033561000000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3.73945947848" calcext:value-type="float">
            <text:p>2303,73945947848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95751999999811" calcext:value-type="float">
            <text:p>0,495751999999811</text:p>
          </table:table-cell>
          <table:table-cell office:value-type="string" calcext:value-type="string">
            <text:p><text:s/>[23] </text:p>
          </table:table-cell>
          <table:table-cell office:value-type="float" office:value="0.0306719999998677" calcext:value-type="float">
            <text:p>0,030671999999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.30151278674" calcext:value-type="float">
            <text:p>1616,30151278674</text:p>
          </table:table-cell>
        </table:table-row>
        <table:table-row table:style-name="ro1">
          <table:table-cell office:value-type="float" office:value="18591" calcext:value-type="float">
            <text:p>18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537553000000116" calcext:value-type="float">
            <text:p>0,537553000000116</text:p>
          </table:table-cell>
          <table:table-cell office:value-type="string" calcext:value-type="string">
            <text:p><text:s/>[23] </text:p>
          </table:table-cell>
          <table:table-cell office:value-type="float" office:value="0.0462410000000091" calcext:value-type="float">
            <text:p>0,046241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2.50297355163" calcext:value-type="float">
            <text:p>1162,50297355163</text:p>
          </table:table-cell>
        </table:table-row>
        <table:table-row table:style-name="ro1">
          <table:table-cell office:value-type="float" office:value="18592" calcext:value-type="float">
            <text:p>18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01938999999766" calcext:value-type="float">
            <text:p>0,501938999999766</text:p>
          </table:table-cell>
          <table:table-cell office:value-type="string" calcext:value-type="string">
            <text:p><text:s/>[23] </text:p>
          </table:table-cell>
          <table:table-cell office:value-type="float" office:value="0.0297959999998056" calcext:value-type="float">
            <text:p>0,029795999999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.58517922889" calcext:value-type="float">
            <text:p>1684,58517922889</text:p>
          </table:table-cell>
        </table:table-row>
        <table:table-row table:style-name="ro1">
          <table:table-cell office:value-type="float" office:value="18593" calcext:value-type="float">
            <text:p>185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687316999999894" calcext:value-type="float">
            <text:p>0,687316999999894</text:p>
          </table:table-cell>
          <table:table-cell office:value-type="string" calcext:value-type="string">
            <text:p><text:s/>[23] </text:p>
          </table:table-cell>
          <table:table-cell office:value-type="float" office:value="0.0838459999995393" calcext:value-type="float">
            <text:p>0,083845999999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.737375669286" calcext:value-type="float">
            <text:p>819,737375669286</text:p>
          </table:table-cell>
        </table:table-row>
        <table:table-row table:style-name="ro1">
          <table:table-cell office:value-type="float" office:value="18594" calcext:value-type="float">
            <text:p>185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64937000000464" calcext:value-type="float">
            <text:p>0,664937000000464</text:p>
          </table:table-cell>
          <table:table-cell office:value-type="string" calcext:value-type="string">
            <text:p><text:s/>[23] </text:p>
          </table:table-cell>
          <table:table-cell office:value-type="float" office:value="0.0296870000001945" calcext:value-type="float">
            <text:p>0,029687000000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9.82551283763" calcext:value-type="float">
            <text:p>2239,82551283763</text:p>
          </table:table-cell>
        </table:table-row>
        <table:table-row table:style-name="ro1">
          <table:table-cell office:value-type="float" office:value="18595" calcext:value-type="float">
            <text:p>185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574717999999848" calcext:value-type="float">
            <text:p>0,574717999999848</text:p>
          </table:table-cell>
          <table:table-cell office:value-type="string" calcext:value-type="string">
            <text:p><text:s/>[23] </text:p>
          </table:table-cell>
          <table:table-cell office:value-type="float" office:value="0.0442049999992378" calcext:value-type="float">
            <text:p>0,044204999999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.11989596145" calcext:value-type="float">
            <text:p>1300,11989596145</text:p>
          </table:table-cell>
        </table:table-row>
        <table:table-row table:style-name="ro1">
          <table:table-cell office:value-type="float" office:value="18596" calcext:value-type="float">
            <text:p>18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63578000000234" calcext:value-type="float">
            <text:p>0,563578000000234</text:p>
          </table:table-cell>
          <table:table-cell office:value-type="string" calcext:value-type="string">
            <text:p><text:s/>[23] </text:p>
          </table:table-cell>
          <table:table-cell office:value-type="float" office:value="0.0471349999997983" calcext:value-type="float">
            <text:p>0,0471349999997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5.66776281457" calcext:value-type="float">
            <text:p>1195,66776281457</text:p>
          </table:table-cell>
        </table:table-row>
        <table:table-row table:style-name="ro1">
          <table:table-cell office:value-type="float" office:value="18597" calcext:value-type="float">
            <text:p>185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97817000000214" calcext:value-type="float">
            <text:p>0,697817000000214</text:p>
          </table:table-cell>
          <table:table-cell office:value-type="string" calcext:value-type="string">
            <text:p><text:s/>[23] </text:p>
          </table:table-cell>
          <table:table-cell office:value-type="float" office:value="0.0881149999995614" calcext:value-type="float">
            <text:p>0,088114999999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.938943430389" calcext:value-type="float">
            <text:p>791,938943430389</text:p>
          </table:table-cell>
        </table:table-row>
        <table:table-row table:style-name="ro1">
          <table:table-cell office:value-type="float" office:value="18598" calcext:value-type="float">
            <text:p>18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50850999999966" calcext:value-type="float">
            <text:p>0,550850999999966</text:p>
          </table:table-cell>
          <table:table-cell office:value-type="string" calcext:value-type="string">
            <text:p><text:s/>[23] </text:p>
          </table:table-cell>
          <table:table-cell office:value-type="float" office:value="0.0738320000000385" calcext:value-type="float">
            <text:p>0,07383200000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6.087062519881" calcext:value-type="float">
            <text:p>746,087062519881</text:p>
          </table:table-cell>
        </table:table-row>
        <table:table-row table:style-name="ro1">
          <table:table-cell office:value-type="float" office:value="18599" calcext:value-type="float">
            <text:p>185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57855600000039" calcext:value-type="float">
            <text:p>0,57855600000039</text:p>
          </table:table-cell>
          <table:table-cell office:value-type="string" calcext:value-type="string">
            <text:p><text:s/>[23] </text:p>
          </table:table-cell>
          <table:table-cell office:value-type="float" office:value="0.0894610000004832" calcext:value-type="float">
            <text:p>0,089461000000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.713092853048" calcext:value-type="float">
            <text:p>646,713092853048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99475999999413" calcext:value-type="float">
            <text:p>0,599475999999413</text:p>
          </table:table-cell>
          <table:table-cell office:value-type="string" calcext:value-type="string">
            <text:p><text:s/>[23] </text:p>
          </table:table-cell>
          <table:table-cell office:value-type="float" office:value="0.395312999999987" calcext:value-type="float">
            <text:p>0,39531299999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64591096155" calcext:value-type="float">
            <text:p>151,64591096155</text:p>
          </table:table-cell>
        </table:table-row>
        <table:table-row table:style-name="ro1">
          <table:table-cell office:value-type="float" office:value="18601" calcext:value-type="float">
            <text:p>18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795120000000679" calcext:value-type="float">
            <text:p>0,795120000000679</text:p>
          </table:table-cell>
          <table:table-cell office:value-type="string" calcext:value-type="string">
            <text:p><text:s/>[23] </text:p>
          </table:table-cell>
          <table:table-cell office:value-type="float" office:value="0.0499520000003031" calcext:value-type="float">
            <text:p>0,049952000000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1.76809736518" calcext:value-type="float">
            <text:p>1591,76809736518</text:p>
          </table:table-cell>
        </table:table-row>
        <table:table-row table:style-name="ro1">
          <table:table-cell office:value-type="float" office:value="18602" calcext:value-type="float">
            <text:p>18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916686999999911" calcext:value-type="float">
            <text:p>0,916686999999911</text:p>
          </table:table-cell>
          <table:table-cell office:value-type="string" calcext:value-type="string">
            <text:p><text:s/>[23] </text:p>
          </table:table-cell>
          <table:table-cell office:value-type="float" office:value="0.0485760000001392" calcext:value-type="float">
            <text:p>0,048576000000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7.11915348585" calcext:value-type="float">
            <text:p>1887,11915348585</text:p>
          </table:table-cell>
        </table:table-row>
        <table:table-row table:style-name="ro1">
          <table:table-cell office:value-type="float" office:value="18603" calcext:value-type="float">
            <text:p>18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3705000000009" calcext:value-type="float">
            <text:p>0,83705000000009</text:p>
          </table:table-cell>
          <table:table-cell office:value-type="string" calcext:value-type="string">
            <text:p><text:s/>[23] </text:p>
          </table:table-cell>
          <table:table-cell office:value-type="float" office:value="0.0661430000000109" calcext:value-type="float">
            <text:p>0,0661430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5.51562523616" calcext:value-type="float">
            <text:p>1265,51562523616</text:p>
          </table:table-cell>
        </table:table-row>
        <table:table-row table:style-name="ro1">
          <table:table-cell office:value-type="float" office:value="18604" calcext:value-type="float">
            <text:p>186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83995000000141" calcext:value-type="float">
            <text:p>0,883995000000141</text:p>
          </table:table-cell>
          <table:table-cell office:value-type="string" calcext:value-type="string">
            <text:p><text:s/>[23] </text:p>
          </table:table-cell>
          <table:table-cell office:value-type="float" office:value="0.0508690000006027" calcext:value-type="float">
            <text:p>0,050869000000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7.78725744494" calcext:value-type="float">
            <text:p>1737,78725744494</text:p>
          </table:table-cell>
        </table:table-row>
        <table:table-row table:style-name="ro1">
          <table:table-cell office:value-type="float" office:value="18605" calcext:value-type="float">
            <text:p>186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50647000000754" calcext:value-type="float">
            <text:p>0,750647000000754</text:p>
          </table:table-cell>
          <table:table-cell office:value-type="string" calcext:value-type="string">
            <text:p><text:s/>[23] </text:p>
          </table:table-cell>
          <table:table-cell office:value-type="float" office:value="0.0595020000000659" calcext:value-type="float">
            <text:p>0,059502000000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1.54919162368" calcext:value-type="float">
            <text:p>1261,54919162368</text:p>
          </table:table-cell>
        </table:table-row>
        <table:table-row table:style-name="ro1">
          <table:table-cell office:value-type="float" office:value="18606" calcext:value-type="float">
            <text:p>186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1.07944599999973" calcext:value-type="float">
            <text:p>1,07944599999973</text:p>
          </table:table-cell>
          <table:table-cell office:value-type="string" calcext:value-type="string">
            <text:p><text:s/>[23] </text:p>
          </table:table-cell>
          <table:table-cell office:value-type="float" office:value="0.0964850000000297" calcext:value-type="float">
            <text:p>0,096485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8.77079338695" calcext:value-type="float">
            <text:p>1118,77079338695</text:p>
          </table:table-cell>
        </table:table-row>
        <table:table-row table:style-name="ro1">
          <table:table-cell office:value-type="float" office:value="18607" calcext:value-type="float">
            <text:p>186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11398000000008" calcext:value-type="float">
            <text:p>0,611398000000008</text:p>
          </table:table-cell>
          <table:table-cell office:value-type="string" calcext:value-type="string">
            <text:p><text:s/>[23] </text:p>
          </table:table-cell>
          <table:table-cell office:value-type="float" office:value="0.0557550000003175" calcext:value-type="float">
            <text:p>0,055755000000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6.57967894633" calcext:value-type="float">
            <text:p>1096,57967894633</text:p>
          </table:table-cell>
        </table:table-row>
        <table:table-row table:style-name="ro1">
          <table:table-cell office:value-type="float" office:value="18608" calcext:value-type="float">
            <text:p>18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30443999999807" calcext:value-type="float">
            <text:p>0,730443999999807</text:p>
          </table:table-cell>
          <table:table-cell office:value-type="string" calcext:value-type="string">
            <text:p><text:s/>[23] </text:p>
          </table:table-cell>
          <table:table-cell office:value-type="float" office:value="0.115445999999793" calcext:value-type="float">
            <text:p>0,115445999999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2.714862360861" calcext:value-type="float">
            <text:p>632,714862360861</text:p>
          </table:table-cell>
        </table:table-row>
        <table:table-row table:style-name="ro1">
          <table:table-cell office:value-type="float" office:value="18609" calcext:value-type="float">
            <text:p>186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30970999999954" calcext:value-type="float">
            <text:p>0,730970999999954</text:p>
          </table:table-cell>
          <table:table-cell office:value-type="string" calcext:value-type="string">
            <text:p><text:s/>[23] </text:p>
          </table:table-cell>
          <table:table-cell office:value-type="float" office:value="0.106772000000092" calcext:value-type="float">
            <text:p>0,10677200000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4.609260854274" calcext:value-type="float">
            <text:p>684,609260854274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800196999999571" calcext:value-type="float">
            <text:p>0,800196999999571</text:p>
          </table:table-cell>
          <table:table-cell office:value-type="string" calcext:value-type="string">
            <text:p><text:s/>[23] </text:p>
          </table:table-cell>
          <table:table-cell office:value-type="float" office:value="0.0466210000004139" calcext:value-type="float">
            <text:p>0,046621000000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6.38746486018" calcext:value-type="float">
            <text:p>1716,38746486018</text:p>
          </table:table-cell>
        </table:table-row>
        <table:table-row table:style-name="ro1">
          <table:table-cell office:value-type="float" office:value="18611" calcext:value-type="float">
            <text:p>186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8648499999963" calcext:value-type="float">
            <text:p>0,78648499999963</text:p>
          </table:table-cell>
          <table:table-cell office:value-type="string" calcext:value-type="string">
            <text:p><text:s/>[23] </text:p>
          </table:table-cell>
          <table:table-cell office:value-type="float" office:value="0.0362190000005285" calcext:value-type="float">
            <text:p>0,036219000000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1.47077497489" calcext:value-type="float">
            <text:p>2171,47077497489</text:p>
          </table:table-cell>
        </table:table-row>
        <table:table-row table:style-name="ro1">
          <table:table-cell office:value-type="float" office:value="18612" calcext:value-type="float">
            <text:p>186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55444999999418" calcext:value-type="float">
            <text:p>0,655444999999418</text:p>
          </table:table-cell>
          <table:table-cell office:value-type="string" calcext:value-type="string">
            <text:p><text:s/>[23] </text:p>
          </table:table-cell>
          <table:table-cell office:value-type="float" office:value="0.0434130000003279" calcext:value-type="float">
            <text:p>0,043413000000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9.78969431845" calcext:value-type="float">
            <text:p>1509,78969431845</text:p>
          </table:table-cell>
        </table:table-row>
        <table:table-row table:style-name="ro1">
          <table:table-cell office:value-type="float" office:value="18613" calcext:value-type="float">
            <text:p>18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33724999999686" calcext:value-type="float">
            <text:p>0,633724999999686</text:p>
          </table:table-cell>
          <table:table-cell office:value-type="string" calcext:value-type="string">
            <text:p><text:s/>[23] </text:p>
          </table:table-cell>
          <table:table-cell office:value-type="float" office:value="0.0435849999994389" calcext:value-type="float">
            <text:p>0,04358499999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3.9979350874" calcext:value-type="float">
            <text:p>1453,9979350874</text:p>
          </table:table-cell>
        </table:table-row>
        <table:table-row table:style-name="ro1">
          <table:table-cell office:value-type="float" office:value="18614" calcext:value-type="float">
            <text:p>186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81270999999833" calcext:value-type="float">
            <text:p>0,781270999999833</text:p>
          </table:table-cell>
          <table:table-cell office:value-type="string" calcext:value-type="string">
            <text:p><text:s/>[23] </text:p>
          </table:table-cell>
          <table:table-cell office:value-type="float" office:value="0.0411050000002433" calcext:value-type="float">
            <text:p>0,041105000000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.67145115" calcext:value-type="float">
            <text:p>1900,67145115</text:p>
          </table:table-cell>
        </table:table-row>
        <table:table-row table:style-name="ro1">
          <table:table-cell office:value-type="float" office:value="18615" calcext:value-type="float">
            <text:p>18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58582000000024" calcext:value-type="float">
            <text:p>0,658582000000024</text:p>
          </table:table-cell>
          <table:table-cell office:value-type="string" calcext:value-type="string">
            <text:p><text:s/>[23] </text:p>
          </table:table-cell>
          <table:table-cell office:value-type="float" office:value="0.0956889999997657" calcext:value-type="float">
            <text:p>0,095688999999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8.252568217493" calcext:value-type="float">
            <text:p>688,252568217493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56423000000359" calcext:value-type="float">
            <text:p>0,656423000000359</text:p>
          </table:table-cell>
          <table:table-cell office:value-type="string" calcext:value-type="string">
            <text:p><text:s/>[23] </text:p>
          </table:table-cell>
          <table:table-cell office:value-type="float" office:value="0.0353470000000016" calcext:value-type="float">
            <text:p>0,035347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7.08263784856" calcext:value-type="float">
            <text:p>1857,08263784856</text:p>
          </table:table-cell>
        </table:table-row>
        <table:table-row table:style-name="ro1">
          <table:table-cell office:value-type="float" office:value="18617" calcext:value-type="float">
            <text:p>18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78644999999779" calcext:value-type="float">
            <text:p>0,878644999999779</text:p>
          </table:table-cell>
          <table:table-cell office:value-type="string" calcext:value-type="string">
            <text:p><text:s/>[23] </text:p>
          </table:table-cell>
          <table:table-cell office:value-type="float" office:value="0.0344889999996667" calcext:value-type="float">
            <text:p>0,034488999999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7.60938272571" calcext:value-type="float">
            <text:p>2547,60938272571</text:p>
          </table:table-cell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1.16025499999978" calcext:value-type="float">
            <text:p>1,16025499999978</text:p>
          </table:table-cell>
          <table:table-cell office:value-type="string" calcext:value-type="string">
            <text:p><text:s/>[23] </text:p>
          </table:table-cell>
          <table:table-cell office:value-type="float" office:value="0.050572000000102" calcext:value-type="float">
            <text:p>0,05057200000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4.26362413478" calcext:value-type="float">
            <text:p>2294,26362413478</text:p>
          </table:table-cell>
        </table:table-row>
        <table:table-row table:style-name="ro1">
          <table:table-cell office:value-type="float" office:value="18619" calcext:value-type="float">
            <text:p>186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26060999999936" calcext:value-type="float">
            <text:p>0,626060999999936</text:p>
          </table:table-cell>
          <table:table-cell office:value-type="string" calcext:value-type="string">
            <text:p><text:s/>[23] </text:p>
          </table:table-cell>
          <table:table-cell office:value-type="float" office:value="0.0743539999994027" calcext:value-type="float">
            <text:p>0,074353999999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2.000430380296" calcext:value-type="float">
            <text:p>842,000430380296</text:p>
          </table:table-cell>
        </table:table-row>
        <table:table-row table:style-name="ro1">
          <table:table-cell office:value-type="float" office:value="18620" calcext:value-type="float">
            <text:p>18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71861999999965" calcext:value-type="float">
            <text:p>0,871861999999965</text:p>
          </table:table-cell>
          <table:table-cell office:value-type="string" calcext:value-type="string">
            <text:p><text:s/>[23] </text:p>
          </table:table-cell>
          <table:table-cell office:value-type="float" office:value="0.0930710000002364" calcext:value-type="float">
            <text:p>0,093071000000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.770852357609" calcext:value-type="float">
            <text:p>936,770852357609</text:p>
          </table:table-cell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54740000000311" calcext:value-type="float">
            <text:p>0,754740000000311</text:p>
          </table:table-cell>
          <table:table-cell office:value-type="string" calcext:value-type="string">
            <text:p><text:s/>[23] </text:p>
          </table:table-cell>
          <table:table-cell office:value-type="float" office:value="0.0661430000000109" calcext:value-type="float">
            <text:p>0,0661430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.07312943197" calcext:value-type="float">
            <text:p>1141,07312943197</text:p>
          </table:table-cell>
        </table:table-row>
        <table:table-row table:style-name="ro1">
          <table:table-cell office:value-type="float" office:value="18622" calcext:value-type="float">
            <text:p>186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85652999999911" calcext:value-type="float">
            <text:p>0,785652999999911</text:p>
          </table:table-cell>
          <table:table-cell office:value-type="string" calcext:value-type="string">
            <text:p><text:s/>[23] </text:p>
          </table:table-cell>
          <table:table-cell office:value-type="float" office:value="0.0303890000004685" calcext:value-type="float">
            <text:p>0,030389000000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5.32034613774" calcext:value-type="float">
            <text:p>2585,32034613774</text:p>
          </table:table-cell>
        </table:table-row>
        <table:table-row table:style-name="ro1">
          <table:table-cell office:value-type="float" office:value="18623" calcext:value-type="float">
            <text:p>186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22307999999794" calcext:value-type="float">
            <text:p>0,822307999999794</text:p>
          </table:table-cell>
          <table:table-cell office:value-type="string" calcext:value-type="string">
            <text:p><text:s/>[23] </text:p>
          </table:table-cell>
          <table:table-cell office:value-type="float" office:value="0.082843000000139" calcext:value-type="float">
            <text:p>0,082843000000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.610117932009" calcext:value-type="float">
            <text:p>992,610117932009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701426999999967" calcext:value-type="float">
            <text:p>0,701426999999967</text:p>
          </table:table-cell>
          <table:table-cell office:value-type="string" calcext:value-type="string">
            <text:p><text:s/>[23] </text:p>
          </table:table-cell>
          <table:table-cell office:value-type="float" office:value="0.0379229999998643" calcext:value-type="float">
            <text:p>0,0379229999998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9.60841706215" calcext:value-type="float">
            <text:p>1849,60841706215</text:p>
          </table:table-cell>
        </table:table-row>
        <table:table-row table:style-name="ro1">
          <table:table-cell office:value-type="float" office:value="18625" calcext:value-type="float">
            <text:p>186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7636499999935" calcext:value-type="float">
            <text:p>0,67636499999935</text:p>
          </table:table-cell>
          <table:table-cell office:value-type="string" calcext:value-type="string">
            <text:p><text:s/>[23] </text:p>
          </table:table-cell>
          <table:table-cell office:value-type="float" office:value="0.0350779999998849" calcext:value-type="float">
            <text:p>0,035077999999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8.17435430061" calcext:value-type="float">
            <text:p>1928,17435430061</text:p>
          </table:table-cell>
        </table:table-row>
        <table:table-row table:style-name="ro1">
          <table:table-cell office:value-type="float" office:value="18626" calcext:value-type="float">
            <text:p>18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10226999999941" calcext:value-type="float">
            <text:p>0,810226999999941</text:p>
          </table:table-cell>
          <table:table-cell office:value-type="string" calcext:value-type="string">
            <text:p><text:s/>[23] </text:p>
          </table:table-cell>
          <table:table-cell office:value-type="float" office:value="0.0534920000000057" calcext:value-type="float">
            <text:p>0,053492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4.66948328695" calcext:value-type="float">
            <text:p>1514,66948328695</text:p>
          </table:table-cell>
        </table:table-row>
        <table:table-row table:style-name="ro1">
          <table:table-cell office:value-type="float" office:value="18627" calcext:value-type="float">
            <text:p>186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3] </text:p>
          </table:table-cell>
          <table:table-cell office:value-type="float" office:value="0.686870999999883" calcext:value-type="float">
            <text:p>0,686870999999883</text:p>
          </table:table-cell>
          <table:table-cell office:value-type="string" calcext:value-type="string">
            <text:p><text:s/>[23] </text:p>
          </table:table-cell>
          <table:table-cell office:value-type="float" office:value="0.0675859999992099" calcext:value-type="float">
            <text:p>0,06758599999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29183559896" calcext:value-type="float">
            <text:p>1016,29183559896</text:p>
          </table:table-cell>
        </table:table-row>
        <table:table-row table:style-name="ro1">
          <table:table-cell office:value-type="float" office:value="18628" calcext:value-type="float">
            <text:p>186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654072000000269" calcext:value-type="float">
            <text:p>0,654072000000269</text:p>
          </table:table-cell>
          <table:table-cell office:value-type="string" calcext:value-type="string">
            <text:p><text:s/>[23] </text:p>
          </table:table-cell>
          <table:table-cell office:value-type="float" office:value="0.0585599999994884" calcext:value-type="float">
            <text:p>0,058559999999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6.92622951842" calcext:value-type="float">
            <text:p>1116,92622951842</text:p>
          </table:table-cell>
        </table:table-row>
        <table:table-row table:style-name="ro1">
          <table:table-cell office:value-type="float" office:value="18629" calcext:value-type="float">
            <text:p>18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49221000000034" calcext:value-type="float">
            <text:p>0,749221000000034</text:p>
          </table:table-cell>
          <table:table-cell office:value-type="string" calcext:value-type="string">
            <text:p><text:s/>[23] </text:p>
          </table:table-cell>
          <table:table-cell office:value-type="float" office:value="0.0531060000002981" calcext:value-type="float">
            <text:p>0,053106000000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0.80292244912" calcext:value-type="float">
            <text:p>1410,80292244912</text:p>
          </table:table-cell>
        </table:table-row>
        <table:table-row table:style-name="ro1">
          <table:table-cell office:value-type="float" office:value="18630" calcext:value-type="float">
            <text:p>18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674175000000105" calcext:value-type="float">
            <text:p>0,674175000000105</text:p>
          </table:table-cell>
          <table:table-cell office:value-type="string" calcext:value-type="string">
            <text:p><text:s/>[23] </text:p>
          </table:table-cell>
          <table:table-cell office:value-type="float" office:value="0.0424819999998363" calcext:value-type="float">
            <text:p>0,042481999999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6.96624453346" calcext:value-type="float">
            <text:p>1586,96624453346</text:p>
          </table:table-cell>
        </table:table-row>
        <table:table-row table:style-name="ro1">
          <table:table-cell office:value-type="float" office:value="18631" calcext:value-type="float">
            <text:p>186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73666000000594" calcext:value-type="float">
            <text:p>0,673666000000594</text:p>
          </table:table-cell>
          <table:table-cell office:value-type="string" calcext:value-type="string">
            <text:p><text:s/>[23] </text:p>
          </table:table-cell>
          <table:table-cell office:value-type="float" office:value="0.064593000000059" calcext:value-type="float">
            <text:p>0,064593000000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2.93963742198" calcext:value-type="float">
            <text:p>1042,93963742198</text:p>
          </table:table-cell>
        </table:table-row>
        <table:table-row table:style-name="ro1">
          <table:table-cell office:value-type="float" office:value="18632" calcext:value-type="float">
            <text:p>186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579717999999957" calcext:value-type="float">
            <text:p>0,579717999999957</text:p>
          </table:table-cell>
          <table:table-cell office:value-type="string" calcext:value-type="string">
            <text:p><text:s/>[23] </text:p>
          </table:table-cell>
          <table:table-cell office:value-type="float" office:value="0.0761969999994108" calcext:value-type="float">
            <text:p>0,076196999999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.814730244551" calcext:value-type="float">
            <text:p>760,814730244551</text:p>
          </table:table-cell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62193000000116" calcext:value-type="float">
            <text:p>0,662193000000116</text:p>
          </table:table-cell>
          <table:table-cell office:value-type="string" calcext:value-type="string">
            <text:p><text:s/>[23] </text:p>
          </table:table-cell>
          <table:table-cell office:value-type="float" office:value="0.0792449999999008" calcext:value-type="float">
            <text:p>0,079244999999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5.627484385065" calcext:value-type="float">
            <text:p>835,627484385065</text:p>
          </table:table-cell>
        </table:table-row>
        <table:table-row table:style-name="ro1">
          <table:table-cell office:value-type="float" office:value="18634" calcext:value-type="float">
            <text:p>186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787397000000055" calcext:value-type="float">
            <text:p>0,787397000000055</text:p>
          </table:table-cell>
          <table:table-cell office:value-type="string" calcext:value-type="string">
            <text:p><text:s/>[23] </text:p>
          </table:table-cell>
          <table:table-cell office:value-type="float" office:value="0.0361549999997806" calcext:value-type="float">
            <text:p>0,036154999999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7.837090319" calcext:value-type="float">
            <text:p>2177,837090319</text:p>
          </table:table-cell>
        </table:table-row>
        <table:table-row table:style-name="ro1">
          <table:table-cell office:value-type="float" office:value="18635" calcext:value-type="float">
            <text:p>18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1.20359300000018" calcext:value-type="float">
            <text:p>1,20359300000018</text:p>
          </table:table-cell>
          <table:table-cell office:value-type="string" calcext:value-type="string">
            <text:p><text:s/>[23] </text:p>
          </table:table-cell>
          <table:table-cell office:value-type="float" office:value="0.101419999999962" calcext:value-type="float">
            <text:p>0,101419999999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6.7412739111" calcext:value-type="float">
            <text:p>1186,7412739111</text:p>
          </table:table-cell>
        </table:table-row>
        <table:table-row table:style-name="ro1">
          <table:table-cell office:value-type="float" office:value="18636" calcext:value-type="float">
            <text:p>186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98684000000321" calcext:value-type="float">
            <text:p>0,798684000000321</text:p>
          </table:table-cell>
          <table:table-cell office:value-type="string" calcext:value-type="string">
            <text:p><text:s/>[23] </text:p>
          </table:table-cell>
          <table:table-cell office:value-type="float" office:value="0.0458559999997306" calcext:value-type="float">
            <text:p>0,045855999999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1.72191208351" calcext:value-type="float">
            <text:p>1741,72191208351</text:p>
          </table:table-cell>
        </table:table-row>
        <table:table-row table:style-name="ro1">
          <table:table-cell office:value-type="float" office:value="18637" calcext:value-type="float">
            <text:p>186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46385999999438" calcext:value-type="float">
            <text:p>0,646385999999438</text:p>
          </table:table-cell>
          <table:table-cell office:value-type="string" calcext:value-type="string">
            <text:p><text:s/>[23] </text:p>
          </table:table-cell>
          <table:table-cell office:value-type="float" office:value="0.10403099999985" calcext:value-type="float">
            <text:p>0,10403099999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1.33979294669" calcext:value-type="float">
            <text:p>621,33979294669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476504999999634" calcext:value-type="float">
            <text:p>0,476504999999634</text:p>
          </table:table-cell>
          <table:table-cell office:value-type="string" calcext:value-type="string">
            <text:p><text:s/>[23] </text:p>
          </table:table-cell>
          <table:table-cell office:value-type="float" office:value="0.0334069999998974" calcext:value-type="float">
            <text:p>0,033406999999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6.36273835154" calcext:value-type="float">
            <text:p>1426,36273835154</text:p>
          </table:table-cell>
        </table:table-row>
        <table:table-row table:style-name="ro1">
          <table:table-cell office:value-type="float" office:value="18639" calcext:value-type="float">
            <text:p>186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813170999999784" calcext:value-type="float">
            <text:p>0,813170999999784</text:p>
          </table:table-cell>
          <table:table-cell office:value-type="string" calcext:value-type="string">
            <text:p><text:s/>[23] </text:p>
          </table:table-cell>
          <table:table-cell office:value-type="float" office:value="0.0784610000000612" calcext:value-type="float">
            <text:p>0,0784610000000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6.4015243231" calcext:value-type="float">
            <text:p>1036,4015243231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828111000000718" calcext:value-type="float">
            <text:p>0,828111000000718</text:p>
          </table:table-cell>
          <table:table-cell office:value-type="string" calcext:value-type="string">
            <text:p><text:s/>[23] </text:p>
          </table:table-cell>
          <table:table-cell office:value-type="float" office:value="0.0451899999998204" calcext:value-type="float">
            <text:p>0,045189999999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2.50940474443" calcext:value-type="float">
            <text:p>1832,50940474443</text:p>
          </table:table-cell>
        </table:table-row>
        <table:table-row table:style-name="ro1">
          <table:table-cell office:value-type="float" office:value="18641" calcext:value-type="float">
            <text:p>186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13983000000007" calcext:value-type="float">
            <text:p>0,813983000000007</text:p>
          </table:table-cell>
          <table:table-cell office:value-type="string" calcext:value-type="string">
            <text:p><text:s/>[23] </text:p>
          </table:table-cell>
          <table:table-cell office:value-type="float" office:value="0.0734739999998055" calcext:value-type="float">
            <text:p>0,073473999999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7.85175708708" calcext:value-type="float">
            <text:p>1107,85175708708</text:p>
          </table:table-cell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574875000000247" calcext:value-type="float">
            <text:p>0,574875000000247</text:p>
          </table:table-cell>
          <table:table-cell office:value-type="string" calcext:value-type="string">
            <text:p><text:s/>[23] </text:p>
          </table:table-cell>
          <table:table-cell office:value-type="float" office:value="0.0355460000000676" calcext:value-type="float">
            <text:p>0,035546000000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7.27057896572" calcext:value-type="float">
            <text:p>1617,27057896572</text:p>
          </table:table-cell>
        </table:table-row>
        <table:table-row table:style-name="ro1">
          <table:table-cell office:value-type="float" office:value="18643" calcext:value-type="float">
            <text:p>186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25559999999859" calcext:value-type="float">
            <text:p>0,725559999999859</text:p>
          </table:table-cell>
          <table:table-cell office:value-type="string" calcext:value-type="string">
            <text:p><text:s/>[23] </text:p>
          </table:table-cell>
          <table:table-cell office:value-type="float" office:value="0.0511470000001282" calcext:value-type="float">
            <text:p>0,051147000000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8.57782469752" calcext:value-type="float">
            <text:p>1418,57782469752</text:p>
          </table:table-cell>
        </table:table-row>
        <table:table-row table:style-name="ro1">
          <table:table-cell office:value-type="float" office:value="18644" calcext:value-type="float">
            <text:p>186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903579999999238" calcext:value-type="float">
            <text:p>0,903579999999238</text:p>
          </table:table-cell>
          <table:table-cell office:value-type="string" calcext:value-type="string">
            <text:p><text:s/>[23] </text:p>
          </table:table-cell>
          <table:table-cell office:value-type="float" office:value="0.221767" calcext:value-type="float">
            <text:p>0,221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.445652418637" calcext:value-type="float">
            <text:p>407,445652418637</text:p>
          </table:table-cell>
        </table:table-row>
        <table:table-row table:style-name="ro1">
          <table:table-cell office:value-type="float" office:value="18645" calcext:value-type="float">
            <text:p>186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861542999999983" calcext:value-type="float">
            <text:p>0,861542999999983</text:p>
          </table:table-cell>
          <table:table-cell office:value-type="string" calcext:value-type="string">
            <text:p><text:s/>[23] </text:p>
          </table:table-cell>
          <table:table-cell office:value-type="float" office:value="0.0878950000005716" calcext:value-type="float">
            <text:p>0,087895000000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0.195688030469" calcext:value-type="float">
            <text:p>980,195688030469</text:p>
          </table:table-cell>
        </table:table-row>
        <table:table-row table:style-name="ro1">
          <table:table-cell office:value-type="float" office:value="18646" calcext:value-type="float">
            <text:p>186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20694000000003" calcext:value-type="float">
            <text:p>0,820694000000003</text:p>
          </table:table-cell>
          <table:table-cell office:value-type="string" calcext:value-type="string">
            <text:p><text:s/>[23] </text:p>
          </table:table-cell>
          <table:table-cell office:value-type="float" office:value="0.0718740000002072" calcext:value-type="float">
            <text:p>0,071874000000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.85101705434" calcext:value-type="float">
            <text:p>1141,85101705434</text:p>
          </table:table-cell>
        </table:table-row>
        <table:table-row table:style-name="ro1">
          <table:table-cell office:value-type="float" office:value="18647" calcext:value-type="float">
            <text:p>186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13819000000149" calcext:value-type="float">
            <text:p>0,613819000000149</text:p>
          </table:table-cell>
          <table:table-cell office:value-type="string" calcext:value-type="string">
            <text:p><text:s/>[23] </text:p>
          </table:table-cell>
          <table:table-cell office:value-type="float" office:value="0.0736329999999725" calcext:value-type="float">
            <text:p>0,073632999999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3.619436937756" calcext:value-type="float">
            <text:p>833,619436937756</text:p>
          </table:table-cell>
        </table:table-row>
        <table:table-row table:style-name="ro1">
          <table:table-cell office:value-type="float" office:value="18648" calcext:value-type="float">
            <text:p>186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559726999999839" calcext:value-type="float">
            <text:p>0,559726999999839</text:p>
          </table:table-cell>
          <table:table-cell office:value-type="string" calcext:value-type="string">
            <text:p><text:s/>[23] </text:p>
          </table:table-cell>
          <table:table-cell office:value-type="float" office:value="0.10068500000034" calcext:value-type="float">
            <text:p>0,10068500000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.918955155138" calcext:value-type="float">
            <text:p>555,918955155138</text:p>
          </table:table-cell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0] </text:p>
          </table:table-cell>
          <table:table-cell office:value-type="float" office:value="0.794847000000118" calcext:value-type="float">
            <text:p>0,794847000000118</text:p>
          </table:table-cell>
          <table:table-cell office:value-type="string" calcext:value-type="string">
            <text:p><text:s/>[23] </text:p>
          </table:table-cell>
          <table:table-cell office:value-type="float" office:value="0.0327919999999722" calcext:value-type="float">
            <text:p>0,032791999999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3.90522078797" calcext:value-type="float">
            <text:p>2423,90522078797</text:p>
          </table:table-cell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663299999999254" calcext:value-type="float">
            <text:p>0,663299999999254</text:p>
          </table:table-cell>
          <table:table-cell office:value-type="string" calcext:value-type="string">
            <text:p><text:s/>[23] </text:p>
          </table:table-cell>
          <table:table-cell office:value-type="float" office:value="0.0567410000003292" calcext:value-type="float">
            <text:p>0,056741000000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8.99596410956" calcext:value-type="float">
            <text:p>1168,99596410956</text:p>
          </table:table-cell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53156000000126" calcext:value-type="float">
            <text:p>0,853156000000126</text:p>
          </table:table-cell>
          <table:table-cell office:value-type="string" calcext:value-type="string">
            <text:p><text:s/>[23] </text:p>
          </table:table-cell>
          <table:table-cell office:value-type="float" office:value="0.0487300000004325" calcext:value-type="float">
            <text:p>0,048730000000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0.78185920902" calcext:value-type="float">
            <text:p>1750,78185920902</text:p>
          </table:table-cell>
        </table:table-row>
        <table:table-row table:style-name="ro1">
          <table:table-cell office:value-type="float" office:value="18652" calcext:value-type="float">
            <text:p>186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21016000000054" calcext:value-type="float">
            <text:p>0,621016000000054</text:p>
          </table:table-cell>
          <table:table-cell office:value-type="string" calcext:value-type="string">
            <text:p><text:s/>[23] </text:p>
          </table:table-cell>
          <table:table-cell office:value-type="float" office:value="0.0334569999995438" calcext:value-type="float">
            <text:p>0,033456999999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6.16164033991" calcext:value-type="float">
            <text:p>1856,16164033991</text:p>
          </table:table-cell>
        </table:table-row>
        <table:table-row table:style-name="ro1">
          <table:table-cell office:value-type="float" office:value="18653" calcext:value-type="float">
            <text:p>186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47609999999986" calcext:value-type="float">
            <text:p>0,647609999999986</text:p>
          </table:table-cell>
          <table:table-cell office:value-type="string" calcext:value-type="string">
            <text:p><text:s/>[23] </text:p>
          </table:table-cell>
          <table:table-cell office:value-type="float" office:value="0.0416840000007142" calcext:value-type="float">
            <text:p>0,041684000000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3.61769501221" calcext:value-type="float">
            <text:p>1553,61769501221</text:p>
          </table:table-cell>
        </table:table-row>
        <table:table-row table:style-name="ro1">
          <table:table-cell office:value-type="float" office:value="18654" calcext:value-type="float">
            <text:p>186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770754000000125" calcext:value-type="float">
            <text:p>0,770754000000125</text:p>
          </table:table-cell>
          <table:table-cell office:value-type="string" calcext:value-type="string">
            <text:p><text:s/>[23] </text:p>
          </table:table-cell>
          <table:table-cell office:value-type="float" office:value="0.043854000000465" calcext:value-type="float">
            <text:p>0,043854000000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7.545491841" calcext:value-type="float">
            <text:p>1757,545491841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1.1428420000002" calcext:value-type="float">
            <text:p>1,1428420000002</text:p>
          </table:table-cell>
          <table:table-cell office:value-type="string" calcext:value-type="string">
            <text:p><text:s/>[23] </text:p>
          </table:table-cell>
          <table:table-cell office:value-type="float" office:value="0.0490190000000439" calcext:value-type="float">
            <text:p>0,049019000000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1.42658968803" calcext:value-type="float">
            <text:p>2331,42658968803</text:p>
          </table:table-cell>
        </table:table-row>
        <table:table-row table:style-name="ro1">
          <table:table-cell office:value-type="float" office:value="18656" calcext:value-type="float">
            <text:p>186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66352000000552" calcext:value-type="float">
            <text:p>0,766352000000552</text:p>
          </table:table-cell>
          <table:table-cell office:value-type="string" calcext:value-type="string">
            <text:p><text:s/>[23] </text:p>
          </table:table-cell>
          <table:table-cell office:value-type="float" office:value="0.0816960000001927" calcext:value-type="float">
            <text:p>0,081696000000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.053270660429" calcext:value-type="float">
            <text:p>938,053270660429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10260999999809" calcext:value-type="float">
            <text:p>0,610260999999809</text:p>
          </table:table-cell>
          <table:table-cell office:value-type="string" calcext:value-type="string">
            <text:p><text:s/>[23] </text:p>
          </table:table-cell>
          <table:table-cell office:value-type="float" office:value="0.0360650000002352" calcext:value-type="float">
            <text:p>0,036065000000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2.1142381695" calcext:value-type="float">
            <text:p>1692,1142381695</text:p>
          </table:table-cell>
        </table:table-row>
        <table:table-row table:style-name="ro1">
          <table:table-cell office:value-type="float" office:value="18658" calcext:value-type="float">
            <text:p>18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492339000000356" calcext:value-type="float">
            <text:p>0,492339000000356</text:p>
          </table:table-cell>
          <table:table-cell office:value-type="string" calcext:value-type="string">
            <text:p><text:s/>[23] </text:p>
          </table:table-cell>
          <table:table-cell office:value-type="float" office:value="0.0732850000003964" calcext:value-type="float">
            <text:p>0,07328500000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.814150232235" calcext:value-type="float">
            <text:p>671,814150232235</text:p>
          </table:table-cell>
        </table:table-row>
        <table:table-row table:style-name="ro1">
          <table:table-cell office:value-type="float" office:value="18659" calcext:value-type="float">
            <text:p>186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902211999999963" calcext:value-type="float">
            <text:p>0,902211999999963</text:p>
          </table:table-cell>
          <table:table-cell office:value-type="string" calcext:value-type="string">
            <text:p><text:s/>[23] </text:p>
          </table:table-cell>
          <table:table-cell office:value-type="float" office:value="0.0503260000004957" calcext:value-type="float">
            <text:p>0,050326000000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2.73536539975" calcext:value-type="float">
            <text:p>1792,73536539975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842803000000458" calcext:value-type="float">
            <text:p>0,842803000000458</text:p>
          </table:table-cell>
          <table:table-cell office:value-type="string" calcext:value-type="string">
            <text:p><text:s/>[23] </text:p>
          </table:table-cell>
          <table:table-cell office:value-type="float" office:value="0.0888099999992846" calcext:value-type="float">
            <text:p>0,088809999999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.995608610795" calcext:value-type="float">
            <text:p>948,995608610795</text:p>
          </table:table-cell>
        </table:table-row>
        <table:table-row table:style-name="ro1">
          <table:table-cell office:value-type="float" office:value="18661" calcext:value-type="float">
            <text:p>186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99184999999852" calcext:value-type="float">
            <text:p>0,799184999999852</text:p>
          </table:table-cell>
          <table:table-cell office:value-type="string" calcext:value-type="string">
            <text:p><text:s/>[23] </text:p>
          </table:table-cell>
          <table:table-cell office:value-type="float" office:value="0.0756549999996423" calcext:value-type="float">
            <text:p>0,075654999999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6.35450400321" calcext:value-type="float">
            <text:p>1056,35450400321</text:p>
          </table:table-cell>
        </table:table-row>
        <table:table-row table:style-name="ro1">
          <table:table-cell office:value-type="float" office:value="18662" calcext:value-type="float">
            <text:p>186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59420999999384" calcext:value-type="float">
            <text:p>0,659420999999384</text:p>
          </table:table-cell>
          <table:table-cell office:value-type="string" calcext:value-type="string">
            <text:p><text:s/>[23] </text:p>
          </table:table-cell>
          <table:table-cell office:value-type="float" office:value="0.0561320000006163" calcext:value-type="float">
            <text:p>0,056132000000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4.76840303596" calcext:value-type="float">
            <text:p>1174,76840303596</text:p>
          </table:table-cell>
        </table:table-row>
        <table:table-row table:style-name="ro1">
          <table:table-cell office:value-type="float" office:value="18663" calcext:value-type="float">
            <text:p>186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57682999999452" calcext:value-type="float">
            <text:p>0,657682999999452</text:p>
          </table:table-cell>
          <table:table-cell office:value-type="string" calcext:value-type="string">
            <text:p><text:s/>[23] </text:p>
          </table:table-cell>
          <table:table-cell office:value-type="float" office:value="0.0403140000007625" calcext:value-type="float">
            <text:p>0,040314000000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1.40100210104" calcext:value-type="float">
            <text:p>1631,40100210104</text:p>
          </table:table-cell>
        </table:table-row>
        <table:table-row table:style-name="ro1">
          <table:table-cell office:value-type="float" office:value="18664" calcext:value-type="float">
            <text:p>18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813218000000234" calcext:value-type="float">
            <text:p>0,813218000000234</text:p>
          </table:table-cell>
          <table:table-cell office:value-type="string" calcext:value-type="string">
            <text:p><text:s/>[23] </text:p>
          </table:table-cell>
          <table:table-cell office:value-type="float" office:value="0.0415749999992841" calcext:value-type="float">
            <text:p>0,041574999999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6.0264582423" calcext:value-type="float">
            <text:p>1956,0264582423</text:p>
          </table:table-cell>
        </table:table-row>
        <table:table-row table:style-name="ro1">
          <table:table-cell office:value-type="float" office:value="18665" calcext:value-type="float">
            <text:p>186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3] </text:p>
          </table:table-cell>
          <table:table-cell office:value-type="float" office:value="0.839717000000746" calcext:value-type="float">
            <text:p>0,839717000000746</text:p>
          </table:table-cell>
          <table:table-cell office:value-type="string" calcext:value-type="string">
            <text:p><text:s/>[23] </text:p>
          </table:table-cell>
          <table:table-cell office:value-type="float" office:value="0.0891480000000229" calcext:value-type="float">
            <text:p>0,089148000000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1.935881904845" calcext:value-type="float">
            <text:p>941,935881904845</text:p>
          </table:table-cell>
        </table:table-row>
        <table:table-row table:style-name="ro1">
          <table:table-cell office:value-type="float" office:value="18666" calcext:value-type="float">
            <text:p>186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03004999999757" calcext:value-type="float">
            <text:p>0,803004999999757</text:p>
          </table:table-cell>
          <table:table-cell office:value-type="string" calcext:value-type="string">
            <text:p><text:s/>[23] </text:p>
          </table:table-cell>
          <table:table-cell office:value-type="float" office:value="0.0469479999992473" calcext:value-type="float">
            <text:p>0,046947999999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0.41364917064" calcext:value-type="float">
            <text:p>1710,41364917064</text:p>
          </table:table-cell>
        </table:table-row>
        <table:table-row table:style-name="ro1">
          <table:table-cell office:value-type="float" office:value="18667" calcext:value-type="float">
            <text:p>18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612387000000126" calcext:value-type="float">
            <text:p>0,612387000000126</text:p>
          </table:table-cell>
          <table:table-cell office:value-type="string" calcext:value-type="string">
            <text:p><text:s/>[23] </text:p>
          </table:table-cell>
          <table:table-cell office:value-type="float" office:value="0.0477069999997184" calcext:value-type="float">
            <text:p>0,047706999999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3.64181357818" calcext:value-type="float">
            <text:p>1283,64181357818</text:p>
          </table:table-cell>
        </table:table-row>
        <table:table-row table:style-name="ro1">
          <table:table-cell office:value-type="float" office:value="18668" calcext:value-type="float">
            <text:p>186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585081000000173" calcext:value-type="float">
            <text:p>0,585081000000173</text:p>
          </table:table-cell>
          <table:table-cell office:value-type="string" calcext:value-type="string">
            <text:p><text:s/>[23] </text:p>
          </table:table-cell>
          <table:table-cell office:value-type="float" office:value="0.0435900000002221" calcext:value-type="float">
            <text:p>0,043590000000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2.23675154208" calcext:value-type="float">
            <text:p>1342,23675154208</text:p>
          </table:table-cell>
        </table:table-row>
        <table:table-row table:style-name="ro1">
          <table:table-cell office:value-type="float" office:value="18669" calcext:value-type="float">
            <text:p>186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0] </text:p>
          </table:table-cell>
          <table:table-cell office:value-type="float" office:value="0.809545000000071" calcext:value-type="float">
            <text:p>0,809545000000071</text:p>
          </table:table-cell>
          <table:table-cell office:value-type="string" calcext:value-type="string">
            <text:p><text:s/>[23] </text:p>
          </table:table-cell>
          <table:table-cell office:value-type="float" office:value="0.0418519999993805" calcext:value-type="float">
            <text:p>0,041851999999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4.30421488114" calcext:value-type="float">
            <text:p>1934,30421488114</text:p>
          </table:table-cell>
        </table:table-row>
        <table:table-row table:style-name="ro1">
          <table:table-cell office:value-type="float" office:value="18670" calcext:value-type="float">
            <text:p>186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850704999999834" calcext:value-type="float">
            <text:p>0,850704999999834</text:p>
          </table:table-cell>
          <table:table-cell office:value-type="string" calcext:value-type="string">
            <text:p><text:s/>[23] </text:p>
          </table:table-cell>
          <table:table-cell office:value-type="float" office:value="0.0596939999995811" calcext:value-type="float">
            <text:p>0,059693999999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5.10972628037" calcext:value-type="float">
            <text:p>1425,10972628037</text:p>
          </table:table-cell>
        </table:table-row>
        <table:table-row table:style-name="ro1">
          <table:table-cell office:value-type="float" office:value="18671" calcext:value-type="float">
            <text:p>186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658484000000499" calcext:value-type="float">
            <text:p>0,658484000000499</text:p>
          </table:table-cell>
          <table:table-cell office:value-type="string" calcext:value-type="string">
            <text:p><text:s/>[23] </text:p>
          </table:table-cell>
          <table:table-cell office:value-type="float" office:value="0.105620999999701" calcext:value-type="float">
            <text:p>0,105620999999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.440414313786" calcext:value-type="float">
            <text:p>623,440414313786</text:p>
          </table:table-cell>
        </table:table-row>
        <table:table-row table:style-name="ro1">
          <table:table-cell office:value-type="float" office:value="18672" calcext:value-type="float">
            <text:p>186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28257999999369" calcext:value-type="float">
            <text:p>0,528257999999369</text:p>
          </table:table-cell>
          <table:table-cell office:value-type="string" calcext:value-type="string">
            <text:p><text:s/>[23] </text:p>
          </table:table-cell>
          <table:table-cell office:value-type="float" office:value="0.0563350000002174" calcext:value-type="float">
            <text:p>0,056335000000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7.708351819171" calcext:value-type="float">
            <text:p>937,708351819171</text:p>
          </table:table-cell>
        </table:table-row>
        <table:table-row table:style-name="ro1">
          <table:table-cell office:value-type="float" office:value="18673" calcext:value-type="float">
            <text:p>18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726077000000259" calcext:value-type="float">
            <text:p>0,726077000000259</text:p>
          </table:table-cell>
          <table:table-cell office:value-type="string" calcext:value-type="string">
            <text:p><text:s/>[23] </text:p>
          </table:table-cell>
          <table:table-cell office:value-type="float" office:value="0.0531680000003689" calcext:value-type="float">
            <text:p>0,0531680000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5.62782123687" calcext:value-type="float">
            <text:p>1365,62782123687</text:p>
          </table:table-cell>
        </table:table-row>
        <table:table-row table:style-name="ro1">
          <table:table-cell office:value-type="float" office:value="18674" calcext:value-type="float">
            <text:p>186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860318000000007" calcext:value-type="float">
            <text:p>0,860318000000007</text:p>
          </table:table-cell>
          <table:table-cell office:value-type="string" calcext:value-type="string">
            <text:p><text:s/>[23] </text:p>
          </table:table-cell>
          <table:table-cell office:value-type="float" office:value="0.0443020000002434" calcext:value-type="float">
            <text:p>0,044302000000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1.93941581707" calcext:value-type="float">
            <text:p>1941,93941581707</text:p>
          </table:table-cell>
        </table:table-row>
        <table:table-row table:style-name="ro1">
          <table:table-cell office:value-type="float" office:value="18675" calcext:value-type="float">
            <text:p>186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634070000000065" calcext:value-type="float">
            <text:p>0,634070000000065</text:p>
          </table:table-cell>
          <table:table-cell office:value-type="string" calcext:value-type="string">
            <text:p><text:s/>[23] </text:p>
          </table:table-cell>
          <table:table-cell office:value-type="float" office:value="0.0512330000001384" calcext:value-type="float">
            <text:p>0,051233000000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7.62028379824" calcext:value-type="float">
            <text:p>1237,62028379824</text:p>
          </table:table-cell>
        </table:table-row>
        <table:table-row table:style-name="ro1">
          <table:table-cell office:value-type="float" office:value="18676" calcext:value-type="float">
            <text:p>186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565072000000328" calcext:value-type="float">
            <text:p>0,565072000000328</text:p>
          </table:table-cell>
          <table:table-cell office:value-type="string" calcext:value-type="string">
            <text:p><text:s/>[23] </text:p>
          </table:table-cell>
          <table:table-cell office:value-type="float" office:value="0.0418739999995523" calcext:value-type="float">
            <text:p>0,041873999999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9.45789751724" calcext:value-type="float">
            <text:p>1349,45789751724</text:p>
          </table:table-cell>
        </table:table-row>
        <table:table-row table:style-name="ro1">
          <table:table-cell office:value-type="float" office:value="18677" calcext:value-type="float">
            <text:p>18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1] </text:p>
          </table:table-cell>
          <table:table-cell office:value-type="float" office:value="0.732944000000316" calcext:value-type="float">
            <text:p>0,732944000000316</text:p>
          </table:table-cell>
          <table:table-cell office:value-type="string" calcext:value-type="string">
            <text:p><text:s/>[23] </text:p>
          </table:table-cell>
          <table:table-cell office:value-type="float" office:value="0.332726999999977" calcext:value-type="float">
            <text:p>0,332726999999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.283896407675" calcext:value-type="float">
            <text:p>220,283896407675</text:p>
          </table:table-cell>
        </table:table-row>
        <table:table-row table:style-name="ro1">
          <table:table-cell office:value-type="float" office:value="18678" calcext:value-type="float">
            <text:p>18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515658999999687" calcext:value-type="float">
            <text:p>0,515658999999687</text:p>
          </table:table-cell>
          <table:table-cell office:value-type="string" calcext:value-type="string">
            <text:p><text:s/>[23] </text:p>
          </table:table-cell>
          <table:table-cell office:value-type="float" office:value="0.0421649999998408" calcext:value-type="float">
            <text:p>0,042164999999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.95505751603" calcext:value-type="float">
            <text:p>1222,95505751603</text:p>
          </table:table-cell>
        </table:table-row>
        <table:table-row table:style-name="ro1">
          <table:table-cell office:value-type="float" office:value="18679" calcext:value-type="float">
            <text:p>18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79514000000381" calcext:value-type="float">
            <text:p>0,679514000000381</text:p>
          </table:table-cell>
          <table:table-cell office:value-type="string" calcext:value-type="string">
            <text:p><text:s/>[23] </text:p>
          </table:table-cell>
          <table:table-cell office:value-type="float" office:value="0.0761649999994916" calcext:value-type="float">
            <text:p>0,076164999999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2.160441153965" calcext:value-type="float">
            <text:p>892,160441153965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750594999999521" calcext:value-type="float">
            <text:p>0,750594999999521</text:p>
          </table:table-cell>
          <table:table-cell office:value-type="string" calcext:value-type="string">
            <text:p><text:s/>[23] </text:p>
          </table:table-cell>
          <table:table-cell office:value-type="float" office:value="0.0855110000002242" calcext:value-type="float">
            <text:p>0,085511000000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.775958645734" calcext:value-type="float">
            <text:p>877,775958645734</text:p>
          </table:table-cell>
        </table:table-row>
        <table:table-row table:style-name="ro1">
          <table:table-cell office:value-type="float" office:value="18681" calcext:value-type="float">
            <text:p>18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878193000000465" calcext:value-type="float">
            <text:p>0,878193000000465</text:p>
          </table:table-cell>
          <table:table-cell office:value-type="string" calcext:value-type="string">
            <text:p><text:s/>[23] </text:p>
          </table:table-cell>
          <table:table-cell office:value-type="float" office:value="0.0992150000001857" calcext:value-type="float">
            <text:p>0,099215000000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5.141359672249" calcext:value-type="float">
            <text:p>885,141359672249</text:p>
          </table:table-cell>
        </table:table-row>
        <table:table-row table:style-name="ro1">
          <table:table-cell office:value-type="float" office:value="18682" calcext:value-type="float">
            <text:p>18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46583999999712" calcext:value-type="float">
            <text:p>0,546583999999712</text:p>
          </table:table-cell>
          <table:table-cell office:value-type="string" calcext:value-type="string">
            <text:p><text:s/>[23] </text:p>
          </table:table-cell>
          <table:table-cell office:value-type="float" office:value="0.119940000000497" calcext:value-type="float">
            <text:p>0,119940000000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5.714523926502" calcext:value-type="float">
            <text:p>455,714523926502</text:p>
          </table:table-cell>
        </table:table-row>
        <table:table-row table:style-name="ro1">
          <table:table-cell office:value-type="float" office:value="18683" calcext:value-type="float">
            <text:p>186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97638999999981" calcext:value-type="float">
            <text:p>0,697638999999981</text:p>
          </table:table-cell>
          <table:table-cell office:value-type="string" calcext:value-type="string">
            <text:p><text:s/>[23] </text:p>
          </table:table-cell>
          <table:table-cell office:value-type="float" office:value="0.0413410000001022" calcext:value-type="float">
            <text:p>0,041341000000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7.52328196767" calcext:value-type="float">
            <text:p>1687,52328196767</text:p>
          </table:table-cell>
        </table:table-row>
        <table:table-row table:style-name="ro1">
          <table:table-cell office:value-type="float" office:value="18684" calcext:value-type="float">
            <text:p>18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66544000000067" calcext:value-type="float">
            <text:p>0,766544000000067</text:p>
          </table:table-cell>
          <table:table-cell office:value-type="string" calcext:value-type="string">
            <text:p><text:s/>[23] </text:p>
          </table:table-cell>
          <table:table-cell office:value-type="float" office:value="0.0450080000000526" calcext:value-type="float">
            <text:p>0,04500800000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3.12833273901" calcext:value-type="float">
            <text:p>1703,12833273901</text:p>
          </table:table-cell>
        </table:table-row>
        <table:table-row table:style-name="ro1">
          <table:table-cell office:value-type="float" office:value="18685" calcext:value-type="float">
            <text:p>186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73204000000078" calcext:value-type="float">
            <text:p>0,773204000000078</text:p>
          </table:table-cell>
          <table:table-cell office:value-type="string" calcext:value-type="string">
            <text:p><text:s/>[23] </text:p>
          </table:table-cell>
          <table:table-cell office:value-type="float" office:value="0.0926289999997607" calcext:value-type="float">
            <text:p>0,092628999999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4.732103339208" calcext:value-type="float">
            <text:p>834,732103339208</text:p>
          </table:table-cell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722890000000007" calcext:value-type="float">
            <text:p>0,722890000000007</text:p>
          </table:table-cell>
          <table:table-cell office:value-type="string" calcext:value-type="string">
            <text:p><text:s/>[23] </text:p>
          </table:table-cell>
          <table:table-cell office:value-type="float" office:value="0.117436000000453" calcext:value-type="float">
            <text:p>0,117436000000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.560816101724" calcext:value-type="float">
            <text:p>615,560816101724</text:p>
          </table:table-cell>
        </table:table-row>
        <table:table-row table:style-name="ro1">
          <table:table-cell office:value-type="float" office:value="18687" calcext:value-type="float">
            <text:p>18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1.00474600000052" calcext:value-type="float">
            <text:p>1,00474600000052</text:p>
          </table:table-cell>
          <table:table-cell office:value-type="string" calcext:value-type="string">
            <text:p><text:s/>[23] </text:p>
          </table:table-cell>
          <table:table-cell office:value-type="float" office:value="0.036247000000003" calcext:value-type="float">
            <text:p>0,036247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.94250558788" calcext:value-type="float">
            <text:p>2771,94250558788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721344999999928" calcext:value-type="float">
            <text:p>0,721344999999928</text:p>
          </table:table-cell>
          <table:table-cell office:value-type="string" calcext:value-type="string">
            <text:p><text:s/>[23] </text:p>
          </table:table-cell>
          <table:table-cell office:value-type="float" office:value="0.142018999999891" calcext:value-type="float">
            <text:p>0,14201899999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.921475295898" calcext:value-type="float">
            <text:p>507,921475295898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1] </text:p>
          </table:table-cell>
          <table:table-cell office:value-type="float" office:value="0.70422199999939" calcext:value-type="float">
            <text:p>0,70422199999939</text:p>
          </table:table-cell>
          <table:table-cell office:value-type="string" calcext:value-type="string">
            <text:p><text:s/>[23] </text:p>
          </table:table-cell>
          <table:table-cell office:value-type="float" office:value="0.109633000000031" calcext:value-type="float">
            <text:p>0,10963300000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.344914395477" calcext:value-type="float">
            <text:p>642,344914395477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96928999999909" calcext:value-type="float">
            <text:p>0,496928999999909</text:p>
          </table:table-cell>
          <table:table-cell office:value-type="string" calcext:value-type="string">
            <text:p><text:s/>[23] </text:p>
          </table:table-cell>
          <table:table-cell office:value-type="float" office:value="0.0569040000000314" calcext:value-type="float">
            <text:p>0,05690400000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3.276043862708" calcext:value-type="float">
            <text:p>873,276043862708</text:p>
          </table:table-cell>
        </table:table-row>
        <table:table-row table:style-name="ro1">
          <table:table-cell office:value-type="float" office:value="18691" calcext:value-type="float">
            <text:p>186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47949000000153" calcext:value-type="float">
            <text:p>0,647949000000153</text:p>
          </table:table-cell>
          <table:table-cell office:value-type="string" calcext:value-type="string">
            <text:p><text:s/>[23] </text:p>
          </table:table-cell>
          <table:table-cell office:value-type="float" office:value="0.0965160000005199" calcext:value-type="float">
            <text:p>0,0965160000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.338430930274" calcext:value-type="float">
            <text:p>671,338430930274</text:p>
          </table:table-cell>
        </table:table-row>
        <table:table-row table:style-name="ro1">
          <table:table-cell office:value-type="float" office:value="18692" calcext:value-type="float">
            <text:p>186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758581000000049" calcext:value-type="float">
            <text:p>0,758581000000049</text:p>
          </table:table-cell>
          <table:table-cell office:value-type="string" calcext:value-type="string">
            <text:p><text:s/>[23] </text:p>
          </table:table-cell>
          <table:table-cell office:value-type="float" office:value="0.0532709999997678" calcext:value-type="float">
            <text:p>0,053270999999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4.00367930648" calcext:value-type="float">
            <text:p>1424,00367930648</text:p>
          </table:table-cell>
        </table:table-row>
        <table:table-row table:style-name="ro1">
          <table:table-cell office:value-type="float" office:value="18693" calcext:value-type="float">
            <text:p>18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941851000000497" calcext:value-type="float">
            <text:p>0,941851000000497</text:p>
          </table:table-cell>
          <table:table-cell office:value-type="string" calcext:value-type="string">
            <text:p><text:s/>[23] </text:p>
          </table:table-cell>
          <table:table-cell office:value-type="float" office:value="0.0431470000003174" calcext:value-type="float">
            <text:p>0,04314700000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2.88872921309" calcext:value-type="float">
            <text:p>2182,88872921309</text:p>
          </table:table-cell>
        </table:table-row>
        <table:table-row table:style-name="ro1">
          <table:table-cell office:value-type="float" office:value="18694" calcext:value-type="float">
            <text:p>186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81753999999819" calcext:value-type="float">
            <text:p>0,581753999999819</text:p>
          </table:table-cell>
          <table:table-cell office:value-type="string" calcext:value-type="string">
            <text:p><text:s/>[23] </text:p>
          </table:table-cell>
          <table:table-cell office:value-type="float" office:value="0.0616069999996398" calcext:value-type="float">
            <text:p>0,06160699999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4.298537509082" calcext:value-type="float">
            <text:p>944,298537509082</text:p>
          </table:table-cell>
        </table:table-row>
        <table:table-row table:style-name="ro1">
          <table:table-cell office:value-type="float" office:value="18695" calcext:value-type="float">
            <text:p>186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722847000000002" calcext:value-type="float">
            <text:p>0,722847000000002</text:p>
          </table:table-cell>
          <table:table-cell office:value-type="string" calcext:value-type="string">
            <text:p><text:s/>[23] </text:p>
          </table:table-cell>
          <table:table-cell office:value-type="float" office:value="0.133714999999938" calcext:value-type="float">
            <text:p>0,133714999999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.587817373021" calcext:value-type="float">
            <text:p>540,587817373021</text:p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04377000000022" calcext:value-type="float">
            <text:p>0,704377000000022</text:p>
          </table:table-cell>
          <table:table-cell office:value-type="string" calcext:value-type="string">
            <text:p><text:s/>[23] </text:p>
          </table:table-cell>
          <table:table-cell office:value-type="float" office:value="0.0975769999995464" calcext:value-type="float">
            <text:p>0,097576999999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.867858207669" calcext:value-type="float">
            <text:p>721,867858207669</text:p>
          </table:table-cell>
        </table:table-row>
        <table:table-row table:style-name="ro1">
          <table:table-cell office:value-type="float" office:value="18697" calcext:value-type="float">
            <text:p>186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77856999999676" calcext:value-type="float">
            <text:p>0,677856999999676</text:p>
          </table:table-cell>
          <table:table-cell office:value-type="string" calcext:value-type="string">
            <text:p><text:s/>[23] </text:p>
          </table:table-cell>
          <table:table-cell office:value-type="float" office:value="0.0527879999999641" calcext:value-type="float">
            <text:p>0,052787999999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4.11191937588" calcext:value-type="float">
            <text:p>1284,11191937588</text:p>
          </table:table-cell>
        </table:table-row>
        <table:table-row table:style-name="ro1">
          <table:table-cell office:value-type="float" office:value="18698" calcext:value-type="float">
            <text:p>186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762737999999445" calcext:value-type="float">
            <text:p>0,762737999999445</text:p>
          </table:table-cell>
          <table:table-cell office:value-type="string" calcext:value-type="string">
            <text:p><text:s/>[23] </text:p>
          </table:table-cell>
          <table:table-cell office:value-type="float" office:value="0.0437019999999393" calcext:value-type="float">
            <text:p>0,043701999999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.31600384537" calcext:value-type="float">
            <text:p>1745,31600384537</text:p>
          </table:table-cell>
        </table:table-row>
        <table:table-row table:style-name="ro1">
          <table:table-cell office:value-type="float" office:value="18699" calcext:value-type="float">
            <text:p>186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1.10295399999995" calcext:value-type="float">
            <text:p>1,10295399999995</text:p>
          </table:table-cell>
          <table:table-cell office:value-type="string" calcext:value-type="string">
            <text:p><text:s/>[23] </text:p>
          </table:table-cell>
          <table:table-cell office:value-type="float" office:value="0.0637210000004416" calcext:value-type="float">
            <text:p>0,063721000000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0.91131650839" calcext:value-type="float">
            <text:p>1730,91131650839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1] </text:p>
          </table:table-cell>
          <table:table-cell office:value-type="float" office:value="0.799968000000263" calcext:value-type="float">
            <text:p>0,799968000000263</text:p>
          </table:table-cell>
          <table:table-cell office:value-type="string" calcext:value-type="string">
            <text:p><text:s/>[23] </text:p>
          </table:table-cell>
          <table:table-cell office:value-type="float" office:value="0.0399889999998777" calcext:value-type="float">
            <text:p>0,039988999999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.47012929233" calcext:value-type="float">
            <text:p>2000,47012929233</text:p>
          </table:table-cell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1] </text:p>
          </table:table-cell>
          <table:table-cell office:value-type="float" office:value="0.656664000000092" calcext:value-type="float">
            <text:p>0,656664000000092</text:p>
          </table:table-cell>
          <table:table-cell office:value-type="string" calcext:value-type="string">
            <text:p><text:s/>[23] </text:p>
          </table:table-cell>
          <table:table-cell office:value-type="float" office:value="0.0781889999998384" calcext:value-type="float">
            <text:p>0,078188999999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.841921499762" calcext:value-type="float">
            <text:p>839,841921499762</text:p>
          </table:table-cell>
        </table:table-row>
        <table:table-row table:style-name="ro1">
          <table:table-cell office:value-type="float" office:value="18702" calcext:value-type="float">
            <text:p>187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53585000000021" calcext:value-type="float">
            <text:p>0,653585000000021</text:p>
          </table:table-cell>
          <table:table-cell office:value-type="string" calcext:value-type="string">
            <text:p><text:s/>[23] </text:p>
          </table:table-cell>
          <table:table-cell office:value-type="float" office:value="0.131346000000121" calcext:value-type="float">
            <text:p>0,13134600000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7.605560884547" calcext:value-type="float">
            <text:p>497,605560884547</text:p>
          </table:table-cell>
        </table:table-row>
        <table:table-row table:style-name="ro1">
          <table:table-cell office:value-type="float" office:value="18703" calcext:value-type="float">
            <text:p>187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459253999999419" calcext:value-type="float">
            <text:p>0,459253999999419</text:p>
          </table:table-cell>
          <table:table-cell office:value-type="string" calcext:value-type="string">
            <text:p><text:s/>[23] </text:p>
          </table:table-cell>
          <table:table-cell office:value-type="float" office:value="0.101213999999345" calcext:value-type="float">
            <text:p>0,101213999999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.745529276968" calcext:value-type="float">
            <text:p>453,745529276968</text:p>
          </table:table-cell>
        </table:table-row>
        <table:table-row table:style-name="ro1">
          <table:table-cell office:value-type="float" office:value="18704" calcext:value-type="float">
            <text:p>18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39651000000413" calcext:value-type="float">
            <text:p>0,639651000000413</text:p>
          </table:table-cell>
          <table:table-cell office:value-type="string" calcext:value-type="string">
            <text:p><text:s/>[23] </text:p>
          </table:table-cell>
          <table:table-cell office:value-type="float" office:value="0.0529520000000048" calcext:value-type="float">
            <text:p>0,052952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7.98270131507" calcext:value-type="float">
            <text:p>1207,98270131507</text:p>
          </table:table-cell>
        </table:table-row>
        <table:table-row table:style-name="ro1">
          <table:table-cell office:value-type="float" office:value="18705" calcext:value-type="float">
            <text:p>18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545812999999725" calcext:value-type="float">
            <text:p>0,545812999999725</text:p>
          </table:table-cell>
          <table:table-cell office:value-type="string" calcext:value-type="string">
            <text:p><text:s/>[23] </text:p>
          </table:table-cell>
          <table:table-cell office:value-type="float" office:value="0.0643529999997554" calcext:value-type="float">
            <text:p>0,064352999999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8.154709184964" calcext:value-type="float">
            <text:p>848,154709184964</text:p>
          </table:table-cell>
        </table:table-row>
        <table:table-row table:style-name="ro1">
          <table:table-cell office:value-type="float" office:value="18706" calcext:value-type="float">
            <text:p>187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34706000000188" calcext:value-type="float">
            <text:p>0,734706000000188</text:p>
          </table:table-cell>
          <table:table-cell office:value-type="string" calcext:value-type="string">
            <text:p><text:s/>[23] </text:p>
          </table:table-cell>
          <table:table-cell office:value-type="float" office:value="0.0930089999992561" calcext:value-type="float">
            <text:p>0,093008999999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9.930006780058" calcext:value-type="float">
            <text:p>789,930006780058</text:p>
          </table:table-cell>
        </table:table-row>
        <table:table-row table:style-name="ro1">
          <table:table-cell office:value-type="float" office:value="18707" calcext:value-type="float">
            <text:p>187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590857000000142" calcext:value-type="float">
            <text:p>0,590857000000142</text:p>
          </table:table-cell>
          <table:table-cell office:value-type="string" calcext:value-type="string">
            <text:p><text:s/>[23] </text:p>
          </table:table-cell>
          <table:table-cell office:value-type="float" office:value="0.0340790000000197" calcext:value-type="float">
            <text:p>0,034079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3.7862026462" calcext:value-type="float">
            <text:p>1733,7862026462</text:p>
          </table:table-cell>
        </table:table-row>
        <table:table-row table:style-name="ro1">
          <table:table-cell office:value-type="float" office:value="18708" calcext:value-type="float">
            <text:p>187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15051000000494" calcext:value-type="float">
            <text:p>0,815051000000494</text:p>
          </table:table-cell>
          <table:table-cell office:value-type="string" calcext:value-type="string">
            <text:p><text:s/>[23] </text:p>
          </table:table-cell>
          <table:table-cell office:value-type="float" office:value="0.0709730000007767" calcext:value-type="float">
            <text:p>0,070973000000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8.39586883966" calcext:value-type="float">
            <text:p>1148,39586883966</text:p>
          </table:table-cell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51028999999471" calcext:value-type="float">
            <text:p>0,851028999999471</text:p>
          </table:table-cell>
          <table:table-cell office:value-type="string" calcext:value-type="string">
            <text:p><text:s/>[23] </text:p>
          </table:table-cell>
          <table:table-cell office:value-type="float" office:value="0.0481419999996433" calcext:value-type="float">
            <text:p>0,048141999999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7.74749700008" calcext:value-type="float">
            <text:p>1767,74749700008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62641099999928" calcext:value-type="float">
            <text:p>0,62641099999928</text:p>
          </table:table-cell>
          <table:table-cell office:value-type="string" calcext:value-type="string">
            <text:p><text:s/>[23] </text:p>
          </table:table-cell>
          <table:table-cell office:value-type="float" office:value="0.0526880000006713" calcext:value-type="float">
            <text:p>0,052688000000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8.90639233089" calcext:value-type="float">
            <text:p>1188,90639233089</text:p>
          </table:table-cell>
        </table:table-row>
        <table:table-row table:style-name="ro1">
          <table:table-cell office:value-type="float" office:value="18711" calcext:value-type="float">
            <text:p>187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537352000000283" calcext:value-type="float">
            <text:p>0,537352000000283</text:p>
          </table:table-cell>
          <table:table-cell office:value-type="string" calcext:value-type="string">
            <text:p><text:s/>[23] </text:p>
          </table:table-cell>
          <table:table-cell office:value-type="float" office:value="0.034802000000127" calcext:value-type="float">
            <text:p>0,034802000000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4.02620538567" calcext:value-type="float">
            <text:p>1544,02620538567</text:p>
          </table:table-cell>
        </table:table-row>
        <table:table-row table:style-name="ro1">
          <table:table-cell office:value-type="float" office:value="18712" calcext:value-type="float">
            <text:p>187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711812999999893" calcext:value-type="float">
            <text:p>0,711812999999893</text:p>
          </table:table-cell>
          <table:table-cell office:value-type="string" calcext:value-type="string">
            <text:p><text:s/>[23] </text:p>
          </table:table-cell>
          <table:table-cell office:value-type="float" office:value="0.0752229999998235" calcext:value-type="float">
            <text:p>0,075222999999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6.270422612183" calcext:value-type="float">
            <text:p>946,270422612183</text:p>
          </table:table-cell>
        </table:table-row>
        <table:table-row table:style-name="ro1">
          <table:table-cell office:value-type="float" office:value="18713" calcext:value-type="float">
            <text:p>187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15480999999818" calcext:value-type="float">
            <text:p>0,615480999999818</text:p>
          </table:table-cell>
          <table:table-cell office:value-type="string" calcext:value-type="string">
            <text:p><text:s/>[23] </text:p>
          </table:table-cell>
          <table:table-cell office:value-type="float" office:value="0.0538710000000719" calcext:value-type="float">
            <text:p>0,0538710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2.5089565796" calcext:value-type="float">
            <text:p>1142,5089565796</text:p>
          </table:table-cell>
        </table:table-row>
        <table:table-row table:style-name="ro1">
          <table:table-cell office:value-type="float" office:value="18714" calcext:value-type="float">
            <text:p>18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793865000000551" calcext:value-type="float">
            <text:p>0,793865000000551</text:p>
          </table:table-cell>
          <table:table-cell office:value-type="string" calcext:value-type="string">
            <text:p><text:s/>[23] </text:p>
          </table:table-cell>
          <table:table-cell office:value-type="float" office:value="0.0307089999996606" calcext:value-type="float">
            <text:p>0,030708999999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5.12162561244" calcext:value-type="float">
            <text:p>2585,12162561244</text:p>
          </table:table-cell>
        </table:table-row>
        <table:table-row table:style-name="ro1">
          <table:table-cell office:value-type="float" office:value="18715" calcext:value-type="float">
            <text:p>187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58740299999954" calcext:value-type="float">
            <text:p>0,58740299999954</text:p>
          </table:table-cell>
          <table:table-cell office:value-type="string" calcext:value-type="string">
            <text:p><text:s/>[23] </text:p>
          </table:table-cell>
          <table:table-cell office:value-type="float" office:value="0.0619909999995798" calcext:value-type="float">
            <text:p>0,06199099999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7.561742839318" calcext:value-type="float">
            <text:p>947,561742839318</text:p>
          </table:table-cell>
        </table:table-row>
        <table:table-row table:style-name="ro1">
          <table:table-cell office:value-type="float" office:value="18716" calcext:value-type="float">
            <text:p>187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3] </text:p>
          </table:table-cell>
          <table:table-cell office:value-type="float" office:value="0.811311000000387" calcext:value-type="float">
            <text:p>0,811311000000387</text:p>
          </table:table-cell>
          <table:table-cell office:value-type="string" calcext:value-type="string">
            <text:p><text:s/>[23] </text:p>
          </table:table-cell>
          <table:table-cell office:value-type="float" office:value="0.0524020000002565" calcext:value-type="float">
            <text:p>0,052402000000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8.24434181217" calcext:value-type="float">
            <text:p>1548,24434181217</text:p>
          </table:table-cell>
        </table:table-row>
        <table:table-row table:style-name="ro1">
          <table:table-cell office:value-type="float" office:value="18717" calcext:value-type="float">
            <text:p>187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72196999999687" calcext:value-type="float">
            <text:p>0,872196999999687</text:p>
          </table:table-cell>
          <table:table-cell office:value-type="string" calcext:value-type="string">
            <text:p><text:s/>[23] </text:p>
          </table:table-cell>
          <table:table-cell office:value-type="float" office:value="0.0617940000001909" calcext:value-type="float">
            <text:p>0,061794000000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1.45904132601" calcext:value-type="float">
            <text:p>1411,45904132601</text:p>
          </table:table-cell>
        </table:table-row>
        <table:table-row table:style-name="ro1">
          <table:table-cell office:value-type="float" office:value="18718" calcext:value-type="float">
            <text:p>187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851238000000194" calcext:value-type="float">
            <text:p>0,851238000000194</text:p>
          </table:table-cell>
          <table:table-cell office:value-type="string" calcext:value-type="string">
            <text:p><text:s/>[23] </text:p>
          </table:table-cell>
          <table:table-cell office:value-type="float" office:value="0.065787000000455" calcext:value-type="float">
            <text:p>0,065787000000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3.93041177483" calcext:value-type="float">
            <text:p>1293,93041177483</text:p>
          </table:table-cell>
        </table:table-row>
        <table:table-row table:style-name="ro1">
          <table:table-cell office:value-type="float" office:value="18719" calcext:value-type="float">
            <text:p>187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7] </text:p>
          </table:table-cell>
          <table:table-cell office:value-type="float" office:value="0.581247000000076" calcext:value-type="float">
            <text:p>0,581247000000076</text:p>
          </table:table-cell>
          <table:table-cell office:value-type="string" calcext:value-type="string">
            <text:p><text:s/>[23] </text:p>
          </table:table-cell>
          <table:table-cell office:value-type="float" office:value="0.049855999999636" calcext:value-type="float">
            <text:p>0,049855999999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5.85165276861" calcext:value-type="float">
            <text:p>1165,85165276861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97320099999979" calcext:value-type="float">
            <text:p>0,97320099999979</text:p>
          </table:table-cell>
          <table:table-cell office:value-type="string" calcext:value-type="string">
            <text:p><text:s/>[23] </text:p>
          </table:table-cell>
          <table:table-cell office:value-type="float" office:value="0.0781979999992473" calcext:value-type="float">
            <text:p>0,078197999999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4.53438708043" calcext:value-type="float">
            <text:p>1244,53438708043</text:p>
          </table:table-cell>
        </table:table-row>
        <table:table-row table:style-name="ro1">
          <table:table-cell office:value-type="float" office:value="18721" calcext:value-type="float">
            <text:p>187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7] </text:p>
          </table:table-cell>
          <table:table-cell office:value-type="float" office:value="0.533848000000035" calcext:value-type="float">
            <text:p>0,533848000000035</text:p>
          </table:table-cell>
          <table:table-cell office:value-type="string" calcext:value-type="string">
            <text:p><text:s/>[23] </text:p>
          </table:table-cell>
          <table:table-cell office:value-type="float" office:value="0.07078299999921" calcext:value-type="float">
            <text:p>0,07078299999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.203692985594" calcext:value-type="float">
            <text:p>754,203692985594</text:p>
          </table:table-cell>
        </table:table-row>
        <table:table-row table:style-name="ro1">
          <table:table-cell office:value-type="float" office:value="18722" calcext:value-type="float">
            <text:p>187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83842999999797" calcext:value-type="float">
            <text:p>0,683842999999797</text:p>
          </table:table-cell>
          <table:table-cell office:value-type="string" calcext:value-type="string">
            <text:p><text:s/>[23] </text:p>
          </table:table-cell>
          <table:table-cell office:value-type="float" office:value="0.0410830000000715" calcext:value-type="float">
            <text:p>0,0410830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4.54007740089" calcext:value-type="float">
            <text:p>1664,54007740089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8] </text:p>
          </table:table-cell>
          <table:table-cell office:value-type="float" office:value="0.623141999999461" calcext:value-type="float">
            <text:p>0,623141999999461</text:p>
          </table:table-cell>
          <table:table-cell office:value-type="string" calcext:value-type="string">
            <text:p><text:s/>[23] </text:p>
          </table:table-cell>
          <table:table-cell office:value-type="float" office:value="0.0497740000000704" calcext:value-type="float">
            <text:p>0,049774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1.94278136895" calcext:value-type="float">
            <text:p>1251,94278136895</text:p>
          </table:table-cell>
        </table:table-row>
        <table:table-row table:style-name="ro1">
          <table:table-cell office:value-type="float" office:value="18724" calcext:value-type="float">
            <text:p>187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93059999999605" calcext:value-type="float">
            <text:p>0,693059999999605</text:p>
          </table:table-cell>
          <table:table-cell office:value-type="string" calcext:value-type="string">
            <text:p><text:s/>[23] </text:p>
          </table:table-cell>
          <table:table-cell office:value-type="float" office:value="0.0430429999996704" calcext:value-type="float">
            <text:p>0,043042999999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0.1572845873" calcext:value-type="float">
            <text:p>1610,1572845873</text:p>
          </table:table-cell>
        </table:table-row>
        <table:table-row table:style-name="ro1">
          <table:table-cell office:value-type="float" office:value="18725" calcext:value-type="float">
            <text:p>18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8] </text:p>
          </table:table-cell>
          <table:table-cell office:value-type="float" office:value="0.587539000000106" calcext:value-type="float">
            <text:p>0,587539000000106</text:p>
          </table:table-cell>
          <table:table-cell office:value-type="string" calcext:value-type="string">
            <text:p><text:s/>[23] </text:p>
          </table:table-cell>
          <table:table-cell office:value-type="float" office:value="0.0826379999998608" calcext:value-type="float">
            <text:p>0,082637999999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0.979210534011" calcext:value-type="float">
            <text:p>710,979210534011</text:p>
          </table:table-cell>
        </table:table-row>
        <table:table-row table:style-name="ro1">
          <table:table-cell office:value-type="float" office:value="18726" calcext:value-type="float">
            <text:p>187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684183999999732" calcext:value-type="float">
            <text:p>0,684183999999732</text:p>
          </table:table-cell>
          <table:table-cell office:value-type="string" calcext:value-type="string">
            <text:p><text:s/>[23] </text:p>
          </table:table-cell>
          <table:table-cell office:value-type="float" office:value="0.0614409999998316" calcext:value-type="float">
            <text:p>0,061440999999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3.56260477793" calcext:value-type="float">
            <text:p>1113,56260477793</text:p>
          </table:table-cell>
        </table:table-row>
        <table:table-row table:style-name="ro1">
          <table:table-cell office:value-type="float" office:value="18727" calcext:value-type="float">
            <text:p>187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9] </text:p>
          </table:table-cell>
          <table:table-cell office:value-type="float" office:value="0.694454999999834" calcext:value-type="float">
            <text:p>0,694454999999834</text:p>
          </table:table-cell>
          <table:table-cell office:value-type="string" calcext:value-type="string">
            <text:p><text:s/>[23] </text:p>
          </table:table-cell>
          <table:table-cell office:value-type="float" office:value="0.0456770000000688" calcext:value-type="float">
            <text:p>0,045677000000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0.36035641305" calcext:value-type="float">
            <text:p>1520,36035641305</text:p>
          </table:table-cell>
        </table:table-row>
        <table:table-row table:style-name="ro1">
          <table:table-cell office:value-type="float" office:value="18728" calcext:value-type="float">
            <text:p>187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673079000000143" calcext:value-type="float">
            <text:p>0,673079000000143</text:p>
          </table:table-cell>
          <table:table-cell office:value-type="string" calcext:value-type="string">
            <text:p><text:s/>[23] </text:p>
          </table:table-cell>
          <table:table-cell office:value-type="float" office:value="0.0841839999993681" calcext:value-type="float">
            <text:p>0,084183999999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9.533165453288" calcext:value-type="float">
            <text:p>799,533165453288</text:p>
          </table:table-cell>
        </table:table-row>
        <table:table-row table:style-name="ro1">
          <table:table-cell office:value-type="float" office:value="18729" calcext:value-type="float">
            <text:p>18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9] </text:p>
          </table:table-cell>
          <table:table-cell office:value-type="float" office:value="0.584987000000183" calcext:value-type="float">
            <text:p>0,584987000000183</text:p>
          </table:table-cell>
          <table:table-cell office:value-type="string" calcext:value-type="string">
            <text:p><text:s/>[23] </text:p>
          </table:table-cell>
          <table:table-cell office:value-type="float" office:value="0.0773230000004332" calcext:value-type="float">
            <text:p>0,077323000000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6.549797598263" calcext:value-type="float">
            <text:p>756,549797598263</text:p>
          </table:table-cell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870132000000012" calcext:value-type="float">
            <text:p>0,870132000000012</text:p>
          </table:table-cell>
          <table:table-cell office:value-type="string" calcext:value-type="string">
            <text:p><text:s/>[23] </text:p>
          </table:table-cell>
          <table:table-cell office:value-type="float" office:value="0.0326870000008057" calcext:value-type="float">
            <text:p>0,032687000000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2.01242077451" calcext:value-type="float">
            <text:p>2662,01242077451</text:p>
          </table:table-cell>
        </table:table-row>
        <table:table-row table:style-name="ro1">
          <table:table-cell office:value-type="float" office:value="18731" calcext:value-type="float">
            <text:p>187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949090000000069" calcext:value-type="float">
            <text:p>0,949090000000069</text:p>
          </table:table-cell>
          <table:table-cell office:value-type="string" calcext:value-type="string">
            <text:p><text:s/>[23] </text:p>
          </table:table-cell>
          <table:table-cell office:value-type="float" office:value="0.0909499999997934" calcext:value-type="float">
            <text:p>0,090949999999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3.52941176715" calcext:value-type="float">
            <text:p>1043,52941176715</text:p>
          </table:table-cell>
        </table:table-row>
        <table:table-row table:style-name="ro1">
          <table:table-cell office:value-type="float" office:value="18732" calcext:value-type="float">
            <text:p>187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92366999999922" calcext:value-type="float">
            <text:p>0,92366999999922</text:p>
          </table:table-cell>
          <table:table-cell office:value-type="string" calcext:value-type="string">
            <text:p><text:s/>[23] </text:p>
          </table:table-cell>
          <table:table-cell office:value-type="float" office:value="0.0548490000001038" calcext:value-type="float">
            <text:p>0,054849000000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.02340972027" calcext:value-type="float">
            <text:p>1684,02340972027</text:p>
          </table:table-cell>
        </table:table-row>
        <table:table-row table:style-name="ro1">
          <table:table-cell office:value-type="float" office:value="18733" calcext:value-type="float">
            <text:p>187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39289000000463" calcext:value-type="float">
            <text:p>0,839289000000463</text:p>
          </table:table-cell>
          <table:table-cell office:value-type="string" calcext:value-type="string">
            <text:p><text:s/>[23] </text:p>
          </table:table-cell>
          <table:table-cell office:value-type="float" office:value="0.125046000000111" calcext:value-type="float">
            <text:p>0,125046000000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1.184204212623" calcext:value-type="float">
            <text:p>671,184204212623</text:p>
          </table:table-cell>
        </table:table-row>
        <table:table-row table:style-name="ro1">
          <table:table-cell office:value-type="float" office:value="18734" calcext:value-type="float">
            <text:p>187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941565999999511" calcext:value-type="float">
            <text:p>0,941565999999511</text:p>
          </table:table-cell>
          <table:table-cell office:value-type="string" calcext:value-type="string">
            <text:p><text:s/>[23] </text:p>
          </table:table-cell>
          <table:table-cell office:value-type="float" office:value="0.0446299999994153" calcext:value-type="float">
            <text:p>0,044629999999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9.7154380727" calcext:value-type="float">
            <text:p>2109,7154380727</text:p>
          </table:table-cell>
        </table:table-row>
        <table:table-row table:style-name="ro1">
          <table:table-cell office:value-type="float" office:value="18735" calcext:value-type="float">
            <text:p>187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7] </text:p>
          </table:table-cell>
          <table:table-cell office:value-type="float" office:value="0.597890000000007" calcext:value-type="float">
            <text:p>0,597890000000007</text:p>
          </table:table-cell>
          <table:table-cell office:value-type="string" calcext:value-type="string">
            <text:p><text:s/>[23] </text:p>
          </table:table-cell>
          <table:table-cell office:value-type="float" office:value="0.0337749999998778" calcext:value-type="float">
            <text:p>0,033774999999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0.21465581694" calcext:value-type="float">
            <text:p>1770,21465581694</text:p>
          </table:table-cell>
        </table:table-row>
        <table:table-row table:style-name="ro1">
          <table:table-cell office:value-type="float" office:value="18736" calcext:value-type="float">
            <text:p>187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7] </text:p>
          </table:table-cell>
          <table:table-cell office:value-type="float" office:value="0.830989000000045" calcext:value-type="float">
            <text:p>0,830989000000045</text:p>
          </table:table-cell>
          <table:table-cell office:value-type="string" calcext:value-type="string">
            <text:p><text:s/>[23] </text:p>
          </table:table-cell>
          <table:table-cell office:value-type="float" office:value="0.0293540000002395" calcext:value-type="float">
            <text:p>0,02935400000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0.92253182962" calcext:value-type="float">
            <text:p>2830,92253182962</text:p>
          </table:table-cell>
        </table:table-row>
        <table:table-row table:style-name="ro1">
          <table:table-cell office:value-type="float" office:value="18737" calcext:value-type="float">
            <text:p>187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7] </text:p>
          </table:table-cell>
          <table:table-cell office:value-type="float" office:value="0.531116000000111" calcext:value-type="float">
            <text:p>0,531116000000111</text:p>
          </table:table-cell>
          <table:table-cell office:value-type="string" calcext:value-type="string">
            <text:p><text:s/>[23] </text:p>
          </table:table-cell>
          <table:table-cell office:value-type="float" office:value="0.0584520000002158" calcext:value-type="float">
            <text:p>0,058452000000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.636145894324" calcext:value-type="float">
            <text:p>908,636145894324</text:p>
          </table:table-cell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671143999999913" calcext:value-type="float">
            <text:p>0,671143999999913</text:p>
          </table:table-cell>
          <table:table-cell office:value-type="string" calcext:value-type="string">
            <text:p><text:s/>[23] </text:p>
          </table:table-cell>
          <table:table-cell office:value-type="float" office:value="0.0529150000002119" calcext:value-type="float">
            <text:p>0,052915000000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8.34356987097" calcext:value-type="float">
            <text:p>1268,34356987097</text:p>
          </table:table-cell>
        </table:table-row>
        <table:table-row table:style-name="ro1">
          <table:table-cell office:value-type="float" office:value="18739" calcext:value-type="float">
            <text:p>187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8] </text:p>
          </table:table-cell>
          <table:table-cell office:value-type="float" office:value="0.633671999999933" calcext:value-type="float">
            <text:p>0,633671999999933</text:p>
          </table:table-cell>
          <table:table-cell office:value-type="string" calcext:value-type="string">
            <text:p><text:s/>[23] </text:p>
          </table:table-cell>
          <table:table-cell office:value-type="float" office:value="0.0426809999999023" calcext:value-type="float">
            <text:p>0,042680999999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4.66999367724" calcext:value-type="float">
            <text:p>1484,66999367724</text:p>
          </table:table-cell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8] </text:p>
          </table:table-cell>
          <table:table-cell office:value-type="float" office:value="0.742747000000236" calcext:value-type="float">
            <text:p>0,742747000000236</text:p>
          </table:table-cell>
          <table:table-cell office:value-type="string" calcext:value-type="string">
            <text:p><text:s/>[23] </text:p>
          </table:table-cell>
          <table:table-cell office:value-type="float" office:value="0.0492999999996755" calcext:value-type="float">
            <text:p>0,04929999999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6.58620690695" calcext:value-type="float">
            <text:p>1506,58620690695</text:p>
          </table:table-cell>
        </table:table-row>
        <table:table-row table:style-name="ro1">
          <table:table-cell office:value-type="float" office:value="18741" calcext:value-type="float">
            <text:p>18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8] </text:p>
          </table:table-cell>
          <table:table-cell office:value-type="float" office:value="0.621831000000384" calcext:value-type="float">
            <text:p>0,621831000000384</text:p>
          </table:table-cell>
          <table:table-cell office:value-type="string" calcext:value-type="string">
            <text:p><text:s/>[23] </text:p>
          </table:table-cell>
          <table:table-cell office:value-type="float" office:value="0.0439050000004499" calcext:value-type="float">
            <text:p>0,04390500000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6.3102152238" calcext:value-type="float">
            <text:p>1416,3102152238</text:p>
          </table:table-cell>
        </table:table-row>
        <table:table-row table:style-name="ro1">
          <table:table-cell office:value-type="float" office:value="18742" calcext:value-type="float">
            <text:p>187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70785800000067" calcext:value-type="float">
            <text:p>0,70785800000067</text:p>
          </table:table-cell>
          <table:table-cell office:value-type="string" calcext:value-type="string">
            <text:p><text:s/>[23] </text:p>
          </table:table-cell>
          <table:table-cell office:value-type="float" office:value="0.0585549999996147" calcext:value-type="float">
            <text:p>0,058554999999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8.87712408048" calcext:value-type="float">
            <text:p>1208,87712408048</text:p>
          </table:table-cell>
        </table:table-row>
        <table:table-row table:style-name="ro1">
          <table:table-cell office:value-type="float" office:value="18743" calcext:value-type="float">
            <text:p>187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9] </text:p>
          </table:table-cell>
          <table:table-cell office:value-type="float" office:value="0.681541999999354" calcext:value-type="float">
            <text:p>0,681541999999354</text:p>
          </table:table-cell>
          <table:table-cell office:value-type="string" calcext:value-type="string">
            <text:p><text:s/>[23] </text:p>
          </table:table-cell>
          <table:table-cell office:value-type="float" office:value="0.0484550000001036" calcext:value-type="float">
            <text:p>0,048455000000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6.54628004932" calcext:value-type="float">
            <text:p>1406,54628004932</text:p>
          </table:table-cell>
        </table:table-row>
        <table:table-row table:style-name="ro1">
          <table:table-cell office:value-type="float" office:value="18744" calcext:value-type="float">
            <text:p>187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19] </text:p>
          </table:table-cell>
          <table:table-cell office:value-type="float" office:value="0.622380000000703" calcext:value-type="float">
            <text:p>0,622380000000703</text:p>
          </table:table-cell>
          <table:table-cell office:value-type="string" calcext:value-type="string">
            <text:p><text:s/>[23] </text:p>
          </table:table-cell>
          <table:table-cell office:value-type="float" office:value="0.0439239999996062" calcext:value-type="float">
            <text:p>0,043923999999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6.94745470878" calcext:value-type="float">
            <text:p>1416,94745470878</text:p>
          </table:table-cell>
        </table:table-row>
        <table:table-row table:style-name="ro1">
          <table:table-cell office:value-type="float" office:value="18745" calcext:value-type="float">
            <text:p>187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9] </text:p>
          </table:table-cell>
          <table:table-cell office:value-type="float" office:value="0.619132999999238" calcext:value-type="float">
            <text:p>0,619132999999238</text:p>
          </table:table-cell>
          <table:table-cell office:value-type="string" calcext:value-type="string">
            <text:p><text:s/>[23] </text:p>
          </table:table-cell>
          <table:table-cell office:value-type="float" office:value="0.0917119999994611" calcext:value-type="float">
            <text:p>0,091711999999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.083958481851" calcext:value-type="float">
            <text:p>675,083958481851</text:p>
          </table:table-cell>
        </table:table-row>
        <table:table-row table:style-name="ro1">
          <table:table-cell office:value-type="float" office:value="18746" calcext:value-type="float">
            <text:p>187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791357000000062" calcext:value-type="float">
            <text:p>0,791357000000062</text:p>
          </table:table-cell>
          <table:table-cell office:value-type="string" calcext:value-type="string">
            <text:p><text:s/>[23] </text:p>
          </table:table-cell>
          <table:table-cell office:value-type="float" office:value="0.0433650000004491" calcext:value-type="float">
            <text:p>0,043365000000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4.87489909343" calcext:value-type="float">
            <text:p>1824,87489909343</text:p>
          </table:table-cell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1.08769400000074" calcext:value-type="float">
            <text:p>1,08769400000074</text:p>
          </table:table-cell>
          <table:table-cell office:value-type="string" calcext:value-type="string">
            <text:p><text:s/>[23] </text:p>
          </table:table-cell>
          <table:table-cell office:value-type="float" office:value="0.0428080000001501" calcext:value-type="float">
            <text:p>0,04280800000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0.86619322773" calcext:value-type="float">
            <text:p>2540,86619322773</text:p>
          </table:table-cell>
        </table:table-row>
        <table:table-row table:style-name="ro1">
          <table:table-cell office:value-type="float" office:value="18748" calcext:value-type="float">
            <text:p>187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23] </text:p>
          </table:table-cell>
          <table:table-cell office:value-type="float" office:value="0.933212000000822" calcext:value-type="float">
            <text:p>0,933212000000822</text:p>
          </table:table-cell>
          <table:table-cell office:value-type="string" calcext:value-type="string">
            <text:p><text:s/>[23] </text:p>
          </table:table-cell>
          <table:table-cell office:value-type="float" office:value="0.0283560000007128" calcext:value-type="float">
            <text:p>0,028356000000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1.05656643166" calcext:value-type="float">
            <text:p>3291,05656643166</text:p>
          </table:table-cell>
        </table:table-row>
        <table:table-row table:style-name="ro1">
          <table:table-cell office:value-type="float" office:value="18749" calcext:value-type="float">
            <text:p>187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858284999999341" calcext:value-type="float">
            <text:p>0,858284999999341</text:p>
          </table:table-cell>
          <table:table-cell office:value-type="string" calcext:value-type="string">
            <text:p><text:s/>[23] </text:p>
          </table:table-cell>
          <table:table-cell office:value-type="float" office:value="0.0429799999992611" calcext:value-type="float">
            <text:p>0,042979999999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6.94043744555" calcext:value-type="float">
            <text:p>1996,94043744555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602920000000267" calcext:value-type="float">
            <text:p>0,602920000000267</text:p>
          </table:table-cell>
          <table:table-cell office:value-type="string" calcext:value-type="string">
            <text:p><text:s/>[23] </text:p>
          </table:table-cell>
          <table:table-cell office:value-type="float" office:value="0.0420080000003509" calcext:value-type="float">
            <text:p>0,042008000000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5.25042847846" calcext:value-type="float">
            <text:p>1435,25042847846</text:p>
          </table:table-cell>
        </table:table-row>
        <table:table-row table:style-name="ro1">
          <table:table-cell office:value-type="float" office:value="18751" calcext:value-type="float">
            <text:p>187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96487900000011" calcext:value-type="float">
            <text:p>0,96487900000011</text:p>
          </table:table-cell>
          <table:table-cell office:value-type="string" calcext:value-type="string">
            <text:p><text:s/>[23] </text:p>
          </table:table-cell>
          <table:table-cell office:value-type="float" office:value="0.0664470000001529" calcext:value-type="float">
            <text:p>0,066447000000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2.10317997485" calcext:value-type="float">
            <text:p>1452,10317997485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23] </text:p>
          </table:table-cell>
          <table:table-cell office:value-type="float" office:value="0.916489000000183" calcext:value-type="float">
            <text:p>0,916489000000183</text:p>
          </table:table-cell>
          <table:table-cell office:value-type="string" calcext:value-type="string">
            <text:p><text:s/>[23] </text:p>
          </table:table-cell>
          <table:table-cell office:value-type="float" office:value="0.0393210000002" calcext:value-type="float">
            <text:p>0,039321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0.78761983551" calcext:value-type="float">
            <text:p>2330,78761983551</text:p>
          </table:table-cell>
        </table:table-row>
        <table:table-row table:style-name="ro1">
          <table:table-cell office:value-type="float" office:value="18753" calcext:value-type="float">
            <text:p>187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2517299999945" calcext:value-type="float">
            <text:p>0,62517299999945</text:p>
          </table:table-cell>
          <table:table-cell office:value-type="string" calcext:value-type="string">
            <text:p><text:s/>[23] </text:p>
          </table:table-cell>
          <table:table-cell office:value-type="float" office:value="0.0396739999996498" calcext:value-type="float">
            <text:p>0,03967399999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.7750668069" calcext:value-type="float">
            <text:p>1575,7750668069</text:p>
          </table:table-cell>
        </table:table-row>
        <table:table-row table:style-name="ro1">
          <table:table-cell office:value-type="float" office:value="18754" calcext:value-type="float">
            <text:p>18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38933999999426" calcext:value-type="float">
            <text:p>0,838933999999426</text:p>
          </table:table-cell>
          <table:table-cell office:value-type="string" calcext:value-type="string">
            <text:p><text:s/>[23] </text:p>
          </table:table-cell>
          <table:table-cell office:value-type="float" office:value="0.0346489999992627" calcext:value-type="float">
            <text:p>0,034648999999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.23582215151" calcext:value-type="float">
            <text:p>2421,23582215151</text:p>
          </table:table-cell>
        </table:table-row>
        <table:table-row table:style-name="ro1">
          <table:table-cell office:value-type="float" office:value="18755" calcext:value-type="float">
            <text:p>187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92085999999836" calcext:value-type="float">
            <text:p>0,892085999999836</text:p>
          </table:table-cell>
          <table:table-cell office:value-type="string" calcext:value-type="string">
            <text:p><text:s/>[23] </text:p>
          </table:table-cell>
          <table:table-cell office:value-type="float" office:value="0.178423000000294" calcext:value-type="float">
            <text:p>0,178423000000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9.983746489168" calcext:value-type="float">
            <text:p>499,983746489168</text:p>
          </table:table-cell>
        </table:table-row>
        <table:table-row table:style-name="ro1">
          <table:table-cell office:value-type="float" office:value="18756" calcext:value-type="float">
            <text:p>187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61016000000018" calcext:value-type="float">
            <text:p>0,661016000000018</text:p>
          </table:table-cell>
          <table:table-cell office:value-type="string" calcext:value-type="string">
            <text:p><text:s/>[23] </text:p>
          </table:table-cell>
          <table:table-cell office:value-type="float" office:value="0.0484040000001187" calcext:value-type="float">
            <text:p>0,048404000000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5.6226758086" calcext:value-type="float">
            <text:p>1365,6226758086</text:p>
          </table:table-cell>
        </table:table-row>
        <table:table-row table:style-name="ro1">
          <table:table-cell office:value-type="float" office:value="18757" calcext:value-type="float">
            <text:p>18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97217999999702" calcext:value-type="float">
            <text:p>0,797217999999702</text:p>
          </table:table-cell>
          <table:table-cell office:value-type="string" calcext:value-type="string">
            <text:p><text:s/>[23] </text:p>
          </table:table-cell>
          <table:table-cell office:value-type="float" office:value="0.0438169999997626" calcext:value-type="float">
            <text:p>0,043816999999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9.42625009476" calcext:value-type="float">
            <text:p>1819,42625009476</text:p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45445999999538" calcext:value-type="float">
            <text:p>0,645445999999538</text:p>
          </table:table-cell>
          <table:table-cell office:value-type="string" calcext:value-type="string">
            <text:p><text:s/>[23] </text:p>
          </table:table-cell>
          <table:table-cell office:value-type="float" office:value="0.0600910000002841" calcext:value-type="float">
            <text:p>0,060091000000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4.11426003309" calcext:value-type="float">
            <text:p>1074,11426003309</text:p>
          </table:table-cell>
        </table:table-row>
        <table:table-row table:style-name="ro1">
          <table:table-cell office:value-type="float" office:value="18759" calcext:value-type="float">
            <text:p>187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34117999999944" calcext:value-type="float">
            <text:p>0,634117999999944</text:p>
          </table:table-cell>
          <table:table-cell office:value-type="string" calcext:value-type="string">
            <text:p><text:s/>[23] </text:p>
          </table:table-cell>
          <table:table-cell office:value-type="float" office:value="0.0392719999999827" calcext:value-type="float">
            <text:p>0,03927199999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4.68221633791" calcext:value-type="float">
            <text:p>1614,68221633791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73375999999553" calcext:value-type="float">
            <text:p>0,873375999999553</text:p>
          </table:table-cell>
          <table:table-cell office:value-type="string" calcext:value-type="string">
            <text:p><text:s/>[23] </text:p>
          </table:table-cell>
          <table:table-cell office:value-type="float" office:value="0.0359550000002855" calcext:value-type="float">
            <text:p>0,035955000000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9.08079541821" calcext:value-type="float">
            <text:p>2429,08079541821</text:p>
          </table:table-cell>
        </table:table-row>
        <table:table-row table:style-name="ro1">
          <table:table-cell office:value-type="float" office:value="18761" calcext:value-type="float">
            <text:p>18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03085999999894" calcext:value-type="float">
            <text:p>0,803085999999894</text:p>
          </table:table-cell>
          <table:table-cell office:value-type="string" calcext:value-type="string">
            <text:p><text:s/>[23] </text:p>
          </table:table-cell>
          <table:table-cell office:value-type="float" office:value="0.0383750000000873" calcext:value-type="float">
            <text:p>0,038375000000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2.73224755197" calcext:value-type="float">
            <text:p>2092,73224755197</text:p>
          </table:table-cell>
        </table:table-row>
        <table:table-row table:style-name="ro1">
          <table:table-cell office:value-type="float" office:value="18762" calcext:value-type="float">
            <text:p>187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15484999999717" calcext:value-type="float">
            <text:p>0,715484999999717</text:p>
          </table:table-cell>
          <table:table-cell office:value-type="string" calcext:value-type="string">
            <text:p><text:s/>[23] </text:p>
          </table:table-cell>
          <table:table-cell office:value-type="float" office:value="0.0524189999996452" calcext:value-type="float">
            <text:p>0,052418999999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4.93447033434" calcext:value-type="float">
            <text:p>1364,93447033434</text:p>
          </table:table-cell>
        </table:table-row>
        <table:table-row table:style-name="ro1">
          <table:table-cell office:value-type="float" office:value="18763" calcext:value-type="float">
            <text:p>187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25409000000218" calcext:value-type="float">
            <text:p>0,625409000000218</text:p>
          </table:table-cell>
          <table:table-cell office:value-type="string" calcext:value-type="string">
            <text:p><text:s/>[23] </text:p>
          </table:table-cell>
          <table:table-cell office:value-type="float" office:value="0.0758539999997083" calcext:value-type="float">
            <text:p>0,075853999999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4.490468535111" calcext:value-type="float">
            <text:p>824,490468535111</text:p>
          </table:table-cell>
        </table:table-row>
        <table:table-row table:style-name="ro1">
          <table:table-cell office:value-type="float" office:value="18764" calcext:value-type="float">
            <text:p>187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96175999999468" calcext:value-type="float">
            <text:p>0,696175999999468</text:p>
          </table:table-cell>
          <table:table-cell office:value-type="string" calcext:value-type="string">
            <text:p><text:s/>[23] </text:p>
          </table:table-cell>
          <table:table-cell office:value-type="float" office:value="0.0597250000000713" calcext:value-type="float">
            <text:p>0,059725000000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5.6358308893" calcext:value-type="float">
            <text:p>1165,6358308893</text:p>
          </table:table-cell>
        </table:table-row>
        <table:table-row table:style-name="ro1">
          <table:table-cell office:value-type="float" office:value="18765" calcext:value-type="float">
            <text:p>18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977290999999241" calcext:value-type="float">
            <text:p>0,977290999999241</text:p>
          </table:table-cell>
          <table:table-cell office:value-type="string" calcext:value-type="string">
            <text:p><text:s/>[23] </text:p>
          </table:table-cell>
          <table:table-cell office:value-type="float" office:value="0.039068000000043" calcext:value-type="float">
            <text:p>0,03906800000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1.51274700053" calcext:value-type="float">
            <text:p>2501,51274700053</text:p>
          </table:table-cell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29052000000047" calcext:value-type="float">
            <text:p>0,829052000000047</text:p>
          </table:table-cell>
          <table:table-cell office:value-type="string" calcext:value-type="string">
            <text:p><text:s/>[23] </text:p>
          </table:table-cell>
          <table:table-cell office:value-type="float" office:value="0.0616099999997459" calcext:value-type="float">
            <text:p>0,061609999999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5.64518747519" calcext:value-type="float">
            <text:p>1345,64518747519</text:p>
          </table:table-cell>
        </table:table-row>
        <table:table-row table:style-name="ro1">
          <table:table-cell office:value-type="float" office:value="18767" calcext:value-type="float">
            <text:p>187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807829000000311" calcext:value-type="float">
            <text:p>0,807829000000311</text:p>
          </table:table-cell>
          <table:table-cell office:value-type="string" calcext:value-type="string">
            <text:p><text:s/>[23] </text:p>
          </table:table-cell>
          <table:table-cell office:value-type="float" office:value="0.118846999999732" calcext:value-type="float">
            <text:p>0,118846999999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.721827225029" calcext:value-type="float">
            <text:p>679,721827225029</text:p>
          </table:table-cell>
        </table:table-row>
        <table:table-row table:style-name="ro1">
          <table:table-cell office:value-type="float" office:value="18768" calcext:value-type="float">
            <text:p>187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01199000000088" calcext:value-type="float">
            <text:p>0,701199000000088</text:p>
          </table:table-cell>
          <table:table-cell office:value-type="string" calcext:value-type="string">
            <text:p><text:s/>[23] </text:p>
          </table:table-cell>
          <table:table-cell office:value-type="float" office:value="0.0601210000004357" calcext:value-type="float">
            <text:p>0,06012100000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.31293557161" calcext:value-type="float">
            <text:p>1166,31293557161</text:p>
          </table:table-cell>
        </table:table-row>
        <table:table-row table:style-name="ro1">
          <table:table-cell office:value-type="float" office:value="18769" calcext:value-type="float">
            <text:p>18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25740999999653" calcext:value-type="float">
            <text:p>0,825740999999653</text:p>
          </table:table-cell>
          <table:table-cell office:value-type="string" calcext:value-type="string">
            <text:p><text:s/>[23] </text:p>
          </table:table-cell>
          <table:table-cell office:value-type="float" office:value="0.0424510000002556" calcext:value-type="float">
            <text:p>0,042451000000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5.16265811095" calcext:value-type="float">
            <text:p>1945,16265811095</text:p>
          </table:table-cell>
        </table:table-row>
        <table:table-row table:style-name="ro1">
          <table:table-cell office:value-type="float" office:value="18770" calcext:value-type="float">
            <text:p>187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29626999999709" calcext:value-type="float">
            <text:p>0,729626999999709</text:p>
          </table:table-cell>
          <table:table-cell office:value-type="string" calcext:value-type="string">
            <text:p><text:s/>[23] </text:p>
          </table:table-cell>
          <table:table-cell office:value-type="float" office:value="0.036258999999518" calcext:value-type="float">
            <text:p>0,036258999999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2.2645412433" calcext:value-type="float">
            <text:p>2012,2645412433</text:p>
          </table:table-cell>
        </table:table-row>
        <table:table-row table:style-name="ro1">
          <table:table-cell office:value-type="float" office:value="18771" calcext:value-type="float">
            <text:p>18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402879999996" calcext:value-type="float">
            <text:p>0,6402879999996</text:p>
          </table:table-cell>
          <table:table-cell office:value-type="string" calcext:value-type="string">
            <text:p><text:s/>[23] </text:p>
          </table:table-cell>
          <table:table-cell office:value-type="float" office:value="0.0745449999994889" calcext:value-type="float">
            <text:p>0,074544999999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8.928164201476" calcext:value-type="float">
            <text:p>858,928164201476</text:p>
          </table:table-cell>
        </table:table-row>
        <table:table-row table:style-name="ro1">
          <table:table-cell office:value-type="float" office:value="18772" calcext:value-type="float">
            <text:p>187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1.09375600000021" calcext:value-type="float">
            <text:p>1,09375600000021</text:p>
          </table:table-cell>
          <table:table-cell office:value-type="string" calcext:value-type="string">
            <text:p><text:s/>[23] </text:p>
          </table:table-cell>
          <table:table-cell office:value-type="float" office:value="0.0443499999992127" calcext:value-type="float">
            <text:p>0,044349999999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6.19165731596" calcext:value-type="float">
            <text:p>2466,19165731596</text:p>
          </table:table-cell>
        </table:table-row>
        <table:table-row table:style-name="ro1">
          <table:table-cell office:value-type="float" office:value="18773" calcext:value-type="float">
            <text:p>18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1.01486000000023" calcext:value-type="float">
            <text:p>1,01486000000023</text:p>
          </table:table-cell>
          <table:table-cell office:value-type="string" calcext:value-type="string">
            <text:p><text:s/>[23] </text:p>
          </table:table-cell>
          <table:table-cell office:value-type="float" office:value="0.0637969999997949" calcext:value-type="float">
            <text:p>0,063796999999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0.76445601437" calcext:value-type="float">
            <text:p>1590,76445601437</text:p>
          </table:table-cell>
        </table:table-row>
        <table:table-row table:style-name="ro1">
          <table:table-cell office:value-type="float" office:value="18774" calcext:value-type="float">
            <text:p>18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56535999999505" calcext:value-type="float">
            <text:p>0,656535999999505</text:p>
          </table:table-cell>
          <table:table-cell office:value-type="string" calcext:value-type="string">
            <text:p><text:s/>[23] </text:p>
          </table:table-cell>
          <table:table-cell office:value-type="float" office:value="0.0408790000001318" calcext:value-type="float">
            <text:p>0,04087900000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6.04711464906" calcext:value-type="float">
            <text:p>1606,04711464906</text:p>
          </table:table-cell>
        </table:table-row>
        <table:table-row table:style-name="ro1">
          <table:table-cell office:value-type="float" office:value="18775" calcext:value-type="float">
            <text:p>18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922389000000294" calcext:value-type="float">
            <text:p>0,922389000000294</text:p>
          </table:table-cell>
          <table:table-cell office:value-type="string" calcext:value-type="string">
            <text:p><text:s/>[23] </text:p>
          </table:table-cell>
          <table:table-cell office:value-type="float" office:value="0.030721000000085" calcext:value-type="float">
            <text:p>0,030721000000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2.47062269373" calcext:value-type="float">
            <text:p>3002,47062269373</text:p>
          </table:table-cell>
        </table:table-row>
        <table:table-row table:style-name="ro1">
          <table:table-cell office:value-type="float" office:value="18776" calcext:value-type="float">
            <text:p>18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68237000000772" calcext:value-type="float">
            <text:p>0,668237000000772</text:p>
          </table:table-cell>
          <table:table-cell office:value-type="string" calcext:value-type="string">
            <text:p><text:s/>[23] </text:p>
          </table:table-cell>
          <table:table-cell office:value-type="float" office:value="0.0639099999998507" calcext:value-type="float">
            <text:p>0,0639099999998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.59067438951" calcext:value-type="float">
            <text:p>1045,59067438951</text:p>
          </table:table-cell>
        </table:table-row>
        <table:table-row table:style-name="ro1">
          <table:table-cell office:value-type="float" office:value="18777" calcext:value-type="float">
            <text:p>187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31435000000238" calcext:value-type="float">
            <text:p>0,631435000000238</text:p>
          </table:table-cell>
          <table:table-cell office:value-type="string" calcext:value-type="string">
            <text:p><text:s/>[23] </text:p>
          </table:table-cell>
          <table:table-cell office:value-type="float" office:value="0.0688619999991715" calcext:value-type="float">
            <text:p>0,068861999999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6.957102622396" calcext:value-type="float">
            <text:p>916,957102622396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42232999999942" calcext:value-type="float">
            <text:p>0,742232999999942</text:p>
          </table:table-cell>
          <table:table-cell office:value-type="string" calcext:value-type="string">
            <text:p><text:s/>[23] </text:p>
          </table:table-cell>
          <table:table-cell office:value-type="float" office:value="0.0567659999996977" calcext:value-type="float">
            <text:p>0,056765999999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7.53091640048" calcext:value-type="float">
            <text:p>1307,53091640048</text:p>
          </table:table-cell>
        </table:table-row>
        <table:table-row table:style-name="ro1">
          <table:table-cell office:value-type="float" office:value="18779" calcext:value-type="float">
            <text:p>18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982265000000552" calcext:value-type="float">
            <text:p>0,982265000000552</text:p>
          </table:table-cell>
          <table:table-cell office:value-type="string" calcext:value-type="string">
            <text:p><text:s/>[23] </text:p>
          </table:table-cell>
          <table:table-cell office:value-type="float" office:value="0.0369579999996859" calcext:value-type="float">
            <text:p>0,036957999999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7.78721794713" calcext:value-type="float">
            <text:p>2657,78721794713</text:p>
          </table:table-cell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2485899999956" calcext:value-type="float">
            <text:p>0,62485899999956</text:p>
          </table:table-cell>
          <table:table-cell office:value-type="string" calcext:value-type="string">
            <text:p><text:s/>[23] </text:p>
          </table:table-cell>
          <table:table-cell office:value-type="float" office:value="0.0524120000000039" calcext:value-type="float">
            <text:p>0,052412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2.20598336166" calcext:value-type="float">
            <text:p>1192,20598336166</text:p>
          </table:table-cell>
        </table:table-row>
        <table:table-row table:style-name="ro1">
          <table:table-cell office:value-type="float" office:value="18781" calcext:value-type="float">
            <text:p>18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20608999999604" calcext:value-type="float">
            <text:p>0,620608999999604</text:p>
          </table:table-cell>
          <table:table-cell office:value-type="string" calcext:value-type="string">
            <text:p><text:s/>[23] </text:p>
          </table:table-cell>
          <table:table-cell office:value-type="float" office:value="0.0407619999996314" calcext:value-type="float">
            <text:p>0,040761999999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2.51852216578" calcext:value-type="float">
            <text:p>1522,51852216578</text:p>
          </table:table-cell>
        </table:table-row>
        <table:table-row table:style-name="ro1">
          <table:table-cell office:value-type="float" office:value="18782" calcext:value-type="float">
            <text:p>18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69292000000496" calcext:value-type="float">
            <text:p>0,669292000000496</text:p>
          </table:table-cell>
          <table:table-cell office:value-type="string" calcext:value-type="string">
            <text:p><text:s/>[23] </text:p>
          </table:table-cell>
          <table:table-cell office:value-type="float" office:value="0.0338709999996354" calcext:value-type="float">
            <text:p>0,033870999999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6.003070496" calcext:value-type="float">
            <text:p>1976,003070496</text:p>
          </table:table-cell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887496000000283" calcext:value-type="float">
            <text:p>0,887496000000283</text:p>
          </table:table-cell>
          <table:table-cell office:value-type="string" calcext:value-type="string">
            <text:p><text:s/>[23] </text:p>
          </table:table-cell>
          <table:table-cell office:value-type="float" office:value="0.0411600000006729" calcext:value-type="float">
            <text:p>0,041160000000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6.20991250188" calcext:value-type="float">
            <text:p>2156,20991250188</text:p>
          </table:table-cell>
        </table:table-row>
        <table:table-row table:style-name="ro1">
          <table:table-cell office:value-type="float" office:value="18784" calcext:value-type="float">
            <text:p>18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868690000006609" calcext:value-type="float">
            <text:p>0,086869000000661</text:p>
          </table:table-cell>
          <table:table-cell office:value-type="string" calcext:value-type="string">
            <text:p><text:s/>[23] </text:p>
          </table:table-cell>
          <table:table-cell office:value-type="float" office:value="0.0529689999993934" calcext:value-type="float">
            <text:p>0,052968999999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999697939655" calcext:value-type="float">
            <text:p>163,999697939655</text:p>
          </table:table-cell>
        </table:table-row>
        <table:table-row table:style-name="ro1">
          <table:table-cell office:value-type="float" office:value="18785" calcext:value-type="float">
            <text:p>18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103422999999566" calcext:value-type="float">
            <text:p>0,103422999999566</text:p>
          </table:table-cell>
          <table:table-cell office:value-type="string" calcext:value-type="string">
            <text:p><text:s/>[23] </text:p>
          </table:table-cell>
          <table:table-cell office:value-type="float" office:value="0.0399939999997514" calcext:value-type="float">
            <text:p>0,039993999999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.596289443939" calcext:value-type="float">
            <text:p>258,596289443939</text:p>
          </table:table-cell>
        </table:table-row>
        <table:table-row table:style-name="ro1">
          <table:table-cell office:value-type="float" office:value="18786" calcext:value-type="float">
            <text:p>18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33060999999725" calcext:value-type="float">
            <text:p>0,433060999999725</text:p>
          </table:table-cell>
          <table:table-cell office:value-type="string" calcext:value-type="string">
            <text:p><text:s/>[23] </text:p>
          </table:table-cell>
          <table:table-cell office:value-type="float" office:value="0.0177360000006956" calcext:value-type="float">
            <text:p>0,017736000000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1.70613431856" calcext:value-type="float">
            <text:p>2441,70613431856</text:p>
          </table:table-cell>
        </table:table-row>
        <table:table-row table:style-name="ro1">
          <table:table-cell office:value-type="float" office:value="18787" calcext:value-type="float">
            <text:p>187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0] </text:p>
          </table:table-cell>
          <table:table-cell office:value-type="float" office:value="0.382776999999805" calcext:value-type="float">
            <text:p>0,382776999999805</text:p>
          </table:table-cell>
          <table:table-cell office:value-type="string" calcext:value-type="string">
            <text:p><text:s/>[23] </text:p>
          </table:table-cell>
          <table:table-cell office:value-type="float" office:value="0.0165209999995568" calcext:value-type="float">
            <text:p>0,016520999999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6.91180927349" calcext:value-type="float">
            <text:p>2316,91180927349</text:p>
          </table:table-cell>
        </table:table-row>
        <table:table-row table:style-name="ro1">
          <table:table-cell office:value-type="float" office:value="18788" calcext:value-type="float">
            <text:p>18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638200999999753" calcext:value-type="float">
            <text:p>0,638200999999753</text:p>
          </table:table-cell>
          <table:table-cell office:value-type="string" calcext:value-type="string">
            <text:p><text:s/>[23] </text:p>
          </table:table-cell>
          <table:table-cell office:value-type="float" office:value="0.0158430000001317" calcext:value-type="float">
            <text:p>0,01584300000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28.2837846017" calcext:value-type="float">
            <text:p>4028,2837846017</text:p>
          </table:table-cell>
        </table:table-row>
        <table:table-row table:style-name="ro1">
          <table:table-cell office:value-type="float" office:value="18789" calcext:value-type="float">
            <text:p>187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590876999999637" calcext:value-type="float">
            <text:p>0,590876999999637</text:p>
          </table:table-cell>
          <table:table-cell office:value-type="string" calcext:value-type="string">
            <text:p><text:s/>[23] </text:p>
          </table:table-cell>
          <table:table-cell office:value-type="float" office:value="0.0172640000000683" calcext:value-type="float">
            <text:p>0,017264000000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22.5961538305" calcext:value-type="float">
            <text:p>3422,5961538305</text:p>
          </table:table-cell>
        </table:table-row>
        <table:table-row table:style-name="ro1">
          <table:table-cell office:value-type="float" office:value="18790" calcext:value-type="float">
            <text:p>187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0] </text:p>
          </table:table-cell>
          <table:table-cell office:value-type="float" office:value="0.385301000000254" calcext:value-type="float">
            <text:p>0,385301000000254</text:p>
          </table:table-cell>
          <table:table-cell office:value-type="string" calcext:value-type="string">
            <text:p><text:s/>[23] </text:p>
          </table:table-cell>
          <table:table-cell office:value-type="float" office:value="0.016208999999435" calcext:value-type="float">
            <text:p>0,016208999999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.08063429998" calcext:value-type="float">
            <text:p>2377,08063429998</text:p>
          </table:table-cell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608452999999827" calcext:value-type="float">
            <text:p>0,608452999999827</text:p>
          </table:table-cell>
          <table:table-cell office:value-type="string" calcext:value-type="string">
            <text:p><text:s/>[23] </text:p>
          </table:table-cell>
          <table:table-cell office:value-type="float" office:value="0.0171129999998811" calcext:value-type="float">
            <text:p>0,017112999999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5.50166542425" calcext:value-type="float">
            <text:p>3555,50166542425</text:p>
          </table:table-cell>
        </table:table-row>
        <table:table-row table:style-name="ro1">
          <table:table-cell office:value-type="float" office:value="18792" calcext:value-type="float">
            <text:p>187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27881999999954" calcext:value-type="float">
            <text:p>0,427881999999954</text:p>
          </table:table-cell>
          <table:table-cell office:value-type="string" calcext:value-type="string">
            <text:p><text:s/>[23] </text:p>
          </table:table-cell>
          <table:table-cell office:value-type="float" office:value="0.0172659999998359" calcext:value-type="float">
            <text:p>0,017265999999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8.17676360489" calcext:value-type="float">
            <text:p>2478,17676360489</text:p>
          </table:table-cell>
        </table:table-row>
        <table:table-row table:style-name="ro1">
          <table:table-cell office:value-type="float" office:value="18793" calcext:value-type="float">
            <text:p>187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0] </text:p>
          </table:table-cell>
          <table:table-cell office:value-type="float" office:value="0.386419000000387" calcext:value-type="float">
            <text:p>0,386419000000387</text:p>
          </table:table-cell>
          <table:table-cell office:value-type="string" calcext:value-type="string">
            <text:p><text:s/>[23] </text:p>
          </table:table-cell>
          <table:table-cell office:value-type="float" office:value="0.0177219999995941" calcext:value-type="float">
            <text:p>0,017721999999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0.44803074843" calcext:value-type="float">
            <text:p>2180,44803074843</text:p>
          </table:table-cell>
        </table:table-row>
        <table:table-row table:style-name="ro1">
          <table:table-cell office:value-type="float" office:value="18794" calcext:value-type="float">
            <text:p>18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597665999999663" calcext:value-type="float">
            <text:p>0,597665999999663</text:p>
          </table:table-cell>
          <table:table-cell office:value-type="string" calcext:value-type="string">
            <text:p><text:s/>[23] </text:p>
          </table:table-cell>
          <table:table-cell office:value-type="float" office:value="0.0149149999997462" calcext:value-type="float">
            <text:p>0,014914999999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7.14716734718" calcext:value-type="float">
            <text:p>4007,14716734718</text:p>
          </table:table-cell>
        </table:table-row>
        <table:table-row table:style-name="ro1">
          <table:table-cell office:value-type="float" office:value="18795" calcext:value-type="float">
            <text:p>18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423877000000175" calcext:value-type="float">
            <text:p>0,423877000000175</text:p>
          </table:table-cell>
          <table:table-cell office:value-type="string" calcext:value-type="string">
            <text:p><text:s/>[23] </text:p>
          </table:table-cell>
          <table:table-cell office:value-type="float" office:value="0.0164629999999306" calcext:value-type="float">
            <text:p>0,016462999999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4.72514123769" calcext:value-type="float">
            <text:p>2574,72514123769</text:p>
          </table:table-cell>
        </table:table-row>
        <table:table-row table:style-name="ro1">
          <table:table-cell office:value-type="float" office:value="18796" calcext:value-type="float">
            <text:p>187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0] </text:p>
          </table:table-cell>
          <table:table-cell office:value-type="float" office:value="0.37696700000015" calcext:value-type="float">
            <text:p>0,37696700000015</text:p>
          </table:table-cell>
          <table:table-cell office:value-type="string" calcext:value-type="string">
            <text:p><text:s/>[23] </text:p>
          </table:table-cell>
          <table:table-cell office:value-type="float" office:value="0.0151420000001963" calcext:value-type="float">
            <text:p>0,015142000000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.54563462728" calcext:value-type="float">
            <text:p>2489,54563462728</text:p>
          </table:table-cell>
        </table:table-row>
        <table:table-row table:style-name="ro1">
          <table:table-cell office:value-type="float" office:value="18797" calcext:value-type="float">
            <text:p>18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614932999999837" calcext:value-type="float">
            <text:p>0,614932999999837</text:p>
          </table:table-cell>
          <table:table-cell office:value-type="string" calcext:value-type="string">
            <text:p><text:s/>[23] </text:p>
          </table:table-cell>
          <table:table-cell office:value-type="float" office:value="0.0145990000000893" calcext:value-type="float">
            <text:p>0,014599000000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2.15836698456" calcext:value-type="float">
            <text:p>4212,15836698456</text:p>
          </table:table-cell>
        </table:table-row>
        <table:table-row table:style-name="ro1">
          <table:table-cell office:value-type="float" office:value="18798" calcext:value-type="float">
            <text:p>18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28560000000289" calcext:value-type="float">
            <text:p>0,428560000000289</text:p>
          </table:table-cell>
          <table:table-cell office:value-type="string" calcext:value-type="string">
            <text:p><text:s/>[23] </text:p>
          </table:table-cell>
          <table:table-cell office:value-type="float" office:value="0.0179339999995136" calcext:value-type="float">
            <text:p>0,017933999999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9.65094241057" calcext:value-type="float">
            <text:p>2389,65094241057</text:p>
          </table:table-cell>
        </table:table-row>
        <table:table-row table:style-name="ro1">
          <table:table-cell office:value-type="float" office:value="18799" calcext:value-type="float">
            <text:p>18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515706999999566" calcext:value-type="float">
            <text:p>0,515706999999566</text:p>
          </table:table-cell>
          <table:table-cell office:value-type="string" calcext:value-type="string">
            <text:p><text:s/>[23] </text:p>
          </table:table-cell>
          <table:table-cell office:value-type="float" office:value="0.0166749999998501" calcext:value-type="float">
            <text:p>0,01667499999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2.69565219911" calcext:value-type="float">
            <text:p>3092,69565219911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0] </text:p>
          </table:table-cell>
          <table:table-cell office:value-type="float" office:value="0.515894000000117" calcext:value-type="float">
            <text:p>0,515894000000117</text:p>
          </table:table-cell>
          <table:table-cell office:value-type="string" calcext:value-type="string">
            <text:p><text:s/>[23] </text:p>
          </table:table-cell>
          <table:table-cell office:value-type="float" office:value="0.01673799999935" calcext:value-type="float">
            <text:p>0,01673799999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2.1723026655" calcext:value-type="float">
            <text:p>3082,1723026655</text:p>
          </table:table-cell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7] </text:p>
          </table:table-cell>
          <table:table-cell office:value-type="float" office:value="0.446283000000221" calcext:value-type="float">
            <text:p>0,446283000000221</text:p>
          </table:table-cell>
          <table:table-cell office:value-type="string" calcext:value-type="string">
            <text:p><text:s/>[23] </text:p>
          </table:table-cell>
          <table:table-cell office:value-type="float" office:value="0.0188660000003438" calcext:value-type="float">
            <text:p>0,018866000000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5.54118515896" calcext:value-type="float">
            <text:p>2365,54118515896</text:p>
          </table:table-cell>
        </table:table-row>
        <table:table-row table:style-name="ro1">
          <table:table-cell office:value-type="float" office:value="18802" calcext:value-type="float">
            <text:p>188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535231999999269" calcext:value-type="float">
            <text:p>0,535231999999269</text:p>
          </table:table-cell>
          <table:table-cell office:value-type="string" calcext:value-type="string">
            <text:p><text:s/>[23] </text:p>
          </table:table-cell>
          <table:table-cell office:value-type="float" office:value="0.0140849999997954" calcext:value-type="float">
            <text:p>0,014084999999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0.01419955302" calcext:value-type="float">
            <text:p>3800,01419955302</text:p>
          </table:table-cell>
        </table:table-row>
        <table:table-row table:style-name="ro1">
          <table:table-cell office:value-type="float" office:value="18803" calcext:value-type="float">
            <text:p>188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28632000000107" calcext:value-type="float">
            <text:p>0,428632000000107</text:p>
          </table:table-cell>
          <table:table-cell office:value-type="string" calcext:value-type="string">
            <text:p><text:s/>[23] </text:p>
          </table:table-cell>
          <table:table-cell office:value-type="float" office:value="0.0172910000001139" calcext:value-type="float">
            <text:p>0,017291000000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8.93123588737" calcext:value-type="float">
            <text:p>2478,93123588737</text:p>
          </table:table-cell>
        </table:table-row>
        <table:table-row table:style-name="ro1">
          <table:table-cell office:value-type="float" office:value="18804" calcext:value-type="float">
            <text:p>18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37888699999985" calcext:value-type="float">
            <text:p>0,37888699999985</text:p>
          </table:table-cell>
          <table:table-cell office:value-type="string" calcext:value-type="string">
            <text:p><text:s/>[23] </text:p>
          </table:table-cell>
          <table:table-cell office:value-type="float" office:value="0.0160259999993286" calcext:value-type="float">
            <text:p>0,016025999999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4.20192197505" calcext:value-type="float">
            <text:p>2364,20192197505</text:p>
          </table:table-cell>
        </table:table-row>
        <table:table-row table:style-name="ro1">
          <table:table-cell office:value-type="float" office:value="18805" calcext:value-type="float">
            <text:p>18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0] </text:p>
          </table:table-cell>
          <table:table-cell office:value-type="float" office:value="0.510636999999406" calcext:value-type="float">
            <text:p>0,510636999999406</text:p>
          </table:table-cell>
          <table:table-cell office:value-type="string" calcext:value-type="string">
            <text:p><text:s/>[23] </text:p>
          </table:table-cell>
          <table:table-cell office:value-type="float" office:value="0.0150219999995898" calcext:value-type="float">
            <text:p>0,0150219999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9.26108383272" calcext:value-type="float">
            <text:p>3399,26108383272</text:p>
          </table:table-cell>
        </table:table-row>
        <table:table-row table:style-name="ro1">
          <table:table-cell office:value-type="float" office:value="18806" calcext:value-type="float">
            <text:p>188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8] </text:p>
          </table:table-cell>
          <table:table-cell office:value-type="float" office:value="0.347560000000158" calcext:value-type="float">
            <text:p>0,347560000000158</text:p>
          </table:table-cell>
          <table:table-cell office:value-type="string" calcext:value-type="string">
            <text:p><text:s/>[23] </text:p>
          </table:table-cell>
          <table:table-cell office:value-type="float" office:value="0.0174240000005739" calcext:value-type="float">
            <text:p>0,017424000000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.71992647332" calcext:value-type="float">
            <text:p>1994,71992647332</text:p>
          </table:table-cell>
        </table:table-row>
        <table:table-row table:style-name="ro1">
          <table:table-cell office:value-type="float" office:value="18807" calcext:value-type="float">
            <text:p>18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8] </text:p>
          </table:table-cell>
          <table:table-cell office:value-type="float" office:value="0.555685000000267" calcext:value-type="float">
            <text:p>0,555685000000267</text:p>
          </table:table-cell>
          <table:table-cell office:value-type="string" calcext:value-type="string">
            <text:p><text:s/>[23] </text:p>
          </table:table-cell>
          <table:table-cell office:value-type="float" office:value="0.0142630000000281" calcext:value-type="float">
            <text:p>0,0142630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5.98962349556" calcext:value-type="float">
            <text:p>3895,98962349556</text:p>
          </table:table-cell>
        </table:table-row>
        <table:table-row table:style-name="ro1">
          <table:table-cell office:value-type="float" office:value="18808" calcext:value-type="float">
            <text:p>18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97485999999662" calcext:value-type="float">
            <text:p>0,597485999999662</text:p>
          </table:table-cell>
          <table:table-cell office:value-type="string" calcext:value-type="string">
            <text:p><text:s/>[23] </text:p>
          </table:table-cell>
          <table:table-cell office:value-type="float" office:value="0.0171069999996689" calcext:value-type="float">
            <text:p>0,017106999999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.64043965176" calcext:value-type="float">
            <text:p>3492,64043965176</text:p>
          </table:table-cell>
        </table:table-row>
        <table:table-row table:style-name="ro1">
          <table:table-cell office:value-type="float" office:value="18809" calcext:value-type="float">
            <text:p>18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383567000000767" calcext:value-type="float">
            <text:p>0,383567000000767</text:p>
          </table:table-cell>
          <table:table-cell office:value-type="string" calcext:value-type="string">
            <text:p><text:s/>[23] </text:p>
          </table:table-cell>
          <table:table-cell office:value-type="float" office:value="0.0155349999995451" calcext:value-type="float">
            <text:p>0,015534999999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9.05053113613" calcext:value-type="float">
            <text:p>2469,05053113613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0] </text:p>
          </table:table-cell>
          <table:table-cell office:value-type="float" office:value="0.516915000000154" calcext:value-type="float">
            <text:p>0,516915000000154</text:p>
          </table:table-cell>
          <table:table-cell office:value-type="string" calcext:value-type="string">
            <text:p><text:s/>[23] </text:p>
          </table:table-cell>
          <table:table-cell office:value-type="float" office:value="0.014603999999963" calcext:value-type="float">
            <text:p>0,014603999999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9.54396056878" calcext:value-type="float">
            <text:p>3539,54396056878</text:p>
          </table:table-cell>
        </table:table-row>
        <table:table-row table:style-name="ro1">
          <table:table-cell office:value-type="float" office:value="18811" calcext:value-type="float">
            <text:p>18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9] </text:p>
          </table:table-cell>
          <table:table-cell office:value-type="float" office:value="0.355230999999549" calcext:value-type="float">
            <text:p>0,355230999999549</text:p>
          </table:table-cell>
          <table:table-cell office:value-type="string" calcext:value-type="string">
            <text:p><text:s/>[23] </text:p>
          </table:table-cell>
          <table:table-cell office:value-type="float" office:value="0.0148399999998219" calcext:value-type="float">
            <text:p>0,014839999999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3.73989220898" calcext:value-type="float">
            <text:p>2393,73989220898</text:p>
          </table:table-cell>
        </table:table-row>
        <table:table-row table:style-name="ro1">
          <table:table-cell office:value-type="float" office:value="18812" calcext:value-type="float">
            <text:p>18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623137999999926" calcext:value-type="float">
            <text:p>0,623137999999926</text:p>
          </table:table-cell>
          <table:table-cell office:value-type="string" calcext:value-type="string">
            <text:p><text:s/>[23] </text:p>
          </table:table-cell>
          <table:table-cell office:value-type="float" office:value="0.013742000000093" calcext:value-type="float">
            <text:p>0,013742000000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4.55101146639" calcext:value-type="float">
            <text:p>4534,55101146639</text:p>
          </table:table-cell>
        </table:table-row>
        <table:table-row table:style-name="ro1">
          <table:table-cell office:value-type="float" office:value="18813" calcext:value-type="float">
            <text:p>18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73962000000392" calcext:value-type="float">
            <text:p>0,573962000000392</text:p>
          </table:table-cell>
          <table:table-cell office:value-type="string" calcext:value-type="string">
            <text:p><text:s/>[23] </text:p>
          </table:table-cell>
          <table:table-cell office:value-type="float" office:value="0.0166619999999966" calcext:value-type="float">
            <text:p>0,016661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4.7365262304" calcext:value-type="float">
            <text:p>3444,7365262304</text:p>
          </table:table-cell>
        </table:table-row>
        <table:table-row table:style-name="ro1">
          <table:table-cell office:value-type="float" office:value="18814" calcext:value-type="float">
            <text:p>18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] </text:p>
          </table:table-cell>
          <table:table-cell office:value-type="float" office:value="0.39238000000023" calcext:value-type="float">
            <text:p>0,39238000000023</text:p>
          </table:table-cell>
          <table:table-cell office:value-type="string" calcext:value-type="string">
            <text:p><text:s/>[23] </text:p>
          </table:table-cell>
          <table:table-cell office:value-type="float" office:value="0.0153999999993175" calcext:value-type="float">
            <text:p>0,015399999999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7.92207803649" calcext:value-type="float">
            <text:p>2547,92207803649</text:p>
          </table:table-cell>
        </table:table-row>
        <table:table-row table:style-name="ro1">
          <table:table-cell office:value-type="float" office:value="18815" calcext:value-type="float">
            <text:p>18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0] </text:p>
          </table:table-cell>
          <table:table-cell office:value-type="float" office:value="0.511263999999756" calcext:value-type="float">
            <text:p>0,511263999999756</text:p>
          </table:table-cell>
          <table:table-cell office:value-type="string" calcext:value-type="string">
            <text:p><text:s/>[23] </text:p>
          </table:table-cell>
          <table:table-cell office:value-type="float" office:value="0.0140339999998105" calcext:value-type="float">
            <text:p>0,014033999999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3.03833551845" calcext:value-type="float">
            <text:p>3643,03833551845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0] </text:p>
          </table:table-cell>
          <table:table-cell office:value-type="float" office:value="0.377332000000024" calcext:value-type="float">
            <text:p>0,377332000000024</text:p>
          </table:table-cell>
          <table:table-cell office:value-type="string" calcext:value-type="string">
            <text:p><text:s/>[23] </text:p>
          </table:table-cell>
          <table:table-cell office:value-type="float" office:value="0.0155839999997625" calcext:value-type="float">
            <text:p>0,015583999999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.2782341233" calcext:value-type="float">
            <text:p>2421,2782341233</text:p>
          </table:table-cell>
        </table:table-row>
        <table:table-row table:style-name="ro1">
          <table:table-cell office:value-type="float" office:value="18817" calcext:value-type="float">
            <text:p>18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0] </text:p>
          </table:table-cell>
          <table:table-cell office:value-type="float" office:value="0.640986999999768" calcext:value-type="float">
            <text:p>0,640986999999768</text:p>
          </table:table-cell>
          <table:table-cell office:value-type="string" calcext:value-type="string">
            <text:p><text:s/>[23] </text:p>
          </table:table-cell>
          <table:table-cell office:value-type="float" office:value="0.0130830000007336" calcext:value-type="float">
            <text:p>0,013083000000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99.38851917623" calcext:value-type="float">
            <text:p>4899,38851917623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7] </text:p>
          </table:table-cell>
          <table:table-cell office:value-type="float" office:value="0.326549000000341" calcext:value-type="float">
            <text:p>0,326549000000341</text:p>
          </table:table-cell>
          <table:table-cell office:value-type="string" calcext:value-type="string">
            <text:p><text:s/>[23] </text:p>
          </table:table-cell>
          <table:table-cell office:value-type="float" office:value="0.0179189999998926" calcext:value-type="float">
            <text:p>0,017918999999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.36173894916" calcext:value-type="float">
            <text:p>1822,36173894916</text:p>
          </table:table-cell>
        </table:table-row>
        <table:table-row table:style-name="ro1">
          <table:table-cell office:value-type="float" office:value="18819" calcext:value-type="float">
            <text:p>18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8] </text:p>
          </table:table-cell>
          <table:table-cell office:value-type="float" office:value="0.461375999999291" calcext:value-type="float">
            <text:p>0,461375999999291</text:p>
          </table:table-cell>
          <table:table-cell office:value-type="string" calcext:value-type="string">
            <text:p><text:s/>[23] </text:p>
          </table:table-cell>
          <table:table-cell office:value-type="float" office:value="0.0168239999993602" calcext:value-type="float">
            <text:p>0,01682399999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2.36804574914" calcext:value-type="float">
            <text:p>2742,36804574914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9] </text:p>
          </table:table-cell>
          <table:table-cell office:value-type="float" office:value="0.356104000000414" calcext:value-type="float">
            <text:p>0,356104000000414</text:p>
          </table:table-cell>
          <table:table-cell office:value-type="string" calcext:value-type="string">
            <text:p><text:s/>[23] </text:p>
          </table:table-cell>
          <table:table-cell office:value-type="float" office:value="0.0166130000006888" calcext:value-type="float">
            <text:p>0,016613000000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3.5261541302" calcext:value-type="float">
            <text:p>2143,5261541302</text:p>
          </table:table-cell>
        </table:table-row>
        <table:table-row table:style-name="ro1">
          <table:table-cell office:value-type="float" office:value="18821" calcext:value-type="float">
            <text:p>188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1] </text:p>
          </table:table-cell>
          <table:table-cell office:value-type="float" office:value="0.542371000000458" calcext:value-type="float">
            <text:p>0,542371000000458</text:p>
          </table:table-cell>
          <table:table-cell office:value-type="string" calcext:value-type="string">
            <text:p><text:s/>[23] </text:p>
          </table:table-cell>
          <table:table-cell office:value-type="float" office:value="0.0158689999998387" calcext:value-type="float">
            <text:p>0,015868999999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7.80200394461" calcext:value-type="float">
            <text:p>3417,80200394461</text:p>
          </table:table-cell>
        </table:table-row>
        <table:table-row table:style-name="ro1">
          <table:table-cell office:value-type="float" office:value="18822" calcext:value-type="float">
            <text:p>18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7] </text:p>
          </table:table-cell>
          <table:table-cell office:value-type="float" office:value="0.324952999999368" calcext:value-type="float">
            <text:p>0,324952999999368</text:p>
          </table:table-cell>
          <table:table-cell office:value-type="string" calcext:value-type="string">
            <text:p><text:s/>[23] </text:p>
          </table:table-cell>
          <table:table-cell office:value-type="float" office:value="0.0173979999999574" calcext:value-type="float">
            <text:p>0,017397999999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7.76066214602" calcext:value-type="float">
            <text:p>1867,76066214602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7] </text:p>
          </table:table-cell>
          <table:table-cell office:value-type="float" office:value="0.472666000000572" calcext:value-type="float">
            <text:p>0,472666000000572</text:p>
          </table:table-cell>
          <table:table-cell office:value-type="string" calcext:value-type="string">
            <text:p><text:s/>[23] </text:p>
          </table:table-cell>
          <table:table-cell office:value-type="float" office:value="0.0153540000001158" calcext:value-type="float">
            <text:p>0,01535400000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.45512568066" calcext:value-type="float">
            <text:p>3078,45512568066</text:p>
          </table:table-cell>
        </table:table-row>
        <table:table-row table:style-name="ro1">
          <table:table-cell office:value-type="float" office:value="18824" calcext:value-type="float">
            <text:p>18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536498999999822" calcext:value-type="float">
            <text:p>0,536498999999822</text:p>
          </table:table-cell>
          <table:table-cell office:value-type="string" calcext:value-type="string">
            <text:p><text:s/>[23] </text:p>
          </table:table-cell>
          <table:table-cell office:value-type="float" office:value="0.01351700000032" calcext:value-type="float">
            <text:p>0,01351700000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.06858021101" calcext:value-type="float">
            <text:p>3969,06858021101</text:p>
          </table:table-cell>
        </table:table-row>
        <table:table-row table:style-name="ro1">
          <table:table-cell office:value-type="float" office:value="18825" calcext:value-type="float">
            <text:p>18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8] </text:p>
          </table:table-cell>
          <table:table-cell office:value-type="float" office:value="0.346977999999581" calcext:value-type="float">
            <text:p>0,346977999999581</text:p>
          </table:table-cell>
          <table:table-cell office:value-type="string" calcext:value-type="string">
            <text:p><text:s/>[23] </text:p>
          </table:table-cell>
          <table:table-cell office:value-type="float" office:value="0.0171819999995932" calcext:value-type="float">
            <text:p>0,017181999999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9.4273076929" calcext:value-type="float">
            <text:p>2019,4273076929</text:p>
          </table:table-cell>
        </table:table-row>
        <table:table-row table:style-name="ro1">
          <table:table-cell office:value-type="float" office:value="18826" calcext:value-type="float">
            <text:p>18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8] </text:p>
          </table:table-cell>
          <table:table-cell office:value-type="float" office:value="0.33980100000008" calcext:value-type="float">
            <text:p>0,33980100000008</text:p>
          </table:table-cell>
          <table:table-cell office:value-type="string" calcext:value-type="string">
            <text:p><text:s/>[23] </text:p>
          </table:table-cell>
          <table:table-cell office:value-type="float" office:value="0.0148629999994228" calcext:value-type="float">
            <text:p>0,014862999999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6.22081688271" calcext:value-type="float">
            <text:p>2286,22081688271</text:p>
          </table:table-cell>
        </table:table-row>
        <table:table-row table:style-name="ro1">
          <table:table-cell office:value-type="float" office:value="18827" calcext:value-type="float">
            <text:p>18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8] </text:p>
          </table:table-cell>
          <table:table-cell office:value-type="float" office:value="0.60100600000078" calcext:value-type="float">
            <text:p>0,60100600000078</text:p>
          </table:table-cell>
          <table:table-cell office:value-type="string" calcext:value-type="string">
            <text:p><text:s/>[23] </text:p>
          </table:table-cell>
          <table:table-cell office:value-type="float" office:value="0.0138399999996182" calcext:value-type="float">
            <text:p>0,013839999999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2.52890185955" calcext:value-type="float">
            <text:p>4342,52890185955</text:p>
          </table:table-cell>
        </table:table-row>
        <table:table-row table:style-name="ro1">
          <table:table-cell office:value-type="float" office:value="18828" calcext:value-type="float">
            <text:p>18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9] </text:p>
          </table:table-cell>
          <table:table-cell office:value-type="float" office:value="0.49431099999947" calcext:value-type="float">
            <text:p>0,49431099999947</text:p>
          </table:table-cell>
          <table:table-cell office:value-type="string" calcext:value-type="string">
            <text:p><text:s/>[23] </text:p>
          </table:table-cell>
          <table:table-cell office:value-type="float" office:value="0.0164800000002288" calcext:value-type="float">
            <text:p>0,016480000000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9.45995141146" calcext:value-type="float">
            <text:p>2999,45995141146</text:p>
          </table:table-cell>
        </table:table-row>
        <table:table-row table:style-name="ro1">
          <table:table-cell office:value-type="float" office:value="18829" calcext:value-type="float">
            <text:p>18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9] </text:p>
          </table:table-cell>
          <table:table-cell office:value-type="float" office:value="0.366040999999313" calcext:value-type="float">
            <text:p>0,366040999999313</text:p>
          </table:table-cell>
          <table:table-cell office:value-type="string" calcext:value-type="string">
            <text:p><text:s/>[23] </text:p>
          </table:table-cell>
          <table:table-cell office:value-type="float" office:value="0.0143290000005436" calcext:value-type="float">
            <text:p>0,014329000000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4.54672332631" calcext:value-type="float">
            <text:p>2554,54672332631</text:p>
          </table:table-cell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573926000000029" calcext:value-type="float">
            <text:p>0,573926000000029</text:p>
          </table:table-cell>
          <table:table-cell office:value-type="string" calcext:value-type="string">
            <text:p><text:s/>[23] </text:p>
          </table:table-cell>
          <table:table-cell office:value-type="float" office:value="0.0134619999998904" calcext:value-type="float">
            <text:p>0,013461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3.3041153224" calcext:value-type="float">
            <text:p>4263,3041153224</text:p>
          </table:table-cell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1] </text:p>
          </table:table-cell>
          <table:table-cell office:value-type="float" office:value="0.398824999999306" calcext:value-type="float">
            <text:p>0,398824999999306</text:p>
          </table:table-cell>
          <table:table-cell office:value-type="string" calcext:value-type="string">
            <text:p><text:s/>[23] </text:p>
          </table:table-cell>
          <table:table-cell office:value-type="float" office:value="0.0157769999996162" calcext:value-type="float">
            <text:p>0,015776999999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7.88869879576" calcext:value-type="float">
            <text:p>2527,88869879576</text:p>
          </table:table-cell>
        </table:table-row>
        <table:table-row table:style-name="ro1">
          <table:table-cell office:value-type="float" office:value="18832" calcext:value-type="float">
            <text:p>18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1] </text:p>
          </table:table-cell>
          <table:table-cell office:value-type="float" office:value="0.396099000000504" calcext:value-type="float">
            <text:p>0,396099000000504</text:p>
          </table:table-cell>
          <table:table-cell office:value-type="string" calcext:value-type="string">
            <text:p><text:s/>[23] </text:p>
          </table:table-cell>
          <table:table-cell office:value-type="float" office:value="0.0136630000006335" calcext:value-type="float">
            <text:p>0,013663000000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9.06316315699" calcext:value-type="float">
            <text:p>2899,06316315699</text:p>
          </table:table-cell>
        </table:table-row>
        <table:table-row table:style-name="ro1">
          <table:table-cell office:value-type="float" office:value="18833" calcext:value-type="float">
            <text:p>18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1] </text:p>
          </table:table-cell>
          <table:table-cell office:value-type="float" office:value="0.527041000000281" calcext:value-type="float">
            <text:p>0,527041000000281</text:p>
          </table:table-cell>
          <table:table-cell office:value-type="string" calcext:value-type="string">
            <text:p><text:s/>[23] </text:p>
          </table:table-cell>
          <table:table-cell office:value-type="float" office:value="0.0125709999992978" calcext:value-type="float">
            <text:p>0,012570999999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2.5145177768" calcext:value-type="float">
            <text:p>4192,5145177768</text:p>
          </table:table-cell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13814000000275" calcext:value-type="float">
            <text:p>0,613814000000275</text:p>
          </table:table-cell>
          <table:table-cell office:value-type="string" calcext:value-type="string">
            <text:p><text:s/>[23] </text:p>
          </table:table-cell>
          <table:table-cell office:value-type="float" office:value="0.113123000000087" calcext:value-type="float">
            <text:p>0,113123000000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2.607604112164" calcext:value-type="float">
            <text:p>542,607604112164</text:p>
          </table:table-cell>
        </table:table-row>
        <table:table-row table:style-name="ro1">
          <table:table-cell office:value-type="float" office:value="18835" calcext:value-type="float">
            <text:p>188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617285000000265" calcext:value-type="float">
            <text:p>0,617285000000265</text:p>
          </table:table-cell>
          <table:table-cell office:value-type="string" calcext:value-type="string">
            <text:p><text:s/>[23] </text:p>
          </table:table-cell>
          <table:table-cell office:value-type="float" office:value="0.0577350000003207" calcext:value-type="float">
            <text:p>0,057735000000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9.16948124506" calcext:value-type="float">
            <text:p>1069,16948124506</text:p>
          </table:table-cell>
        </table:table-row>
        <table:table-row table:style-name="ro1">
          <table:table-cell office:value-type="float" office:value="18836" calcext:value-type="float">
            <text:p>188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793853999999556" calcext:value-type="float">
            <text:p>0,793853999999556</text:p>
          </table:table-cell>
          <table:table-cell office:value-type="string" calcext:value-type="string">
            <text:p><text:s/>[23] </text:p>
          </table:table-cell>
          <table:table-cell office:value-type="float" office:value="0.0340860000005705" calcext:value-type="float">
            <text:p>0,034086000000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8.97377218292" calcext:value-type="float">
            <text:p>2328,97377218292</text:p>
          </table:table-cell>
        </table:table-row>
        <table:table-row table:style-name="ro1">
          <table:table-cell office:value-type="float" office:value="18837" calcext:value-type="float">
            <text:p>188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804411000000073" calcext:value-type="float">
            <text:p>0,804411000000073</text:p>
          </table:table-cell>
          <table:table-cell office:value-type="string" calcext:value-type="string">
            <text:p><text:s/>[23] </text:p>
          </table:table-cell>
          <table:table-cell office:value-type="float" office:value="0.0847530000000916" calcext:value-type="float">
            <text:p>0,08475300000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9.123924815881" calcext:value-type="float">
            <text:p>949,123924815881</text:p>
          </table:table-cell>
        </table:table-row>
        <table:table-row table:style-name="ro1">
          <table:table-cell office:value-type="float" office:value="18838" calcext:value-type="float">
            <text:p>188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52481999999872" calcext:value-type="float">
            <text:p>0,752481999999872</text:p>
          </table:table-cell>
          <table:table-cell office:value-type="string" calcext:value-type="string">
            <text:p><text:s/>[23] </text:p>
          </table:table-cell>
          <table:table-cell office:value-type="float" office:value="0.059346000000005" calcext:value-type="float">
            <text:p>0,059346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7.95740235199" calcext:value-type="float">
            <text:p>1267,95740235199</text:p>
          </table:table-cell>
        </table:table-row>
        <table:table-row table:style-name="ro1">
          <table:table-cell office:value-type="float" office:value="18839" calcext:value-type="float">
            <text:p>188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41548000000512" calcext:value-type="float">
            <text:p>0,641548000000512</text:p>
          </table:table-cell>
          <table:table-cell office:value-type="string" calcext:value-type="string">
            <text:p><text:s/>[23] </text:p>
          </table:table-cell>
          <table:table-cell office:value-type="float" office:value="0.0592440000000352" calcext:value-type="float">
            <text:p>0,0592440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2.89109445704" calcext:value-type="float">
            <text:p>1082,89109445704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36462999999822" calcext:value-type="float">
            <text:p>0,636462999999822</text:p>
          </table:table-cell>
          <table:table-cell office:value-type="string" calcext:value-type="string">
            <text:p><text:s/>[23] </text:p>
          </table:table-cell>
          <table:table-cell office:value-type="float" office:value="0.0984559999997146" calcext:value-type="float">
            <text:p>0,098455999999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6.444096857141" calcext:value-type="float">
            <text:p>646,444096857141</text:p>
          </table:table-cell>
        </table:table-row>
        <table:table-row table:style-name="ro1">
          <table:table-cell office:value-type="float" office:value="18841" calcext:value-type="float">
            <text:p>18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957714999999553" calcext:value-type="float">
            <text:p>0,957714999999553</text:p>
          </table:table-cell>
          <table:table-cell office:value-type="string" calcext:value-type="string">
            <text:p><text:s/>[23] </text:p>
          </table:table-cell>
          <table:table-cell office:value-type="float" office:value="0.0673399999996036" calcext:value-type="float">
            <text:p>0,067339999999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2.2081972159" calcext:value-type="float">
            <text:p>1422,2081972159</text:p>
          </table:table-cell>
        </table:table-row>
        <table:table-row table:style-name="ro1">
          <table:table-cell office:value-type="float" office:value="18842" calcext:value-type="float">
            <text:p>188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7] </text:p>
          </table:table-cell>
          <table:table-cell office:value-type="float" office:value="0.42771300000004" calcext:value-type="float">
            <text:p>0,42771300000004</text:p>
          </table:table-cell>
          <table:table-cell office:value-type="string" calcext:value-type="string">
            <text:p><text:s/>[23] </text:p>
          </table:table-cell>
          <table:table-cell office:value-type="float" office:value="0.0157589999998891" calcext:value-type="float">
            <text:p>0,015758999999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4.08718829273" calcext:value-type="float">
            <text:p>2714,08718829273</text:p>
          </table:table-cell>
        </table:table-row>
        <table:table-row table:style-name="ro1">
          <table:table-cell office:value-type="float" office:value="18843" calcext:value-type="float">
            <text:p>18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426728000000367" calcext:value-type="float">
            <text:p>0,426728000000367</text:p>
          </table:table-cell>
          <table:table-cell office:value-type="string" calcext:value-type="string">
            <text:p><text:s/>[23] </text:p>
          </table:table-cell>
          <table:table-cell office:value-type="float" office:value="0.0153150000005553" calcext:value-type="float">
            <text:p>0,015315000000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6.3401892582" calcext:value-type="float">
            <text:p>2786,3401892582</text:p>
          </table:table-cell>
        </table:table-row>
        <table:table-row table:style-name="ro1">
          <table:table-cell office:value-type="float" office:value="18844" calcext:value-type="float">
            <text:p>1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8] </text:p>
          </table:table-cell>
          <table:table-cell office:value-type="float" office:value="0.338165999999546" calcext:value-type="float">
            <text:p>0,338165999999546</text:p>
          </table:table-cell>
          <table:table-cell office:value-type="string" calcext:value-type="string">
            <text:p><text:s/>[23] </text:p>
          </table:table-cell>
          <table:table-cell office:value-type="float" office:value="0.0158650000003036" calcext:value-type="float">
            <text:p>0,015865000000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1.52221867681" calcext:value-type="float">
            <text:p>2131,52221867681</text:p>
          </table:table-cell>
        </table:table-row>
        <table:table-row table:style-name="ro1">
          <table:table-cell office:value-type="float" office:value="18845" calcext:value-type="float">
            <text:p>1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8] </text:p>
          </table:table-cell>
          <table:table-cell office:value-type="float" office:value="0.462233999999626" calcext:value-type="float">
            <text:p>0,462233999999626</text:p>
          </table:table-cell>
          <table:table-cell office:value-type="string" calcext:value-type="string">
            <text:p><text:s/>[23] </text:p>
          </table:table-cell>
          <table:table-cell office:value-type="float" office:value="0.0145910000001095" calcext:value-type="float">
            <text:p>0,014591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7.93914053977" calcext:value-type="float">
            <text:p>3167,93914053977</text:p>
          </table:table-cell>
        </table:table-row>
        <table:table-row table:style-name="ro1">
          <table:table-cell office:value-type="float" office:value="18846" calcext:value-type="float">
            <text:p>1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9] </text:p>
          </table:table-cell>
          <table:table-cell office:value-type="float" office:value="0.359194000000571" calcext:value-type="float">
            <text:p>0,359194000000571</text:p>
          </table:table-cell>
          <table:table-cell office:value-type="string" calcext:value-type="string">
            <text:p><text:s/>[23] </text:p>
          </table:table-cell>
          <table:table-cell office:value-type="float" office:value="0.015215000000353" calcext:value-type="float">
            <text:p>0,015215000000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.78869531539" calcext:value-type="float">
            <text:p>2360,78869531539</text:p>
          </table:table-cell>
        </table:table-row>
        <table:table-row table:style-name="ro1">
          <table:table-cell office:value-type="float" office:value="18847" calcext:value-type="float">
            <text:p>1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493838000000323" calcext:value-type="float">
            <text:p>0,493838000000323</text:p>
          </table:table-cell>
          <table:table-cell office:value-type="string" calcext:value-type="string">
            <text:p><text:s/>[23] </text:p>
          </table:table-cell>
          <table:table-cell office:value-type="float" office:value="0.0140039999996588" calcext:value-type="float">
            <text:p>0,014003999999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6.40674101938" calcext:value-type="float">
            <text:p>3526,40674101938</text:p>
          </table:table-cell>
        </table:table-row>
        <table:table-row table:style-name="ro1">
          <table:table-cell office:value-type="float" office:value="18848" calcext:value-type="float">
            <text:p>18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566235999999662" calcext:value-type="float">
            <text:p>0,566235999999662</text:p>
          </table:table-cell>
          <table:table-cell office:value-type="string" calcext:value-type="string">
            <text:p><text:s/>[23] </text:p>
          </table:table-cell>
          <table:table-cell office:value-type="float" office:value="0.0165609999994558" calcext:value-type="float">
            <text:p>0,016560999999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9.09305004691" calcext:value-type="float">
            <text:p>3419,09305004691</text:p>
          </table:table-cell>
        </table:table-row>
        <table:table-row table:style-name="ro1">
          <table:table-cell office:value-type="float" office:value="18849" calcext:value-type="float">
            <text:p>18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2553300000036" calcext:value-type="float">
            <text:p>0,62553300000036</text:p>
          </table:table-cell>
          <table:table-cell office:value-type="string" calcext:value-type="string">
            <text:p><text:s/>[23] </text:p>
          </table:table-cell>
          <table:table-cell office:value-type="float" office:value="0.0168119999998453" calcext:value-type="float">
            <text:p>0,016811999999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0.75303358385" calcext:value-type="float">
            <text:p>3720,75303358385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437914000000092" calcext:value-type="float">
            <text:p>0,437914000000092</text:p>
          </table:table-cell>
          <table:table-cell office:value-type="string" calcext:value-type="string">
            <text:p><text:s/>[23] </text:p>
          </table:table-cell>
          <table:table-cell office:value-type="float" office:value="0.0149650000003021" calcext:value-type="float">
            <text:p>0,014965000000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.25459399433" calcext:value-type="float">
            <text:p>2926,25459399433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16006999999627" calcext:value-type="float">
            <text:p>0,616006999999627</text:p>
          </table:table-cell>
          <table:table-cell office:value-type="string" calcext:value-type="string">
            <text:p><text:s/>[23] </text:p>
          </table:table-cell>
          <table:table-cell office:value-type="float" office:value="0.0138180000003558" calcext:value-type="float">
            <text:p>0,013818000000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58.00405256741" calcext:value-type="float">
            <text:p>4458,00405256741</text:p>
          </table:table-cell>
        </table:table-row>
        <table:table-row table:style-name="ro1">
          <table:table-cell office:value-type="float" office:value="18852" calcext:value-type="float">
            <text:p>188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26352000000406" calcext:value-type="float">
            <text:p>0,426352000000406</text:p>
          </table:table-cell>
          <table:table-cell office:value-type="string" calcext:value-type="string">
            <text:p><text:s/>[23] </text:p>
          </table:table-cell>
          <table:table-cell office:value-type="float" office:value="0.0157909999998083" calcext:value-type="float">
            <text:p>0,015790999999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9.96833642951" calcext:value-type="float">
            <text:p>2699,96833642951</text:p>
          </table:table-cell>
        </table:table-row>
        <table:table-row table:style-name="ro1">
          <table:table-cell office:value-type="float" office:value="18853" calcext:value-type="float">
            <text:p>1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23929000000499" calcext:value-type="float">
            <text:p>0,423929000000499</text:p>
          </table:table-cell>
          <table:table-cell office:value-type="string" calcext:value-type="string">
            <text:p><text:s/>[23] </text:p>
          </table:table-cell>
          <table:table-cell office:value-type="float" office:value="0.0151679999999033" calcext:value-type="float">
            <text:p>0,015167999999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4.89055909284" calcext:value-type="float">
            <text:p>2794,89055909284</text:p>
          </table:table-cell>
        </table:table-row>
        <table:table-row table:style-name="ro1">
          <table:table-cell office:value-type="float" office:value="18854" calcext:value-type="float">
            <text:p>18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3134100000043" calcext:value-type="float">
            <text:p>0,43134100000043</text:p>
          </table:table-cell>
          <table:table-cell office:value-type="string" calcext:value-type="string">
            <text:p><text:s/>[23] </text:p>
          </table:table-cell>
          <table:table-cell office:value-type="float" office:value="0.0147959999994782" calcext:value-type="float">
            <text:p>0,014795999999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5.25412284158" calcext:value-type="float">
            <text:p>2915,25412284158</text:p>
          </table:table-cell>
        </table:table-row>
        <table:table-row table:style-name="ro1">
          <table:table-cell office:value-type="float" office:value="18855" calcext:value-type="float">
            <text:p>18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602124000000003" calcext:value-type="float">
            <text:p>0,602124000000003</text:p>
          </table:table-cell>
          <table:table-cell office:value-type="string" calcext:value-type="string">
            <text:p><text:s/>[23] </text:p>
          </table:table-cell>
          <table:table-cell office:value-type="float" office:value="0.0134600000001228" calcext:value-type="float">
            <text:p>0,013460000000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3.43239223261" calcext:value-type="float">
            <text:p>4473,43239223261</text:p>
          </table:table-cell>
        </table:table-row>
        <table:table-row table:style-name="ro1">
          <table:table-cell office:value-type="float" office:value="18856" calcext:value-type="float">
            <text:p>18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736621000000014" calcext:value-type="float">
            <text:p>0,736621000000014</text:p>
          </table:table-cell>
          <table:table-cell office:value-type="string" calcext:value-type="string">
            <text:p><text:s/>[23] </text:p>
          </table:table-cell>
          <table:table-cell office:value-type="float" office:value="0.036975999999413" calcext:value-type="float">
            <text:p>0,036975999999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.15977934797" calcext:value-type="float">
            <text:p>1992,15977934797</text:p>
          </table:table-cell>
        </table:table-row>
        <table:table-row table:style-name="ro1">
          <table:table-cell office:value-type="float" office:value="18857" calcext:value-type="float">
            <text:p>188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43952000000354" calcext:value-type="float">
            <text:p>0,643952000000354</text:p>
          </table:table-cell>
          <table:table-cell office:value-type="string" calcext:value-type="string">
            <text:p><text:s/>[23] </text:p>
          </table:table-cell>
          <table:table-cell office:value-type="float" office:value="0.0354269999997996" calcext:value-type="float">
            <text:p>0,035426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7.68707484121" calcext:value-type="float">
            <text:p>1817,68707484121</text:p>
          </table:table-cell>
        </table:table-row>
        <table:table-row table:style-name="ro1">
          <table:table-cell office:value-type="float" office:value="18858" calcext:value-type="float">
            <text:p>188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66087299999981" calcext:value-type="float">
            <text:p>0,66087299999981</text:p>
          </table:table-cell>
          <table:table-cell office:value-type="string" calcext:value-type="string">
            <text:p><text:s/>[23] </text:p>
          </table:table-cell>
          <table:table-cell office:value-type="float" office:value="0.061518999999862" calcext:value-type="float">
            <text:p>0,061518999999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4.2583592082" calcext:value-type="float">
            <text:p>1074,2583592082</text:p>
          </table:table-cell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98621600000024" calcext:value-type="float">
            <text:p>0,98621600000024</text:p>
          </table:table-cell>
          <table:table-cell office:value-type="string" calcext:value-type="string">
            <text:p><text:s/>[23] </text:p>
          </table:table-cell>
          <table:table-cell office:value-type="float" office:value="0.0379869999997027" calcext:value-type="float">
            <text:p>0,037986999999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6.193434617" calcext:value-type="float">
            <text:p>2596,193434617</text:p>
          </table:table-cell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17330000000038" calcext:value-type="float">
            <text:p>0,617330000000038</text:p>
          </table:table-cell>
          <table:table-cell office:value-type="string" calcext:value-type="string">
            <text:p><text:s/>[23] </text:p>
          </table:table-cell>
          <table:table-cell office:value-type="float" office:value="0.0808719999995446" calcext:value-type="float">
            <text:p>0,080871999999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3.342071425851" calcext:value-type="float">
            <text:p>763,342071425851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02586999999403" calcext:value-type="float">
            <text:p>0,602586999999403</text:p>
          </table:table-cell>
          <table:table-cell office:value-type="string" calcext:value-type="string">
            <text:p><text:s/>[23] </text:p>
          </table:table-cell>
          <table:table-cell office:value-type="float" office:value="0.035425000000032" calcext:value-type="float">
            <text:p>0,035425000000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1.02187720214" calcext:value-type="float">
            <text:p>1701,02187720214</text:p>
          </table:table-cell>
        </table:table-row>
        <table:table-row table:style-name="ro1">
          <table:table-cell office:value-type="float" office:value="18862" calcext:value-type="float">
            <text:p>18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00924999999734" calcext:value-type="float">
            <text:p>0,600924999999734</text:p>
          </table:table-cell>
          <table:table-cell office:value-type="string" calcext:value-type="string">
            <text:p><text:s/>[23] </text:p>
          </table:table-cell>
          <table:table-cell office:value-type="float" office:value="0.0636679999997796" calcext:value-type="float">
            <text:p>0,06366799999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.841490233421" calcext:value-type="float">
            <text:p>943,841490233421</text:p>
          </table:table-cell>
        </table:table-row>
        <table:table-row table:style-name="ro1">
          <table:table-cell office:value-type="float" office:value="18863" calcext:value-type="float">
            <text:p>1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896283999999469" calcext:value-type="float">
            <text:p>0,896283999999469</text:p>
          </table:table-cell>
          <table:table-cell office:value-type="string" calcext:value-type="string">
            <text:p><text:s/>[23] </text:p>
          </table:table-cell>
          <table:table-cell office:value-type="float" office:value="0.0382750000007945" calcext:value-type="float">
            <text:p>0,038275000000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1.69562372531" calcext:value-type="float">
            <text:p>2341,69562372531</text:p>
          </table:table-cell>
        </table:table-row>
        <table:table-row table:style-name="ro1">
          <table:table-cell office:value-type="float" office:value="18864" calcext:value-type="float">
            <text:p>18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63102600000002" calcext:value-type="float">
            <text:p>0,63102600000002</text:p>
          </table:table-cell>
          <table:table-cell office:value-type="string" calcext:value-type="string">
            <text:p><text:s/>[23] </text:p>
          </table:table-cell>
          <table:table-cell office:value-type="float" office:value="0.0415399999992587" calcext:value-type="float">
            <text:p>0,041539999999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9.08040445662" calcext:value-type="float">
            <text:p>1519,08040445662</text:p>
          </table:table-cell>
        </table:table-row>
        <table:table-row table:style-name="ro1">
          <table:table-cell office:value-type="float" office:value="18865" calcext:value-type="float">
            <text:p>18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833936999999423" calcext:value-type="float">
            <text:p>0,833936999999423</text:p>
          </table:table-cell>
          <table:table-cell office:value-type="string" calcext:value-type="string">
            <text:p><text:s/>[23] </text:p>
          </table:table-cell>
          <table:table-cell office:value-type="float" office:value="0.0296980000002804" calcext:value-type="float">
            <text:p>0,029698000000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8.05778164034" calcext:value-type="float">
            <text:p>2808,05778164034</text:p>
          </table:table-cell>
        </table:table-row>
        <table:table-row table:style-name="ro1">
          <table:table-cell office:value-type="float" office:value="18866" calcext:value-type="float">
            <text:p>1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32594699999936" calcext:value-type="float">
            <text:p>0,32594699999936</text:p>
          </table:table-cell>
          <table:table-cell office:value-type="string" calcext:value-type="string">
            <text:p><text:s/>[23] </text:p>
          </table:table-cell>
          <table:table-cell office:value-type="float" office:value="0.0148600000002261" calcext:value-type="float">
            <text:p>0,014860000000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3.4522206891" calcext:value-type="float">
            <text:p>2193,4522206891</text:p>
          </table:table-cell>
        </table:table-row>
        <table:table-row table:style-name="ro1">
          <table:table-cell office:value-type="float" office:value="18867" calcext:value-type="float">
            <text:p>1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] </text:p>
          </table:table-cell>
          <table:table-cell office:value-type="float" office:value="0.474489999999605" calcext:value-type="float">
            <text:p>0,474489999999605</text:p>
          </table:table-cell>
          <table:table-cell office:value-type="string" calcext:value-type="string">
            <text:p><text:s/>[23] </text:p>
          </table:table-cell>
          <table:table-cell office:value-type="float" office:value="0.014948999999433" calcext:value-type="float">
            <text:p>0,014948999999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4.05846556694" calcext:value-type="float">
            <text:p>3174,05846556694</text:p>
          </table:table-cell>
        </table:table-row>
        <table:table-row table:style-name="ro1">
          <table:table-cell office:value-type="float" office:value="18868" calcext:value-type="float">
            <text:p>1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350308000000041" calcext:value-type="float">
            <text:p>0,350308000000041</text:p>
          </table:table-cell>
          <table:table-cell office:value-type="string" calcext:value-type="string">
            <text:p><text:s/>[23] </text:p>
          </table:table-cell>
          <table:table-cell office:value-type="float" office:value="0.0143549999993411" calcext:value-type="float">
            <text:p>0,014354999999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0.32044594999" calcext:value-type="float">
            <text:p>2440,32044594999</text:p>
          </table:table-cell>
        </table:table-row>
        <table:table-row table:style-name="ro1">
          <table:table-cell office:value-type="float" office:value="18869" calcext:value-type="float">
            <text:p>1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] </text:p>
          </table:table-cell>
          <table:table-cell office:value-type="float" office:value="0.439790999999786" calcext:value-type="float">
            <text:p>0,439790999999786</text:p>
          </table:table-cell>
          <table:table-cell office:value-type="string" calcext:value-type="string">
            <text:p><text:s/>[23] </text:p>
          </table:table-cell>
          <table:table-cell office:value-type="float" office:value="0.0138179999994463" calcext:value-type="float">
            <text:p>0,013817999999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2.73990459841" calcext:value-type="float">
            <text:p>3182,73990459841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8] </text:p>
          </table:table-cell>
          <table:table-cell office:value-type="float" office:value="0.536921999999322" calcext:value-type="float">
            <text:p>0,536921999999322</text:p>
          </table:table-cell>
          <table:table-cell office:value-type="string" calcext:value-type="string">
            <text:p><text:s/>[23] </text:p>
          </table:table-cell>
          <table:table-cell office:value-type="float" office:value="0.0145519999996395" calcext:value-type="float">
            <text:p>0,01455199999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9.67839480912" calcext:value-type="float">
            <text:p>3689,67839480912</text:p>
          </table:table-cell>
        </table:table-row>
        <table:table-row table:style-name="ro1">
          <table:table-cell office:value-type="float" office:value="18871" calcext:value-type="float">
            <text:p>1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8] </text:p>
          </table:table-cell>
          <table:table-cell office:value-type="float" office:value="0.512869000000137" calcext:value-type="float">
            <text:p>0,512869000000137</text:p>
          </table:table-cell>
          <table:table-cell office:value-type="string" calcext:value-type="string">
            <text:p><text:s/>[23] </text:p>
          </table:table-cell>
          <table:table-cell office:value-type="float" office:value="0.0144450000007055" calcext:value-type="float">
            <text:p>0,014445000000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0.49498078982" calcext:value-type="float">
            <text:p>3550,49498078982</text:p>
          </table:table-cell>
        </table:table-row>
        <table:table-row table:style-name="ro1">
          <table:table-cell office:value-type="float" office:value="18872" calcext:value-type="float">
            <text:p>1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8] </text:p>
          </table:table-cell>
          <table:table-cell office:value-type="float" office:value="0.457954999999856" calcext:value-type="float">
            <text:p>0,457954999999856</text:p>
          </table:table-cell>
          <table:table-cell office:value-type="string" calcext:value-type="string">
            <text:p><text:s/>[23] </text:p>
          </table:table-cell>
          <table:table-cell office:value-type="float" office:value="0.0140339999998105" calcext:value-type="float">
            <text:p>0,014033999999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3.18227166909" calcext:value-type="float">
            <text:p>3263,18227166909</text:p>
          </table:table-cell>
        </table:table-row>
        <table:table-row table:style-name="ro1">
          <table:table-cell office:value-type="float" office:value="18873" calcext:value-type="float">
            <text:p>1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8] </text:p>
          </table:table-cell>
          <table:table-cell office:value-type="float" office:value="0.460671999999249" calcext:value-type="float">
            <text:p>0,460671999999249</text:p>
          </table:table-cell>
          <table:table-cell office:value-type="string" calcext:value-type="string">
            <text:p><text:s/>[23] </text:p>
          </table:table-cell>
          <table:table-cell office:value-type="float" office:value="0.0136579999998503" calcext:value-type="float">
            <text:p>0,01365799999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2.90965005344" calcext:value-type="float">
            <text:p>3372,90965005344</text:p>
          </table:table-cell>
        </table:table-row>
        <table:table-row table:style-name="ro1">
          <table:table-cell office:value-type="float" office:value="18874" calcext:value-type="float">
            <text:p>1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355650999999852" calcext:value-type="float">
            <text:p>0,355650999999852</text:p>
          </table:table-cell>
          <table:table-cell office:value-type="string" calcext:value-type="string">
            <text:p><text:s/>[23] </text:p>
          </table:table-cell>
          <table:table-cell office:value-type="float" office:value="0.0148479999998017" calcext:value-type="float">
            <text:p>0,014847999999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5.27882546203" calcext:value-type="float">
            <text:p>2395,27882546203</text:p>
          </table:table-cell>
        </table:table-row>
        <table:table-row table:style-name="ro1">
          <table:table-cell office:value-type="float" office:value="18875" calcext:value-type="float">
            <text:p>1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515790000000379" calcext:value-type="float">
            <text:p>0,515790000000379</text:p>
          </table:table-cell>
          <table:table-cell office:value-type="string" calcext:value-type="string">
            <text:p><text:s/>[23] </text:p>
          </table:table-cell>
          <table:table-cell office:value-type="float" office:value="0.0145910000001095" calcext:value-type="float">
            <text:p>0,014591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4.98732092734" calcext:value-type="float">
            <text:p>3534,98732092734</text:p>
          </table:table-cell>
        </table:table-row>
        <table:table-row table:style-name="ro1">
          <table:table-cell office:value-type="float" office:value="18876" calcext:value-type="float">
            <text:p>1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355707000000621" calcext:value-type="float">
            <text:p>0,355707000000621</text:p>
          </table:table-cell>
          <table:table-cell office:value-type="string" calcext:value-type="string">
            <text:p><text:s/>[23] </text:p>
          </table:table-cell>
          <table:table-cell office:value-type="float" office:value="0.0140959999998813" calcext:value-type="float">
            <text:p>0,014095999999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3.4605562118" calcext:value-type="float">
            <text:p>2523,4605562118</text:p>
          </table:table-cell>
        </table:table-row>
        <table:table-row table:style-name="ro1">
          <table:table-cell office:value-type="float" office:value="18877" calcext:value-type="float">
            <text:p>1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470737999999983" calcext:value-type="float">
            <text:p>0,470737999999983</text:p>
          </table:table-cell>
          <table:table-cell office:value-type="string" calcext:value-type="string">
            <text:p><text:s/>[23] </text:p>
          </table:table-cell>
          <table:table-cell office:value-type="float" office:value="0.0132030000004306" calcext:value-type="float">
            <text:p>0,013203000000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5.38665443179" calcext:value-type="float">
            <text:p>3565,38665443179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43936000000576" calcext:value-type="float">
            <text:p>0,443936000000576</text:p>
          </table:table-cell>
          <table:table-cell office:value-type="string" calcext:value-type="string">
            <text:p><text:s/>[23] </text:p>
          </table:table-cell>
          <table:table-cell office:value-type="float" office:value="0.0157220000000962" calcext:value-type="float">
            <text:p>0,015722000000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3.66111180423" calcext:value-type="float">
            <text:p>2823,66111180423</text:p>
          </table:table-cell>
        </table:table-row>
        <table:table-row table:style-name="ro1">
          <table:table-cell office:value-type="float" office:value="18879" calcext:value-type="float">
            <text:p>1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3627799999922" calcext:value-type="float">
            <text:p>0,43627799999922</text:p>
          </table:table-cell>
          <table:table-cell office:value-type="string" calcext:value-type="string">
            <text:p><text:s/>[23] </text:p>
          </table:table-cell>
          <table:table-cell office:value-type="float" office:value="0.015252999999575" calcext:value-type="float">
            <text:p>0,015252999999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0.27666695979" calcext:value-type="float">
            <text:p>2860,27666695979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3] </text:p>
          </table:table-cell>
          <table:table-cell office:value-type="float" office:value="0.427343999999721" calcext:value-type="float">
            <text:p>0,427343999999721</text:p>
          </table:table-cell>
          <table:table-cell office:value-type="string" calcext:value-type="string">
            <text:p><text:s/>[23] </text:p>
          </table:table-cell>
          <table:table-cell office:value-type="float" office:value="0.0144919999993363" calcext:value-type="float">
            <text:p>0,014491999999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8.82693913396" calcext:value-type="float">
            <text:p>2948,82693913396</text:p>
          </table:table-cell>
        </table:table-row>
        <table:table-row table:style-name="ro1">
          <table:table-cell office:value-type="float" office:value="18881" calcext:value-type="float">
            <text:p>1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649556000000302" calcext:value-type="float">
            <text:p>0,649556000000302</text:p>
          </table:table-cell>
          <table:table-cell office:value-type="string" calcext:value-type="string">
            <text:p><text:s/>[23] </text:p>
          </table:table-cell>
          <table:table-cell office:value-type="float" office:value="0.0133900000000722" calcext:value-type="float">
            <text:p>0,0133900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1.05302462137" calcext:value-type="float">
            <text:p>4851,05302462137</text:p>
          </table:table-cell>
        </table:table-row>
        <table:table-row table:style-name="ro1">
          <table:table-cell office:value-type="float" office:value="18882" calcext:value-type="float">
            <text:p>18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433869999999843" calcext:value-type="float">
            <text:p>0,433869999999843</text:p>
          </table:table-cell>
          <table:table-cell office:value-type="string" calcext:value-type="string">
            <text:p><text:s/>[23] </text:p>
          </table:table-cell>
          <table:table-cell office:value-type="float" office:value="0.0160590000004959" calcext:value-type="float">
            <text:p>0,016059000000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1.72488938567" calcext:value-type="float">
            <text:p>2701,72488938567</text:p>
          </table:table-cell>
        </table:table-row>
        <table:table-row table:style-name="ro1">
          <table:table-cell office:value-type="float" office:value="18883" calcext:value-type="float">
            <text:p>1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432593999999881" calcext:value-type="float">
            <text:p>0,432593999999881</text:p>
          </table:table-cell>
          <table:table-cell office:value-type="string" calcext:value-type="string">
            <text:p><text:s/>[23] </text:p>
          </table:table-cell>
          <table:table-cell office:value-type="float" office:value="0.0155839999997625" calcext:value-type="float">
            <text:p>0,0155839999997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5.88552365551" calcext:value-type="float">
            <text:p>2775,88552365551</text:p>
          </table:table-cell>
        </table:table-row>
        <table:table-row table:style-name="ro1">
          <table:table-cell office:value-type="float" office:value="18884" calcext:value-type="float">
            <text:p>18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3] </text:p>
          </table:table-cell>
          <table:table-cell office:value-type="float" office:value="0.602584999999635" calcext:value-type="float">
            <text:p>0,602584999999635</text:p>
          </table:table-cell>
          <table:table-cell office:value-type="string" calcext:value-type="string">
            <text:p><text:s/>[23] </text:p>
          </table:table-cell>
          <table:table-cell office:value-type="float" office:value="0.0142949999999473" calcext:value-type="float">
            <text:p>0,0142949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5.35501925048" calcext:value-type="float">
            <text:p>4215,35501925048</text:p>
          </table:table-cell>
        </table:table-row>
        <table:table-row table:style-name="ro1">
          <table:table-cell office:value-type="float" office:value="18885" calcext:value-type="float">
            <text:p>1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3] </text:p>
          </table:table-cell>
          <table:table-cell office:value-type="float" office:value="0.680872999999338" calcext:value-type="float">
            <text:p>0,680872999999338</text:p>
          </table:table-cell>
          <table:table-cell office:value-type="string" calcext:value-type="string">
            <text:p><text:s/>[23] </text:p>
          </table:table-cell>
          <table:table-cell office:value-type="float" office:value="0.0128930000000764" calcext:value-type="float">
            <text:p>0,012893000000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0.95090355465" calcext:value-type="float">
            <text:p>5280,95090355465</text:p>
          </table:table-cell>
        </table:table-row>
        <table:table-row table:style-name="ro1">
          <table:table-cell office:value-type="float" office:value="18886" calcext:value-type="float">
            <text:p>1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833000000002357" calcext:value-type="float">
            <text:p>0,083300000000236</text:p>
          </table:table-cell>
          <table:table-cell office:value-type="string" calcext:value-type="string">
            <text:p><text:s/>[23] </text:p>
          </table:table-cell>
          <table:table-cell office:value-type="float" office:value="0.013756999999714" calcext:value-type="float">
            <text:p>0,013756999999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.509922235715" calcext:value-type="float">
            <text:p>605,509922235715</text:p>
          </table:table-cell>
        </table:table-row>
        <table:table-row table:style-name="ro1">
          <table:table-cell office:value-type="float" office:value="18887" calcext:value-type="float">
            <text:p>1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785580000001573" calcext:value-type="float">
            <text:p>0,078558000000157</text:p>
          </table:table-cell>
          <table:table-cell office:value-type="string" calcext:value-type="string">
            <text:p><text:s/>[23] </text:p>
          </table:table-cell>
          <table:table-cell office:value-type="float" office:value="0.0136190000002898" calcext:value-type="float">
            <text:p>0,01361900000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6.826492389203" calcext:value-type="float">
            <text:p>576,826492389203</text:p>
          </table:table-cell>
        </table:table-row>
        <table:table-row table:style-name="ro1">
          <table:table-cell office:value-type="float" office:value="18888" calcext:value-type="float">
            <text:p>18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51725000000442" calcext:value-type="float">
            <text:p>0,851725000000442</text:p>
          </table:table-cell>
          <table:table-cell office:value-type="string" calcext:value-type="string">
            <text:p><text:s/>[38] </text:p>
          </table:table-cell>
          <table:table-cell office:value-type="float" office:value="0.119150999999874" calcext:value-type="float">
            <text:p>0,119150999999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.828243154771" calcext:value-type="float">
            <text:p>714,828243154771</text:p>
          </table:table-cell>
        </table:table-row>
        <table:table-row table:style-name="ro1">
          <table:table-cell office:value-type="float" office:value="18889" calcext:value-type="float">
            <text:p>188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81384000000253" calcext:value-type="float">
            <text:p>0,881384000000253</text:p>
          </table:table-cell>
          <table:table-cell office:value-type="string" calcext:value-type="string">
            <text:p><text:s/>[38] </text:p>
          </table:table-cell>
          <table:table-cell office:value-type="float" office:value="0.115424999999959" calcext:value-type="float">
            <text:p>0,115424999999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3.598873728017" calcext:value-type="float">
            <text:p>763,598873728017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35610499999984" calcext:value-type="float">
            <text:p>1,35610499999984</text:p>
          </table:table-cell>
          <table:table-cell office:value-type="string" calcext:value-type="string">
            <text:p><text:s/>[38] </text:p>
          </table:table-cell>
          <table:table-cell office:value-type="float" office:value="0.145422000000508" calcext:value-type="float">
            <text:p>0,145422000000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2.53084127237" calcext:value-type="float">
            <text:p>932,53084127237</text:p>
          </table:table-cell>
        </table:table-row>
        <table:table-row table:style-name="ro1">
          <table:table-cell office:value-type="float" office:value="18891" calcext:value-type="float">
            <text:p>188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47834000000148" calcext:value-type="float">
            <text:p>0,847834000000148</text:p>
          </table:table-cell>
          <table:table-cell office:value-type="string" calcext:value-type="string">
            <text:p><text:s/>[38] </text:p>
          </table:table-cell>
          <table:table-cell office:value-type="float" office:value="0.129789999999957" calcext:value-type="float">
            <text:p>0,129789999999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.235226134854" calcext:value-type="float">
            <text:p>653,235226134854</text:p>
          </table:table-cell>
        </table:table-row>
        <table:table-row table:style-name="ro1">
          <table:table-cell office:value-type="float" office:value="18892" calcext:value-type="float">
            <text:p>188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55117999999493" calcext:value-type="float">
            <text:p>0,855117999999493</text:p>
          </table:table-cell>
          <table:table-cell office:value-type="string" calcext:value-type="string">
            <text:p><text:s/>[38] </text:p>
          </table:table-cell>
          <table:table-cell office:value-type="float" office:value="0.131079000000682" calcext:value-type="float">
            <text:p>0,131079000000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.368419041223" calcext:value-type="float">
            <text:p>652,368419041223</text:p>
          </table:table-cell>
        </table:table-row>
        <table:table-row table:style-name="ro1">
          <table:table-cell office:value-type="float" office:value="18893" calcext:value-type="float">
            <text:p>18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42886099999942" calcext:value-type="float">
            <text:p>1,42886099999942</text:p>
          </table:table-cell>
          <table:table-cell office:value-type="string" calcext:value-type="string">
            <text:p><text:s/>[38] </text:p>
          </table:table-cell>
          <table:table-cell office:value-type="float" office:value="0.197213000000374" calcext:value-type="float">
            <text:p>0,197213000000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4.526780687228" calcext:value-type="float">
            <text:p>724,526780687228</text:p>
          </table:table-cell>
        </table:table-row>
        <table:table-row table:style-name="ro1">
          <table:table-cell office:value-type="float" office:value="18894" calcext:value-type="float">
            <text:p>188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79221999999572" calcext:value-type="float">
            <text:p>0,879221999999572</text:p>
          </table:table-cell>
          <table:table-cell office:value-type="string" calcext:value-type="string">
            <text:p><text:s/>[38] </text:p>
          </table:table-cell>
          <table:table-cell office:value-type="float" office:value="0.14047599999958" calcext:value-type="float">
            <text:p>0,14047599999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.887696120475" calcext:value-type="float">
            <text:p>625,887696120475</text:p>
          </table:table-cell>
        </table:table-row>
        <table:table-row table:style-name="ro1">
          <table:table-cell office:value-type="float" office:value="18895" calcext:value-type="float">
            <text:p>18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82955000000038" calcext:value-type="float">
            <text:p>0,882955000000038</text:p>
          </table:table-cell>
          <table:table-cell office:value-type="string" calcext:value-type="string">
            <text:p><text:s/>[38] </text:p>
          </table:table-cell>
          <table:table-cell office:value-type="float" office:value="0.111023999999816" calcext:value-type="float">
            <text:p>0,111023999999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5.283001874823" calcext:value-type="float">
            <text:p>795,283001874823</text:p>
          </table:table-cell>
        </table:table-row>
        <table:table-row table:style-name="ro1">
          <table:table-cell office:value-type="float" office:value="18896" calcext:value-type="float">
            <text:p>18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36158099999921" calcext:value-type="float">
            <text:p>1,36158099999921</text:p>
          </table:table-cell>
          <table:table-cell office:value-type="string" calcext:value-type="string">
            <text:p><text:s/>[38] </text:p>
          </table:table-cell>
          <table:table-cell office:value-type="float" office:value="0.190686000000824" calcext:value-type="float">
            <text:p>0,190686000000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.043506074554" calcext:value-type="float">
            <text:p>714,043506074554</text:p>
          </table:table-cell>
        </table:table-row>
        <table:table-row table:style-name="ro1">
          <table:table-cell office:value-type="float" office:value="18897" calcext:value-type="float">
            <text:p>188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88992999999573" calcext:value-type="float">
            <text:p>0,888992999999573</text:p>
          </table:table-cell>
          <table:table-cell office:value-type="string" calcext:value-type="string">
            <text:p><text:s/>[38] </text:p>
          </table:table-cell>
          <table:table-cell office:value-type="float" office:value="0.113409999999931" calcext:value-type="float">
            <text:p>0,113409999999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.875319636819" calcext:value-type="float">
            <text:p>783,875319636819</text:p>
          </table:table-cell>
        </table:table-row>
        <table:table-row table:style-name="ro1">
          <table:table-cell office:value-type="float" office:value="18898" calcext:value-type="float">
            <text:p>188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9149010000001" calcext:value-type="float">
            <text:p>0,9149010000001</text:p>
          </table:table-cell>
          <table:table-cell office:value-type="string" calcext:value-type="string">
            <text:p><text:s/>[38] </text:p>
          </table:table-cell>
          <table:table-cell office:value-type="float" office:value="0.14429199999995" calcext:value-type="float">
            <text:p>0,144291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.062179469697" calcext:value-type="float">
            <text:p>634,062179469697</text:p>
          </table:table-cell>
        </table:table-row>
        <table:table-row table:style-name="ro1">
          <table:table-cell office:value-type="float" office:value="18899" calcext:value-type="float">
            <text:p>188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1.42940300000009" calcext:value-type="float">
            <text:p>1,42940300000009</text:p>
          </table:table-cell>
          <table:table-cell office:value-type="string" calcext:value-type="string">
            <text:p><text:s/>[38] </text:p>
          </table:table-cell>
          <table:table-cell office:value-type="float" office:value="0.173819999999978" calcext:value-type="float">
            <text:p>0,173819999999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.346680474212" calcext:value-type="float">
            <text:p>822,346680474212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684879999999794" calcext:value-type="float">
            <text:p>0,684879999999794</text:p>
          </table:table-cell>
          <table:table-cell office:value-type="string" calcext:value-type="string">
            <text:p><text:s/>[37] </text:p>
          </table:table-cell>
          <table:table-cell office:value-type="float" office:value="0.0886680000003253" calcext:value-type="float">
            <text:p>0,088668000000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.409437449002" calcext:value-type="float">
            <text:p>772,409437449002</text:p>
          </table:table-cell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9985999999626" calcext:value-type="float">
            <text:p>0,449985999999626</text:p>
          </table:table-cell>
          <table:table-cell office:value-type="string" calcext:value-type="string">
            <text:p><text:s/>[37] </text:p>
          </table:table-cell>
          <table:table-cell office:value-type="float" office:value="0.108271000000059" calcext:value-type="float">
            <text:p>0,108271000000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.610828383761" calcext:value-type="float">
            <text:p>415,610828383761</text:p>
          </table:table-cell>
        </table:table-row>
        <table:table-row table:style-name="ro1">
          <table:table-cell office:value-type="float" office:value="18902" calcext:value-type="float">
            <text:p>18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37915999999314" calcext:value-type="float">
            <text:p>0,537915999999314</text:p>
          </table:table-cell>
          <table:table-cell office:value-type="string" calcext:value-type="string">
            <text:p><text:s/>[37] </text:p>
          </table:table-cell>
          <table:table-cell office:value-type="float" office:value="0.253994000000603" calcext:value-type="float">
            <text:p>0,253994000000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.782955502113" calcext:value-type="float">
            <text:p>211,782955502113</text:p>
          </table:table-cell>
        </table:table-row>
        <table:table-row table:style-name="ro1">
          <table:table-cell office:value-type="float" office:value="18903" calcext:value-type="float">
            <text:p>18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586647999999514" calcext:value-type="float">
            <text:p>0,586647999999514</text:p>
          </table:table-cell>
          <table:table-cell office:value-type="string" calcext:value-type="string">
            <text:p><text:s/>[37] </text:p>
          </table:table-cell>
          <table:table-cell office:value-type="float" office:value="0.140807999999197" calcext:value-type="float">
            <text:p>0,140807999999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.629736948795" calcext:value-type="float">
            <text:p>416,629736948795</text:p>
          </table:table-cell>
        </table:table-row>
        <table:table-row table:style-name="ro1">
          <table:table-cell office:value-type="float" office:value="18904" calcext:value-type="float">
            <text:p>189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63150999999925" calcext:value-type="float">
            <text:p>0,463150999999925</text:p>
          </table:table-cell>
          <table:table-cell office:value-type="string" calcext:value-type="string">
            <text:p><text:s/>[37] </text:p>
          </table:table-cell>
          <table:table-cell office:value-type="float" office:value="0.0971840000001976" calcext:value-type="float">
            <text:p>0,097184000000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.571246294641" calcext:value-type="float">
            <text:p>476,571246294641</text:p>
          </table:table-cell>
        </table:table-row>
        <table:table-row table:style-name="ro1">
          <table:table-cell office:value-type="float" office:value="18905" calcext:value-type="float">
            <text:p>189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7410499999969" calcext:value-type="float">
            <text:p>0,57410499999969</text:p>
          </table:table-cell>
          <table:table-cell office:value-type="string" calcext:value-type="string">
            <text:p><text:s/>[37] </text:p>
          </table:table-cell>
          <table:table-cell office:value-type="float" office:value="0.150975000000471" calcext:value-type="float">
            <text:p>0,150975000000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.264944525847" calcext:value-type="float">
            <text:p>380,264944525847</text:p>
          </table:table-cell>
        </table:table-row>
        <table:table-row table:style-name="ro1">
          <table:table-cell office:value-type="float" office:value="18906" calcext:value-type="float">
            <text:p>189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589626999999382" calcext:value-type="float">
            <text:p>0,589626999999382</text:p>
          </table:table-cell>
          <table:table-cell office:value-type="string" calcext:value-type="string">
            <text:p><text:s/>[37] </text:p>
          </table:table-cell>
          <table:table-cell office:value-type="float" office:value="0.108927000000222" calcext:value-type="float">
            <text:p>0,108927000000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.304727017344" calcext:value-type="float">
            <text:p>541,304727017344</text:p>
          </table:table-cell>
        </table:table-row>
        <table:table-row table:style-name="ro1">
          <table:table-cell office:value-type="float" office:value="18907" calcext:value-type="float">
            <text:p>189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2226999999548" calcext:value-type="float">
            <text:p>0,442226999999548</text:p>
          </table:table-cell>
          <table:table-cell office:value-type="string" calcext:value-type="string">
            <text:p><text:s/>[37] </text:p>
          </table:table-cell>
          <table:table-cell office:value-type="float" office:value="0.0769769999997152" calcext:value-type="float">
            <text:p>0,076976999999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4.492380842569" calcext:value-type="float">
            <text:p>574,492380842569</text:p>
          </table:table-cell>
        </table:table-row>
        <table:table-row table:style-name="ro1">
          <table:table-cell office:value-type="float" office:value="18908" calcext:value-type="float">
            <text:p>18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67291999999725" calcext:value-type="float">
            <text:p>0,567291999999725</text:p>
          </table:table-cell>
          <table:table-cell office:value-type="string" calcext:value-type="string">
            <text:p><text:s/>[37] </text:p>
          </table:table-cell>
          <table:table-cell office:value-type="float" office:value="0.121414000000186" calcext:value-type="float">
            <text:p>0,121414000000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7.237715583751" calcext:value-type="float">
            <text:p>467,237715583751</text:p>
          </table:table-cell>
        </table:table-row>
        <table:table-row table:style-name="ro1">
          <table:table-cell office:value-type="float" office:value="18909" calcext:value-type="float">
            <text:p>189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4] </text:p>
          </table:table-cell>
          <table:table-cell office:value-type="float" office:value="0.559148999999707" calcext:value-type="float">
            <text:p>0,559148999999707</text:p>
          </table:table-cell>
          <table:table-cell office:value-type="string" calcext:value-type="string">
            <text:p><text:s/>[37] </text:p>
          </table:table-cell>
          <table:table-cell office:value-type="float" office:value="0.138740000000325" calcext:value-type="float">
            <text:p>0,138740000000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3.019316706354" calcext:value-type="float">
            <text:p>403,019316706354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87202000000252" calcext:value-type="float">
            <text:p>0,487202000000252</text:p>
          </table:table-cell>
          <table:table-cell office:value-type="string" calcext:value-type="string">
            <text:p><text:s/>[37] </text:p>
          </table:table-cell>
          <table:table-cell office:value-type="float" office:value="0.11080899999979" calcext:value-type="float">
            <text:p>0,11080899999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.677282532263" calcext:value-type="float">
            <text:p>439,677282532263</text:p>
          </table:table-cell>
        </table:table-row>
        <table:table-row table:style-name="ro1">
          <table:table-cell office:value-type="float" office:value="18911" calcext:value-type="float">
            <text:p>18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82513999999719" calcext:value-type="float">
            <text:p>0,582513999999719</text:p>
          </table:table-cell>
          <table:table-cell office:value-type="string" calcext:value-type="string">
            <text:p><text:s/>[37] </text:p>
          </table:table-cell>
          <table:table-cell office:value-type="float" office:value="0.132817000000614" calcext:value-type="float">
            <text:p>0,132817000000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.583916213306" calcext:value-type="float">
            <text:p>438,583916213306</text:p>
          </table:table-cell>
        </table:table-row>
        <table:table-row table:style-name="ro1">
          <table:table-cell office:value-type="float" office:value="18912" calcext:value-type="float">
            <text:p>189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578518999999687" calcext:value-type="float">
            <text:p>0,578518999999687</text:p>
          </table:table-cell>
          <table:table-cell office:value-type="string" calcext:value-type="string">
            <text:p><text:s/>[37] </text:p>
          </table:table-cell>
          <table:table-cell office:value-type="float" office:value="0.112280999999712" calcext:value-type="float">
            <text:p>0,112280999999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5.242115764175" calcext:value-type="float">
            <text:p>515,242115764175</text:p>
          </table:table-cell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6300999999948" calcext:value-type="float">
            <text:p>0,446300999999948</text:p>
          </table:table-cell>
          <table:table-cell office:value-type="string" calcext:value-type="string">
            <text:p><text:s/>[37] </text:p>
          </table:table-cell>
          <table:table-cell office:value-type="float" office:value="0.0949740000005477" calcext:value-type="float">
            <text:p>0,094974000000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.919135760708" calcext:value-type="float">
            <text:p>469,919135760708</text:p>
          </table:table-cell>
        </table:table-row>
        <table:table-row table:style-name="ro1">
          <table:table-cell office:value-type="float" office:value="18914" calcext:value-type="float">
            <text:p>18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42396999999983" calcext:value-type="float">
            <text:p>0,742396999999983</text:p>
          </table:table-cell>
          <table:table-cell office:value-type="string" calcext:value-type="string">
            <text:p><text:s/>[37] </text:p>
          </table:table-cell>
          <table:table-cell office:value-type="float" office:value="0.126749999999447" calcext:value-type="float">
            <text:p>0,126749999999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.717554243173" calcext:value-type="float">
            <text:p>585,717554243173</text:p>
          </table:table-cell>
        </table:table-row>
        <table:table-row table:style-name="ro1">
          <table:table-cell office:value-type="float" office:value="18915" calcext:value-type="float">
            <text:p>189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562769000000117" calcext:value-type="float">
            <text:p>0,562769000000117</text:p>
          </table:table-cell>
          <table:table-cell office:value-type="string" calcext:value-type="string">
            <text:p><text:s/>[37] </text:p>
          </table:table-cell>
          <table:table-cell office:value-type="float" office:value="0.15266100000008" calcext:value-type="float">
            <text:p>0,152661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.639665664329" calcext:value-type="float">
            <text:p>368,639665664329</text:p>
          </table:table-cell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2317000000003" calcext:value-type="float">
            <text:p>0,442317000000003</text:p>
          </table:table-cell>
          <table:table-cell office:value-type="string" calcext:value-type="string">
            <text:p><text:s/>[37] </text:p>
          </table:table-cell>
          <table:table-cell office:value-type="float" office:value="0.0781580000002577" calcext:value-type="float">
            <text:p>0,078158000000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.926712554753" calcext:value-type="float">
            <text:p>565,926712554753</text:p>
          </table:table-cell>
        </table:table-row>
        <table:table-row table:style-name="ro1">
          <table:table-cell office:value-type="float" office:value="18917" calcext:value-type="float">
            <text:p>189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85901999999624" calcext:value-type="float">
            <text:p>0,785901999999624</text:p>
          </table:table-cell>
          <table:table-cell office:value-type="string" calcext:value-type="string">
            <text:p><text:s/>[37] </text:p>
          </table:table-cell>
          <table:table-cell office:value-type="float" office:value="0.0781090000000404" calcext:value-type="float">
            <text:p>0,078109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6.16062169432" calcext:value-type="float">
            <text:p>1006,16062169432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6] </text:p>
          </table:table-cell>
          <table:table-cell office:value-type="float" office:value="0.565470999999889" calcext:value-type="float">
            <text:p>0,565470999999889</text:p>
          </table:table-cell>
          <table:table-cell office:value-type="string" calcext:value-type="string">
            <text:p><text:s/>[37] </text:p>
          </table:table-cell>
          <table:table-cell office:value-type="float" office:value="0.0894100000004983" calcext:value-type="float">
            <text:p>0,089410000000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2.447153558592" calcext:value-type="float">
            <text:p>632,447153558592</text:p>
          </table:table-cell>
        </table:table-row>
        <table:table-row table:style-name="ro1">
          <table:table-cell office:value-type="float" office:value="18919" calcext:value-type="float">
            <text:p>189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5302300000003" calcext:value-type="float">
            <text:p>0,45302300000003</text:p>
          </table:table-cell>
          <table:table-cell office:value-type="string" calcext:value-type="string">
            <text:p><text:s/>[37] </text:p>
          </table:table-cell>
          <table:table-cell office:value-type="float" office:value="0.118115000000216" calcext:value-type="float">
            <text:p>0,118115000000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.544003724506" calcext:value-type="float">
            <text:p>383,544003724506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40335999999843" calcext:value-type="float">
            <text:p>0,740335999999843</text:p>
          </table:table-cell>
          <table:table-cell office:value-type="string" calcext:value-type="string">
            <text:p><text:s/>[37] </text:p>
          </table:table-cell>
          <table:table-cell office:value-type="float" office:value="0.0872699999999895" calcext:value-type="float">
            <text:p>0,08726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8.328176922117" calcext:value-type="float">
            <text:p>848,328176922117</text:p>
          </table:table-cell>
        </table:table-row>
        <table:table-row table:style-name="ro1">
          <table:table-cell office:value-type="float" office:value="18921" calcext:value-type="float">
            <text:p>189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4] </text:p>
          </table:table-cell>
          <table:table-cell office:value-type="float" office:value="0.534145999999964" calcext:value-type="float">
            <text:p>0,534145999999964</text:p>
          </table:table-cell>
          <table:table-cell office:value-type="string" calcext:value-type="string">
            <text:p><text:s/>[37] </text:p>
          </table:table-cell>
          <table:table-cell office:value-type="float" office:value="0.0706810000001497" calcext:value-type="float">
            <text:p>0,07068100000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.713699578152" calcext:value-type="float">
            <text:p>755,713699578152</text:p>
          </table:table-cell>
        </table:table-row>
        <table:table-row table:style-name="ro1">
          <table:table-cell office:value-type="float" office:value="18922" calcext:value-type="float">
            <text:p>189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20] </text:p>
          </table:table-cell>
          <table:table-cell office:value-type="float" office:value="0.446179999999913" calcext:value-type="float">
            <text:p>0,446179999999913</text:p>
          </table:table-cell>
          <table:table-cell office:value-type="string" calcext:value-type="string">
            <text:p><text:s/>[37] </text:p>
          </table:table-cell>
          <table:table-cell office:value-type="float" office:value="0.141671999999744" calcext:value-type="float">
            <text:p>0,141671999999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.938731718843" calcext:value-type="float">
            <text:p>314,938731718843</text:p>
          </table:table-cell>
        </table:table-row>
        <table:table-row table:style-name="ro1">
          <table:table-cell office:value-type="float" office:value="18923" calcext:value-type="float">
            <text:p>189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709557000000132" calcext:value-type="float">
            <text:p>0,709557000000132</text:p>
          </table:table-cell>
          <table:table-cell office:value-type="string" calcext:value-type="string">
            <text:p><text:s/>[37] </text:p>
          </table:table-cell>
          <table:table-cell office:value-type="float" office:value="0.134171000000606" calcext:value-type="float">
            <text:p>0,134171000000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.845279529054" calcext:value-type="float">
            <text:p>528,845279529054</text:p>
          </table:table-cell>
        </table:table-row>
        <table:table-row table:style-name="ro1">
          <table:table-cell office:value-type="float" office:value="18924" calcext:value-type="float">
            <text:p>189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19357000000309" calcext:value-type="float">
            <text:p>0,819357000000309</text:p>
          </table:table-cell>
          <table:table-cell office:value-type="string" calcext:value-type="string">
            <text:p><text:s/>[38] </text:p>
          </table:table-cell>
          <table:table-cell office:value-type="float" office:value="0.164330999999947" calcext:value-type="float">
            <text:p>0,16433099999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.601602862863" calcext:value-type="float">
            <text:p>498,601602862863</text:p>
          </table:table-cell>
        </table:table-row>
        <table:table-row table:style-name="ro1">
          <table:table-cell office:value-type="float" office:value="18925" calcext:value-type="float">
            <text:p>189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4677499999998" calcext:value-type="float">
            <text:p>0,84677499999998</text:p>
          </table:table-cell>
          <table:table-cell office:value-type="string" calcext:value-type="string">
            <text:p><text:s/>[38] </text:p>
          </table:table-cell>
          <table:table-cell office:value-type="float" office:value="0.147680999999466" calcext:value-type="float">
            <text:p>0,147680999999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3.381139078855" calcext:value-type="float">
            <text:p>573,381139078855</text:p>
          </table:table-cell>
        </table:table-row>
        <table:table-row table:style-name="ro1">
          <table:table-cell office:value-type="float" office:value="18926" calcext:value-type="float">
            <text:p>189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8329399999984" calcext:value-type="float">
            <text:p>1,28329399999984</text:p>
          </table:table-cell>
          <table:table-cell office:value-type="string" calcext:value-type="string">
            <text:p><text:s/>[38] </text:p>
          </table:table-cell>
          <table:table-cell office:value-type="float" office:value="0.132661999999982" calcext:value-type="float">
            <text:p>0,13266199999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7.341062248432" calcext:value-type="float">
            <text:p>967,341062248432</text:p>
          </table:table-cell>
        </table:table-row>
        <table:table-row table:style-name="ro1">
          <table:table-cell office:value-type="float" office:value="18927" calcext:value-type="float">
            <text:p>189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87079000000085" calcext:value-type="float">
            <text:p>0,887079000000085</text:p>
          </table:table-cell>
          <table:table-cell office:value-type="string" calcext:value-type="string">
            <text:p><text:s/>[38] </text:p>
          </table:table-cell>
          <table:table-cell office:value-type="float" office:value="0.148358000000371" calcext:value-type="float">
            <text:p>0,148358000000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.93135523387" calcext:value-type="float">
            <text:p>597,93135523387</text:p>
          </table:table-cell>
        </table:table-row>
        <table:table-row table:style-name="ro1">
          <table:table-cell office:value-type="float" office:value="18928" calcext:value-type="float">
            <text:p>18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13023599999997" calcext:value-type="float">
            <text:p>1,13023599999997</text:p>
          </table:table-cell>
          <table:table-cell office:value-type="string" calcext:value-type="string">
            <text:p><text:s/>[38] </text:p>
          </table:table-cell>
          <table:table-cell office:value-type="float" office:value="0.110974000000169" calcext:value-type="float">
            <text:p>0,110974000000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8.46919098009" calcext:value-type="float">
            <text:p>1018,46919098009</text:p>
          </table:table-cell>
        </table:table-row>
        <table:table-row table:style-name="ro1">
          <table:table-cell office:value-type="float" office:value="18929" calcext:value-type="float">
            <text:p>189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3687000000009" calcext:value-type="float">
            <text:p>0,83687000000009</text:p>
          </table:table-cell>
          <table:table-cell office:value-type="string" calcext:value-type="string">
            <text:p><text:s/>[38] </text:p>
          </table:table-cell>
          <table:table-cell office:value-type="float" office:value="0.152931999999964" calcext:value-type="float">
            <text:p>0,152931999999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.217063793245" calcext:value-type="float">
            <text:p>547,217063793245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57829999999922" calcext:value-type="float">
            <text:p>0,857829999999922</text:p>
          </table:table-cell>
          <table:table-cell office:value-type="string" calcext:value-type="string">
            <text:p><text:s/>[38] </text:p>
          </table:table-cell>
          <table:table-cell office:value-type="float" office:value="0.171964000000116" calcext:value-type="float">
            <text:p>0,17196400000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.842781046813" calcext:value-type="float">
            <text:p>498,842781046813</text:p>
          </table:table-cell>
        </table:table-row>
        <table:table-row table:style-name="ro1">
          <table:table-cell office:value-type="float" office:value="18931" calcext:value-type="float">
            <text:p>18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9004799999984" calcext:value-type="float">
            <text:p>1,29004799999984</text:p>
          </table:table-cell>
          <table:table-cell office:value-type="string" calcext:value-type="string">
            <text:p><text:s/>[38] </text:p>
          </table:table-cell>
          <table:table-cell office:value-type="float" office:value="0.124367000000348" calcext:value-type="float">
            <text:p>0,124367000000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.29124285079" calcext:value-type="float">
            <text:p>1037,29124285079</text:p>
          </table:table-cell>
        </table:table-row>
        <table:table-row table:style-name="ro1">
          <table:table-cell office:value-type="float" office:value="18932" calcext:value-type="float">
            <text:p>18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60540000000583" calcext:value-type="float">
            <text:p>0,860540000000583</text:p>
          </table:table-cell>
          <table:table-cell office:value-type="string" calcext:value-type="string">
            <text:p><text:s/>[38] </text:p>
          </table:table-cell>
          <table:table-cell office:value-type="float" office:value="0.17731300000014" calcext:value-type="float">
            <text:p>0,1773130000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.322565181291" calcext:value-type="float">
            <text:p>485,322565181291</text:p>
          </table:table-cell>
        </table:table-row>
        <table:table-row table:style-name="ro1">
          <table:table-cell office:value-type="float" office:value="18933" calcext:value-type="float">
            <text:p>189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7234599999993" calcext:value-type="float">
            <text:p>1,07234599999993</text:p>
          </table:table-cell>
          <table:table-cell office:value-type="string" calcext:value-type="string">
            <text:p><text:s/>[38] </text:p>
          </table:table-cell>
          <table:table-cell office:value-type="float" office:value="0.130909999999858" calcext:value-type="float">
            <text:p>0,130909999999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.147505920929" calcext:value-type="float">
            <text:p>819,147505920929</text:p>
          </table:table-cell>
        </table:table-row>
        <table:table-row table:style-name="ro1">
          <table:table-cell office:value-type="float" office:value="18934" calcext:value-type="float">
            <text:p>18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50460999999996" calcext:value-type="float">
            <text:p>0,850460999999996</text:p>
          </table:table-cell>
          <table:table-cell office:value-type="string" calcext:value-type="string">
            <text:p><text:s/>[38] </text:p>
          </table:table-cell>
          <table:table-cell office:value-type="float" office:value="0.169288000000051" calcext:value-type="float">
            <text:p>0,169288000000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.375242190668" calcext:value-type="float">
            <text:p>502,375242190668</text:p>
          </table:table-cell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4328800000003" calcext:value-type="float">
            <text:p>0,84328800000003</text:p>
          </table:table-cell>
          <table:table-cell office:value-type="string" calcext:value-type="string">
            <text:p><text:s/>[38] </text:p>
          </table:table-cell>
          <table:table-cell office:value-type="float" office:value="0.133910999999898" calcext:value-type="float">
            <text:p>0,133910999999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9.7376615817" calcext:value-type="float">
            <text:p>629,7376615817</text:p>
          </table:table-cell>
        </table:table-row>
        <table:table-row table:style-name="ro1">
          <table:table-cell office:value-type="float" office:value="18936" calcext:value-type="float">
            <text:p>189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8322000000026" calcext:value-type="float">
            <text:p>1,28322000000026</text:p>
          </table:table-cell>
          <table:table-cell office:value-type="string" calcext:value-type="string">
            <text:p><text:s/>[38] </text:p>
          </table:table-cell>
          <table:table-cell office:value-type="float" office:value="0.119396999999481" calcext:value-type="float">
            <text:p>0,119396999999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4.75062187981" calcext:value-type="float">
            <text:p>1074,75062187981</text:p>
          </table:table-cell>
        </table:table-row>
        <table:table-row table:style-name="ro1">
          <table:table-cell office:value-type="float" office:value="18937" calcext:value-type="float">
            <text:p>18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80823999999848" calcext:value-type="float">
            <text:p>0,880823999999848</text:p>
          </table:table-cell>
          <table:table-cell office:value-type="string" calcext:value-type="string">
            <text:p><text:s/>[38] </text:p>
          </table:table-cell>
          <table:table-cell office:value-type="float" office:value="0.107759999999871" calcext:value-type="float">
            <text:p>0,107759999999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7.394209354957" calcext:value-type="float">
            <text:p>817,394209354957</text:p>
          </table:table-cell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07902699999977" calcext:value-type="float">
            <text:p>1,07902699999977</text:p>
          </table:table-cell>
          <table:table-cell office:value-type="string" calcext:value-type="string">
            <text:p><text:s/>[38] </text:p>
          </table:table-cell>
          <table:table-cell office:value-type="float" office:value="0.150622000000112" calcext:value-type="float">
            <text:p>0,150622000000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.380741192499" calcext:value-type="float">
            <text:p>716,380741192499</text:p>
          </table:table-cell>
        </table:table-row>
        <table:table-row table:style-name="ro1">
          <table:table-cell office:value-type="float" office:value="18939" calcext:value-type="float">
            <text:p>189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78060999999434" calcext:value-type="float">
            <text:p>0,878060999999434</text:p>
          </table:table-cell>
          <table:table-cell office:value-type="string" calcext:value-type="string">
            <text:p><text:s/>[38] </text:p>
          </table:table-cell>
          <table:table-cell office:value-type="float" office:value="0.11319900000035" calcext:value-type="float">
            <text:p>0,113199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5.679113770193" calcext:value-type="float">
            <text:p>775,679113770193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55749000000287" calcext:value-type="float">
            <text:p>0,855749000000287</text:p>
          </table:table-cell>
          <table:table-cell office:value-type="string" calcext:value-type="string">
            <text:p><text:s/>[38] </text:p>
          </table:table-cell>
          <table:table-cell office:value-type="float" office:value="0.202954000000318" calcext:value-type="float">
            <text:p>0,202954000000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.646777101681" calcext:value-type="float">
            <text:p>421,646777101681</text:p>
          </table:table-cell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39999100000023" calcext:value-type="float">
            <text:p>1,39999100000023</text:p>
          </table:table-cell>
          <table:table-cell office:value-type="string" calcext:value-type="string">
            <text:p><text:s/>[38] </text:p>
          </table:table-cell>
          <table:table-cell office:value-type="float" office:value="0.11080100000072" calcext:value-type="float">
            <text:p>0,110801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3.51837979001" calcext:value-type="float">
            <text:p>1263,51837979001</text:p>
          </table:table-cell>
        </table:table-row>
        <table:table-row table:style-name="ro1">
          <table:table-cell office:value-type="float" office:value="18942" calcext:value-type="float">
            <text:p>189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0.853090999999949" calcext:value-type="float">
            <text:p>0,853090999999949</text:p>
          </table:table-cell>
          <table:table-cell office:value-type="string" calcext:value-type="string">
            <text:p><text:s/>[38] </text:p>
          </table:table-cell>
          <table:table-cell office:value-type="float" office:value="0.129052999999658" calcext:value-type="float">
            <text:p>0,1290529999996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.039262940196" calcext:value-type="float">
            <text:p>661,039262940196</text:p>
          </table:table-cell>
        </table:table-row>
        <table:table-row table:style-name="ro1">
          <table:table-cell office:value-type="float" office:value="18943" calcext:value-type="float">
            <text:p>18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38] </text:p>
          </table:table-cell>
          <table:table-cell office:value-type="float" office:value="1.33117399999992" calcext:value-type="float">
            <text:p>1,33117399999992</text:p>
          </table:table-cell>
          <table:table-cell office:value-type="string" calcext:value-type="string">
            <text:p><text:s/>[38] </text:p>
          </table:table-cell>
          <table:table-cell office:value-type="float" office:value="0.116812000000209" calcext:value-type="float">
            <text:p>0,116812000000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9.58668629724" calcext:value-type="float">
            <text:p>1139,58668629724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619907999999668" calcext:value-type="float">
            <text:p>0,619907999999668</text:p>
          </table:table-cell>
          <table:table-cell office:value-type="string" calcext:value-type="string">
            <text:p><text:s/>[37] </text:p>
          </table:table-cell>
          <table:table-cell office:value-type="float" office:value="0.105475000000297" calcext:value-type="float">
            <text:p>0,105475000000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.729793788029" calcext:value-type="float">
            <text:p>587,729793788029</text:p>
          </table:table-cell>
        </table:table-row>
        <table:table-row table:style-name="ro1">
          <table:table-cell office:value-type="float" office:value="18945" calcext:value-type="float">
            <text:p>189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06948999999622" calcext:value-type="float">
            <text:p>0,506948999999622</text:p>
          </table:table-cell>
          <table:table-cell office:value-type="string" calcext:value-type="string">
            <text:p><text:s/>[37] </text:p>
          </table:table-cell>
          <table:table-cell office:value-type="float" office:value="0.101517999999487" calcext:value-type="float">
            <text:p>0,10151799999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9.36858488365" calcext:value-type="float">
            <text:p>499,36858488365</text:p>
          </table:table-cell>
        </table:table-row>
        <table:table-row table:style-name="ro1">
          <table:table-cell office:value-type="float" office:value="18946" calcext:value-type="float">
            <text:p>18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54734499999995" calcext:value-type="float">
            <text:p>0,54734499999995</text:p>
          </table:table-cell>
          <table:table-cell office:value-type="string" calcext:value-type="string">
            <text:p><text:s/>[37] </text:p>
          </table:table-cell>
          <table:table-cell office:value-type="float" office:value="0.134447999999793" calcext:value-type="float">
            <text:p>0,134447999999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.105349280609" calcext:value-type="float">
            <text:p>407,105349280609</text:p>
          </table:table-cell>
        </table:table-row>
        <table:table-row table:style-name="ro1">
          <table:table-cell office:value-type="float" office:value="18947" calcext:value-type="float">
            <text:p>18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471496000000116" calcext:value-type="float">
            <text:p>0,471496000000116</text:p>
          </table:table-cell>
          <table:table-cell office:value-type="string" calcext:value-type="string">
            <text:p><text:s/>[37] </text:p>
          </table:table-cell>
          <table:table-cell office:value-type="float" office:value="0.20227900000009" calcext:value-type="float">
            <text:p>0,202279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.091917598914" calcext:value-type="float">
            <text:p>233,091917598914</text:p>
          </table:table-cell>
        </table:table-row>
        <table:table-row table:style-name="ro1">
          <table:table-cell office:value-type="float" office:value="18948" calcext:value-type="float">
            <text:p>189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754218000000037" calcext:value-type="float">
            <text:p>0,754218000000037</text:p>
          </table:table-cell>
          <table:table-cell office:value-type="string" calcext:value-type="string">
            <text:p><text:s/>[37] </text:p>
          </table:table-cell>
          <table:table-cell office:value-type="float" office:value="0.0886190000001079" calcext:value-type="float">
            <text:p>0,088619000000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1.079339644003" calcext:value-type="float">
            <text:p>851,079339644003</text:p>
          </table:table-cell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59925899999962" calcext:value-type="float">
            <text:p>0,59925899999962</text:p>
          </table:table-cell>
          <table:table-cell office:value-type="string" calcext:value-type="string">
            <text:p><text:s/>[37] </text:p>
          </table:table-cell>
          <table:table-cell office:value-type="float" office:value="0.212980000000243" calcext:value-type="float">
            <text:p>0,212980000000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.368673114347" calcext:value-type="float">
            <text:p>281,368673114347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63204000000587" calcext:value-type="float">
            <text:p>0,463204000000587</text:p>
          </table:table-cell>
          <table:table-cell office:value-type="string" calcext:value-type="string">
            <text:p><text:s/>[37] </text:p>
          </table:table-cell>
          <table:table-cell office:value-type="float" office:value="0.0687969999999041" calcext:value-type="float">
            <text:p>0,068796999999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.290986527368" calcext:value-type="float">
            <text:p>673,290986527368</text:p>
          </table:table-cell>
        </table:table-row>
        <table:table-row table:style-name="ro1">
          <table:table-cell office:value-type="float" office:value="18951" calcext:value-type="float">
            <text:p>18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47557000000234" calcext:value-type="float">
            <text:p>0,647557000000234</text:p>
          </table:table-cell>
          <table:table-cell office:value-type="string" calcext:value-type="string">
            <text:p><text:s/>[37] </text:p>
          </table:table-cell>
          <table:table-cell office:value-type="float" office:value="0.124366000000009" calcext:value-type="float">
            <text:p>0,124366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.686522039936" calcext:value-type="float">
            <text:p>520,686522039936</text:p>
          </table:table-cell>
        </table:table-row>
        <table:table-row table:style-name="ro1">
          <table:table-cell office:value-type="float" office:value="18952" calcext:value-type="float">
            <text:p>189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05746000000363" calcext:value-type="float">
            <text:p>0,405746000000363</text:p>
          </table:table-cell>
          <table:table-cell office:value-type="string" calcext:value-type="string">
            <text:p><text:s/>[37] </text:p>
          </table:table-cell>
          <table:table-cell office:value-type="float" office:value="0.135161999999582" calcext:value-type="float">
            <text:p>0,135161999999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.19236175968" calcext:value-type="float">
            <text:p>300,19236175968</text:p>
          </table:table-cell>
        </table:table-row>
        <table:table-row table:style-name="ro1">
          <table:table-cell office:value-type="float" office:value="18953" calcext:value-type="float">
            <text:p>189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606276999999864" calcext:value-type="float">
            <text:p>0,606276999999864</text:p>
          </table:table-cell>
          <table:table-cell office:value-type="string" calcext:value-type="string">
            <text:p><text:s/>[37] </text:p>
          </table:table-cell>
          <table:table-cell office:value-type="float" office:value="0.10653099999945" calcext:value-type="float">
            <text:p>0,10653099999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.108522404742" calcext:value-type="float">
            <text:p>569,108522404742</text:p>
          </table:table-cell>
        </table:table-row>
        <table:table-row table:style-name="ro1">
          <table:table-cell office:value-type="float" office:value="18954" calcext:value-type="float">
            <text:p>189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683317999999417" calcext:value-type="float">
            <text:p>0,683317999999417</text:p>
          </table:table-cell>
          <table:table-cell office:value-type="string" calcext:value-type="string">
            <text:p><text:s/>[37] </text:p>
          </table:table-cell>
          <table:table-cell office:value-type="float" office:value="0.175889999999526" calcext:value-type="float">
            <text:p>0,175889999999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8.49167093141" calcext:value-type="float">
            <text:p>388,49167093141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6053800000027" calcext:value-type="float">
            <text:p>0,46053800000027</text:p>
          </table:table-cell>
          <table:table-cell office:value-type="string" calcext:value-type="string">
            <text:p><text:s/>[37] </text:p>
          </table:table-cell>
          <table:table-cell office:value-type="float" office:value="0.101026000000275" calcext:value-type="float">
            <text:p>0,101026000000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5.860867498484" calcext:value-type="float">
            <text:p>455,860867498484</text:p>
          </table:table-cell>
        </table:table-row>
        <table:table-row table:style-name="ro1">
          <table:table-cell office:value-type="float" office:value="18956" calcext:value-type="float">
            <text:p>189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36886000000231" calcext:value-type="float">
            <text:p>0,636886000000231</text:p>
          </table:table-cell>
          <table:table-cell office:value-type="string" calcext:value-type="string">
            <text:p><text:s/>[37] </text:p>
          </table:table-cell>
          <table:table-cell office:value-type="float" office:value="0.13746699999956" calcext:value-type="float">
            <text:p>0,13746699999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.30101042597" calcext:value-type="float">
            <text:p>463,30101042597</text:p>
          </table:table-cell>
        </table:table-row>
        <table:table-row table:style-name="ro1">
          <table:table-cell office:value-type="float" office:value="18957" calcext:value-type="float">
            <text:p>18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67631999999867" calcext:value-type="float">
            <text:p>0,467631999999867</text:p>
          </table:table-cell>
          <table:table-cell office:value-type="string" calcext:value-type="string">
            <text:p><text:s/>[37] </text:p>
          </table:table-cell>
          <table:table-cell office:value-type="float" office:value="0.302729999999428" calcext:value-type="float">
            <text:p>0,302729999999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.471641396872" calcext:value-type="float">
            <text:p>154,471641396872</text:p>
          </table:table-cell>
        </table:table-row>
        <table:table-row table:style-name="ro1">
          <table:table-cell office:value-type="float" office:value="18958" calcext:value-type="float">
            <text:p>189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672703000000183" calcext:value-type="float">
            <text:p>0,672703000000183</text:p>
          </table:table-cell>
          <table:table-cell office:value-type="string" calcext:value-type="string">
            <text:p><text:s/>[37] </text:p>
          </table:table-cell>
          <table:table-cell office:value-type="float" office:value="0.087786000000051" calcext:value-type="float">
            <text:p>0,087786000000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6.298726448172" calcext:value-type="float">
            <text:p>766,298726448172</text:p>
          </table:table-cell>
        </table:table-row>
        <table:table-row table:style-name="ro1">
          <table:table-cell office:value-type="float" office:value="18959" calcext:value-type="float">
            <text:p>18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4] </text:p>
          </table:table-cell>
          <table:table-cell office:value-type="float" office:value="0.591519999999946" calcext:value-type="float">
            <text:p>0,591519999999946</text:p>
          </table:table-cell>
          <table:table-cell office:value-type="string" calcext:value-type="string">
            <text:p><text:s/>[37] </text:p>
          </table:table-cell>
          <table:table-cell office:value-type="float" office:value="0.0848990000004051" calcext:value-type="float">
            <text:p>0,084899000000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6.733766000923" calcext:value-type="float">
            <text:p>696,733766000923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52310999999099" calcext:value-type="float">
            <text:p>0,452310999999099</text:p>
          </table:table-cell>
          <table:table-cell office:value-type="string" calcext:value-type="string">
            <text:p><text:s/>[37] </text:p>
          </table:table-cell>
          <table:table-cell office:value-type="float" office:value="0.14528700000028" calcext:value-type="float">
            <text:p>0,145287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322417007872" calcext:value-type="float">
            <text:p>311,322417007872</text:p>
          </table:table-cell>
        </table:table-row>
        <table:table-row table:style-name="ro1">
          <table:table-cell office:value-type="float" office:value="18961" calcext:value-type="float">
            <text:p>18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79205999999795" calcext:value-type="float">
            <text:p>0,679205999999795</text:p>
          </table:table-cell>
          <table:table-cell office:value-type="string" calcext:value-type="string">
            <text:p><text:s/>[37] </text:p>
          </table:table-cell>
          <table:table-cell office:value-type="float" office:value="0.0851769999999306" calcext:value-type="float">
            <text:p>0,085176999999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7.40540286738" calcext:value-type="float">
            <text:p>797,40540286738</text:p>
          </table:table-cell>
        </table:table-row>
        <table:table-row table:style-name="ro1">
          <table:table-cell office:value-type="float" office:value="18962" calcext:value-type="float">
            <text:p>189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4737410000007" calcext:value-type="float">
            <text:p>0,4737410000007</text:p>
          </table:table-cell>
          <table:table-cell office:value-type="string" calcext:value-type="string">
            <text:p><text:s/>[37] </text:p>
          </table:table-cell>
          <table:table-cell office:value-type="float" office:value="0.109956000000238" calcext:value-type="float">
            <text:p>0,109956000000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.845974753241" calcext:value-type="float">
            <text:p>430,845974753241</text:p>
          </table:table-cell>
        </table:table-row>
        <table:table-row table:style-name="ro1">
          <table:table-cell office:value-type="float" office:value="18963" calcext:value-type="float">
            <text:p>189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535856999999851" calcext:value-type="float">
            <text:p>0,535856999999851</text:p>
          </table:table-cell>
          <table:table-cell office:value-type="string" calcext:value-type="string">
            <text:p><text:s/>[37] </text:p>
          </table:table-cell>
          <table:table-cell office:value-type="float" office:value="0.0842520000005607" calcext:value-type="float">
            <text:p>0,084252000000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6.016949148133" calcext:value-type="float">
            <text:p>636,016949148133</text:p>
          </table:table-cell>
        </table:table-row>
        <table:table-row table:style-name="ro1">
          <table:table-cell office:value-type="float" office:value="18964" calcext:value-type="float">
            <text:p>18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607619000000341" calcext:value-type="float">
            <text:p>0,607619000000341</text:p>
          </table:table-cell>
          <table:table-cell office:value-type="string" calcext:value-type="string">
            <text:p><text:s/>[37] </text:p>
          </table:table-cell>
          <table:table-cell office:value-type="float" office:value="0.129046000000017" calcext:value-type="float">
            <text:p>0,129046000000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.854578987541" calcext:value-type="float">
            <text:p>470,854578987541</text:p>
          </table:table-cell>
        </table:table-row>
        <table:table-row table:style-name="ro1">
          <table:table-cell office:value-type="float" office:value="18965" calcext:value-type="float">
            <text:p>18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544297999999799" calcext:value-type="float">
            <text:p>0,544297999999799</text:p>
          </table:table-cell>
          <table:table-cell office:value-type="string" calcext:value-type="string">
            <text:p><text:s/>[37] </text:p>
          </table:table-cell>
          <table:table-cell office:value-type="float" office:value="0.0798560000002908" calcext:value-type="float">
            <text:p>0,079856000000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.599378879254" calcext:value-type="float">
            <text:p>681,599378879254</text:p>
          </table:table-cell>
        </table:table-row>
        <table:table-row table:style-name="ro1">
          <table:table-cell office:value-type="float" office:value="18966" calcext:value-type="float">
            <text:p>189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621900999999525" calcext:value-type="float">
            <text:p>0,621900999999525</text:p>
          </table:table-cell>
          <table:table-cell office:value-type="string" calcext:value-type="string">
            <text:p><text:s/>[37] </text:p>
          </table:table-cell>
          <table:table-cell office:value-type="float" office:value="0.108900000000176" calcext:value-type="float">
            <text:p>0,108900000000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.075298437575" calcext:value-type="float">
            <text:p>571,075298437575</text:p>
          </table:table-cell>
        </table:table-row>
        <table:table-row table:style-name="ro1">
          <table:table-cell office:value-type="float" office:value="18967" calcext:value-type="float">
            <text:p>18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7] </text:p>
          </table:table-cell>
          <table:table-cell office:value-type="float" office:value="0.50554000000011" calcext:value-type="float">
            <text:p>0,50554000000011</text:p>
          </table:table-cell>
          <table:table-cell office:value-type="string" calcext:value-type="string">
            <text:p><text:s/>[37] </text:p>
          </table:table-cell>
          <table:table-cell office:value-type="float" office:value="0.140615000000253" calcext:value-type="float">
            <text:p>0,140615000000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.520677025354" calcext:value-type="float">
            <text:p>359,520677025354</text:p>
          </table:table-cell>
        </table:table-row>
        <table:table-row table:style-name="ro1">
          <table:table-cell office:value-type="float" office:value="18968" calcext:value-type="float">
            <text:p>189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7] </text:p>
          </table:table-cell>
          <table:table-cell office:value-type="float" office:value="0.491903000000093" calcext:value-type="float">
            <text:p>0,491903000000093</text:p>
          </table:table-cell>
          <table:table-cell office:value-type="string" calcext:value-type="string">
            <text:p><text:s/>[37] </text:p>
          </table:table-cell>
          <table:table-cell office:value-type="float" office:value="0.106839000000036" calcext:value-type="float">
            <text:p>0,106839000000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.415204185668" calcext:value-type="float">
            <text:p>460,415204185668</text:p>
          </table:table-cell>
        </table:table-row>
        <table:table-row table:style-name="ro1">
          <table:table-cell office:value-type="float" office:value="18969" calcext:value-type="float">
            <text:p>18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602179999999862" calcext:value-type="float">
            <text:p>0,602179999999862</text:p>
          </table:table-cell>
          <table:table-cell office:value-type="string" calcext:value-type="string">
            <text:p><text:s/>[37] </text:p>
          </table:table-cell>
          <table:table-cell office:value-type="float" office:value="0.106348000000253" calcext:value-type="float">
            <text:p>0,106348000000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.235378190874" calcext:value-type="float">
            <text:p>566,235378190874</text:p>
          </table:table-cell>
        </table:table-row>
        <table:table-row table:style-name="ro1">
          <table:table-cell office:value-type="float" office:value="18970" calcext:value-type="float">
            <text:p>189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40740999999434" calcext:value-type="float">
            <text:p>0,440740999999434</text:p>
          </table:table-cell>
          <table:table-cell office:value-type="string" calcext:value-type="string">
            <text:p><text:s/>[37] </text:p>
          </table:table-cell>
          <table:table-cell office:value-type="float" office:value="0.0876079999998183" calcext:value-type="float">
            <text:p>0,087607999999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.083051776491" calcext:value-type="float">
            <text:p>503,083051776491</text:p>
          </table:table-cell>
        </table:table-row>
        <table:table-row table:style-name="ro1">
          <table:table-cell office:value-type="float" office:value="18971" calcext:value-type="float">
            <text:p>189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09030999999777" calcext:value-type="float">
            <text:p>0,809030999999777</text:p>
          </table:table-cell>
          <table:table-cell office:value-type="string" calcext:value-type="string">
            <text:p><text:s/>[37] </text:p>
          </table:table-cell>
          <table:table-cell office:value-type="float" office:value="0.105082000000039" calcext:value-type="float">
            <text:p>0,105082000000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9.904455567538" calcext:value-type="float">
            <text:p>769,904455567538</text:p>
          </table:table-cell>
        </table:table-row>
        <table:table-row table:style-name="ro1">
          <table:table-cell office:value-type="float" office:value="18972" calcext:value-type="float">
            <text:p>18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8] </text:p>
          </table:table-cell>
          <table:table-cell office:value-type="float" office:value="0.420546999999715" calcext:value-type="float">
            <text:p>0,420546999999715</text:p>
          </table:table-cell>
          <table:table-cell office:value-type="string" calcext:value-type="string">
            <text:p><text:s/>[37] </text:p>
          </table:table-cell>
          <table:table-cell office:value-type="float" office:value="0.090729000000465" calcext:value-type="float">
            <text:p>0,090729000000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.519932984558" calcext:value-type="float">
            <text:p>463,519932984558</text:p>
          </table:table-cell>
        </table:table-row>
        <table:table-row table:style-name="ro1">
          <table:table-cell office:value-type="float" office:value="18973" calcext:value-type="float">
            <text:p>189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8] </text:p>
          </table:table-cell>
          <table:table-cell office:value-type="float" office:value="0.543368999999984" calcext:value-type="float">
            <text:p>0,543368999999984</text:p>
          </table:table-cell>
          <table:table-cell office:value-type="string" calcext:value-type="string">
            <text:p><text:s/>[37] </text:p>
          </table:table-cell>
          <table:table-cell office:value-type="float" office:value="0.0760680000003049" calcext:value-type="float">
            <text:p>0,076068000000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.320082028982" calcext:value-type="float">
            <text:p>714,320082028982</text:p>
          </table:table-cell>
        </table:table-row>
        <table:table-row table:style-name="ro1">
          <table:table-cell office:value-type="float" office:value="18974" calcext:value-type="float">
            <text:p>18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7] </text:p>
          </table:table-cell>
          <table:table-cell office:value-type="float" office:value="0.703754000000117" calcext:value-type="float">
            <text:p>0,703754000000117</text:p>
          </table:table-cell>
          <table:table-cell office:value-type="string" calcext:value-type="string">
            <text:p><text:s/>[37] </text:p>
          </table:table-cell>
          <table:table-cell office:value-type="float" office:value="0.117881000000125" calcext:value-type="float">
            <text:p>0,11788100000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.00375802663" calcext:value-type="float">
            <text:p>597,00375802663</text:p>
          </table:table-cell>
        </table:table-row>
        <table:table-row table:style-name="ro1">
          <table:table-cell office:value-type="float" office:value="18975" calcext:value-type="float">
            <text:p>18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62129999999888" calcext:value-type="float">
            <text:p>0,462129999999888</text:p>
          </table:table-cell>
          <table:table-cell office:value-type="string" calcext:value-type="string">
            <text:p><text:s/>[37] </text:p>
          </table:table-cell>
          <table:table-cell office:value-type="float" office:value="0.125328000000081" calcext:value-type="float">
            <text:p>0,125328000000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.736435592675" calcext:value-type="float">
            <text:p>368,736435592675</text:p>
          </table:table-cell>
        </table:table-row>
        <table:table-row table:style-name="ro1">
          <table:table-cell office:value-type="float" office:value="18976" calcext:value-type="float">
            <text:p>189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825696999999309" calcext:value-type="float">
            <text:p>0,825696999999309</text:p>
          </table:table-cell>
          <table:table-cell office:value-type="string" calcext:value-type="string">
            <text:p><text:s/>[37] </text:p>
          </table:table-cell>
          <table:table-cell office:value-type="float" office:value="0.0844469999992725" calcext:value-type="float">
            <text:p>0,084446999999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7.769488562556" calcext:value-type="float">
            <text:p>977,769488562556</text:p>
          </table:table-cell>
        </table:table-row>
        <table:table-row table:style-name="ro1">
          <table:table-cell office:value-type="float" office:value="18977" calcext:value-type="float">
            <text:p>18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19] </text:p>
          </table:table-cell>
          <table:table-cell office:value-type="float" office:value="0.429324000000634" calcext:value-type="float">
            <text:p>0,429324000000634</text:p>
          </table:table-cell>
          <table:table-cell office:value-type="string" calcext:value-type="string">
            <text:p><text:s/>[37] </text:p>
          </table:table-cell>
          <table:table-cell office:value-type="float" office:value="0.0856000000003405" calcext:value-type="float">
            <text:p>0,085600000000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.546728970708" calcext:value-type="float">
            <text:p>501,546728970708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19] </text:p>
          </table:table-cell>
          <table:table-cell office:value-type="float" office:value="0.578163999999561" calcext:value-type="float">
            <text:p>0,578163999999561</text:p>
          </table:table-cell>
          <table:table-cell office:value-type="string" calcext:value-type="string">
            <text:p><text:s/>[37] </text:p>
          </table:table-cell>
          <table:table-cell office:value-type="float" office:value="0.102866999999605" calcext:value-type="float">
            <text:p>0,102866999999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2.050025763149" calcext:value-type="float">
            <text:p>562,050025763149</text:p>
          </table:table-cell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4] </text:p>
          </table:table-cell>
          <table:table-cell office:value-type="float" office:value="0.622980000000098" calcext:value-type="float">
            <text:p>0,622980000000098</text:p>
          </table:table-cell>
          <table:table-cell office:value-type="string" calcext:value-type="string">
            <text:p><text:s/>[37] </text:p>
          </table:table-cell>
          <table:table-cell office:value-type="float" office:value="0.104589999999916" calcext:value-type="float">
            <text:p>0,104589999999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.640118558749" calcext:value-type="float">
            <text:p>595,640118558749</text:p>
          </table:table-cell>
        </table:table-row>
        <table:table-row table:style-name="ro1">
          <table:table-cell office:value-type="float" office:value="18980" calcext:value-type="float">
            <text:p>18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0] </text:p>
          </table:table-cell>
          <table:table-cell office:value-type="float" office:value="0.437581000000137" calcext:value-type="float">
            <text:p>0,437581000000137</text:p>
          </table:table-cell>
          <table:table-cell office:value-type="string" calcext:value-type="string">
            <text:p><text:s/>[37] </text:p>
          </table:table-cell>
          <table:table-cell office:value-type="float" office:value="0.104167000000416" calcext:value-type="float">
            <text:p>0,104167000000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.076415753923" calcext:value-type="float">
            <text:p>420,076415753923</text:p>
          </table:table-cell>
        </table:table-row>
        <table:table-row table:style-name="ro1">
          <table:table-cell office:value-type="float" office:value="18981" calcext:value-type="float">
            <text:p>189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767401000000064" calcext:value-type="float">
            <text:p>0,767401000000064</text:p>
          </table:table-cell>
          <table:table-cell office:value-type="string" calcext:value-type="string">
            <text:p><text:s/>[37] </text:p>
          </table:table-cell>
          <table:table-cell office:value-type="float" office:value="0.112938000000213" calcext:value-type="float">
            <text:p>0,112938000000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.488746036424" calcext:value-type="float">
            <text:p>679,488746036424</text:p>
          </table:table-cell>
        </table:table-row>
        <table:table-row table:style-name="ro1">
          <table:table-cell office:value-type="float" office:value="18982" calcext:value-type="float">
            <text:p>189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20] </text:p>
          </table:table-cell>
          <table:table-cell office:value-type="float" office:value="0.491962999999487" calcext:value-type="float">
            <text:p>0,491962999999487</text:p>
          </table:table-cell>
          <table:table-cell office:value-type="string" calcext:value-type="string">
            <text:p><text:s/>[37] </text:p>
          </table:table-cell>
          <table:table-cell office:value-type="float" office:value="0.130542000000787" calcext:value-type="float">
            <text:p>0,1305420000007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.861852887592" calcext:value-type="float">
            <text:p>376,861852887592</text:p>
          </table:table-cell>
        </table:table-row>
        <table:table-row table:style-name="ro1">
          <table:table-cell office:value-type="float" office:value="18983" calcext:value-type="float">
            <text:p>18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[20] </text:p>
          </table:table-cell>
          <table:table-cell office:value-type="float" office:value="0.715132000000267" calcext:value-type="float">
            <text:p>0,715132000000267</text:p>
          </table:table-cell>
          <table:table-cell office:value-type="string" calcext:value-type="string">
            <text:p><text:s/>[37] </text:p>
          </table:table-cell>
          <table:table-cell office:value-type="float" office:value="0.101195000000189" calcext:value-type="float">
            <text:p>0,101195000000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687089282012" calcext:value-type="float">
            <text:p>706,687089282012</text:p>
          </table:table-cell>
        </table:table-row>
        <table:table-row table:style-name="ro1">
          <table:table-cell office:value-type="float" office:value="18984" calcext:value-type="float">
            <text:p>189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52313999999751" calcext:value-type="float">
            <text:p>0,852313999999751</text:p>
          </table:table-cell>
          <table:table-cell office:value-type="string" calcext:value-type="string">
            <text:p><text:s/>[38] </text:p>
          </table:table-cell>
          <table:table-cell office:value-type="float" office:value="0.122444999999971" calcext:value-type="float">
            <text:p>0,12244499999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6.079055902614" calcext:value-type="float">
            <text:p>696,079055902614</text:p>
          </table:table-cell>
        </table:table-row>
        <table:table-row table:style-name="ro1">
          <table:table-cell office:value-type="float" office:value="18985" calcext:value-type="float">
            <text:p>189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47248000000036" calcext:value-type="float">
            <text:p>0,847248000000036</text:p>
          </table:table-cell>
          <table:table-cell office:value-type="string" calcext:value-type="string">
            <text:p><text:s/>[38] </text:p>
          </table:table-cell>
          <table:table-cell office:value-type="float" office:value="0.126608999999917" calcext:value-type="float">
            <text:p>0,126608999999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9.184655119773" calcext:value-type="float">
            <text:p>669,184655119773</text:p>
          </table:table-cell>
        </table:table-row>
        <table:table-row table:style-name="ro1">
          <table:table-cell office:value-type="float" office:value="18986" calcext:value-type="float">
            <text:p>189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38] </text:p>
          </table:table-cell>
          <table:table-cell office:value-type="float" office:value="0.883168000000296" calcext:value-type="float">
            <text:p>0,883168000000296</text:p>
          </table:table-cell>
          <table:table-cell office:value-type="string" calcext:value-type="string">
            <text:p><text:s/>[38] </text:p>
          </table:table-cell>
          <table:table-cell office:value-type="float" office:value="0.183781999999155" calcext:value-type="float">
            <text:p>0,183781999999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.551958300789" calcext:value-type="float">
            <text:p>480,551958300789</text:p>
          </table:table-cell>
        </table:table-row>
        <table:table-row table:style-name="ro1">
          <table:table-cell office:value-type="float" office:value="18987" calcext:value-type="float">
            <text:p>189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64278000000013" calcext:value-type="float">
            <text:p>0,864278000000013</text:p>
          </table:table-cell>
          <table:table-cell office:value-type="string" calcext:value-type="string">
            <text:p><text:s/>[38] </text:p>
          </table:table-cell>
          <table:table-cell office:value-type="float" office:value="0.148702999999841" calcext:value-type="float">
            <text:p>0,148702999999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.210869989802" calcext:value-type="float">
            <text:p>581,210869989802</text:p>
          </table:table-cell>
        </table:table-row>
        <table:table-row table:style-name="ro1">
          <table:table-cell office:value-type="float" office:value="18988" calcext:value-type="float">
            <text:p>18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408770000000004" calcext:value-type="float">
            <text:p>0,408770000000004</text:p>
          </table:table-cell>
          <table:table-cell office:value-type="string" calcext:value-type="string">
            <text:p><text:s/>[37] </text:p>
          </table:table-cell>
          <table:table-cell office:value-type="float" office:value="0.136669999999867" calcext:value-type="float">
            <text:p>0,136669999999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.092705056268" calcext:value-type="float">
            <text:p>299,092705056268</text:p>
          </table:table-cell>
        </table:table-row>
        <table:table-row table:style-name="ro1">
          <table:table-cell office:value-type="float" office:value="18989" calcext:value-type="float">
            <text:p>18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18450000000121" calcext:value-type="float">
            <text:p>0,418450000000121</text:p>
          </table:table-cell>
          <table:table-cell office:value-type="string" calcext:value-type="string">
            <text:p><text:s/>[37] </text:p>
          </table:table-cell>
          <table:table-cell office:value-type="float" office:value="0.0958300000002055" calcext:value-type="float">
            <text:p>0,095830000000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.658666387586" calcext:value-type="float">
            <text:p>436,658666387586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31612999999743" calcext:value-type="float">
            <text:p>0,431612999999743</text:p>
          </table:table-cell>
          <table:table-cell office:value-type="string" calcext:value-type="string">
            <text:p><text:s/>[37] </text:p>
          </table:table-cell>
          <table:table-cell office:value-type="float" office:value="0.111339000000044" calcext:value-type="float">
            <text:p>0,111339000000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7.656616279627" calcext:value-type="float">
            <text:p>387,656616279627</text:p>
          </table:table-cell>
        </table:table-row>
        <table:table-row table:style-name="ro1">
          <table:table-cell office:value-type="float" office:value="18991" calcext:value-type="float">
            <text:p>189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11975999999777" calcext:value-type="float">
            <text:p>0,511975999999777</text:p>
          </table:table-cell>
          <table:table-cell office:value-type="string" calcext:value-type="string">
            <text:p><text:s/>[37] </text:p>
          </table:table-cell>
          <table:table-cell office:value-type="float" office:value="0.149242000000413" calcext:value-type="float">
            <text:p>0,149242000000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.050883798367" calcext:value-type="float">
            <text:p>343,050883798367</text:p>
          </table:table-cell>
        </table:table-row>
        <table:table-row table:style-name="ro1">
          <table:table-cell office:value-type="float" office:value="18992" calcext:value-type="float">
            <text:p>189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7] </text:p>
          </table:table-cell>
          <table:table-cell office:value-type="float" office:value="0.389989000000242" calcext:value-type="float">
            <text:p>0,389989000000242</text:p>
          </table:table-cell>
          <table:table-cell office:value-type="string" calcext:value-type="string">
            <text:p><text:s/>[37] </text:p>
          </table:table-cell>
          <table:table-cell office:value-type="float" office:value="0.113992000000508" calcext:value-type="float">
            <text:p>0,113992000000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2.119622428332" calcext:value-type="float">
            <text:p>342,119622428332</text:p>
          </table:table-cell>
        </table:table-row>
        <table:table-row table:style-name="ro1">
          <table:table-cell office:value-type="float" office:value="18993" calcext:value-type="float">
            <text:p>189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8] </text:p>
          </table:table-cell>
          <table:table-cell office:value-type="float" office:value="0.405585999999858" calcext:value-type="float">
            <text:p>0,405585999999858</text:p>
          </table:table-cell>
          <table:table-cell office:value-type="string" calcext:value-type="string">
            <text:p><text:s/>[37] </text:p>
          </table:table-cell>
          <table:table-cell office:value-type="float" office:value="0.083943999999974" calcext:value-type="float">
            <text:p>0,08394399999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3.162584580176" calcext:value-type="float">
            <text:p>483,162584580176</text:p>
          </table:table-cell>
        </table:table-row>
        <table:table-row table:style-name="ro1">
          <table:table-cell office:value-type="float" office:value="18994" calcext:value-type="float">
            <text:p>189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[19] </text:p>
          </table:table-cell>
          <table:table-cell office:value-type="float" office:value="0.432206999999835" calcext:value-type="float">
            <text:p>0,432206999999835</text:p>
          </table:table-cell>
          <table:table-cell office:value-type="string" calcext:value-type="string">
            <text:p><text:s/>[37] </text:p>
          </table:table-cell>
          <table:table-cell office:value-type="float" office:value="0.155394999999771" calcext:value-type="float">
            <text:p>0,155394999999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.134431610072" calcext:value-type="float">
            <text:p>278,134431610072</text:p>
          </table:table-cell>
        </table:table-row>
        <table:table-row table:style-name="ro1">
          <table:table-cell office:value-type="float" office:value="18995" calcext:value-type="float">
            <text:p>189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21] </text:p>
          </table:table-cell>
          <table:table-cell office:value-type="float" office:value="0.552633000000242" calcext:value-type="float">
            <text:p>0,552633000000242</text:p>
          </table:table-cell>
          <table:table-cell office:value-type="string" calcext:value-type="string">
            <text:p><text:s/>[37] </text:p>
          </table:table-cell>
          <table:table-cell office:value-type="float" office:value="0.0984069999994972" calcext:value-type="float">
            <text:p>0,098406999999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.578952719893" calcext:value-type="float">
            <text:p>561,578952719893</text:p>
          </table:table-cell>
        </table:table-row>
        <table:table-row table:style-name="ro1">
          <table:table-cell office:value-type="float" office:value="18996" calcext:value-type="float">
            <text:p>18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70347000000038" calcext:value-type="float">
            <text:p>0,870347000000038</text:p>
          </table:table-cell>
          <table:table-cell office:value-type="string" calcext:value-type="string">
            <text:p><text:s/>[38] </text:p>
          </table:table-cell>
          <table:table-cell office:value-type="float" office:value="0.167085999999472" calcext:value-type="float">
            <text:p>0,167085999999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.897621585764" calcext:value-type="float">
            <text:p>520,897621585764</text:p>
          </table:table-cell>
        </table:table-row>
        <table:table-row table:style-name="ro1">
          <table:table-cell office:value-type="float" office:value="18997" calcext:value-type="float">
            <text:p>18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73568999999407" calcext:value-type="float">
            <text:p>0,873568999999407</text:p>
          </table:table-cell>
          <table:table-cell office:value-type="string" calcext:value-type="string">
            <text:p><text:s/>[38] </text:p>
          </table:table-cell>
          <table:table-cell office:value-type="float" office:value="0.173088999999891" calcext:value-type="float">
            <text:p>0,17308899999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.69353916191" calcext:value-type="float">
            <text:p>504,69353916191</text:p>
          </table:table-cell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[38] </text:p>
          </table:table-cell>
          <table:table-cell office:value-type="float" office:value="1.29413900000054" calcext:value-type="float">
            <text:p>1,29413900000054</text:p>
          </table:table-cell>
          <table:table-cell office:value-type="string" calcext:value-type="string">
            <text:p><text:s/>[38] </text:p>
          </table:table-cell>
          <table:table-cell office:value-type="float" office:value="0.122765000000072" calcext:value-type="float">
            <text:p>0,122765000000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4.15957316807" calcext:value-type="float">
            <text:p>1054,15957316807</text:p>
          </table:table-cell>
        </table:table-row>
        <table:table-row table:style-name="ro1">
          <table:table-cell office:value-type="float" office:value="18999" calcext:value-type="float">
            <text:p>18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[38] </text:p>
          </table:table-cell>
          <table:table-cell office:value-type="float" office:value="0.859484000000521" calcext:value-type="float">
            <text:p>0,859484000000521</text:p>
          </table:table-cell>
          <table:table-cell office:value-type="string" calcext:value-type="string">
            <text:p><text:s/>[38] </text:p>
          </table:table-cell>
          <table:table-cell office:value-type="float" office:value="0.181344000000536" calcext:value-type="float">
            <text:p>0,181344000000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.952267512563" calcext:value-type="float">
            <text:p>473,95226751256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formula="of:=AVERAGE([.B1:.B1000])" office:value-type="float" office:value="9.145" calcext:value-type="float">
            <text:p>9,145</text:p>
          </table:table-cell>
          <table:table-cell/>
          <table:table-cell table:formula="of:=AVERAGE([.D1:.D1000])" office:value-type="float" office:value="0.714134389000004" calcext:value-type="float">
            <text:p>0,714134389000004</text:p>
          </table:table-cell>
          <table:table-cell/>
          <table:table-cell table:formula="of:=AVERAGE([.F1:.F1000])" office:value-type="float" office:value="0.0837816539999812" calcext:value-type="float">
            <text:p>0,083781653999981</text:p>
          </table:table-cell>
          <table:table-cell table:formula="of:=AVERAGE([.G1:.G1000])" office:value-type="float" office:value="1" calcext:value-type="float">
            <text:p>1</text:p>
          </table:table-cell>
          <table:table-cell table:formula="of:=AVERAGE([.H1:.H1000])" office:value-type="float" office:value="1" calcext:value-type="float">
            <text:p>1</text:p>
          </table:table-cell>
          <table:table-cell table:formula="of:=AVERAGE([.I1:.I1000])" office:value-type="float" office:value="0" calcext:value-type="float">
            <text:p>0</text:p>
          </table:table-cell>
          <table:table-cell table:formula="of:=AVERAGE([.J1:.J1000])" office:value-type="float" office:value="1306.76666950629" calcext:value-type="float">
            <text:p>1306,76666950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9:02:07.314097000</dc:date>
    <meta:editing-duration>PT1M40S</meta:editing-duration>
    <meta:editing-cycles>1</meta:editing-cycles>
    <meta:document-statistic meta:table-count="1" meta:cell-count="10007" meta:object-count="0"/>
    <meta:generator>LibreOffice/6.0.6.2$MacOSX_X86_64 LibreOffice_project/0c292870b25a325b5ed35f6b45599d2ea4458e77</meta:generator>
  </office:meta>
</office:document-meta>
</file>